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weight="normal" officeooo:rsid="00a96e14" officeooo:paragraph-rsid="00a96e14" style:font-weight-asian="normal" style:font-weight-complex="normal"/>
    </style:style>
    <style:style style:name="P26" style:family="paragraph" style:parent-style-name="Standard">
      <style:text-properties officeooo:rsid="00fa1fc4" officeooo:paragraph-rsid="00fa1fc4"/>
    </style:style>
    <style:style style:name="P27" style:family="paragraph" style:parent-style-name="Standard">
      <style:text-properties officeooo:rsid="002bf725" officeooo:paragraph-rsid="002bf725"/>
    </style:style>
    <style:style style:name="P28" style:family="paragraph" style:parent-style-name="Standard">
      <style:text-properties officeooo:rsid="0111a231" officeooo:paragraph-rsid="0111a231"/>
    </style:style>
    <style:style style:name="P29" style:family="paragraph" style:parent-style-name="Standard">
      <style:text-properties officeooo:rsid="0125f43e" officeooo:paragraph-rsid="0125f43e"/>
    </style:style>
    <style:style style:name="P30" style:family="paragraph" style:parent-style-name="Standard">
      <style:text-properties officeooo:rsid="0096821e" officeooo:paragraph-rsid="0096821e"/>
    </style:style>
    <style:style style:name="P3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Liberation Serif" fo:font-size="12pt" officeooo:rsid="0111a231" officeooo:paragraph-rsid="0111a231" style:font-size-asian="10.5pt" style:font-size-complex="12pt"/>
    </style:style>
    <style:style style:name="P34" style:family="paragraph" style:parent-style-name="Standard">
      <style:text-properties officeooo:paragraph-rsid="015afb60"/>
    </style:style>
    <style:style style:name="P35" style:family="paragraph" style:parent-style-name="Standard">
      <style:text-properties officeooo:paragraph-rsid="0234f024"/>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Text_20_body">
      <style:text-properties officeooo:rsid="001a4a19" officeooo:paragraph-rsid="001a4a19"/>
    </style:style>
    <style:style style:name="P39" style:family="paragraph" style:parent-style-name="Text_20_body">
      <style:text-properties officeooo:rsid="001a4a19" officeooo:paragraph-rsid="016b839a"/>
    </style:style>
    <style:style style:name="P40" style:family="paragraph" style:parent-style-name="Text_20_body">
      <style:text-properties fo:font-style="italic" officeooo:rsid="001a4a19" officeooo:paragraph-rsid="001a4a19" style:font-style-asian="italic" style:font-style-complex="italic"/>
    </style:style>
    <style:style style:name="P41" style:family="paragraph" style:parent-style-name="Text_20_body">
      <style:text-properties fo:font-style="italic" officeooo:rsid="004223a8" officeooo:paragraph-rsid="004223a8" style:font-style-asian="italic" style:font-style-complex="italic"/>
    </style:style>
    <style:style style:name="P42" style:family="paragraph" style:parent-style-name="Text_20_body">
      <style:text-properties fo:font-style="italic" officeooo:rsid="0073817b" officeooo:paragraph-rsid="0073817b" style:font-style-asian="italic" style:font-style-complex="italic"/>
    </style:style>
    <style:style style:name="P43" style:family="paragraph" style:parent-style-name="Text_20_body">
      <style:text-properties fo:font-style="italic" officeooo:rsid="0077e2b5" officeooo:paragraph-rsid="00b8b926" style:font-style-asian="italic" style:font-style-complex="italic"/>
    </style:style>
    <style:style style:name="P44" style:family="paragraph" style:parent-style-name="Text_20_body">
      <style:text-properties fo:font-style="italic" officeooo:rsid="0098ef9b" officeooo:paragraph-rsid="00993621" style:font-style-asian="italic" style:font-style-complex="italic"/>
    </style:style>
    <style:style style:name="P45" style:family="paragraph" style:parent-style-name="Text_20_body">
      <style:text-properties fo:font-style="italic" officeooo:rsid="015736d4" officeooo:paragraph-rsid="015736d4" style:font-style-asian="italic" style:font-style-complex="italic"/>
    </style:style>
    <style:style style:name="P46" style:family="paragraph" style:parent-style-name="Text_20_body">
      <style:text-properties fo:font-style="italic" officeooo:rsid="01947b64" officeooo:paragraph-rsid="01947b64" style:font-style-asian="italic" style:font-style-complex="italic"/>
    </style:style>
    <style:style style:name="P47" style:family="paragraph" style:parent-style-name="Text_20_body">
      <style:text-properties fo:font-style="italic" officeooo:rsid="021a0a19" officeooo:paragraph-rsid="021a0a19" style:font-style-asian="italic" style:font-style-complex="italic"/>
    </style:style>
    <style:style style:name="P48" style:family="paragraph" style:parent-style-name="Text_20_body">
      <style:text-properties fo:font-style="italic" fo:font-weight="bold" style:font-style-asian="italic" style:font-weight-asian="bold" style:font-style-complex="italic" style:font-weight-complex="bold"/>
    </style:style>
    <style:style style:name="P49"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2" style:family="paragraph" style:parent-style-name="Text_20_body">
      <style:text-properties fo:font-style="italic" officeooo:paragraph-rsid="014670bd"/>
    </style:style>
    <style:style style:name="P5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4" style:family="paragraph" style:parent-style-name="Text_20_body">
      <style:text-properties officeooo:rsid="001c7e54" officeooo:paragraph-rsid="001c7e54"/>
    </style:style>
    <style:style style:name="P55" style:family="paragraph" style:parent-style-name="Text_20_body">
      <style:text-properties officeooo:rsid="001f596a" officeooo:paragraph-rsid="001f596a"/>
    </style:style>
    <style:style style:name="P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8"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officeooo:rsid="0028bbd3" officeooo:paragraph-rsid="0028bbd3"/>
    </style:style>
    <style:style style:name="P75" style:family="paragraph" style:parent-style-name="Text_20_body">
      <style:text-properties officeooo:rsid="00230fde" officeooo:paragraph-rsid="00230fde"/>
    </style:style>
    <style:style style:name="P76" style:family="paragraph" style:parent-style-name="Text_20_body">
      <style:text-properties officeooo:rsid="002dd297" officeooo:paragraph-rsid="00a4a497"/>
    </style:style>
    <style:style style:name="P77" style:family="paragraph" style:parent-style-name="Text_20_body">
      <style:text-properties officeooo:rsid="002f1486" officeooo:paragraph-rsid="002f1486"/>
    </style:style>
    <style:style style:name="P78" style:family="paragraph" style:parent-style-name="Text_20_body">
      <style:text-properties officeooo:rsid="002f1486" officeooo:paragraph-rsid="00a4a497"/>
    </style:style>
    <style:style style:name="P79" style:family="paragraph" style:parent-style-name="Text_20_body">
      <style:text-properties officeooo:rsid="0039efe5" officeooo:paragraph-rsid="0039efe5"/>
    </style:style>
    <style:style style:name="P80" style:family="paragraph" style:parent-style-name="Text_20_body">
      <style:text-properties officeooo:rsid="003e0fa5" officeooo:paragraph-rsid="003e0fa5"/>
    </style:style>
    <style:style style:name="P81" style:family="paragraph" style:parent-style-name="Text_20_body">
      <style:text-properties officeooo:rsid="003e0fa5" officeooo:paragraph-rsid="0045b1b7"/>
    </style:style>
    <style:style style:name="P82" style:family="paragraph" style:parent-style-name="Text_20_body">
      <style:text-properties officeooo:rsid="0043d059" officeooo:paragraph-rsid="0043d059"/>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53d71" officeooo:paragraph-rsid="01814254"/>
    </style:style>
    <style:style style:name="P110" style:family="paragraph" style:parent-style-name="Text_20_body">
      <style:text-properties officeooo:rsid="00664101" officeooo:paragraph-rsid="00664101"/>
    </style:style>
    <style:style style:name="P111" style:family="paragraph" style:parent-style-name="Text_20_body">
      <style:text-properties officeooo:rsid="00664101" officeooo:paragraph-rsid="01601e23"/>
    </style:style>
    <style:style style:name="P112" style:family="paragraph" style:parent-style-name="Text_20_body">
      <style:text-properties officeooo:rsid="00666f54" officeooo:paragraph-rsid="00666f54"/>
    </style:style>
    <style:style style:name="P113" style:family="paragraph" style:parent-style-name="Text_20_body">
      <style:text-properties officeooo:rsid="00666f54" officeooo:paragraph-rsid="01601e23"/>
    </style:style>
    <style:style style:name="P114" style:family="paragraph" style:parent-style-name="Text_20_body">
      <style:text-properties fo:font-weight="bold" officeooo:rsid="00666f54" officeooo:paragraph-rsid="00666f54" style:font-weight-asian="bold" style:font-weight-complex="bold"/>
    </style:style>
    <style:style style:name="P115" style:family="paragraph" style:parent-style-name="Text_20_body">
      <style:text-properties fo:font-weight="bold" officeooo:rsid="00666f54" officeooo:paragraph-rsid="01601e23" style:font-weight-asian="bold" style:font-weight-complex="bold"/>
    </style:style>
    <style:style style:name="P116" style:family="paragraph" style:parent-style-name="Text_20_body">
      <style:text-properties fo:font-weight="bold" officeooo:rsid="00693b96" officeooo:paragraph-rsid="00693b96" style:font-weight-asian="bold" style:font-weight-complex="bold"/>
    </style:style>
    <style:style style:name="P117" style:family="paragraph" style:parent-style-name="Text_20_body">
      <style:text-properties fo:font-weight="bold" officeooo:rsid="00ce0564" officeooo:paragraph-rsid="00ce0564" style:font-weight-asian="bold" style:font-weight-complex="bold"/>
    </style:style>
    <style:style style:name="P118" style:family="paragraph" style:parent-style-name="Text_20_body">
      <style:text-properties officeooo:rsid="00698e74" officeooo:paragraph-rsid="00b450a5"/>
    </style:style>
    <style:style style:name="P119" style:family="paragraph" style:parent-style-name="Text_20_body">
      <style:text-properties officeooo:rsid="006b40b8" officeooo:paragraph-rsid="006b40b8"/>
    </style:style>
    <style:style style:name="P120" style:family="paragraph" style:parent-style-name="Text_20_body">
      <style:text-properties officeooo:rsid="006b40b8" officeooo:paragraph-rsid="006e3819"/>
    </style:style>
    <style:style style:name="P121" style:family="paragraph" style:parent-style-name="Text_20_body">
      <style:text-properties officeooo:rsid="006f0be8" officeooo:paragraph-rsid="00b4eafd"/>
    </style:style>
    <style:style style:name="P122" style:family="paragraph" style:parent-style-name="Text_20_body">
      <style:text-properties officeooo:rsid="006fa277"/>
    </style:style>
    <style:style style:name="P123" style:family="paragraph" style:parent-style-name="Text_20_body">
      <style:text-properties officeooo:rsid="006fa277" officeooo:paragraph-rsid="00d7aebc"/>
    </style:style>
    <style:style style:name="P124" style:family="paragraph" style:parent-style-name="Text_20_body">
      <style:text-properties officeooo:rsid="0073817b" officeooo:paragraph-rsid="0073817b"/>
    </style:style>
    <style:style style:name="P125" style:family="paragraph" style:parent-style-name="Text_20_body">
      <style:text-properties officeooo:rsid="0075e014" officeooo:paragraph-rsid="0075e014"/>
    </style:style>
    <style:style style:name="P126" style:family="paragraph" style:parent-style-name="Text_20_body">
      <style:text-properties officeooo:rsid="0075e014" officeooo:paragraph-rsid="00b6fdac"/>
    </style:style>
    <style:style style:name="P127" style:family="paragraph" style:parent-style-name="Text_20_body">
      <style:text-properties officeooo:rsid="00773729" officeooo:paragraph-rsid="00a4a497"/>
    </style:style>
    <style:style style:name="P128" style:family="paragraph" style:parent-style-name="Text_20_body">
      <style:text-properties officeooo:rsid="0077e2b5" officeooo:paragraph-rsid="00a4a497"/>
    </style:style>
    <style:style style:name="P129" style:family="paragraph" style:parent-style-name="Text_20_body">
      <style:text-properties officeooo:rsid="0077e2b5" officeooo:paragraph-rsid="00b8b926"/>
    </style:style>
    <style:style style:name="P130" style:family="paragraph" style:parent-style-name="Text_20_body">
      <style:text-properties officeooo:rsid="008397dd" officeooo:paragraph-rsid="008397dd"/>
    </style:style>
    <style:style style:name="P131" style:family="paragraph" style:parent-style-name="Text_20_body">
      <style:text-properties officeooo:rsid="0085ffc3" officeooo:paragraph-rsid="00b6fdac"/>
    </style:style>
    <style:style style:name="P132" style:family="paragraph" style:parent-style-name="Text_20_body">
      <style:text-properties officeooo:rsid="008be7a1" officeooo:paragraph-rsid="008be7a1"/>
    </style:style>
    <style:style style:name="P133" style:family="paragraph" style:parent-style-name="Text_20_body">
      <style:text-properties officeooo:rsid="008cbcba" officeooo:paragraph-rsid="008cbcba"/>
    </style:style>
    <style:style style:name="P134" style:family="paragraph" style:parent-style-name="Text_20_body">
      <style:text-properties officeooo:rsid="008d96dc" officeooo:paragraph-rsid="00d7aebc"/>
    </style:style>
    <style:style style:name="P135" style:family="paragraph" style:parent-style-name="Text_20_body">
      <style:text-properties officeooo:rsid="008dad1e" officeooo:paragraph-rsid="00d7aebc"/>
    </style:style>
    <style:style style:name="P136" style:family="paragraph" style:parent-style-name="Text_20_body">
      <style:text-properties officeooo:rsid="0090f809" officeooo:paragraph-rsid="00d7aebc"/>
    </style:style>
    <style:style style:name="P137" style:family="paragraph" style:parent-style-name="Text_20_body">
      <style:text-properties officeooo:rsid="009118fd" officeooo:paragraph-rsid="009118fd"/>
    </style:style>
    <style:style style:name="P138" style:family="paragraph" style:parent-style-name="Text_20_body">
      <style:text-properties officeooo:rsid="0091caf7" officeooo:paragraph-rsid="0091caf7"/>
    </style:style>
    <style:style style:name="P139" style:family="paragraph" style:parent-style-name="Text_20_body">
      <style:text-properties officeooo:rsid="00927514" officeooo:paragraph-rsid="00927514"/>
    </style:style>
    <style:style style:name="P140" style:family="paragraph" style:parent-style-name="Text_20_body">
      <style:text-properties officeooo:rsid="0093a842" officeooo:paragraph-rsid="0093a842"/>
    </style:style>
    <style:style style:name="P141" style:family="paragraph" style:parent-style-name="Text_20_body">
      <style:text-properties officeooo:rsid="0096821e" officeooo:paragraph-rsid="0096821e"/>
    </style:style>
    <style:style style:name="P142" style:family="paragraph" style:parent-style-name="Text_20_body">
      <style:text-properties officeooo:rsid="0096821e" officeooo:paragraph-rsid="00981577"/>
    </style:style>
    <style:style style:name="P143" style:family="paragraph" style:parent-style-name="Text_20_body">
      <style:text-properties officeooo:rsid="00981577" officeooo:paragraph-rsid="00981577"/>
    </style:style>
    <style:style style:name="P144" style:family="paragraph" style:parent-style-name="Text_20_body">
      <style:text-properties officeooo:rsid="0098ef9b" officeooo:paragraph-rsid="0098ef9b"/>
    </style:style>
    <style:style style:name="P145" style:family="paragraph" style:parent-style-name="Text_20_body">
      <style:text-properties officeooo:rsid="0099d1a2" officeooo:paragraph-rsid="0099d1a2"/>
    </style:style>
    <style:style style:name="P146" style:family="paragraph" style:parent-style-name="Text_20_body">
      <style:text-properties officeooo:rsid="0099d1a2" officeooo:paragraph-rsid="00a4a497"/>
    </style:style>
    <style:style style:name="P147" style:family="paragraph" style:parent-style-name="Text_20_body">
      <style:text-properties officeooo:rsid="009a362e" officeooo:paragraph-rsid="009a362e"/>
    </style:style>
    <style:style style:name="P148" style:family="paragraph" style:parent-style-name="Text_20_body">
      <style:text-properties officeooo:rsid="009bd942" officeooo:paragraph-rsid="009bd942"/>
    </style:style>
    <style:style style:name="P149" style:family="paragraph" style:parent-style-name="Text_20_body">
      <style:text-properties officeooo:rsid="009d25d2" officeooo:paragraph-rsid="009d25d2"/>
    </style:style>
    <style:style style:name="P150" style:family="paragraph" style:parent-style-name="Text_20_body">
      <style:text-properties officeooo:rsid="009dd8d4" officeooo:paragraph-rsid="00a4a497"/>
    </style:style>
    <style:style style:name="P151" style:family="paragraph" style:parent-style-name="Text_20_body">
      <style:text-properties officeooo:rsid="009e1be7"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rsid="00bd867c" officeooo:paragraph-rsid="00bd867c"/>
    </style:style>
    <style:style style:name="P158" style:family="paragraph" style:parent-style-name="Text_20_body">
      <style:text-properties officeooo:rsid="00bd8f04" officeooo:paragraph-rsid="00bd8f04"/>
    </style:style>
    <style:style style:name="P159" style:family="paragraph" style:parent-style-name="Text_20_body">
      <style:text-properties officeooo:paragraph-rsid="00b9b323"/>
    </style:style>
    <style:style style:name="P160" style:family="paragraph" style:parent-style-name="Text_20_body">
      <style:text-properties officeooo:rsid="00bf3f7e" officeooo:paragraph-rsid="00bf3f7e"/>
    </style:style>
    <style:style style:name="P161" style:family="paragraph" style:parent-style-name="Text_20_body">
      <style:text-properties officeooo:rsid="00c0ecf1" officeooo:paragraph-rsid="00c0ecf1"/>
    </style:style>
    <style:style style:name="P162" style:family="paragraph" style:parent-style-name="Text_20_body">
      <style:text-properties officeooo:rsid="00c13d78" officeooo:paragraph-rsid="00c13d78"/>
    </style:style>
    <style:style style:name="P163" style:family="paragraph" style:parent-style-name="Text_20_body">
      <style:text-properties officeooo:rsid="00c322e0" officeooo:paragraph-rsid="00c322e0"/>
    </style:style>
    <style:style style:name="P164" style:family="paragraph" style:parent-style-name="Text_20_body">
      <style:text-properties officeooo:rsid="00c7a1d9" officeooo:paragraph-rsid="00c7a1d9"/>
    </style:style>
    <style:style style:name="P165" style:family="paragraph" style:parent-style-name="Text_20_body">
      <style:text-properties officeooo:paragraph-rsid="00c7a1d9"/>
    </style:style>
    <style:style style:name="P166" style:family="paragraph" style:parent-style-name="Text_20_body">
      <style:text-properties officeooo:rsid="00c7b16d" officeooo:paragraph-rsid="00c7b16d"/>
    </style:style>
    <style:style style:name="P167" style:family="paragraph" style:parent-style-name="Text_20_body">
      <style:text-properties officeooo:rsid="00c7ef3a" officeooo:paragraph-rsid="00c7ef3a"/>
    </style:style>
    <style:style style:name="P168" style:family="paragraph" style:parent-style-name="Text_20_body">
      <style:text-properties officeooo:rsid="00c99246" officeooo:paragraph-rsid="00c99246"/>
    </style:style>
    <style:style style:name="P169" style:family="paragraph" style:parent-style-name="Text_20_body">
      <style:text-properties officeooo:rsid="00ce0564" officeooo:paragraph-rsid="00ce0564"/>
    </style:style>
    <style:style style:name="P170" style:family="paragraph" style:parent-style-name="Text_20_body">
      <style:text-properties officeooo:rsid="00cf4d23" officeooo:paragraph-rsid="00cf4d23"/>
    </style:style>
    <style:style style:name="P171" style:family="paragraph" style:parent-style-name="Text_20_body">
      <style:text-properties officeooo:rsid="00d001b0" officeooo:paragraph-rsid="00d001b0"/>
    </style:style>
    <style:style style:name="P172" style:family="paragraph" style:parent-style-name="Text_20_body">
      <style:text-properties officeooo:rsid="00d20ae8" officeooo:paragraph-rsid="00d7aebc"/>
    </style:style>
    <style:style style:name="P173" style:family="paragraph" style:parent-style-name="Text_20_body">
      <style:text-properties officeooo:rsid="00d53ab4" officeooo:paragraph-rsid="00d53ab4"/>
    </style:style>
    <style:style style:name="P174" style:family="paragraph" style:parent-style-name="Text_20_body">
      <style:text-properties officeooo:rsid="00d622a1" officeooo:paragraph-rsid="00d622a1"/>
    </style:style>
    <style:style style:name="P175" style:family="paragraph" style:parent-style-name="Text_20_body">
      <style:text-properties officeooo:rsid="00d7aebc" officeooo:paragraph-rsid="00d7aebc"/>
    </style:style>
    <style:style style:name="P176" style:family="paragraph" style:parent-style-name="Text_20_body">
      <style:text-properties officeooo:rsid="00d90b75" officeooo:paragraph-rsid="00d90b75"/>
    </style:style>
    <style:style style:name="P177" style:family="paragraph" style:parent-style-name="Text_20_body">
      <style:text-properties officeooo:rsid="00da2c96" officeooo:paragraph-rsid="00da2c96"/>
    </style:style>
    <style:style style:name="P178" style:family="paragraph" style:parent-style-name="Text_20_body">
      <style:text-properties officeooo:rsid="00dbdc3c" officeooo:paragraph-rsid="00dbdc3c"/>
    </style:style>
    <style:style style:name="P179" style:family="paragraph" style:parent-style-name="Text_20_body">
      <style:text-properties officeooo:rsid="00dc0463" officeooo:paragraph-rsid="00dc0463"/>
    </style:style>
    <style:style style:name="P180" style:family="paragraph" style:parent-style-name="Text_20_body">
      <style:text-properties officeooo:rsid="00dc0463" officeooo:paragraph-rsid="01e568e0"/>
    </style:style>
    <style:style style:name="P181" style:family="paragraph" style:parent-style-name="Text_20_body">
      <style:text-properties officeooo:rsid="00dfc046" officeooo:paragraph-rsid="00dfc046"/>
    </style:style>
    <style:style style:name="P182" style:family="paragraph" style:parent-style-name="Text_20_body">
      <style:text-properties officeooo:rsid="00e0c88e" officeooo:paragraph-rsid="00e0c88e"/>
    </style:style>
    <style:style style:name="P183" style:family="paragraph" style:parent-style-name="Text_20_body">
      <style:text-properties officeooo:rsid="00e0f05a" officeooo:paragraph-rsid="00e0f05a"/>
    </style:style>
    <style:style style:name="P184" style:family="paragraph" style:parent-style-name="Text_20_body">
      <style:text-properties officeooo:rsid="00e3044c" officeooo:paragraph-rsid="00e3044c"/>
    </style:style>
    <style:style style:name="P185" style:family="paragraph" style:parent-style-name="Text_20_body">
      <style:text-properties officeooo:rsid="00e3cc6d" officeooo:paragraph-rsid="00e3cc6d"/>
    </style:style>
    <style:style style:name="P186" style:family="paragraph" style:parent-style-name="Text_20_body">
      <style:text-properties officeooo:rsid="00e74a0c" officeooo:paragraph-rsid="00e74a0c"/>
    </style:style>
    <style:style style:name="P187" style:family="paragraph" style:parent-style-name="Text_20_body">
      <style:text-properties officeooo:rsid="00e7b3fa" officeooo:paragraph-rsid="00e7b3fa"/>
    </style:style>
    <style:style style:name="P188" style:family="paragraph" style:parent-style-name="Text_20_body">
      <style:text-properties officeooo:rsid="00e96172" officeooo:paragraph-rsid="00e96172"/>
    </style:style>
    <style:style style:name="P189" style:family="paragraph" style:parent-style-name="Text_20_body">
      <style:text-properties officeooo:rsid="00ea95df" officeooo:paragraph-rsid="00ea95df"/>
    </style:style>
    <style:style style:name="P190" style:family="paragraph" style:parent-style-name="Text_20_body">
      <style:text-properties officeooo:rsid="00f03c35" officeooo:paragraph-rsid="00f03c35"/>
    </style:style>
    <style:style style:name="P19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2" style:family="paragraph" style:parent-style-name="Text_20_body">
      <style:text-properties style:font-name="Liberation Serif" fo:font-size="12pt" officeooo:rsid="0192d88c" officeooo:paragraph-rsid="0192d88c" style:font-size-asian="12pt" style:font-size-complex="12pt"/>
    </style:style>
    <style:style style:name="P193" style:family="paragraph" style:parent-style-name="Text_20_body">
      <style:text-properties style:font-name="Liberation Serif" fo:font-size="12pt" officeooo:rsid="01947b64" officeooo:paragraph-rsid="01947b64" style:font-size-asian="10.5pt" style:font-size-complex="12pt"/>
    </style:style>
    <style:style style:name="P194" style:family="paragraph" style:parent-style-name="Text_20_body">
      <style:text-properties fo:font-weight="normal" officeooo:rsid="006b40b8" officeooo:paragraph-rsid="006b40b8" style:font-weight-asian="normal" style:font-weight-complex="normal"/>
    </style:style>
    <style:style style:name="P195" style:family="paragraph" style:parent-style-name="Text_20_body">
      <style:text-properties fo:font-weight="normal" officeooo:rsid="00693b96" officeooo:paragraph-rsid="00693b96" style:font-weight-asian="normal" style:font-weight-complex="normal"/>
    </style:style>
    <style:style style:name="P196" style:family="paragraph" style:parent-style-name="Text_20_body">
      <style:text-properties fo:font-weight="normal" officeooo:rsid="00d20ae8" officeooo:paragraph-rsid="00d7aebc" style:font-weight-asian="normal" style:font-weight-complex="normal"/>
    </style:style>
    <style:style style:name="P197" style:family="paragraph" style:parent-style-name="Text_20_body">
      <style:text-properties fo:font-weight="normal" officeooo:rsid="00fdda5b" officeooo:paragraph-rsid="00fdda5b" style:font-weight-asian="normal" style:font-weight-complex="normal"/>
    </style:style>
    <style:style style:name="P198" style:family="paragraph" style:parent-style-name="Text_20_body">
      <style:text-properties fo:font-weight="normal" officeooo:rsid="00feca01" officeooo:paragraph-rsid="00feca01" style:font-weight-asian="normal" style:font-weight-complex="normal"/>
    </style:style>
    <style:style style:name="P199" style:family="paragraph" style:parent-style-name="Text_20_body">
      <style:text-properties fo:font-weight="normal" officeooo:rsid="01601e23" officeooo:paragraph-rsid="016271de" style:font-weight-asian="normal" style:font-weight-complex="normal"/>
    </style:style>
    <style:style style:name="P200" style:family="paragraph" style:parent-style-name="Text_20_body">
      <style:text-properties officeooo:rsid="00f67afd" officeooo:paragraph-rsid="00f67afd"/>
    </style:style>
    <style:style style:name="P201" style:family="paragraph" style:parent-style-name="Text_20_body">
      <style:text-properties officeooo:rsid="00fd44d2" officeooo:paragraph-rsid="00fd44d2"/>
    </style:style>
    <style:style style:name="P202" style:family="paragraph" style:parent-style-name="Text_20_body">
      <style:text-properties officeooo:rsid="00fdda5b" officeooo:paragraph-rsid="00fdda5b"/>
    </style:style>
    <style:style style:name="P203" style:family="paragraph" style:parent-style-name="Text_20_body">
      <style:text-properties officeooo:rsid="00feca01" officeooo:paragraph-rsid="00feca01"/>
    </style:style>
    <style:style style:name="P204" style:family="paragraph" style:parent-style-name="Text_20_body">
      <style:text-properties officeooo:rsid="0100587f" officeooo:paragraph-rsid="0100587f"/>
    </style:style>
    <style:style style:name="P205" style:family="paragraph" style:parent-style-name="Text_20_body">
      <style:text-properties officeooo:rsid="0101e9b5" officeooo:paragraph-rsid="0101e9b5"/>
    </style:style>
    <style:style style:name="P206" style:family="paragraph" style:parent-style-name="Text_20_body">
      <style:text-properties officeooo:rsid="010363b9" officeooo:paragraph-rsid="010363b9"/>
    </style:style>
    <style:style style:name="P207" style:family="paragraph" style:parent-style-name="Text_20_body">
      <style:text-properties officeooo:rsid="01073ac9" officeooo:paragraph-rsid="01073ac9"/>
    </style:style>
    <style:style style:name="P208" style:family="paragraph" style:parent-style-name="Text_20_body">
      <style:text-properties officeooo:rsid="01073ac9" officeooo:paragraph-rsid="010776de"/>
    </style:style>
    <style:style style:name="P209" style:family="paragraph" style:parent-style-name="Text_20_body">
      <style:text-properties officeooo:paragraph-rsid="010e242d"/>
    </style:style>
    <style:style style:name="P210" style:family="paragraph" style:parent-style-name="Text_20_body">
      <style:text-properties officeooo:rsid="010e242d"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55ceb" officeooo:paragraph-rsid="0114aa55"/>
    </style:style>
    <style:style style:name="P220" style:family="paragraph" style:parent-style-name="Text_20_body">
      <style:text-properties officeooo:rsid="01267312" officeooo:paragraph-rsid="01267312"/>
    </style:style>
    <style:style style:name="P221" style:family="paragraph" style:parent-style-name="Text_20_body">
      <style:text-properties officeooo:rsid="01293070" officeooo:paragraph-rsid="01293070"/>
    </style:style>
    <style:style style:name="P222" style:family="paragraph" style:parent-style-name="Text_20_body">
      <style:text-properties officeooo:rsid="01298b5c" officeooo:paragraph-rsid="01298b5c"/>
    </style:style>
    <style:style style:name="P223" style:family="paragraph" style:parent-style-name="Text_20_body">
      <style:text-properties officeooo:rsid="012a2440" officeooo:paragraph-rsid="012a2440"/>
    </style:style>
    <style:style style:name="P224" style:family="paragraph" style:parent-style-name="Text_20_body">
      <style:text-properties officeooo:rsid="012be080" officeooo:paragraph-rsid="012be080"/>
    </style:style>
    <style:style style:name="P225" style:family="paragraph" style:parent-style-name="Text_20_body">
      <style:text-properties officeooo:rsid="012be080" officeooo:paragraph-rsid="012d8443"/>
    </style:style>
    <style:style style:name="P226" style:family="paragraph" style:parent-style-name="Text_20_body">
      <style:text-properties officeooo:rsid="012be080" officeooo:paragraph-rsid="01319093"/>
    </style:style>
    <style:style style:name="P227" style:family="paragraph" style:parent-style-name="Text_20_body">
      <style:text-properties officeooo:rsid="012c005e" officeooo:paragraph-rsid="012c005e"/>
    </style:style>
    <style:style style:name="P228" style:family="paragraph" style:parent-style-name="Text_20_body">
      <style:text-properties officeooo:rsid="00677c60" officeooo:paragraph-rsid="012e0b0f"/>
    </style:style>
    <style:style style:name="P229" style:family="paragraph" style:parent-style-name="Text_20_body">
      <style:text-properties officeooo:rsid="0136b1d1" officeooo:paragraph-rsid="0136b1d1"/>
    </style:style>
    <style:style style:name="P230" style:family="paragraph" style:parent-style-name="Text_20_body">
      <style:text-properties officeooo:rsid="01376442" officeooo:paragraph-rsid="01376442"/>
    </style:style>
    <style:style style:name="P231" style:family="paragraph" style:parent-style-name="Text_20_body">
      <style:text-properties officeooo:rsid="013a3c46" officeooo:paragraph-rsid="013a3c46"/>
    </style:style>
    <style:style style:name="P232" style:family="paragraph" style:parent-style-name="Text_20_body">
      <style:text-properties officeooo:rsid="013a3c46" officeooo:paragraph-rsid="0192d88c"/>
    </style:style>
    <style:style style:name="P233" style:family="paragraph" style:parent-style-name="Text_20_body">
      <style:text-properties officeooo:paragraph-rsid="014670bd"/>
    </style:style>
    <style:style style:name="P234" style:family="paragraph" style:parent-style-name="Text_20_body">
      <style:text-properties officeooo:rsid="014670bd" officeooo:paragraph-rsid="014670bd"/>
    </style:style>
    <style:style style:name="P235" style:family="paragraph" style:parent-style-name="Text_20_body">
      <style:text-properties officeooo:rsid="0146a25e" officeooo:paragraph-rsid="0146a25e"/>
    </style:style>
    <style:style style:name="P236" style:family="paragraph" style:parent-style-name="Text_20_body">
      <style:text-properties officeooo:rsid="01481de2" officeooo:paragraph-rsid="01481de2"/>
    </style:style>
    <style:style style:name="P237" style:family="paragraph" style:parent-style-name="Text_20_body">
      <style:text-properties officeooo:rsid="01481de2" officeooo:paragraph-rsid="0148b9a6"/>
    </style:style>
    <style:style style:name="P238" style:family="paragraph" style:parent-style-name="Text_20_body">
      <style:text-properties officeooo:rsid="0148b9a6" officeooo:paragraph-rsid="0148b9a6"/>
    </style:style>
    <style:style style:name="P239" style:family="paragraph" style:parent-style-name="Text_20_body">
      <style:text-properties officeooo:paragraph-rsid="0148b9a6"/>
    </style:style>
    <style:style style:name="P240" style:family="paragraph" style:parent-style-name="Text_20_body">
      <style:text-properties officeooo:rsid="014c7ca2" officeooo:paragraph-rsid="014c7ca2"/>
    </style:style>
    <style:style style:name="P241" style:family="paragraph" style:parent-style-name="Text_20_body">
      <style:text-properties officeooo:rsid="014e1472" officeooo:paragraph-rsid="014e1472"/>
    </style:style>
    <style:style style:name="P242" style:family="paragraph" style:parent-style-name="Text_20_body">
      <style:text-properties officeooo:rsid="0151a14c" officeooo:paragraph-rsid="0151a14c"/>
    </style:style>
    <style:style style:name="P243" style:family="paragraph" style:parent-style-name="Text_20_body">
      <style:text-properties officeooo:rsid="01560da5" officeooo:paragraph-rsid="01560da5"/>
    </style:style>
    <style:style style:name="P244" style:family="paragraph" style:parent-style-name="Text_20_body">
      <style:text-properties officeooo:rsid="0156df70" officeooo:paragraph-rsid="0156df70"/>
    </style:style>
    <style:style style:name="P245" style:family="paragraph" style:parent-style-name="Text_20_body">
      <style:text-properties officeooo:rsid="015736d4" officeooo:paragraph-rsid="015736d4"/>
    </style:style>
    <style:style style:name="P246" style:family="paragraph" style:parent-style-name="Text_20_body">
      <style:text-properties officeooo:rsid="015df6b7" officeooo:paragraph-rsid="015df6b7"/>
    </style:style>
    <style:style style:name="P247" style:family="paragraph" style:parent-style-name="Text_20_body">
      <style:text-properties officeooo:rsid="016271de" officeooo:paragraph-rsid="016271de"/>
    </style:style>
    <style:style style:name="P248" style:family="paragraph" style:parent-style-name="Text_20_body">
      <style:text-properties officeooo:rsid="016271de" officeooo:paragraph-rsid="0163ec2d"/>
    </style:style>
    <style:style style:name="P249" style:family="paragraph" style:parent-style-name="Text_20_body">
      <style:text-properties officeooo:rsid="016697c2" officeooo:paragraph-rsid="016697c2"/>
    </style:style>
    <style:style style:name="P250" style:family="paragraph" style:parent-style-name="Text_20_body">
      <style:text-properties officeooo:paragraph-rsid="016b839a"/>
    </style:style>
    <style:style style:name="P251" style:family="paragraph" style:parent-style-name="Text_20_body">
      <style:text-properties officeooo:rsid="016b839a" officeooo:paragraph-rsid="016b839a"/>
    </style:style>
    <style:style style:name="P252" style:family="paragraph" style:parent-style-name="Text_20_body">
      <style:text-properties officeooo:rsid="016d5f7e" officeooo:paragraph-rsid="016d5f7e"/>
    </style:style>
    <style:style style:name="P253" style:family="paragraph" style:parent-style-name="Text_20_body">
      <style:text-properties officeooo:rsid="017744f5" officeooo:paragraph-rsid="017744f5"/>
    </style:style>
    <style:style style:name="P254" style:family="paragraph" style:parent-style-name="Text_20_body">
      <style:text-properties officeooo:rsid="0177cc48" officeooo:paragraph-rsid="0177cc48"/>
    </style:style>
    <style:style style:name="P255" style:family="paragraph" style:parent-style-name="Text_20_body">
      <style:text-properties officeooo:rsid="017b41cb" officeooo:paragraph-rsid="017b41cb"/>
    </style:style>
    <style:style style:name="P256" style:family="paragraph" style:parent-style-name="Text_20_body">
      <style:text-properties officeooo:rsid="017b9c7e" officeooo:paragraph-rsid="017b9c7e"/>
    </style:style>
    <style:style style:name="P257" style:family="paragraph" style:parent-style-name="Text_20_body">
      <style:text-properties officeooo:rsid="017dd1f5" officeooo:paragraph-rsid="017dd1f5"/>
    </style:style>
    <style:style style:name="P258" style:family="paragraph" style:parent-style-name="Text_20_body">
      <style:text-properties officeooo:rsid="01864d6f" officeooo:paragraph-rsid="01864d6f"/>
    </style:style>
    <style:style style:name="P259" style:family="paragraph" style:parent-style-name="Text_20_body">
      <style:text-properties officeooo:paragraph-rsid="01298b5c"/>
    </style:style>
    <style:style style:name="P260" style:family="paragraph" style:parent-style-name="Text_20_body">
      <style:text-properties officeooo:rsid="018d6617" officeooo:paragraph-rsid="018d6617"/>
    </style:style>
    <style:style style:name="P261" style:family="paragraph" style:parent-style-name="Text_20_body">
      <style:text-properties officeooo:rsid="013c0412" officeooo:paragraph-rsid="013c0412"/>
    </style:style>
    <style:style style:name="P262" style:family="paragraph" style:parent-style-name="Text_20_body">
      <style:text-properties officeooo:rsid="019252a9" officeooo:paragraph-rsid="019252a9"/>
    </style:style>
    <style:style style:name="P263" style:family="paragraph" style:parent-style-name="Text_20_body">
      <style:text-properties officeooo:rsid="0192d88c" officeooo:paragraph-rsid="0192d88c"/>
    </style:style>
    <style:style style:name="P264" style:family="paragraph" style:parent-style-name="Text_20_body">
      <style:text-properties fo:font-size="10pt" officeooo:rsid="0192d88c" officeooo:paragraph-rsid="0192d88c" style:font-size-asian="10pt" style:font-size-complex="10pt"/>
    </style:style>
    <style:style style:name="P265" style:family="paragraph" style:parent-style-name="Text_20_body">
      <style:text-properties officeooo:rsid="01947b64" officeooo:paragraph-rsid="01947b64"/>
    </style:style>
    <style:style style:name="P266" style:family="paragraph" style:parent-style-name="Text_20_body">
      <style:text-properties officeooo:rsid="01984fef" officeooo:paragraph-rsid="01984fef"/>
    </style:style>
    <style:style style:name="P267" style:family="paragraph" style:parent-style-name="Text_20_body">
      <style:text-properties officeooo:paragraph-rsid="01984fef"/>
    </style:style>
    <style:style style:name="P268" style:family="paragraph" style:parent-style-name="Text_20_body">
      <style:text-properties officeooo:rsid="019bf70e" officeooo:paragraph-rsid="019bf70e"/>
    </style:style>
    <style:style style:name="P269" style:family="paragraph" style:parent-style-name="Text_20_body">
      <style:text-properties officeooo:paragraph-rsid="004e0ec9"/>
    </style:style>
    <style:style style:name="P270" style:family="paragraph" style:parent-style-name="Text_20_body">
      <style:text-properties officeooo:rsid="019f8b05" officeooo:paragraph-rsid="019f8b05"/>
    </style:style>
    <style:style style:name="P271" style:family="paragraph" style:parent-style-name="Text_20_body">
      <style:text-properties officeooo:paragraph-rsid="01a0c307"/>
    </style:style>
    <style:style style:name="P272" style:family="paragraph" style:parent-style-name="Text_20_body">
      <style:text-properties officeooo:rsid="014a8a70" officeooo:paragraph-rsid="014a8a70"/>
    </style:style>
    <style:style style:name="P273" style:family="paragraph" style:parent-style-name="Text_20_body">
      <style:text-properties officeooo:rsid="01a37b2a" officeooo:paragraph-rsid="01a37b2a"/>
    </style:style>
    <style:style style:name="P274" style:family="paragraph" style:parent-style-name="Text_20_body">
      <style:text-properties style:font-name="Liberation Mono" fo:font-size="10pt" officeooo:rsid="01a6c715" officeooo:paragraph-rsid="01a6c715" style:font-size-asian="10pt" style:font-size-complex="10pt"/>
    </style:style>
    <style:style style:name="P275" style:family="paragraph" style:parent-style-name="Text_20_body">
      <style:text-properties style:font-name="Liberation Mono" fo:font-size="10pt" officeooo:rsid="01b944d8" officeooo:paragraph-rsid="01b944d8" style:font-size-asian="10pt" style:font-size-complex="10pt"/>
    </style:style>
    <style:style style:name="P276" style:family="paragraph" style:parent-style-name="Text_20_body">
      <style:text-properties style:font-name="Liberation Mono" fo:font-size="10pt" officeooo:rsid="01be9309" officeooo:paragraph-rsid="01be9309" style:font-size-asian="10pt" style:font-size-complex="10pt"/>
    </style:style>
    <style:style style:name="P277" style:family="paragraph" style:parent-style-name="Text_20_body">
      <style:text-properties style:font-name="Liberation Mono" fo:font-size="10pt" officeooo:rsid="01d67352" officeooo:paragraph-rsid="01d67352" style:font-size-asian="10pt" style:font-size-complex="10pt"/>
    </style:style>
    <style:style style:name="P278" style:family="paragraph" style:parent-style-name="Text_20_body">
      <style:text-properties style:font-name="Liberation Mono" fo:font-size="10pt" officeooo:rsid="01d8a9ce" officeooo:paragraph-rsid="01d8a9ce" style:font-size-asian="10pt" style:font-size-complex="10pt"/>
    </style:style>
    <style:style style:name="P279" style:family="paragraph" style:parent-style-name="Text_20_body">
      <style:text-properties style:font-name="Liberation Mono" fo:font-size="10pt" officeooo:rsid="01eb0996" officeooo:paragraph-rsid="01eb0996" style:font-size-asian="10pt" style:font-size-complex="10pt"/>
    </style:style>
    <style:style style:name="P280" style:family="paragraph" style:parent-style-name="Text_20_body">
      <style:text-properties style:font-name="Liberation Mono" fo:font-size="10pt" officeooo:rsid="01ecf8bb" officeooo:paragraph-rsid="01ecf8bb" style:font-size-asian="10pt" style:font-size-complex="10pt"/>
    </style:style>
    <style:style style:name="P281" style:family="paragraph" style:parent-style-name="Text_20_body">
      <style:text-properties style:font-name="Liberation Mono" fo:font-size="10pt" officeooo:rsid="008397dd" officeooo:paragraph-rsid="008397dd" style:font-size-asian="10pt" style:font-size-complex="10pt"/>
    </style:style>
    <style:style style:name="P282" style:family="paragraph" style:parent-style-name="Text_20_body">
      <style:text-properties style:font-name="Liberation Mono" fo:font-size="10pt" officeooo:rsid="021a0a19" officeooo:paragraph-rsid="021a0a19" style:font-size-asian="10pt" style:font-size-complex="10pt"/>
    </style:style>
    <style:style style:name="P283" style:family="paragraph" style:parent-style-name="Text_20_body">
      <style:text-properties style:font-name="Liberation Mono" fo:font-size="10pt" officeooo:rsid="02262159" officeooo:paragraph-rsid="02262159" style:font-size-asian="10pt" style:font-size-complex="10pt"/>
    </style:style>
    <style:style style:name="P284" style:family="paragraph" style:parent-style-name="Text_20_body">
      <style:text-properties style:font-name="Liberation Mono" fo:font-size="10pt" officeooo:rsid="022a9f40" officeooo:paragraph-rsid="022a9f40" style:font-size-asian="10pt" style:font-size-complex="10pt"/>
    </style:style>
    <style:style style:name="P285" style:family="paragraph" style:parent-style-name="Text_20_body">
      <style:text-properties style:font-name="Liberation Mono" fo:font-size="10pt" officeooo:rsid="02256ff6" style:font-size-asian="10pt" style:font-size-complex="10pt"/>
    </style:style>
    <style:style style:name="P286" style:family="paragraph" style:parent-style-name="Text_20_body">
      <style:text-properties officeooo:rsid="01a6e1c9" officeooo:paragraph-rsid="01a6e1c9"/>
    </style:style>
    <style:style style:name="P287" style:family="paragraph" style:parent-style-name="Text_20_body">
      <style:text-properties officeooo:rsid="01b99f81" officeooo:paragraph-rsid="01b99f81"/>
    </style:style>
    <style:style style:name="P288" style:family="paragraph" style:parent-style-name="Text_20_body">
      <style:text-properties officeooo:rsid="01bb3c7f" officeooo:paragraph-rsid="01bb3c7f"/>
    </style:style>
    <style:style style:name="P289" style:family="paragraph" style:parent-style-name="Text_20_body">
      <style:text-properties officeooo:rsid="01be9309" officeooo:paragraph-rsid="01be9309"/>
    </style:style>
    <style:style style:name="P290" style:family="paragraph" style:parent-style-name="Text_20_body">
      <style:text-properties officeooo:rsid="01c05287" officeooo:paragraph-rsid="01c05287"/>
    </style:style>
    <style:style style:name="P291" style:family="paragraph" style:parent-style-name="Text_20_body">
      <style:text-properties officeooo:rsid="01cb23c4" officeooo:paragraph-rsid="01cb23c4"/>
    </style:style>
    <style:style style:name="P292" style:family="paragraph" style:parent-style-name="Text_20_body">
      <style:text-properties officeooo:rsid="01cf912e" officeooo:paragraph-rsid="01cf912e"/>
    </style:style>
    <style:style style:name="P293" style:family="paragraph" style:parent-style-name="Text_20_body">
      <style:text-properties officeooo:rsid="01cf912e" officeooo:paragraph-rsid="01d01259"/>
    </style:style>
    <style:style style:name="P294" style:family="paragraph" style:parent-style-name="Text_20_body">
      <style:text-properties officeooo:rsid="01cf912e" officeooo:paragraph-rsid="01d13002"/>
    </style:style>
    <style:style style:name="P295" style:family="paragraph" style:parent-style-name="Text_20_body">
      <style:text-properties officeooo:rsid="00d49fea" officeooo:paragraph-rsid="00d49fea"/>
    </style:style>
    <style:style style:name="P296" style:family="paragraph" style:parent-style-name="Text_20_body">
      <style:text-properties officeooo:rsid="01d67352" officeooo:paragraph-rsid="01d67352"/>
    </style:style>
    <style:style style:name="P297" style:family="paragraph" style:parent-style-name="Text_20_body">
      <style:text-properties officeooo:rsid="01d8a9ce" officeooo:paragraph-rsid="01d8a9ce"/>
    </style:style>
    <style:style style:name="P298" style:family="paragraph" style:parent-style-name="Text_20_body">
      <style:text-properties officeooo:rsid="01d9aced" officeooo:paragraph-rsid="01d9aced"/>
    </style:style>
    <style:style style:name="P299" style:family="paragraph" style:parent-style-name="Text_20_body">
      <style:text-properties officeooo:rsid="01dbb60a" officeooo:paragraph-rsid="01dbb60a"/>
    </style:style>
    <style:style style:name="P300" style:family="paragraph" style:parent-style-name="Text_20_body">
      <style:text-properties officeooo:rsid="00a13599" officeooo:paragraph-rsid="00a4a497"/>
    </style:style>
    <style:style style:name="P301" style:family="paragraph" style:parent-style-name="Text_20_body">
      <style:text-properties officeooo:rsid="01ddc984" officeooo:paragraph-rsid="01ddc984"/>
    </style:style>
    <style:style style:name="P302" style:family="paragraph" style:parent-style-name="Text_20_body">
      <style:text-properties officeooo:rsid="01df118a" officeooo:paragraph-rsid="01df118a"/>
    </style:style>
    <style:style style:name="P303" style:family="paragraph" style:parent-style-name="Text_20_body">
      <style:text-properties officeooo:rsid="01e568e0" officeooo:paragraph-rsid="01e568e0"/>
    </style:style>
    <style:style style:name="P304" style:family="paragraph" style:parent-style-name="Text_20_body">
      <style:text-properties officeooo:paragraph-rsid="00dc0463"/>
    </style:style>
    <style:style style:name="P305" style:family="paragraph" style:parent-style-name="Text_20_body">
      <style:text-properties officeooo:rsid="01eb0996" officeooo:paragraph-rsid="01eb0996"/>
    </style:style>
    <style:style style:name="P306" style:family="paragraph" style:parent-style-name="Text_20_body">
      <style:text-properties officeooo:rsid="01ecf8bb" officeooo:paragraph-rsid="01ecf8bb"/>
    </style:style>
    <style:style style:name="P307" style:family="paragraph" style:parent-style-name="Text_20_body">
      <style:text-properties officeooo:rsid="01ef9ea6" officeooo:paragraph-rsid="01ef9ea6"/>
    </style:style>
    <style:style style:name="P308" style:family="paragraph" style:parent-style-name="Text_20_body">
      <style:text-properties officeooo:rsid="01f45b48" officeooo:paragraph-rsid="01f45b48"/>
    </style:style>
    <style:style style:name="P309" style:family="paragraph" style:parent-style-name="Text_20_body">
      <style:text-properties officeooo:paragraph-rsid="0201c5f0"/>
    </style:style>
    <style:style style:name="P310" style:family="paragraph" style:parent-style-name="Text_20_body">
      <style:text-properties officeooo:rsid="0207de5f" officeooo:paragraph-rsid="0207de5f"/>
    </style:style>
    <style:style style:name="P311" style:family="paragraph" style:parent-style-name="Text_20_body">
      <style:text-properties officeooo:rsid="0209a71e" officeooo:paragraph-rsid="0209a71e"/>
    </style:style>
    <style:style style:name="P312" style:family="paragraph" style:parent-style-name="Text_20_body">
      <style:text-properties officeooo:rsid="0209cfe2" officeooo:paragraph-rsid="0209cfe2"/>
    </style:style>
    <style:style style:name="P313" style:family="paragraph" style:parent-style-name="Text_20_body">
      <style:text-properties officeooo:rsid="02147e6b" officeooo:paragraph-rsid="02147e6b"/>
    </style:style>
    <style:style style:name="P314" style:family="paragraph" style:parent-style-name="Text_20_body">
      <style:text-properties officeooo:rsid="0215a235" officeooo:paragraph-rsid="0215a235"/>
    </style:style>
    <style:style style:name="P315" style:family="paragraph" style:parent-style-name="Text_20_body">
      <style:text-properties officeooo:rsid="0216da59" officeooo:paragraph-rsid="0216da59"/>
    </style:style>
    <style:style style:name="P316" style:family="paragraph" style:parent-style-name="Text_20_body">
      <style:text-properties officeooo:rsid="02180d0d" officeooo:paragraph-rsid="02180d0d"/>
    </style:style>
    <style:style style:name="P317" style:family="paragraph" style:parent-style-name="Text_20_body">
      <style:text-properties officeooo:rsid="021a0a19" officeooo:paragraph-rsid="021a0a19"/>
    </style:style>
    <style:style style:name="P318" style:family="paragraph" style:parent-style-name="Text_20_body">
      <style:text-properties officeooo:rsid="021b51b8" officeooo:paragraph-rsid="021b51b8"/>
    </style:style>
    <style:style style:name="P319" style:family="paragraph" style:parent-style-name="Text_20_body">
      <style:text-properties officeooo:rsid="02238030" officeooo:paragraph-rsid="02238030"/>
    </style:style>
    <style:style style:name="P320" style:family="paragraph" style:parent-style-name="Text_20_body">
      <style:text-properties officeooo:rsid="02256ff6" officeooo:paragraph-rsid="02262159"/>
    </style:style>
    <style:style style:name="P321" style:family="paragraph" style:parent-style-name="Text_20_body">
      <style:text-properties officeooo:rsid="02262159" officeooo:paragraph-rsid="02262159"/>
    </style:style>
    <style:style style:name="P322" style:family="paragraph" style:parent-style-name="Text_20_body">
      <style:text-properties officeooo:rsid="0226b30f" officeooo:paragraph-rsid="0226b30f"/>
    </style:style>
    <style:style style:name="P323" style:family="paragraph" style:parent-style-name="Text_20_body">
      <style:text-properties officeooo:rsid="022a9f40" officeooo:paragraph-rsid="022a9f40"/>
    </style:style>
    <style:style style:name="P324" style:family="paragraph" style:parent-style-name="Text_20_body">
      <style:text-properties officeooo:rsid="022bd1e4" officeooo:paragraph-rsid="022bd1e4"/>
    </style:style>
    <style:style style:name="P325" style:family="paragraph" style:parent-style-name="Text_20_body">
      <style:text-properties officeooo:rsid="02389bf4" officeooo:paragraph-rsid="02389bf4"/>
    </style:style>
    <style:style style:name="P326" style:family="paragraph" style:parent-style-name="Text_20_body">
      <style:text-properties officeooo:rsid="0240d479" officeooo:paragraph-rsid="0240d479"/>
    </style:style>
    <style:style style:name="P327" style:family="paragraph" style:parent-style-name="Text_20_body">
      <style:text-properties officeooo:rsid="02479e6a" officeooo:paragraph-rsid="02479e6a"/>
    </style:style>
    <style:style style:name="P328" style:family="paragraph" style:parent-style-name="Text_20_body">
      <style:text-properties officeooo:rsid="024fa37d" officeooo:paragraph-rsid="024fa37d"/>
    </style:style>
    <style:style style:name="P329" style:family="paragraph" style:parent-style-name="Preformatted_20_Text">
      <style:text-properties officeooo:paragraph-rsid="002f1486"/>
    </style:style>
    <style:style style:name="P330" style:family="paragraph" style:parent-style-name="Preformatted_20_Text">
      <style:text-properties officeooo:rsid="002f1486" officeooo:paragraph-rsid="002f1486"/>
    </style:style>
    <style:style style:name="P331" style:family="paragraph" style:parent-style-name="Preformatted_20_Text">
      <style:text-properties officeooo:rsid="002f1486" officeooo:paragraph-rsid="00346180"/>
    </style:style>
    <style:style style:name="P332" style:family="paragraph" style:parent-style-name="Preformatted_20_Text">
      <style:text-properties officeooo:rsid="003068bb" officeooo:paragraph-rsid="003068bb"/>
    </style:style>
    <style:style style:name="P333" style:family="paragraph" style:parent-style-name="Preformatted_20_Text">
      <style:text-properties officeooo:paragraph-rsid="003481a1"/>
    </style:style>
    <style:style style:name="P334" style:family="paragraph" style:parent-style-name="Preformatted_20_Text">
      <style:text-properties officeooo:rsid="0039efe5" officeooo:paragraph-rsid="0039efe5"/>
    </style:style>
    <style:style style:name="P335" style:family="paragraph" style:parent-style-name="Preformatted_20_Text">
      <style:text-properties officeooo:rsid="003e0fa5" officeooo:paragraph-rsid="003e0fa5"/>
    </style:style>
    <style:style style:name="P336" style:family="paragraph" style:parent-style-name="Preformatted_20_Text">
      <style:text-properties officeooo:paragraph-rsid="0043f816"/>
    </style:style>
    <style:style style:name="P337" style:family="paragraph" style:parent-style-name="Preformatted_20_Text">
      <style:text-properties officeooo:rsid="0047e6b9" officeooo:paragraph-rsid="0047e6b9"/>
    </style:style>
    <style:style style:name="P338" style:family="paragraph" style:parent-style-name="Preformatted_20_Text">
      <style:text-properties officeooo:paragraph-rsid="00550663"/>
    </style:style>
    <style:style style:name="P339" style:family="paragraph" style:parent-style-name="Preformatted_20_Text">
      <style:text-properties officeooo:paragraph-rsid="00558d4e"/>
    </style:style>
    <style:style style:name="P340" style:family="paragraph" style:parent-style-name="Preformatted_20_Text">
      <style:text-properties officeooo:rsid="0058efe0" officeooo:paragraph-rsid="0058efe0"/>
    </style:style>
    <style:style style:name="P341" style:family="paragraph" style:parent-style-name="Preformatted_20_Text">
      <style:text-properties officeooo:rsid="006f0be8" officeooo:paragraph-rsid="00b4eafd"/>
    </style:style>
    <style:style style:name="P342" style:family="paragraph" style:parent-style-name="Preformatted_20_Text">
      <style:text-properties officeooo:paragraph-rsid="0075e014"/>
    </style:style>
    <style:style style:name="P343" style:family="paragraph" style:parent-style-name="Preformatted_20_Text">
      <style:text-properties officeooo:rsid="0075e014" officeooo:paragraph-rsid="0075e014"/>
    </style:style>
    <style:style style:name="P344" style:family="paragraph" style:parent-style-name="Preformatted_20_Text">
      <style:text-properties officeooo:rsid="0075e014" officeooo:paragraph-rsid="00b6fdac"/>
    </style:style>
    <style:style style:name="P345" style:family="paragraph" style:parent-style-name="Preformatted_20_Text">
      <style:text-properties officeooo:rsid="0088db1a" officeooo:paragraph-rsid="00b6fdac"/>
    </style:style>
    <style:style style:name="P346" style:family="paragraph" style:parent-style-name="Preformatted_20_Text">
      <style:text-properties officeooo:paragraph-rsid="0093a842"/>
    </style:style>
    <style:style style:name="P347" style:family="paragraph" style:parent-style-name="Preformatted_20_Text">
      <style:text-properties officeooo:paragraph-rsid="00981577"/>
    </style:style>
    <style:style style:name="P348" style:family="paragraph" style:parent-style-name="Preformatted_20_Text">
      <style:text-properties officeooo:rsid="009a362e" officeooo:paragraph-rsid="009a362e"/>
    </style:style>
    <style:style style:name="P349" style:family="paragraph" style:parent-style-name="Preformatted_20_Text">
      <style:text-properties officeooo:rsid="009a362e" officeooo:paragraph-rsid="009bd942"/>
    </style:style>
    <style:style style:name="P350" style:family="paragraph" style:parent-style-name="Preformatted_20_Text">
      <style:text-properties officeooo:paragraph-rsid="009a362e"/>
    </style:style>
    <style:style style:name="P351" style:family="paragraph" style:parent-style-name="Preformatted_20_Text">
      <style:text-properties officeooo:paragraph-rsid="009bd942"/>
    </style:style>
    <style:style style:name="P352" style:family="paragraph" style:parent-style-name="Preformatted_20_Text">
      <style:text-properties officeooo:rsid="009bd942" officeooo:paragraph-rsid="009bd942"/>
    </style:style>
    <style:style style:name="P353" style:family="paragraph" style:parent-style-name="Preformatted_20_Text">
      <style:text-properties officeooo:rsid="009dd8d4" officeooo:paragraph-rsid="00a4a497"/>
    </style:style>
    <style:style style:name="P354" style:family="paragraph" style:parent-style-name="Preformatted_20_Text">
      <style:text-properties officeooo:rsid="009e1be7" officeooo:paragraph-rsid="00a4a497"/>
    </style:style>
    <style:style style:name="P355" style:family="paragraph" style:parent-style-name="Preformatted_20_Text">
      <style:text-properties officeooo:paragraph-rsid="00a4a497"/>
    </style:style>
    <style:style style:name="P356" style:family="paragraph" style:parent-style-name="Preformatted_20_Text">
      <style:text-properties officeooo:paragraph-rsid="00abdc30"/>
    </style:style>
    <style:style style:name="P357" style:family="paragraph" style:parent-style-name="Preformatted_20_Text">
      <style:text-properties officeooo:paragraph-rsid="00b3ad7e"/>
    </style:style>
    <style:style style:name="P358" style:family="paragraph" style:parent-style-name="Preformatted_20_Text">
      <style:text-properties officeooo:paragraph-rsid="00b450a5"/>
    </style:style>
    <style:style style:name="P359" style:family="paragraph" style:parent-style-name="Preformatted_20_Text">
      <style:text-properties officeooo:paragraph-rsid="00b4eafd"/>
    </style:style>
    <style:style style:name="P360" style:family="paragraph" style:parent-style-name="Preformatted_20_Text">
      <style:text-properties officeooo:paragraph-rsid="00b6fdac"/>
    </style:style>
    <style:style style:name="P361" style:family="paragraph" style:parent-style-name="Preformatted_20_Text">
      <style:text-properties officeooo:paragraph-rsid="00b8b926"/>
    </style:style>
    <style:style style:name="P362" style:family="paragraph" style:parent-style-name="Preformatted_20_Text">
      <style:text-properties officeooo:rsid="00927514" officeooo:paragraph-rsid="00bc4111"/>
    </style:style>
    <style:style style:name="P363" style:family="paragraph" style:parent-style-name="Preformatted_20_Text">
      <style:text-properties officeooo:paragraph-rsid="00c7b16d"/>
    </style:style>
    <style:style style:name="P364" style:family="paragraph" style:parent-style-name="Preformatted_20_Text">
      <style:text-properties officeooo:rsid="00c7ef3a" officeooo:paragraph-rsid="00c7ef3a"/>
    </style:style>
    <style:style style:name="P365" style:family="paragraph" style:parent-style-name="Preformatted_20_Text">
      <style:text-properties officeooo:paragraph-rsid="0058efe0"/>
    </style:style>
    <style:style style:name="P366" style:family="paragraph" style:parent-style-name="Preformatted_20_Text">
      <style:text-properties officeooo:paragraph-rsid="00cce49a"/>
    </style:style>
    <style:style style:name="P367" style:family="paragraph" style:parent-style-name="Preformatted_20_Text">
      <style:text-properties officeooo:paragraph-rsid="00d0f00c"/>
    </style:style>
    <style:style style:name="P368" style:family="paragraph" style:parent-style-name="Preformatted_20_Text">
      <style:text-properties officeooo:paragraph-rsid="00d7aebc"/>
    </style:style>
    <style:style style:name="P369" style:family="paragraph" style:parent-style-name="Preformatted_20_Text">
      <style:text-properties officeooo:rsid="00dfc046" officeooo:paragraph-rsid="00e0c88e"/>
    </style:style>
    <style:style style:name="P370" style:family="paragraph" style:parent-style-name="Preformatted_20_Text">
      <style:text-properties officeooo:paragraph-rsid="00e521f1"/>
    </style:style>
    <style:style style:name="P371" style:family="paragraph" style:parent-style-name="Preformatted_20_Text">
      <style:text-properties fo:font-style="italic" officeooo:paragraph-rsid="002f1486" style:font-style-asian="italic" style:font-style-complex="italic"/>
    </style:style>
    <style:style style:name="P372" style:family="paragraph" style:parent-style-name="Preformatted_20_Text">
      <style:text-properties style:font-name="Liberation Serif"/>
    </style:style>
    <style:style style:name="P373" style:family="paragraph" style:parent-style-name="Preformatted_20_Text">
      <style:text-properties officeooo:rsid="00abdc30" officeooo:paragraph-rsid="00abdc30"/>
    </style:style>
    <style:style style:name="P374" style:family="paragraph" style:parent-style-name="Preformatted_20_Text">
      <style:text-properties style:text-underline-style="none" officeooo:rsid="00874cd7" officeooo:paragraph-rsid="00b6fdac"/>
    </style:style>
    <style:style style:name="P375" style:family="paragraph" style:parent-style-name="Preformatted_20_Text">
      <style:text-properties fo:font-weight="normal" officeooo:rsid="0088db1a" style:font-weight-asian="normal" style:font-weight-complex="normal"/>
    </style:style>
    <style:style style:name="P376" style:family="paragraph" style:parent-style-name="Preformatted_20_Text">
      <style:text-properties fo:font-weight="normal" officeooo:rsid="0088db1a" officeooo:paragraph-rsid="00b6fdac" style:font-weight-asian="normal" style:font-weight-complex="normal"/>
    </style:style>
    <style:style style:name="P377" style:family="paragraph" style:parent-style-name="Preformatted_20_Text">
      <style:text-properties officeooo:rsid="00f8a84d" officeooo:paragraph-rsid="00f8a84d"/>
    </style:style>
    <style:style style:name="P378" style:family="paragraph" style:parent-style-name="Preformatted_20_Text">
      <style:text-properties officeooo:paragraph-rsid="00f8a84d"/>
    </style:style>
    <style:style style:name="P379" style:family="paragraph" style:parent-style-name="Preformatted_20_Text">
      <style:text-properties officeooo:paragraph-rsid="0101e9b5"/>
    </style:style>
    <style:style style:name="P380" style:family="paragraph" style:parent-style-name="Preformatted_20_Text">
      <style:text-properties officeooo:paragraph-rsid="010c7b1d"/>
    </style:style>
    <style:style style:name="P381" style:family="paragraph" style:parent-style-name="Preformatted_20_Text">
      <style:text-properties officeooo:paragraph-rsid="0111a231"/>
    </style:style>
    <style:style style:name="P382" style:family="paragraph" style:parent-style-name="Preformatted_20_Text">
      <style:text-properties officeooo:rsid="0111a231" officeooo:paragraph-rsid="0111a231"/>
    </style:style>
    <style:style style:name="P383" style:family="paragraph" style:parent-style-name="Preformatted_20_Text">
      <style:text-properties officeooo:paragraph-rsid="012d8443"/>
    </style:style>
    <style:style style:name="P384" style:family="paragraph" style:parent-style-name="Preformatted_20_Text">
      <style:text-properties officeooo:paragraph-rsid="012e0b0f"/>
    </style:style>
    <style:style style:name="P385" style:family="paragraph" style:parent-style-name="Preformatted_20_Text">
      <style:text-properties officeooo:paragraph-rsid="01393e59"/>
    </style:style>
    <style:style style:name="P386" style:family="paragraph" style:parent-style-name="Preformatted_20_Text">
      <style:text-properties officeooo:rsid="01393e59" officeooo:paragraph-rsid="01393e59"/>
    </style:style>
    <style:style style:name="P387" style:family="paragraph" style:parent-style-name="Preformatted_20_Text">
      <style:text-properties officeooo:rsid="014670bd" officeooo:paragraph-rsid="014670bd"/>
    </style:style>
    <style:style style:name="P388" style:family="paragraph" style:parent-style-name="Preformatted_20_Text">
      <style:text-properties officeooo:paragraph-rsid="01481de2"/>
    </style:style>
    <style:style style:name="P389" style:family="paragraph" style:parent-style-name="Preformatted_20_Text">
      <style:text-properties officeooo:rsid="0148b9a6" officeooo:paragraph-rsid="0148b9a6"/>
    </style:style>
    <style:style style:name="P390" style:family="paragraph" style:parent-style-name="Preformatted_20_Text">
      <style:text-properties officeooo:paragraph-rsid="0148b9a6"/>
    </style:style>
    <style:style style:name="P391" style:family="paragraph" style:parent-style-name="Preformatted_20_Text">
      <style:text-properties officeooo:rsid="014f48e8" officeooo:paragraph-rsid="014f48e8"/>
    </style:style>
    <style:style style:name="P392" style:family="paragraph" style:parent-style-name="Preformatted_20_Text">
      <style:text-properties officeooo:paragraph-rsid="014f48e8"/>
    </style:style>
    <style:style style:name="P393" style:family="paragraph" style:parent-style-name="Preformatted_20_Text">
      <style:text-properties officeooo:paragraph-rsid="0151a14c"/>
    </style:style>
    <style:style style:name="P394" style:family="paragraph" style:parent-style-name="Preformatted_20_Text">
      <style:text-properties fo:font-style="normal" style:font-style-asian="normal" style:font-style-complex="normal"/>
    </style:style>
    <style:style style:name="P395" style:family="paragraph" style:parent-style-name="Preformatted_20_Text">
      <style:text-properties fo:font-style="normal" officeooo:rsid="015736d4" officeooo:paragraph-rsid="015736d4" style:font-style-asian="normal" style:font-style-complex="normal"/>
    </style:style>
    <style:style style:name="P396" style:family="paragraph" style:parent-style-name="Preformatted_20_Text">
      <style:text-properties officeooo:paragraph-rsid="0158a1df"/>
    </style:style>
    <style:style style:name="P397" style:family="paragraph" style:parent-style-name="Preformatted_20_Text">
      <style:text-properties officeooo:rsid="015afb60" officeooo:paragraph-rsid="015afb60"/>
    </style:style>
    <style:style style:name="P398" style:family="paragraph" style:parent-style-name="Preformatted_20_Text">
      <style:text-properties officeooo:rsid="012d8443" officeooo:paragraph-rsid="012d8443"/>
    </style:style>
    <style:style style:name="P399" style:family="paragraph" style:parent-style-name="Preformatted_20_Text">
      <style:text-properties officeooo:paragraph-rsid="01601e23"/>
    </style:style>
    <style:style style:name="P400" style:family="paragraph" style:parent-style-name="Preformatted_20_Text">
      <style:text-properties officeooo:rsid="00666f54" officeooo:paragraph-rsid="01601e23"/>
    </style:style>
    <style:style style:name="P401" style:family="paragraph" style:parent-style-name="Preformatted_20_Text">
      <style:text-properties officeooo:rsid="00666f54" officeooo:paragraph-rsid="01619da3"/>
    </style:style>
    <style:style style:name="P402" style:family="paragraph" style:parent-style-name="Preformatted_20_Text">
      <style:text-properties officeooo:paragraph-rsid="0163ec2d"/>
    </style:style>
    <style:style style:name="P403" style:family="paragraph" style:parent-style-name="Preformatted_20_Text">
      <style:text-properties officeooo:rsid="0163ec2d" officeooo:paragraph-rsid="0163ec2d"/>
    </style:style>
    <style:style style:name="P404" style:family="paragraph" style:parent-style-name="Preformatted_20_Text">
      <style:paragraph-properties fo:text-align="start" style:justify-single-word="false"/>
      <style:text-properties officeooo:paragraph-rsid="0158a1df"/>
    </style:style>
    <style:style style:name="P405" style:family="paragraph" style:parent-style-name="Preformatted_20_Text">
      <style:text-properties officeooo:paragraph-rsid="017ce741"/>
    </style:style>
    <style:style style:name="P406" style:family="paragraph" style:parent-style-name="Preformatted_20_Text">
      <style:text-properties officeooo:paragraph-rsid="01832bff"/>
    </style:style>
    <style:style style:name="P407" style:family="paragraph" style:parent-style-name="Preformatted_20_Text">
      <style:text-properties officeooo:rsid="01883b21" officeooo:paragraph-rsid="01883b21"/>
    </style:style>
    <style:style style:name="P408" style:family="paragraph" style:parent-style-name="Preformatted_20_Text">
      <style:text-properties officeooo:rsid="0189f995" officeooo:paragraph-rsid="0189f995"/>
    </style:style>
    <style:style style:name="P409" style:family="paragraph" style:parent-style-name="Preformatted_20_Text">
      <style:text-properties officeooo:paragraph-rsid="018e9d62"/>
    </style:style>
    <style:style style:name="P410" style:family="paragraph" style:parent-style-name="Preformatted_20_Text">
      <style:text-properties officeooo:paragraph-rsid="0192090e"/>
    </style:style>
    <style:style style:name="P411" style:family="paragraph" style:parent-style-name="Preformatted_20_Text">
      <style:text-properties officeooo:rsid="0192090e" officeooo:paragraph-rsid="0192090e"/>
    </style:style>
    <style:style style:name="P412" style:family="paragraph" style:parent-style-name="Preformatted_20_Text">
      <style:text-properties officeooo:rsid="019252a9" officeooo:paragraph-rsid="019252a9"/>
    </style:style>
    <style:style style:name="P413" style:family="paragraph" style:parent-style-name="Preformatted_20_Text">
      <style:text-properties officeooo:rsid="01947b64" officeooo:paragraph-rsid="01947b64"/>
    </style:style>
    <style:style style:name="P414" style:family="paragraph" style:parent-style-name="Preformatted_20_Text">
      <style:text-properties officeooo:paragraph-rsid="019f8b05"/>
    </style:style>
    <style:style style:name="P415" style:family="paragraph" style:parent-style-name="Preformatted_20_Text">
      <style:text-properties officeooo:rsid="007f9437" officeooo:paragraph-rsid="007f9437"/>
    </style:style>
    <style:style style:name="P416" style:family="paragraph" style:parent-style-name="Preformatted_20_Text">
      <style:text-properties officeooo:paragraph-rsid="01abedff"/>
    </style:style>
    <style:style style:name="P417" style:family="paragraph" style:parent-style-name="Preformatted_20_Text">
      <style:text-properties officeooo:rsid="01bb3c7f" officeooo:paragraph-rsid="01bb3c7f"/>
    </style:style>
    <style:style style:name="P418" style:family="paragraph" style:parent-style-name="Preformatted_20_Text">
      <style:text-properties officeooo:paragraph-rsid="01bb3c7f"/>
    </style:style>
    <style:style style:name="P419" style:family="paragraph" style:parent-style-name="Preformatted_20_Text">
      <style:text-properties officeooo:rsid="01bed22a" officeooo:paragraph-rsid="01bed22a"/>
    </style:style>
    <style:style style:name="P420" style:family="paragraph" style:parent-style-name="Preformatted_20_Text">
      <style:text-properties officeooo:paragraph-rsid="01c679bb"/>
    </style:style>
    <style:style style:name="P421" style:family="paragraph" style:parent-style-name="Preformatted_20_Text">
      <style:text-properties officeooo:rsid="01c78f87" officeooo:paragraph-rsid="01c78f87"/>
    </style:style>
    <style:style style:name="P422" style:family="paragraph" style:parent-style-name="Preformatted_20_Text">
      <style:text-properties officeooo:rsid="01cb23c4" officeooo:paragraph-rsid="01cb23c4"/>
    </style:style>
    <style:style style:name="P423" style:family="paragraph" style:parent-style-name="Preformatted_20_Text">
      <style:text-properties officeooo:rsid="01cc9f53" officeooo:paragraph-rsid="01cc9f53"/>
    </style:style>
    <style:style style:name="P424" style:family="paragraph" style:parent-style-name="Preformatted_20_Text">
      <style:text-properties officeooo:rsid="01cf912e" officeooo:paragraph-rsid="01cf912e"/>
    </style:style>
    <style:style style:name="P425" style:family="paragraph" style:parent-style-name="Preformatted_20_Text">
      <style:text-properties officeooo:rsid="01d01259" officeooo:paragraph-rsid="01d01259"/>
    </style:style>
    <style:style style:name="P426" style:family="paragraph" style:parent-style-name="Preformatted_20_Text">
      <style:text-properties officeooo:rsid="01d01259" officeooo:paragraph-rsid="01d34686"/>
    </style:style>
    <style:style style:name="P427" style:family="paragraph" style:parent-style-name="Preformatted_20_Text">
      <style:text-properties officeooo:paragraph-rsid="01d78476"/>
    </style:style>
    <style:style style:name="P428" style:family="paragraph" style:parent-style-name="Preformatted_20_Text">
      <style:text-properties officeooo:rsid="01dbb60a" officeooo:paragraph-rsid="01dbb60a"/>
    </style:style>
    <style:style style:name="P429" style:family="paragraph" style:parent-style-name="Preformatted_20_Text">
      <style:text-properties officeooo:rsid="01f45b48" officeooo:paragraph-rsid="01f45b48"/>
    </style:style>
    <style:style style:name="P430" style:family="paragraph" style:parent-style-name="Preformatted_20_Text">
      <style:text-properties officeooo:paragraph-rsid="01f45b48"/>
    </style:style>
    <style:style style:name="P431" style:family="paragraph" style:parent-style-name="Preformatted_20_Text">
      <style:text-properties style:font-name="TlwgMono"/>
    </style:style>
    <style:style style:name="P432" style:family="paragraph" style:parent-style-name="Preformatted_20_Text">
      <style:text-properties officeooo:rsid="021a0a19" officeooo:paragraph-rsid="021a0a19"/>
    </style:style>
    <style:style style:name="P433" style:family="paragraph" style:parent-style-name="Preformatted_20_Text">
      <style:text-properties officeooo:rsid="021a0a19" officeooo:paragraph-rsid="021d7afa"/>
    </style:style>
    <style:style style:name="P434" style:family="paragraph" style:parent-style-name="Preformatted_20_Text">
      <style:text-properties officeooo:paragraph-rsid="02238030"/>
    </style:style>
    <style:style style:name="P435" style:family="paragraph" style:parent-style-name="Preformatted_20_Text">
      <style:text-properties officeooo:paragraph-rsid="022bd1e4"/>
    </style:style>
    <style:style style:name="P436" style:family="paragraph" style:parent-style-name="Preformatted_20_Text">
      <style:text-properties officeooo:paragraph-rsid="023b9375"/>
    </style:style>
    <style:style style:name="P437" style:family="paragraph" style:parent-style-name="Preformatted_20_Text">
      <style:text-properties officeooo:rsid="0241c9fe" officeooo:paragraph-rsid="0241c9fe"/>
    </style:style>
    <style:style style:name="P438" style:family="paragraph" style:parent-style-name="Preformatted_20_Text">
      <style:text-properties officeooo:paragraph-rsid="02479e6a"/>
    </style:style>
    <style:style style:name="P439" style:family="paragraph" style:parent-style-name="Heading">
      <style:text-properties officeooo:paragraph-rsid="003e0b0d"/>
    </style:style>
    <style:style style:name="P440" style:family="paragraph" style:parent-style-name="Heading">
      <style:text-properties officeooo:paragraph-rsid="003e0fa5"/>
    </style:style>
    <style:style style:name="P441" style:family="paragraph" style:parent-style-name="Heading">
      <style:text-properties officeooo:paragraph-rsid="00473082"/>
    </style:style>
    <style:style style:name="P442" style:family="paragraph" style:parent-style-name="Heading">
      <style:text-properties officeooo:paragraph-rsid="004e8020"/>
    </style:style>
    <style:style style:name="P443" style:family="paragraph" style:parent-style-name="Heading">
      <style:text-properties officeooo:paragraph-rsid="00504951"/>
    </style:style>
    <style:style style:name="P444" style:family="paragraph" style:parent-style-name="Heading">
      <style:text-properties officeooo:paragraph-rsid="00550663"/>
    </style:style>
    <style:style style:name="P445" style:family="paragraph" style:parent-style-name="Heading">
      <style:text-properties officeooo:paragraph-rsid="00664101"/>
    </style:style>
    <style:style style:name="P446" style:family="paragraph" style:parent-style-name="Heading">
      <style:text-properties officeooo:rsid="0047e6b9" officeooo:paragraph-rsid="00b450a5"/>
    </style:style>
    <style:style style:name="P447" style:family="paragraph" style:parent-style-name="Heading">
      <style:text-properties officeooo:rsid="00558d4e" officeooo:paragraph-rsid="006b40b8"/>
    </style:style>
    <style:style style:name="P448" style:family="paragraph" style:parent-style-name="Heading">
      <style:text-properties officeooo:paragraph-rsid="006b40b8"/>
    </style:style>
    <style:style style:name="P449" style:family="paragraph" style:parent-style-name="Heading">
      <style:text-properties officeooo:rsid="006b40b8" officeooo:paragraph-rsid="00b4eafd"/>
    </style:style>
    <style:style style:name="P450" style:family="paragraph" style:parent-style-name="Heading">
      <style:text-properties officeooo:rsid="0073817b" officeooo:paragraph-rsid="0073817b"/>
    </style:style>
    <style:style style:name="P451" style:family="paragraph" style:parent-style-name="Heading">
      <style:text-properties officeooo:rsid="0073817b" officeooo:paragraph-rsid="00a4a497"/>
    </style:style>
    <style:style style:name="P452" style:family="paragraph" style:parent-style-name="Heading">
      <style:text-properties officeooo:paragraph-rsid="0073817b"/>
    </style:style>
    <style:style style:name="P453" style:family="paragraph" style:parent-style-name="Heading">
      <style:text-properties officeooo:rsid="0077e2b5" officeooo:paragraph-rsid="00b8b926"/>
    </style:style>
    <style:style style:name="P454" style:family="paragraph" style:parent-style-name="Heading">
      <style:text-properties officeooo:paragraph-rsid="00ac691d"/>
    </style:style>
    <style:style style:name="P455" style:family="paragraph" style:parent-style-name="Heading">
      <style:text-properties officeooo:paragraph-rsid="00b450a5"/>
    </style:style>
    <style:style style:name="P456" style:family="paragraph" style:parent-style-name="Heading">
      <style:text-properties officeooo:paragraph-rsid="00b4eafd"/>
    </style:style>
    <style:style style:name="P457" style:family="paragraph" style:parent-style-name="Heading">
      <style:text-properties officeooo:paragraph-rsid="00b6fdac"/>
    </style:style>
    <style:style style:name="P458" style:family="paragraph" style:parent-style-name="Heading">
      <style:text-properties officeooo:rsid="009dd8d4" officeooo:paragraph-rsid="00b6fdac"/>
    </style:style>
    <style:style style:name="P459" style:family="paragraph" style:parent-style-name="Heading">
      <style:text-properties officeooo:paragraph-rsid="00b8b926"/>
    </style:style>
    <style:style style:name="P460" style:family="paragraph" style:parent-style-name="Heading">
      <style:text-properties officeooo:paragraph-rsid="00b9b323"/>
    </style:style>
    <style:style style:name="P461" style:family="paragraph" style:parent-style-name="Heading">
      <style:text-properties officeooo:paragraph-rsid="00d7aebc"/>
    </style:style>
    <style:style style:name="P462" style:family="paragraph" style:parent-style-name="Heading">
      <style:text-properties fo:font-style="normal" officeooo:rsid="003cabba" officeooo:paragraph-rsid="003e0b0d" style:font-style-asian="normal" style:font-style-complex="normal"/>
    </style:style>
    <style:style style:name="P463" style:family="paragraph" style:parent-style-name="Heading">
      <style:text-properties officeooo:rsid="003cabba" officeooo:paragraph-rsid="003e0b0d"/>
    </style:style>
    <style:style style:name="P464" style:family="paragraph" style:parent-style-name="Heading">
      <style:text-properties fo:font-weight="normal" officeooo:rsid="00693b96" officeooo:paragraph-rsid="00b6fdac" style:font-weight-asian="normal" style:font-weight-complex="normal"/>
    </style:style>
    <style:style style:name="P465" style:family="paragraph" style:parent-style-name="Heading">
      <style:text-properties fo:font-weight="normal" officeooo:rsid="0088db1a" officeooo:paragraph-rsid="00b6fdac" style:font-weight-asian="normal" style:font-weight-complex="normal"/>
    </style:style>
    <style:style style:name="P466" style:family="paragraph" style:parent-style-name="Heading">
      <style:text-properties fo:font-weight="normal" officeooo:rsid="0088db1a" officeooo:paragraph-rsid="00d7aebc" style:font-weight-asian="normal" style:font-weight-complex="normal"/>
    </style:style>
    <style:style style:name="P467" style:family="paragraph" style:parent-style-name="Heading">
      <style:text-properties officeooo:rsid="011e6e01" officeooo:paragraph-rsid="011e6e01"/>
    </style:style>
    <style:style style:name="P468" style:family="paragraph" style:parent-style-name="Heading">
      <style:text-properties officeooo:paragraph-rsid="012e0b0f"/>
    </style:style>
    <style:style style:name="P469" style:family="paragraph" style:parent-style-name="Heading">
      <style:text-properties officeooo:paragraph-rsid="01560da5"/>
    </style:style>
    <style:style style:name="P470" style:family="paragraph" style:parent-style-name="Heading">
      <style:text-properties officeooo:rsid="01248791" officeooo:paragraph-rsid="01248791"/>
    </style:style>
    <style:style style:name="P471" style:family="paragraph" style:parent-style-name="Heading">
      <style:text-properties officeooo:paragraph-rsid="01601e23"/>
    </style:style>
    <style:style style:name="P472" style:family="paragraph" style:parent-style-name="Heading">
      <style:text-properties officeooo:paragraph-rsid="016b839a"/>
    </style:style>
    <style:style style:name="P473" style:family="paragraph" style:parent-style-name="Heading">
      <style:text-properties officeooo:rsid="01cf912e" officeooo:paragraph-rsid="01cf912e"/>
    </style:style>
    <style:style style:name="P474" style:family="paragraph" style:parent-style-name="Heading">
      <style:text-properties officeooo:rsid="01eb0996" officeooo:paragraph-rsid="01eb0996"/>
    </style:style>
    <style:style style:name="P475" style:family="paragraph" style:parent-style-name="Heading">
      <style:text-properties officeooo:paragraph-rsid="0226b30f"/>
    </style:style>
    <style:style style:name="P476" style:family="paragraph" style:parent-style-name="Heading">
      <style:text-properties officeooo:rsid="0240d479" officeooo:paragraph-rsid="0240d479"/>
    </style:style>
    <style:style style:name="P477" style:family="paragraph" style:parent-style-name="Table_20_Contents">
      <style:text-properties officeooo:rsid="01bcf6ce" officeooo:paragraph-rsid="01bcf6ce"/>
    </style:style>
    <style:style style:name="P478" style:family="paragraph" style:parent-style-name="Table_20_Contents">
      <style:paragraph-properties fo:text-align="center" style:justify-single-word="false"/>
      <style:text-properties officeooo:rsid="01bcf6ce" officeooo:paragraph-rsid="01bcf6c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81" style:family="paragraph" style:parent-style-name="Table_20_Contents">
      <style:paragraph-properties fo:text-align="center" style:justify-single-word="false"/>
      <style:text-properties fo:font-weight="bold" style:font-weight-asian="bold" style:font-weight-complex="bold"/>
    </style:style>
    <style:style style:name="P48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8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84" style:family="paragraph" style:parent-style-name="Table_20_Contents">
      <style:text-properties officeooo:rsid="01fa3ba0" officeooo:paragraph-rsid="01fa3ba0"/>
    </style:style>
    <style:style style:name="P485" style:family="paragraph" style:parent-style-name="Table_20_Contents">
      <style:text-properties officeooo:rsid="01fa6a1c" officeooo:paragraph-rsid="01fa6a1c"/>
    </style:style>
    <style:style style:name="P486" style:family="paragraph" style:parent-style-name="Table_20_Contents">
      <style:text-properties officeooo:rsid="01fc4374" officeooo:paragraph-rsid="01fc4374"/>
    </style:style>
    <style:style style:name="P487" style:family="paragraph" style:parent-style-name="Table_20_Contents">
      <style:paragraph-properties fo:text-align="center" style:justify-single-word="false"/>
      <style:text-properties officeooo:rsid="01fc4374" officeooo:paragraph-rsid="01fc4374"/>
    </style:style>
    <style:style style:name="P488" style:family="paragraph" style:parent-style-name="Table_20_Contents">
      <style:text-properties style:font-name="Liberation Mono" fo:font-size="10pt" officeooo:rsid="01fa3ba0" officeooo:paragraph-rsid="01fa3ba0" style:font-size-asian="10pt" style:font-size-complex="10pt"/>
    </style:style>
    <style:style style:name="P489" style:family="paragraph" style:parent-style-name="Table_20_Contents">
      <style:text-properties style:font-name="Liberation Mono" fo:font-size="10pt" officeooo:rsid="01fa6a1c" officeooo:paragraph-rsid="01fa6a1c" style:font-size-asian="10pt" style:font-size-complex="10pt"/>
    </style:style>
    <style:style style:name="P490" style:family="paragraph" style:parent-style-name="Table_20_Contents">
      <style:text-properties style:font-name="Liberation Mono" fo:font-size="10pt" officeooo:rsid="01fc4374" officeooo:paragraph-rsid="01fc4374" style:font-size-asian="10pt" style:font-size-complex="10pt"/>
    </style:style>
    <style:style style:name="P491" style:family="paragraph" style:parent-style-name="Table_20_Contents">
      <style:text-properties style:font-name="Liberation Mono" fo:font-size="10pt" officeooo:rsid="01fe5788" officeooo:paragraph-rsid="0201c5f0" style:font-size-asian="10pt" style:font-size-complex="10pt"/>
    </style:style>
    <style:style style:name="P492" style:family="paragraph" style:parent-style-name="Table_20_Contents">
      <style:text-properties style:font-name="Liberation Mono" fo:font-size="10pt" officeooo:rsid="02007d56" officeooo:paragraph-rsid="0201c5f0" style:font-size-asian="10pt" style:font-size-complex="10pt"/>
    </style:style>
    <style:style style:name="P493" style:family="paragraph" style:parent-style-name="Table_20_Contents">
      <style:text-properties style:font-name="Liberation Mono" fo:font-size="10pt" officeooo:rsid="0201c5f0" officeooo:paragraph-rsid="0201c5f0" style:font-size-asian="10pt" style:font-size-complex="10pt"/>
    </style:style>
    <style:style style:name="P494" style:family="paragraph" style:parent-style-name="Table_20_Contents">
      <style:text-properties style:font-name="Liberation Mono" fo:font-size="10pt" officeooo:rsid="02032e32" officeooo:paragraph-rsid="02032e32" style:font-size-asian="10pt" style:font-size-complex="10pt"/>
    </style:style>
    <style:style style:name="P495" style:family="paragraph" style:parent-style-name="Table_20_Contents">
      <style:text-properties style:font-name="Liberation Mono" fo:font-size="10pt" officeooo:rsid="0204bc0e" officeooo:paragraph-rsid="0204bc0e" style:font-size-asian="10pt" style:font-size-complex="10pt"/>
    </style:style>
    <style:style style:name="P496" style:family="paragraph" style:parent-style-name="Table_20_Contents">
      <style:text-properties officeooo:rsid="01fe5788" officeooo:paragraph-rsid="0201c5f0"/>
    </style:style>
    <style:style style:name="P497" style:family="paragraph" style:parent-style-name="Table_20_Contents">
      <style:text-properties officeooo:rsid="02007d56" officeooo:paragraph-rsid="0201c5f0"/>
    </style:style>
    <style:style style:name="P498" style:family="paragraph" style:parent-style-name="Table_20_Contents">
      <style:text-properties officeooo:rsid="0201c5f0" officeooo:paragraph-rsid="0201c5f0"/>
    </style:style>
    <style:style style:name="P499" style:family="paragraph" style:parent-style-name="Table_20_Contents">
      <style:text-properties officeooo:rsid="02032e32" officeooo:paragraph-rsid="02032e32"/>
    </style:style>
    <style:style style:name="P500" style:family="paragraph" style:parent-style-name="Table_20_Contents">
      <style:text-properties officeooo:rsid="0204bc0e" officeooo:paragraph-rsid="0204bc0e"/>
    </style:style>
    <style:style style:name="P501" style:family="paragraph" style:parent-style-name="Table_20_Contents">
      <style:paragraph-properties fo:text-align="center" style:justify-single-word="false"/>
      <style:text-properties officeooo:rsid="0206acd2" officeooo:paragraph-rsid="0206acd2"/>
    </style:style>
    <style:style style:name="P502" style:family="paragraph" style:parent-style-name="Table_20_Contents">
      <style:text-properties officeooo:rsid="0231deef" officeooo:paragraph-rsid="0231deef"/>
    </style:style>
    <style:style style:name="P503" style:family="paragraph" style:parent-style-name="Subtitle">
      <style:text-properties officeooo:rsid="022dda61" officeooo:paragraph-rsid="022dda61"/>
    </style:style>
    <style:style style:name="P504" style:family="paragraph" style:parent-style-name="Contents_20_1">
      <style:paragraph-properties>
        <style:tab-stops>
          <style:tab-stop style:position="6.9252in" style:type="right" style:leader-style="dotted" style:leader-text="."/>
        </style:tab-stops>
      </style:paragraph-properties>
    </style:style>
    <style:style style:name="P505" style:family="paragraph" style:parent-style-name="Contents_20_2">
      <style:paragraph-properties>
        <style:tab-stops>
          <style:tab-stop style:position="6.7283in" style:type="right" style:leader-style="dotted" style:leader-text="."/>
        </style:tab-stops>
      </style:paragraph-properties>
    </style:style>
    <style:style style:name="P506" style:family="paragraph" style:parent-style-name="Contents_20_3">
      <style:paragraph-properties>
        <style:tab-stops>
          <style:tab-stop style:position="6.5319in" style:type="right" style:leader-style="dotted" style:leader-text="."/>
        </style:tab-stops>
      </style:paragraph-properties>
    </style:style>
    <style:style style:name="P507" style:family="paragraph" style:parent-style-name="Heading_20_1" style:list-style-name=""/>
    <style:style style:name="P508" style:family="paragraph" style:parent-style-name="Heading_20_1">
      <style:paragraph-properties fo:break-before="page"/>
    </style:style>
    <style:style style:name="P509" style:family="paragraph" style:parent-style-name="Heading_20_2">
      <style:text-properties officeooo:rsid="00ba6c9c" officeooo:paragraph-rsid="00ba6c9c"/>
    </style:style>
    <style:style style:name="P510" style:family="paragraph" style:parent-style-name="Heading_20_2">
      <style:text-properties fo:font-weight="normal" style:font-weight-asian="normal" style:font-weight-complex="normal"/>
    </style:style>
    <style:style style:name="P511" style:family="paragraph" style:parent-style-name="Heading_20_2">
      <style:text-properties officeooo:rsid="00f67afd" officeooo:paragraph-rsid="00f67afd"/>
    </style:style>
    <style:style style:name="P512" style:family="paragraph" style:parent-style-name="Heading_20_2">
      <style:text-properties officeooo:rsid="009dd8d4" officeooo:paragraph-rsid="00a4a497"/>
    </style:style>
    <style:style style:name="P513" style:family="paragraph" style:parent-style-name="Heading_20_2">
      <style:text-properties officeooo:paragraph-rsid="00a4a497"/>
    </style:style>
    <style:style style:name="P514" style:family="paragraph" style:parent-style-name="Heading_20_2">
      <style:text-properties officeooo:rsid="0077e2b5" officeooo:paragraph-rsid="00a4a497"/>
    </style:style>
    <style:style style:name="P515" style:family="paragraph" style:parent-style-name="Heading_20_2">
      <style:text-properties officeooo:rsid="00993621" officeooo:paragraph-rsid="00993621"/>
    </style:style>
    <style:style style:name="P516" style:family="paragraph" style:parent-style-name="Heading_20_3">
      <style:text-properties fo:font-weight="normal" officeooo:rsid="008397dd" officeooo:paragraph-rsid="008397dd" style:font-weight-asian="normal" style:font-weight-complex="normal"/>
    </style:style>
    <style:style style:name="P517" style:family="paragraph" style:parent-style-name="Heading_20_3">
      <style:text-properties officeooo:rsid="0077e2b5" officeooo:paragraph-rsid="00b8b926"/>
    </style:style>
    <style:style style:name="P518" style:family="paragraph" style:parent-style-name="Heading_20_3">
      <style:text-properties officeooo:rsid="00b6fdac" officeooo:paragraph-rsid="00b6fdac"/>
    </style:style>
    <style:style style:name="P519" style:family="paragraph" style:parent-style-name="Heading_20_3">
      <style:text-properties officeooo:rsid="00b6fdac" officeooo:paragraph-rsid="00d7aebc"/>
    </style:style>
    <style:style style:name="P520" style:family="paragraph" style:parent-style-name="Heading_20_3">
      <style:text-properties officeooo:rsid="0075e014" officeooo:paragraph-rsid="00b6fdac"/>
    </style:style>
    <style:style style:name="P521" style:family="paragraph" style:parent-style-name="Heading_20_3">
      <style:text-properties officeooo:rsid="0073817b" officeooo:paragraph-rsid="0073817b"/>
    </style:style>
    <style:style style:name="P522" style:family="paragraph" style:parent-style-name="Heading_20_3">
      <style:text-properties officeooo:rsid="00f03c35" officeooo:paragraph-rsid="00f03c35"/>
    </style:style>
    <style:style style:name="P523" style:family="paragraph" style:parent-style-name="Heading_20_3">
      <style:text-properties officeooo:rsid="00b9b323" officeooo:paragraph-rsid="00b9b323"/>
    </style:style>
    <style:style style:name="P524" style:family="paragraph" style:parent-style-name="Heading_20_3">
      <style:text-properties officeooo:paragraph-rsid="003e0b0d"/>
    </style:style>
    <style:style style:name="P525" style:family="paragraph" style:parent-style-name="Heading_20_3">
      <style:text-properties officeooo:rsid="003e0b0d" officeooo:paragraph-rsid="003e0b0d"/>
    </style:style>
    <style:style style:name="P526" style:family="paragraph" style:parent-style-name="Heading_20_3">
      <style:text-properties officeooo:rsid="003e0b0d" officeooo:paragraph-rsid="00b450a5"/>
    </style:style>
    <style:style style:name="P527" style:family="paragraph" style:parent-style-name="Heading_20_3">
      <style:text-properties officeooo:rsid="003e0b0d" officeooo:paragraph-rsid="00473082"/>
    </style:style>
    <style:style style:name="P528" style:family="paragraph" style:parent-style-name="Heading_20_3">
      <style:text-properties officeooo:rsid="004e8020" officeooo:paragraph-rsid="004e8020"/>
    </style:style>
    <style:style style:name="P529" style:family="paragraph" style:parent-style-name="Heading_20_3">
      <style:text-properties officeooo:rsid="003e0fa5" officeooo:paragraph-rsid="003e0fa5"/>
    </style:style>
    <style:style style:name="P530" style:family="paragraph" style:parent-style-name="Heading_20_3">
      <style:text-properties officeooo:rsid="00ac691d" officeooo:paragraph-rsid="00ac691d"/>
    </style:style>
    <style:style style:name="P531" style:family="paragraph" style:parent-style-name="Heading_20_3">
      <style:text-properties officeooo:rsid="00698e74" officeooo:paragraph-rsid="00b450a5"/>
    </style:style>
    <style:style style:name="P532" style:family="paragraph" style:parent-style-name="Heading_20_3">
      <style:text-properties officeooo:rsid="01481de2" officeooo:paragraph-rsid="01481de2"/>
    </style:style>
    <style:style style:name="P533" style:family="paragraph" style:parent-style-name="Heading_20_3">
      <style:text-properties officeooo:rsid="00550663" officeooo:paragraph-rsid="00550663"/>
    </style:style>
    <style:style style:name="P534" style:family="paragraph" style:parent-style-name="Heading_20_3">
      <style:text-properties officeooo:rsid="006f0be8" officeooo:paragraph-rsid="00b4eafd"/>
    </style:style>
    <style:style style:name="P535" style:family="paragraph" style:parent-style-name="Heading_20_3">
      <style:text-properties officeooo:rsid="0060fcf1" officeooo:paragraph-rsid="00b4eafd"/>
    </style:style>
    <style:style style:name="P536" style:family="paragraph" style:parent-style-name="Heading_20_3">
      <style:text-properties officeooo:rsid="005f9336" officeooo:paragraph-rsid="00b4eafd"/>
    </style:style>
    <style:style style:name="P537" style:family="paragraph" style:parent-style-name="Heading_20_3">
      <style:text-properties officeooo:rsid="00653d71" officeooo:paragraph-rsid="00b4eafd"/>
    </style:style>
    <style:style style:name="P538" style:family="paragraph" style:parent-style-name="Heading_20_3">
      <style:text-properties officeooo:rsid="005c8414" officeooo:paragraph-rsid="00b4eafd"/>
    </style:style>
    <style:style style:name="P539" style:family="paragraph" style:parent-style-name="Heading_20_3">
      <style:text-properties officeooo:rsid="006b40b8" officeooo:paragraph-rsid="006b40b8"/>
    </style:style>
    <style:style style:name="P540" style:family="paragraph" style:parent-style-name="Heading_20_3">
      <style:text-properties officeooo:rsid="00558d4e" officeooo:paragraph-rsid="00558d4e"/>
    </style:style>
    <style:style style:name="P541" style:family="paragraph" style:parent-style-name="Heading_20_3">
      <style:text-properties officeooo:rsid="005a1270" officeooo:paragraph-rsid="005a1270"/>
    </style:style>
    <style:style style:name="P542" style:family="paragraph" style:parent-style-name="Heading_20_3">
      <style:text-properties officeooo:rsid="006394ec" officeooo:paragraph-rsid="017ec6bd"/>
    </style:style>
    <style:style style:name="P543" style:family="paragraph" style:parent-style-name="Heading_20_3">
      <style:text-properties officeooo:paragraph-rsid="00653d71"/>
    </style:style>
    <style:style style:name="P544" style:family="paragraph" style:parent-style-name="Heading_20_3">
      <style:text-properties officeooo:paragraph-rsid="0100587f"/>
    </style:style>
    <style:style style:name="P545" style:family="paragraph" style:parent-style-name="Heading_20_3">
      <style:text-properties officeooo:rsid="012be080" officeooo:paragraph-rsid="012be080"/>
    </style:style>
    <style:style style:name="P546" style:family="paragraph" style:parent-style-name="Heading_20_3">
      <style:text-properties officeooo:rsid="00afc7ef" officeooo:paragraph-rsid="014c7ca2"/>
    </style:style>
    <style:style style:name="P547" style:family="paragraph" style:parent-style-name="Heading_20_3">
      <style:text-properties officeooo:rsid="00afc7ef" officeooo:paragraph-rsid="01601e23"/>
    </style:style>
    <style:style style:name="P548" style:family="paragraph" style:parent-style-name="Heading_20_3">
      <style:text-properties officeooo:rsid="00733e67" officeooo:paragraph-rsid="012e0b0f"/>
    </style:style>
    <style:style style:name="P549" style:family="paragraph" style:parent-style-name="Heading_20_3">
      <style:text-properties officeooo:rsid="01267312" officeooo:paragraph-rsid="01267312"/>
    </style:style>
    <style:style style:name="P550" style:family="paragraph" style:parent-style-name="Heading_20_3">
      <style:text-properties officeooo:rsid="0085ffc3" officeooo:paragraph-rsid="00b6fdac"/>
    </style:style>
    <style:style style:name="P551" style:family="paragraph" style:parent-style-name="Heading_20_3">
      <style:text-properties officeooo:paragraph-rsid="01248791"/>
    </style:style>
    <style:style style:name="P552" style:family="paragraph" style:parent-style-name="Heading_20_3">
      <style:text-properties officeooo:paragraph-rsid="00733e67"/>
    </style:style>
    <style:style style:name="P553" style:family="paragraph" style:parent-style-name="Heading_20_3">
      <style:text-properties fo:font-style="normal" officeooo:rsid="01073ac9" officeooo:paragraph-rsid="01073ac9" style:font-style-asian="normal" style:font-style-complex="normal"/>
    </style:style>
    <style:style style:name="P554" style:family="paragraph" style:parent-style-name="Heading_20_3">
      <style:text-properties officeooo:paragraph-rsid="00b9b323"/>
    </style:style>
    <style:style style:name="P555" style:family="paragraph" style:parent-style-name="Heading_20_3">
      <style:text-properties officeooo:rsid="02262159" officeooo:paragraph-rsid="02262159"/>
    </style:style>
    <style:style style:name="P556" style:family="paragraph" style:parent-style-name="Heading_20_3">
      <style:text-properties officeooo:rsid="006fa277" officeooo:paragraph-rsid="0201c5f0"/>
    </style:style>
    <style:style style:name="P557" style:family="paragraph" style:parent-style-name="Heading_20_3">
      <style:text-properties officeooo:rsid="008d96dc" officeooo:paragraph-rsid="00d7aebc"/>
    </style:style>
    <style:style style:name="P558" style:family="paragraph" style:parent-style-name="Heading_20_3">
      <style:text-properties officeooo:rsid="021a0a19" officeooo:paragraph-rsid="021a0a19"/>
    </style:style>
    <style:style style:name="P559" style:family="paragraph" style:parent-style-name="Heading_20_3">
      <style:text-properties officeooo:rsid="01ecf8bb" officeooo:paragraph-rsid="01ecf8bb"/>
    </style:style>
    <style:style style:name="P560" style:family="paragraph" style:parent-style-name="Heading_20_3">
      <style:text-properties officeooo:rsid="01bb3c7f" officeooo:paragraph-rsid="01bb3c7f"/>
    </style:style>
    <style:style style:name="P561" style:family="paragraph" style:parent-style-name="Heading_20_3">
      <style:text-properties officeooo:rsid="025ea3f7" officeooo:paragraph-rsid="025ea3f7"/>
    </style:style>
    <style:style style:name="P562" style:family="paragraph" style:parent-style-name="Preformatted_20_Text">
      <style:text-properties officeooo:paragraph-rsid="02589aa7"/>
    </style:style>
    <style:style style:name="P563" style:family="paragraph" style:parent-style-name="Preformatted_20_Text">
      <style:text-properties officeooo:paragraph-rsid="0258d68b"/>
    </style:style>
    <style:style style:name="P564" style:family="paragraph" style:parent-style-name="Standard" style:list-style-name="L2">
      <style:text-properties officeooo:rsid="001a4a19" officeooo:paragraph-rsid="009118fd"/>
    </style:style>
    <style:style style:name="P565" style:family="paragraph" style:parent-style-name="Standard" style:list-style-name="L2">
      <style:text-properties officeooo:rsid="001a4a19" officeooo:paragraph-rsid="001a4a19"/>
    </style:style>
    <style:style style:name="P566" style:family="paragraph" style:parent-style-name="Standard" style:list-style-name="L3">
      <style:text-properties officeooo:rsid="00959559" officeooo:paragraph-rsid="00959559"/>
    </style:style>
    <style:style style:name="P56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68"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6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70" style:family="paragraph" style:parent-style-name="Text_20_body" style:list-style-name="L4">
      <style:text-properties officeooo:rsid="001f596a" officeooo:paragraph-rsid="001f596a"/>
    </style:style>
    <style:style style:name="P571" style:family="paragraph" style:parent-style-name="Text_20_body" style:list-style-name="L4">
      <style:text-properties officeooo:rsid="00993621" officeooo:paragraph-rsid="00993621"/>
    </style:style>
    <style:style style:name="P572" style:family="paragraph" style:parent-style-name="Text_20_body" style:list-style-name="L5">
      <style:text-properties officeooo:rsid="0045b1b7" officeooo:paragraph-rsid="0045b1b7"/>
    </style:style>
    <style:style style:name="P573" style:family="paragraph" style:parent-style-name="Text_20_body" style:list-style-name="L6">
      <style:text-properties officeooo:paragraph-rsid="014670bd"/>
    </style:style>
    <style:style style:name="P574"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75" style:family="paragraph" style:parent-style-name="Text_20_body" style:list-style-name="L7">
      <style:text-properties officeooo:rsid="00da2c96" officeooo:paragraph-rsid="00da2c96"/>
    </style:style>
    <style:style style:name="P576" style:family="paragraph" style:parent-style-name="Text_20_body" style:list-style-name="L8">
      <style:text-properties fo:font-style="italic" officeooo:rsid="01d6cf97" officeooo:paragraph-rsid="01d6cf97" style:font-style-asian="italic" style:font-style-complex="italic"/>
    </style:style>
    <style:style style:name="P577" style:family="paragraph" style:parent-style-name="Text_20_body" style:list-style-name="L9">
      <style:text-properties style:font-name="Liberation Mono" fo:font-size="10pt" officeooo:rsid="021b51b8" officeooo:paragraph-rsid="021b51b8" style:font-size-asian="10pt" style:font-size-complex="10pt"/>
    </style:style>
    <style:style style:name="P578" style:family="paragraph" style:parent-style-name="Text_20_body" style:list-style-name="L9">
      <style:text-properties officeooo:rsid="021b51b8" officeooo:paragraph-rsid="021b51b8"/>
    </style:style>
    <style:style style:name="P579" style:family="paragraph" style:parent-style-name="Text_20_body" style:list-style-name="L9">
      <style:text-properties officeooo:rsid="021d7afa" officeooo:paragraph-rsid="021d7afa"/>
    </style:style>
    <style:style style:name="P580" style:family="paragraph" style:parent-style-name="Text_20_body">
      <style:text-properties officeooo:rsid="025ea3f7" officeooo:paragraph-rsid="025ea3f7"/>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style:font-name="Liberation Mono" fo:font-size="10pt" fo:font-weight="bold" officeooo:rsid="003cabba" style:font-size-asian="10pt" style:font-weight-asian="bold" style:font-size-complex="10pt" style:font-weight-complex="bold"/>
    </style:style>
    <style:style style:name="T209" style:family="text">
      <style:text-properties style:font-name="Liberation Mono" fo:font-size="10pt" fo:font-weight="bold" officeooo:rsid="013518d4" style:font-size-asian="10pt" style:font-weight-asian="bold" style:font-size-complex="10pt" style:font-weight-complex="bold"/>
    </style:style>
    <style:style style:name="T210" style:family="text">
      <style:text-properties style:font-name="Liberation Mono" fo:font-size="10pt" fo:font-weight="bold" officeooo:rsid="014e1472" style:font-size-asian="10pt" style:font-weight-asian="bold" style:font-size-complex="10pt" style:font-weight-complex="bold"/>
    </style:style>
    <style:style style:name="T211" style:family="text">
      <style:text-properties style:font-name="Liberation Mono" fo:font-size="10pt" fo:font-weight="bold" officeooo:rsid="00203c5b" style:font-size-asian="10pt" style:font-weight-asian="bold" style:font-size-complex="10pt" style:font-weight-complex="bold"/>
    </style:style>
    <style:style style:name="T212" style:family="text">
      <style:text-properties style:font-name="Liberation Mono" fo:font-size="10pt" fo:font-weight="bold" officeooo:rsid="002dd297" style:font-size-asian="10pt" style:font-weight-asian="bold" style:font-size-complex="10pt" style:font-weight-complex="bold"/>
    </style:style>
    <style:style style:name="T213" style:family="text">
      <style:text-properties style:font-name="Liberation Mono" fo:font-size="10pt" fo:font-weight="bold" officeooo:rsid="016ebdff" style:font-size-asian="10pt" style:font-weight-asian="bold" style:font-size-complex="10pt" style:font-weight-complex="bold"/>
    </style:style>
    <style:style style:name="T214" style:family="text">
      <style:text-properties style:font-name="Liberation Mono" fo:font-size="10pt" fo:font-weight="bold" officeooo:rsid="01e3e388" style:font-size-asian="10pt" style:font-weight-asian="bold" style:font-size-complex="10pt" style:font-weight-complex="bold"/>
    </style:style>
    <style:style style:name="T215" style:family="text">
      <style:text-properties style:font-name="Liberation Mono" fo:font-size="10pt" fo:font-weight="bold" officeooo:rsid="0240b116" style:font-size-asian="10pt" style:font-weight-asian="bold" style:font-size-complex="10pt" style:font-weight-complex="bold"/>
    </style:style>
    <style:style style:name="T216" style:family="text">
      <style:text-properties style:font-name="Liberation Mono" fo:font-size="10pt" fo:font-style="normal" style:font-size-asian="10pt" style:font-style-asian="normal" style:font-size-complex="10pt" style:font-style-complex="normal"/>
    </style:style>
    <style:style style:name="T217" style:family="text">
      <style:text-properties style:font-name="Liberation Mono" fo:font-size="10pt" fo:font-style="normal" officeooo:rsid="01f2ce26" style:font-size-asian="10pt" style:font-style-asian="normal" style:font-size-complex="10pt" style:font-style-complex="normal"/>
    </style:style>
    <style:style style:name="T218" style:family="text">
      <style:text-properties style:font-name="Liberation Mono" fo:font-size="10pt" fo:font-style="normal" officeooo:rsid="0234f024" style:font-size-asian="10pt" style:font-style-asian="normal" style:font-size-complex="10pt" style:font-style-complex="normal"/>
    </style:style>
    <style:style style:name="T219" style:family="text">
      <style:text-properties style:font-name="Liberation Mono" fo:font-size="10pt" fo:font-style="normal" officeooo:rsid="024b9bb3" style:font-size-asian="10pt" style:font-style-asian="normal" style:font-size-complex="10pt" style:font-style-complex="normal"/>
    </style:style>
    <style:style style:name="T22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1" style:family="text">
      <style:text-properties style:font-name="Liberation Mono" fo:font-size="10pt" fo:font-weight="normal" style:font-size-asian="10pt" style:font-weight-asian="normal" style:font-size-complex="10pt" style:font-weight-complex="normal"/>
    </style:style>
    <style:style style:name="T222" style:family="text">
      <style:text-properties style:font-name="Liberation Mono" fo:font-size="10pt" fo:font-weight="normal" officeooo:rsid="006728eb" style:font-size-asian="10pt" style:font-weight-asian="normal" style:font-size-complex="10pt" style:font-weight-complex="normal"/>
    </style:style>
    <style:style style:name="T223" style:family="text">
      <style:text-properties style:font-name="Liberation Mono" fo:font-size="10pt" fo:font-weight="normal" officeooo:rsid="01e74206" style:font-size-asian="10pt" style:font-weight-asian="normal" style:font-size-complex="10pt" style:font-weight-complex="normal"/>
    </style:style>
    <style:style style:name="T224" style:family="text">
      <style:text-properties style:font-name="Liberation Mono" fo:font-size="10pt" fo:font-style="italic" style:font-size-asian="10pt" style:font-style-asian="italic" style:font-size-complex="10pt" style:font-style-complex="italic"/>
    </style:style>
    <style:style style:name="T22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6" style:family="text">
      <style:text-properties style:font-name="Liberation Mono" fo:font-size="9pt" fo:font-style="normal" style:font-size-asian="9pt" style:font-style-asian="normal" style:font-size-complex="9pt" style:font-style-complex="normal"/>
    </style:style>
    <style:style style:name="T227" style:family="text">
      <style:text-properties fo:font-size="10pt" style:font-size-asian="10pt" style:font-size-complex="10pt"/>
    </style:style>
    <style:style style:name="T228" style:family="text">
      <style:text-properties officeooo:rsid="003e0b0d"/>
    </style:style>
    <style:style style:name="T229" style:family="text">
      <style:text-properties officeooo:rsid="003e0fa5"/>
    </style:style>
    <style:style style:name="T230" style:family="text">
      <style:text-properties officeooo:rsid="003fb4da"/>
    </style:style>
    <style:style style:name="T231" style:family="text">
      <style:text-properties officeooo:rsid="00473082"/>
    </style:style>
    <style:style style:name="T232" style:family="text">
      <style:text-properties officeooo:rsid="0048b20e"/>
    </style:style>
    <style:style style:name="T233" style:family="text">
      <style:text-properties officeooo:rsid="004c981f"/>
    </style:style>
    <style:style style:name="T234" style:family="text">
      <style:text-properties officeooo:rsid="00536ab7"/>
    </style:style>
    <style:style style:name="T235" style:family="text">
      <style:text-properties officeooo:rsid="00558d4e"/>
    </style:style>
    <style:style style:name="T236" style:family="text">
      <style:text-properties officeooo:rsid="0059099b"/>
    </style:style>
    <style:style style:name="T237" style:family="text">
      <style:text-properties style:font-name="Liberation Serif" fo:font-size="12pt" style:font-size-asian="10.5pt" style:font-size-complex="12pt"/>
    </style:style>
    <style:style style:name="T238" style:family="text">
      <style:text-properties style:font-name="Liberation Serif" fo:font-size="12pt" officeooo:rsid="00981577" style:font-size-asian="10.5pt" style:font-size-complex="12pt"/>
    </style:style>
    <style:style style:name="T239" style:family="text">
      <style:text-properties style:font-name="Liberation Serif" fo:font-size="12pt" officeooo:rsid="01947b64" style:font-size-asian="10.5pt" style:font-size-complex="12pt"/>
    </style:style>
    <style:style style:name="T240" style:family="text">
      <style:text-properties style:font-name="Liberation Serif" fo:font-size="12pt" officeooo:rsid="01a6e1c9" style:font-size-asian="10.5pt" style:font-size-complex="12pt"/>
    </style:style>
    <style:style style:name="T241" style:family="text">
      <style:text-properties style:font-name="Liberation Serif" fo:font-size="12pt" officeooo:rsid="01b944d8" style:font-size-asian="10.5pt" style:font-size-complex="12pt"/>
    </style:style>
    <style:style style:name="T242" style:family="text">
      <style:text-properties style:font-name="Liberation Serif" fo:font-size="12pt" fo:font-style="italic" style:font-size-asian="10.5pt" style:font-style-asian="italic" style:font-size-complex="12pt" style:font-style-complex="italic"/>
    </style:style>
    <style:style style:name="T243" style:family="text">
      <style:text-properties style:font-name="Liberation Serif" fo:font-size="12pt" fo:font-style="normal" style:font-size-asian="10.5pt" style:font-style-asian="normal" style:font-size-complex="12pt" style:font-style-complex="normal"/>
    </style:style>
    <style:style style:name="T244" style:family="text">
      <style:text-properties style:font-name="Liberation Serif" fo:font-size="12pt" fo:font-weight="normal" officeooo:rsid="013518d4" style:font-size-asian="12pt" style:font-weight-asian="normal" style:font-size-complex="12pt" style:font-weight-complex="normal"/>
    </style:style>
    <style:style style:name="T245" style:family="text">
      <style:text-properties style:font-name="Liberation Serif" fo:font-size="12pt" style:font-size-asian="12pt" style:font-size-complex="12pt"/>
    </style:style>
    <style:style style:name="T246" style:family="text">
      <style:text-properties officeooo:rsid="005ef374"/>
    </style:style>
    <style:style style:name="T247" style:family="text">
      <style:text-properties officeooo:rsid="006299ea"/>
    </style:style>
    <style:style style:name="T248" style:family="text">
      <style:text-properties officeooo:rsid="006374e0"/>
    </style:style>
    <style:style style:name="T249" style:family="text">
      <style:text-properties officeooo:rsid="00653d71"/>
    </style:style>
    <style:style style:name="T250" style:family="text">
      <style:text-properties officeooo:rsid="00677c60"/>
    </style:style>
    <style:style style:name="T251" style:family="text">
      <style:text-properties officeooo:rsid="006910da"/>
    </style:style>
    <style:style style:name="T252" style:family="text">
      <style:text-properties officeooo:rsid="006c7ae9"/>
    </style:style>
    <style:style style:name="T253" style:family="text">
      <style:text-properties officeooo:rsid="006e3819"/>
    </style:style>
    <style:style style:name="T254" style:family="text">
      <style:text-properties officeooo:rsid="006f0be8"/>
    </style:style>
    <style:style style:name="T255" style:family="text">
      <style:text-properties officeooo:rsid="00733e67"/>
    </style:style>
    <style:style style:name="T256" style:family="text">
      <style:text-properties officeooo:rsid="0075e014"/>
    </style:style>
    <style:style style:name="T257" style:family="text">
      <style:text-properties officeooo:rsid="00773729"/>
    </style:style>
    <style:style style:name="T258" style:family="text">
      <style:text-properties officeooo:rsid="0077e2b5"/>
    </style:style>
    <style:style style:name="T259" style:family="text">
      <style:text-properties officeooo:rsid="0078e9f6"/>
    </style:style>
    <style:style style:name="T260" style:family="text">
      <style:text-properties officeooo:rsid="00795874"/>
    </style:style>
    <style:style style:name="T261" style:family="text">
      <style:text-properties officeooo:rsid="007b127b"/>
    </style:style>
    <style:style style:name="T262" style:family="text">
      <style:text-properties officeooo:rsid="007cfb80"/>
    </style:style>
    <style:style style:name="T263" style:family="text">
      <style:text-properties officeooo:rsid="007d6d36"/>
    </style:style>
    <style:style style:name="T264" style:family="text">
      <style:text-properties officeooo:rsid="007f1d01"/>
    </style:style>
    <style:style style:name="T265" style:family="text">
      <style:text-properties officeooo:rsid="007f9437"/>
    </style:style>
    <style:style style:name="T266" style:family="text">
      <style:text-properties officeooo:rsid="008115f6"/>
    </style:style>
    <style:style style:name="T267" style:family="text">
      <style:text-properties officeooo:rsid="00830df8"/>
    </style:style>
    <style:style style:name="T268" style:family="text">
      <style:text-properties officeooo:rsid="00874cd7"/>
    </style:style>
    <style:style style:name="T269" style:family="text">
      <style:text-properties style:text-underline-style="solid" style:text-underline-type="double" style:text-underline-width="auto" style:text-underline-color="font-color" officeooo:rsid="00874cd7"/>
    </style:style>
    <style:style style:name="T270" style:family="text">
      <style:text-properties officeooo:rsid="00898157"/>
    </style:style>
    <style:style style:name="T271" style:family="text">
      <style:text-properties officeooo:rsid="008be7a1"/>
    </style:style>
    <style:style style:name="T272" style:family="text">
      <style:text-properties officeooo:rsid="008cbcba"/>
    </style:style>
    <style:style style:name="T273" style:family="text">
      <style:text-properties officeooo:rsid="00959559"/>
    </style:style>
    <style:style style:name="T274" style:family="text">
      <style:text-properties officeooo:rsid="0096821e"/>
    </style:style>
    <style:style style:name="T275" style:family="text">
      <style:text-properties officeooo:rsid="0098ef9b"/>
    </style:style>
    <style:style style:name="T276" style:family="text">
      <style:text-properties officeooo:rsid="00993621"/>
    </style:style>
    <style:style style:name="T277" style:family="text">
      <style:text-properties officeooo:rsid="0099d1a2"/>
    </style:style>
    <style:style style:name="T278" style:family="text">
      <style:text-properties officeooo:rsid="009a362e"/>
    </style:style>
    <style:style style:name="T279" style:family="text">
      <style:text-properties style:font-name="Liberation Mono1" fo:font-size="9pt"/>
    </style:style>
    <style:style style:name="T280" style:family="text">
      <style:text-properties style:font-name="Liberation Mono1" fo:font-size="9pt" officeooo:rsid="00f03c35"/>
    </style:style>
    <style:style style:name="T281" style:family="text">
      <style:text-properties style:font-name="Liberation Mono1" fo:font-size="9pt" officeooo:rsid="00f16235"/>
    </style:style>
    <style:style style:name="T282" style:family="text">
      <style:text-properties style:font-name="Liberation Mono1" fo:font-size="9pt" officeooo:rsid="00f303f1"/>
    </style:style>
    <style:style style:name="T283" style:family="text">
      <style:text-properties style:font-name="Liberation Mono1" fo:font-size="9pt" officeooo:rsid="013ebbcd"/>
    </style:style>
    <style:style style:name="T284" style:family="text">
      <style:text-properties officeooo:rsid="009bd942"/>
    </style:style>
    <style:style style:name="T285" style:family="text">
      <style:text-properties officeooo:rsid="009dd8d4"/>
    </style:style>
    <style:style style:name="T286" style:family="text">
      <style:text-properties officeooo:rsid="009e1be7"/>
    </style:style>
    <style:style style:name="T287" style:family="text">
      <style:text-properties officeooo:rsid="00a13599"/>
    </style:style>
    <style:style style:name="T288" style:family="text">
      <style:text-properties officeooo:rsid="00a1e122"/>
    </style:style>
    <style:style style:name="T289" style:family="text">
      <style:text-properties officeooo:rsid="00a4692b"/>
    </style:style>
    <style:style style:name="T290" style:family="text">
      <style:text-properties officeooo:rsid="00a4a497"/>
    </style:style>
    <style:style style:name="T291" style:family="text">
      <style:text-properties officeooo:rsid="00a673ae"/>
    </style:style>
    <style:style style:name="T292" style:family="text">
      <style:text-properties officeooo:rsid="00a96e14"/>
    </style:style>
    <style:style style:name="T293" style:family="text">
      <style:text-properties officeooo:rsid="00afc7ef"/>
    </style:style>
    <style:style style:name="T294" style:family="text">
      <style:text-properties officeooo:rsid="00b3ad7e"/>
    </style:style>
    <style:style style:name="T295" style:family="text">
      <style:text-properties officeooo:rsid="00ba6c9c"/>
    </style:style>
    <style:style style:name="T296" style:family="text">
      <style:text-properties officeooo:rsid="00baef1e"/>
    </style:style>
    <style:style style:name="T297" style:family="text">
      <style:text-properties officeooo:rsid="00bc4111"/>
    </style:style>
    <style:style style:name="T298" style:family="text">
      <style:text-properties officeooo:rsid="00c0ecf1"/>
    </style:style>
    <style:style style:name="T299" style:family="text">
      <style:text-properties officeooo:rsid="00c13d78"/>
    </style:style>
    <style:style style:name="T300" style:family="text">
      <style:text-properties officeooo:rsid="00c4b1dc"/>
    </style:style>
    <style:style style:name="T301" style:family="text">
      <style:text-properties officeooo:rsid="00c6e205"/>
    </style:style>
    <style:style style:name="T302" style:family="text">
      <style:text-properties officeooo:rsid="00c7a1d9"/>
    </style:style>
    <style:style style:name="T303" style:family="text">
      <style:text-properties officeooo:rsid="00c7b16d"/>
    </style:style>
    <style:style style:name="T304" style:family="text">
      <style:text-properties officeooo:rsid="00c7ef3a"/>
    </style:style>
    <style:style style:name="T305" style:family="text">
      <style:text-properties officeooo:rsid="00c98316"/>
    </style:style>
    <style:style style:name="T306" style:family="text">
      <style:text-properties officeooo:rsid="00c99246"/>
    </style:style>
    <style:style style:name="T307" style:family="text">
      <style:text-properties officeooo:rsid="00d20ae8"/>
    </style:style>
    <style:style style:name="T308" style:family="text">
      <style:text-properties officeooo:rsid="00db3c03"/>
    </style:style>
    <style:style style:name="T309" style:family="text">
      <style:text-properties officeooo:rsid="00dfc046"/>
    </style:style>
    <style:style style:name="T310" style:family="text">
      <style:text-properties officeooo:rsid="00e0c88e"/>
    </style:style>
    <style:style style:name="T311" style:family="text">
      <style:text-properties officeooo:rsid="00e3cc6d"/>
    </style:style>
    <style:style style:name="T312" style:family="text">
      <style:text-properties officeooo:rsid="00e521f1"/>
    </style:style>
    <style:style style:name="T313" style:family="text">
      <style:text-properties officeooo:rsid="00e731c3"/>
    </style:style>
    <style:style style:name="T314" style:family="text">
      <style:text-properties officeooo:rsid="00e96172"/>
    </style:style>
    <style:style style:name="T315" style:family="text">
      <style:text-properties officeooo:rsid="00ed2a43"/>
    </style:style>
    <style:style style:name="T316" style:family="text">
      <style:text-properties officeooo:rsid="00ed816b"/>
    </style:style>
    <style:style style:name="T317" style:family="text">
      <style:text-properties style:text-position="super 58%" fo:font-style="italic" style:font-style-asian="italic" style:font-style-complex="italic"/>
    </style:style>
    <style:style style:name="T318" style:family="text">
      <style:text-properties style:text-position="super 58%" officeooo:rsid="015c457f"/>
    </style:style>
    <style:style style:name="T319" style:family="text">
      <style:text-properties style:text-position="0% 100%" fo:font-style="italic" style:font-style-asian="italic" style:font-style-complex="italic"/>
    </style:style>
    <style:style style:name="T320" style:family="text">
      <style:text-properties officeooo:rsid="00f8a84d"/>
    </style:style>
    <style:style style:name="T321" style:family="text">
      <style:text-properties officeooo:rsid="00fa1fc4"/>
    </style:style>
    <style:style style:name="T322" style:family="text">
      <style:text-properties officeooo:rsid="00fd44d2"/>
    </style:style>
    <style:style style:name="T323" style:family="text">
      <style:text-properties officeooo:rsid="00fea912"/>
    </style:style>
    <style:style style:name="T324" style:family="text">
      <style:text-properties officeooo:rsid="0100587f"/>
    </style:style>
    <style:style style:name="T325" style:family="text">
      <style:text-properties officeooo:rsid="0101e9b5"/>
    </style:style>
    <style:style style:name="T326" style:family="text">
      <style:text-properties officeooo:rsid="010363b9"/>
    </style:style>
    <style:style style:name="T327" style:family="text">
      <style:text-properties officeooo:rsid="0108b46a"/>
    </style:style>
    <style:style style:name="T328" style:family="text">
      <style:text-properties officeooo:rsid="010ade15"/>
    </style:style>
    <style:style style:name="T329" style:family="text">
      <style:text-properties officeooo:rsid="010c7b1d"/>
    </style:style>
    <style:style style:name="T330" style:family="text">
      <style:text-properties officeooo:rsid="010d242d"/>
    </style:style>
    <style:style style:name="T331" style:family="text">
      <style:text-properties officeooo:rsid="010fbfa9"/>
    </style:style>
    <style:style style:name="T332" style:family="text">
      <style:text-properties officeooo:rsid="0110149b"/>
    </style:style>
    <style:style style:name="T333" style:family="text">
      <style:text-properties officeooo:rsid="01107191"/>
    </style:style>
    <style:style style:name="T334" style:family="text">
      <style:text-properties officeooo:rsid="0111a231"/>
    </style:style>
    <style:style style:name="T335" style:family="text">
      <style:text-properties officeooo:rsid="011962b6"/>
    </style:style>
    <style:style style:name="T336" style:family="text">
      <style:text-properties officeooo:rsid="01248791"/>
    </style:style>
    <style:style style:name="T337" style:family="text">
      <style:text-properties officeooo:rsid="01280c0f"/>
    </style:style>
    <style:style style:name="T338" style:family="text">
      <style:text-properties officeooo:rsid="01298b5c"/>
    </style:style>
    <style:style style:name="T339" style:family="text">
      <style:text-properties officeooo:rsid="012a2440"/>
    </style:style>
    <style:style style:name="T340" style:family="text">
      <style:text-properties officeooo:rsid="012be080"/>
    </style:style>
    <style:style style:name="T341" style:family="text">
      <style:text-properties officeooo:rsid="012c005e"/>
    </style:style>
    <style:style style:name="T342" style:family="text">
      <style:text-properties officeooo:rsid="012d8443"/>
    </style:style>
    <style:style style:name="T343" style:family="text">
      <style:text-properties officeooo:rsid="012e0b0f"/>
    </style:style>
    <style:style style:name="T344" style:family="text">
      <style:text-properties officeooo:rsid="0130ce0d"/>
    </style:style>
    <style:style style:name="T34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7" style:family="text">
      <style:text-properties officeooo:rsid="01319093"/>
    </style:style>
    <style:style style:name="T348" style:family="text">
      <style:text-properties officeooo:rsid="013267bb"/>
    </style:style>
    <style:style style:name="T349" style:family="text">
      <style:text-properties officeooo:rsid="0133d17c"/>
    </style:style>
    <style:style style:name="T350" style:family="text">
      <style:text-properties officeooo:rsid="0136b1d1"/>
    </style:style>
    <style:style style:name="T351" style:family="text">
      <style:text-properties officeooo:rsid="01398202"/>
    </style:style>
    <style:style style:name="T352" style:family="text">
      <style:text-properties officeooo:rsid="013a3c46"/>
    </style:style>
    <style:style style:name="T353" style:family="text">
      <style:text-properties officeooo:rsid="013c0412"/>
    </style:style>
    <style:style style:name="T354" style:family="text">
      <style:text-properties officeooo:rsid="013db623"/>
    </style:style>
    <style:style style:name="T355" style:family="text">
      <style:text-properties officeooo:rsid="013ebbcd"/>
    </style:style>
    <style:style style:name="T356" style:family="text">
      <style:text-properties officeooo:rsid="01436dc9"/>
    </style:style>
    <style:style style:name="T357" style:family="text">
      <style:text-properties officeooo:rsid="01446f4f"/>
    </style:style>
    <style:style style:name="T358" style:family="text">
      <style:text-properties officeooo:rsid="01454f26"/>
    </style:style>
    <style:style style:name="T359" style:family="text">
      <style:text-properties officeooo:rsid="0146a25e"/>
    </style:style>
    <style:style style:name="T360" style:family="text">
      <style:text-properties officeooo:rsid="0148b9a6"/>
    </style:style>
    <style:style style:name="T361" style:family="text">
      <style:text-properties officeooo:rsid="014c7ca2"/>
    </style:style>
    <style:style style:name="T362" style:family="text">
      <style:text-properties officeooo:rsid="014e1472"/>
    </style:style>
    <style:style style:name="T363" style:family="text">
      <style:text-properties officeooo:rsid="014f48e8"/>
    </style:style>
    <style:style style:name="T364" style:family="text">
      <style:text-properties officeooo:rsid="0151a14c"/>
    </style:style>
    <style:style style:name="T365" style:family="text">
      <style:text-properties officeooo:rsid="015368bc"/>
    </style:style>
    <style:style style:name="T366" style:family="text">
      <style:text-properties officeooo:rsid="0155792b"/>
    </style:style>
    <style:style style:name="T367" style:family="text">
      <style:text-properties officeooo:rsid="0156df70"/>
    </style:style>
    <style:style style:name="T368" style:family="text">
      <style:text-properties officeooo:rsid="015afb60"/>
    </style:style>
    <style:style style:name="T369" style:family="text">
      <style:text-properties officeooo:rsid="015c457f"/>
    </style:style>
    <style:style style:name="T370" style:family="text">
      <style:text-properties officeooo:rsid="01601e23"/>
    </style:style>
    <style:style style:name="T371" style:family="text">
      <style:text-properties officeooo:rsid="01606fa9"/>
    </style:style>
    <style:style style:name="T372" style:family="text">
      <style:text-properties officeooo:rsid="016271de"/>
    </style:style>
    <style:style style:name="T373" style:family="text">
      <style:text-properties officeooo:rsid="0163ec2d"/>
    </style:style>
    <style:style style:name="T374" style:family="text">
      <style:text-properties officeooo:rsid="016697c2"/>
    </style:style>
    <style:style style:name="T375" style:family="text">
      <style:text-properties officeooo:rsid="016d5f7e"/>
    </style:style>
    <style:style style:name="T376" style:family="text">
      <style:text-properties officeooo:rsid="016dffa2"/>
    </style:style>
    <style:style style:name="T377" style:family="text">
      <style:text-properties style:font-name="FetteFraktur"/>
    </style:style>
    <style:style style:name="T378" style:family="text">
      <style:text-properties officeooo:rsid="016fbea2"/>
    </style:style>
    <style:style style:name="T379" style:family="text">
      <style:text-properties officeooo:rsid="01714135"/>
    </style:style>
    <style:style style:name="T380" style:family="text">
      <style:text-properties officeooo:rsid="01741a9d"/>
    </style:style>
    <style:style style:name="T381" style:family="text">
      <style:text-properties officeooo:rsid="01748726"/>
    </style:style>
    <style:style style:name="T382" style:family="text">
      <style:text-properties officeooo:rsid="0175ae42"/>
    </style:style>
    <style:style style:name="T383" style:family="text">
      <style:text-properties officeooo:rsid="01762613"/>
    </style:style>
    <style:style style:name="T384" style:family="text">
      <style:text-properties officeooo:rsid="017744f5"/>
    </style:style>
    <style:style style:name="T385" style:family="text">
      <style:text-properties officeooo:rsid="0178cc13"/>
    </style:style>
    <style:style style:name="T386" style:family="text">
      <style:text-properties officeooo:rsid="01796b64"/>
    </style:style>
    <style:style style:name="T387" style:family="text">
      <style:text-properties officeooo:rsid="017b41cb"/>
    </style:style>
    <style:style style:name="T388" style:family="text">
      <style:text-properties officeooo:rsid="017cfc2e"/>
    </style:style>
    <style:style style:name="T389" style:family="text">
      <style:text-properties officeooo:rsid="017f87cc"/>
    </style:style>
    <style:style style:name="T390" style:family="text">
      <style:text-properties officeooo:rsid="01814254"/>
    </style:style>
    <style:style style:name="T391" style:family="text">
      <style:text-properties officeooo:rsid="01832bff"/>
    </style:style>
    <style:style style:name="T392" style:family="text">
      <style:text-properties officeooo:rsid="0184069d"/>
    </style:style>
    <style:style style:name="T393" style:family="text">
      <style:text-properties officeooo:rsid="01864d6f"/>
    </style:style>
    <style:style style:name="T394" style:family="text">
      <style:text-properties officeooo:rsid="018820c4"/>
    </style:style>
    <style:style style:name="T395" style:family="text">
      <style:text-properties officeooo:rsid="01883b21"/>
    </style:style>
    <style:style style:name="T396" style:family="text">
      <style:text-properties officeooo:rsid="018948fb"/>
    </style:style>
    <style:style style:name="T397" style:family="text">
      <style:text-properties officeooo:rsid="0189f995"/>
    </style:style>
    <style:style style:name="T398" style:family="text">
      <style:text-properties officeooo:rsid="018a7c53"/>
    </style:style>
    <style:style style:name="T399" style:family="text">
      <style:text-properties officeooo:rsid="018c545a"/>
    </style:style>
    <style:style style:name="T400" style:family="text">
      <style:text-properties officeooo:rsid="018d6617"/>
    </style:style>
    <style:style style:name="T401" style:family="text">
      <style:text-properties officeooo:rsid="018e9d62"/>
    </style:style>
    <style:style style:name="T402" style:family="text">
      <style:text-properties officeooo:rsid="0192090e"/>
    </style:style>
    <style:style style:name="T403" style:family="text">
      <style:text-properties officeooo:rsid="019252a9"/>
    </style:style>
    <style:style style:name="T404" style:family="text">
      <style:text-properties officeooo:rsid="0192d88c"/>
    </style:style>
    <style:style style:name="T405" style:family="text">
      <style:text-properties officeooo:rsid="01947b64"/>
    </style:style>
    <style:style style:name="T406" style:family="text">
      <style:text-properties officeooo:rsid="01966cc0"/>
    </style:style>
    <style:style style:name="T407" style:family="text">
      <style:text-properties officeooo:rsid="01984fef"/>
    </style:style>
    <style:style style:name="T408" style:family="text">
      <style:text-properties officeooo:rsid="0199cbb0"/>
    </style:style>
    <style:style style:name="T409" style:family="text">
      <style:text-properties officeooo:rsid="019a6119"/>
    </style:style>
    <style:style style:name="T410" style:family="text">
      <style:text-properties officeooo:rsid="019b814f"/>
    </style:style>
    <style:style style:name="T411" style:family="text">
      <style:text-properties officeooo:rsid="004e0ec9"/>
    </style:style>
    <style:style style:name="T412" style:family="text">
      <style:text-properties officeooo:rsid="019e3113"/>
    </style:style>
    <style:style style:name="T413" style:family="text">
      <style:text-properties officeooo:rsid="019f8b05"/>
    </style:style>
    <style:style style:name="T414" style:family="text">
      <style:text-properties officeooo:rsid="01a0c307"/>
    </style:style>
    <style:style style:name="T415" style:family="text">
      <style:text-properties officeooo:rsid="01a6c715"/>
    </style:style>
    <style:style style:name="T416" style:family="text">
      <style:text-properties officeooo:rsid="01abedff"/>
    </style:style>
    <style:style style:name="T417" style:family="text">
      <style:text-properties officeooo:rsid="01b7d8ef"/>
    </style:style>
    <style:style style:name="T418" style:family="text">
      <style:text-properties officeooo:rsid="01b99f81"/>
    </style:style>
    <style:style style:name="T419" style:family="text">
      <style:text-properties officeooo:rsid="01bcf6ce"/>
    </style:style>
    <style:style style:name="T420" style:family="text">
      <style:text-properties officeooo:rsid="01bd0e7e"/>
    </style:style>
    <style:style style:name="T421" style:family="text">
      <style:text-properties officeooo:rsid="01be9309"/>
    </style:style>
    <style:style style:name="T422" style:family="text">
      <style:text-properties officeooo:rsid="01bed22a"/>
    </style:style>
    <style:style style:name="T423" style:family="text">
      <style:text-properties officeooo:rsid="01c78f87"/>
    </style:style>
    <style:style style:name="T424" style:family="text">
      <style:text-properties officeooo:rsid="01ca99a2"/>
    </style:style>
    <style:style style:name="T425" style:family="text">
      <style:text-properties officeooo:rsid="01cb23c4"/>
    </style:style>
    <style:style style:name="T426" style:family="text">
      <style:text-properties officeooo:rsid="01cc9f53"/>
    </style:style>
    <style:style style:name="T427" style:family="text">
      <style:text-properties officeooo:rsid="01cd336c"/>
    </style:style>
    <style:style style:name="T428" style:family="text">
      <style:text-properties officeooo:rsid="01ce03fe"/>
    </style:style>
    <style:style style:name="T429" style:family="text">
      <style:text-properties officeooo:rsid="01cf912e"/>
    </style:style>
    <style:style style:name="T430" style:family="text">
      <style:text-properties officeooo:rsid="01d01259"/>
    </style:style>
    <style:style style:name="T431" style:family="text">
      <style:text-properties officeooo:rsid="01d34686"/>
    </style:style>
    <style:style style:name="T432" style:family="text">
      <style:text-properties officeooo:rsid="01d67352"/>
    </style:style>
    <style:style style:name="T433" style:family="text">
      <style:text-properties officeooo:rsid="01d6cf97"/>
    </style:style>
    <style:style style:name="T434" style:family="text">
      <style:text-properties officeooo:rsid="01d78476"/>
    </style:style>
    <style:style style:name="T435" style:family="text">
      <style:text-properties officeooo:rsid="01da502f"/>
    </style:style>
    <style:style style:name="T436" style:family="text">
      <style:text-properties officeooo:rsid="01dbb60a"/>
    </style:style>
    <style:style style:name="T437" style:family="text">
      <style:text-properties officeooo:rsid="01dcb7d1"/>
    </style:style>
    <style:style style:name="T438" style:family="text">
      <style:text-properties officeooo:rsid="01ddc984"/>
    </style:style>
    <style:style style:name="T439" style:family="text">
      <style:text-properties officeooo:rsid="01df79bc"/>
    </style:style>
    <style:style style:name="T440" style:family="text">
      <style:text-properties officeooo:rsid="01e111b4"/>
    </style:style>
    <style:style style:name="T441" style:family="text">
      <style:text-properties officeooo:rsid="01e1562a"/>
    </style:style>
    <style:style style:name="T442" style:family="text">
      <style:text-properties officeooo:rsid="01e372de"/>
    </style:style>
    <style:style style:name="T443" style:family="text">
      <style:text-properties officeooo:rsid="01e568e0"/>
    </style:style>
    <style:style style:name="T444" style:family="text">
      <style:text-properties officeooo:rsid="00dc0463"/>
    </style:style>
    <style:style style:name="T445" style:family="text">
      <style:text-properties officeooo:rsid="01e979c0"/>
    </style:style>
    <style:style style:name="T446" style:family="text">
      <style:text-properties officeooo:rsid="01eb0996"/>
    </style:style>
    <style:style style:name="T447" style:family="text">
      <style:text-properties officeooo:rsid="01ee9235"/>
    </style:style>
    <style:style style:name="T448" style:family="text">
      <style:text-properties officeooo:rsid="01ef9ea6"/>
    </style:style>
    <style:style style:name="T449" style:family="text">
      <style:text-properties officeooo:rsid="01f2a132"/>
    </style:style>
    <style:style style:name="T450" style:family="text">
      <style:text-properties officeooo:rsid="01f45b48"/>
    </style:style>
    <style:style style:name="T451" style:family="text">
      <style:text-properties officeooo:rsid="01fa6a1c"/>
    </style:style>
    <style:style style:name="T452" style:family="text">
      <style:text-properties officeooo:rsid="01fc4374"/>
    </style:style>
    <style:style style:name="T453" style:family="text">
      <style:text-properties officeooo:rsid="01fea5c6"/>
    </style:style>
    <style:style style:name="T454" style:family="text">
      <style:text-properties officeooo:rsid="0206acd2"/>
    </style:style>
    <style:style style:name="T455" style:family="text">
      <style:text-properties officeooo:rsid="0209a71e"/>
    </style:style>
    <style:style style:name="T456" style:family="text">
      <style:text-properties officeooo:rsid="0209cfe2"/>
    </style:style>
    <style:style style:name="T457" style:family="text">
      <style:text-properties officeooo:rsid="020c5064"/>
    </style:style>
    <style:style style:name="T458" style:family="text">
      <style:text-properties officeooo:rsid="020c80f8"/>
    </style:style>
    <style:style style:name="T459" style:family="text">
      <style:text-properties officeooo:rsid="020e2ea5"/>
    </style:style>
    <style:style style:name="T460" style:family="text">
      <style:text-properties officeooo:rsid="020ef690"/>
    </style:style>
    <style:style style:name="T461" style:family="text">
      <style:text-properties officeooo:rsid="0212fcb9"/>
    </style:style>
    <style:style style:name="T462" style:family="text">
      <style:text-properties officeooo:rsid="02147e6b"/>
    </style:style>
    <style:style style:name="T463" style:family="text">
      <style:text-properties officeooo:rsid="02180d0d"/>
    </style:style>
    <style:style style:name="T464" style:family="text">
      <style:text-properties officeooo:rsid="021a0a19"/>
    </style:style>
    <style:style style:name="T465" style:family="text">
      <style:text-properties officeooo:rsid="021d7afa"/>
    </style:style>
    <style:style style:name="T466" style:family="text">
      <style:text-properties officeooo:rsid="021f347c"/>
    </style:style>
    <style:style style:name="T467" style:family="text">
      <style:text-properties officeooo:rsid="022191a2"/>
    </style:style>
    <style:style style:name="T468" style:family="text">
      <style:text-properties officeooo:rsid="02238030"/>
    </style:style>
    <style:style style:name="T469" style:family="text">
      <style:text-properties officeooo:rsid="0223f667"/>
    </style:style>
    <style:style style:name="T470" style:family="text">
      <style:text-properties officeooo:rsid="02256ff6"/>
    </style:style>
    <style:style style:name="T471" style:family="text">
      <style:text-properties officeooo:rsid="0226b30f"/>
    </style:style>
    <style:style style:name="T472" style:family="text">
      <style:text-properties officeooo:rsid="02292611"/>
    </style:style>
    <style:style style:name="T473" style:family="text">
      <style:text-properties officeooo:rsid="022a9f40"/>
    </style:style>
    <style:style style:name="T474" style:family="text">
      <style:text-properties officeooo:rsid="022bd1e4"/>
    </style:style>
    <style:style style:name="T475" style:family="text">
      <style:text-properties officeooo:rsid="022cfecf"/>
    </style:style>
    <style:style style:name="T476" style:family="text">
      <style:text-properties officeooo:rsid="022d3f41"/>
    </style:style>
    <style:style style:name="T477" style:family="text">
      <style:text-properties officeooo:rsid="022d8b4d"/>
    </style:style>
    <style:style style:name="T478" style:family="text">
      <style:text-properties officeooo:rsid="022e61d4"/>
    </style:style>
    <style:style style:name="T479" style:family="text">
      <style:text-properties officeooo:rsid="022ed3e3"/>
    </style:style>
    <style:style style:name="T480" style:family="text">
      <style:text-properties officeooo:rsid="0230c469"/>
    </style:style>
    <style:style style:name="T481" style:family="text">
      <style:text-properties officeooo:rsid="0231deef"/>
    </style:style>
    <style:style style:name="T482" style:family="text">
      <style:text-properties officeooo:rsid="0233d0cb"/>
    </style:style>
    <style:style style:name="T483" style:family="text">
      <style:text-properties officeooo:rsid="0233e3f4"/>
    </style:style>
    <style:style style:name="T484" style:family="text">
      <style:text-properties officeooo:rsid="0125f43e"/>
    </style:style>
    <style:style style:name="T485" style:family="text">
      <style:text-properties officeooo:rsid="023b9375"/>
    </style:style>
    <style:style style:name="T486" style:family="text">
      <style:text-properties officeooo:rsid="023c1064"/>
    </style:style>
    <style:style style:name="T487" style:family="text">
      <style:text-properties officeooo:rsid="023dcfdf"/>
    </style:style>
    <style:style style:name="T488" style:family="text">
      <style:text-properties officeooo:rsid="023f9814"/>
    </style:style>
    <style:style style:name="T489" style:family="text">
      <style:text-properties officeooo:rsid="0240b116"/>
    </style:style>
    <style:style style:name="T490" style:family="text">
      <style:text-properties officeooo:rsid="0241a3db"/>
    </style:style>
    <style:style style:name="T491" style:family="text">
      <style:text-properties officeooo:rsid="0241c9fe"/>
    </style:style>
    <style:style style:name="T492" style:family="text">
      <style:text-properties officeooo:rsid="024369e2"/>
    </style:style>
    <style:style style:name="T493" style:family="text">
      <style:text-properties officeooo:rsid="02479e6a"/>
    </style:style>
    <style:style style:name="T494" style:family="text">
      <style:text-properties officeooo:rsid="024b9bb3"/>
    </style:style>
    <style:style style:name="T495" style:family="text">
      <style:text-properties officeooo:rsid="025798da"/>
    </style:style>
    <style:style style:name="T496" style:family="text">
      <style:text-properties officeooo:rsid="02589aa7"/>
    </style:style>
    <style:style style:name="T497" style:family="text">
      <style:text-properties officeooo:rsid="0258d68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4"><text:a xlink:type="simple" xlink:href="#__RefHeading___Toc765_3277173355" text:style-name="Index_20_Link" text:visited-style-name="Index_20_Link">Introduction<text:tab/>3</text:a></text:p>
          <text:p text:style-name="P504"><text:a xlink:type="simple" xlink:href="#__RefHeading___Toc476_3277173355" text:style-name="Index_20_Link" text:visited-style-name="Index_20_Link">Cheat Sheet<text:tab/>4</text:a></text:p>
          <text:p text:style-name="P504"><text:a xlink:type="simple" xlink:href="#__RefHeading___Toc478_3277173355" text:style-name="Index_20_Link" text:visited-style-name="Index_20_Link">Basic syntactic concepts.<text:tab/>4</text:a></text:p>
          <text:p text:style-name="P505"><text:a xlink:type="simple" xlink:href="#__RefHeading___Toc724_3277173355" text:style-name="Index_20_Link" text:visited-style-name="Index_20_Link">Constants and expressions<text:tab/>5</text:a></text:p>
          <text:p text:style-name="P505"><text:a xlink:type="simple" xlink:href="#__RefHeading___Toc738_3277173355" text:style-name="Index_20_Link" text:visited-style-name="Index_20_Link">Assigning values<text:tab/>6</text:a></text:p>
          <text:p text:style-name="P505"><text:a xlink:type="simple" xlink:href="#__RefHeading___Toc480_3277173355" text:style-name="Index_20_Link" text:visited-style-name="Index_20_Link">Weak typing<text:tab/>7</text:a></text:p>
          <text:p text:style-name="P505"><text:a xlink:type="simple" xlink:href="#__RefHeading___Toc9966_1246888521" text:style-name="Index_20_Link" text:visited-style-name="Index_20_Link">Reserved keywords<text:tab/>8</text:a></text:p>
          <text:p text:style-name="P505"><text:a xlink:type="simple" xlink:href="#__RefHeading___Toc482_3277173355" text:style-name="Index_20_Link" text:visited-style-name="Index_20_Link">Variables and stem variables.<text:tab/>8</text:a></text:p>
          <text:p text:style-name="P506"><text:a xlink:type="simple" xlink:href="#__RefHeading___Toc615_3277173355" text:style-name="Index_20_Link" text:visited-style-name="Index_20_Link"><text:span text:style-name="T72">Tail substitutions.</text:span></text:a><text:a xlink:type="simple" xlink:href="#__RefHeading___Toc615_3277173355" text:style-name="Index_20_Link" text:visited-style-name="Index_20_Link"><text:tab/>10</text:a></text:p>
          <text:p text:style-name="P506"><text:a xlink:type="simple" xlink:href="#__RefHeading___Toc617_3277173355" text:style-name="Index_20_Link" text:visited-style-name="Index_20_Link"><text:span text:style-name="T72">More a</text:span></text:a><text:a xlink:type="simple" xlink:href="#__RefHeading___Toc617_3277173355" text:style-name="Index_20_Link" text:visited-style-name="Index_20_Link"><text:span text:style-name="T72">bout that trailing</text:span></text:a><text:a xlink:type="simple" xlink:href="#__RefHeading___Toc617_3277173355" text:style-name="Index_20_Link" text:visited-style-name="Index_20_Link"><text:span text:style-name="T9"> </text:span></text:a><text:a xlink:type="simple" xlink:href="#__RefHeading___Toc617_3277173355" text:style-name="Index_20_Link" text:visited-style-name="Index_20_Link"><text:span text:style-name="T72">period.</text:span></text:a><text:a xlink:type="simple" xlink:href="#__RefHeading___Toc617_3277173355" text:style-name="Index_20_Link" text:visited-style-name="Index_20_Link"><text:tab/>11</text:a></text:p>
          <text:p text:style-name="P505"><text:a xlink:type="simple" xlink:href="#__RefHeading___Toc619_3277173355" text:style-name="Index_20_Link" text:visited-style-name="Index_20_Link">Applying scalars to stems<text:tab/>13</text:a></text:p>
          <text:p text:style-name="P506"><text:a xlink:type="simple" xlink:href="#__RefHeading___Toc607_3277173355" text:style-name="Index_20_Link" text:visited-style-name="Index_20_Link">Default values for stems<text:tab/>14</text:a></text:p>
          <text:p text:style-name="P504"><text:a xlink:type="simple" xlink:href="#__RefHeading___Toc484_3277173355" text:style-name="Index_20_Link" text:visited-style-name="Index_20_Link">The environment and the lifecycle of variables.<text:tab/>14</text:a></text:p>
          <text:p text:style-name="P505"><text:a xlink:type="simple" xlink:href="#__RefHeading___Toc6245_2030604819" text:style-name="Index_20_Link" text:visited-style-name="Index_20_Link">Visibility during function evaluation<text:tab/>15</text:a></text:p>
          <text:p text:style-name="P504"><text:a xlink:type="simple" xlink:href="#__RefHeading___Toc486_3277173355" text:style-name="Index_20_Link" text:visited-style-name="Index_20_Link">Control structures<text:tab/>15</text:a></text:p>
          <text:p text:style-name="P505"><text:a xlink:type="simple" xlink:href="#__RefHeading___Toc637_3277173355" text:style-name="Index_20_Link" text:visited-style-name="Index_20_Link">The if..then..else statement<text:tab/>16</text:a></text:p>
          <text:p text:style-name="P505"><text:a xlink:type="simple" xlink:href="#__RefHeading___Toc591_3277173355" text:style-name="Index_20_Link" text:visited-style-name="Index_20_Link">The switch statement<text:tab/>16</text:a></text:p>
          <text:p text:style-name="P505"><text:a xlink:type="simple" xlink:href="#__RefHeading___Toc639_3277173355" text:style-name="Index_20_Link" text:visited-style-name="Index_20_Link">Error handling<text:tab/>17</text:a></text:p>
          <text:p text:style-name="P505"><text:a xlink:type="simple" xlink:href="#__RefHeading___Toc690_3277173355" text:style-name="Index_20_Link" text:visited-style-name="Index_20_Link">Related functions<text:tab/>18</text:a></text:p>
          <text:p text:style-name="P506"><text:a xlink:type="simple" xlink:href="#__RefHeading___Toc692_3277173355" text:style-name="Index_20_Link" text:visited-style-name="Index_20_Link">raise_error<text:tab/>18</text:a></text:p>
          <text:p text:style-name="P505"><text:a xlink:type="simple" xlink:href="#__RefHeading___Toc621_3277173355" text:style-name="Index_20_Link" text:visited-style-name="Index_20_Link">Looping.<text:tab/>19</text:a></text:p>
          <text:p text:style-name="P506"><text:a xlink:type="simple" xlink:href="#__RefHeading___Toc629_3277173355" text:style-name="Index_20_Link" text:visited-style-name="Index_20_Link">Related Functions<text:tab/>19</text:a></text:p>
          <text:p text:style-name="P506"><text:a xlink:type="simple" xlink:href="#__RefHeading___Toc694_3277173355" text:style-name="Index_20_Link" text:visited-style-name="Index_20_Link">break<text:tab/>19</text:a></text:p>
          <text:p text:style-name="P506"><text:a xlink:type="simple" xlink:href="#__RefHeading___Toc696_3277173355" text:style-name="Index_20_Link" text:visited-style-name="Index_20_Link">check_after<text:tab/>20</text:a></text:p>
          <text:p text:style-name="P506"><text:a xlink:type="simple" xlink:href="#__RefHeading___Toc698_3277173355" text:style-name="Index_20_Link" text:visited-style-name="Index_20_Link">continue<text:tab/>21</text:a></text:p>
          <text:p text:style-name="P506"><text:a xlink:type="simple" xlink:href="#__RefHeading___Toc585_3277173355" text:style-name="Index_20_Link" text:visited-style-name="Index_20_Link">for_keys<text:tab/>21</text:a></text:p>
          <text:p text:style-name="P506"><text:a xlink:type="simple" xlink:href="#__RefHeading___Toc587_3277173355" text:style-name="Index_20_Link" text:visited-style-name="Index_20_Link">for_next<text:tab/>22</text:a></text:p>
          <text:p text:style-name="P504"><text:a xlink:type="simple" xlink:href="#__RefHeading___Toc488_3277173355" text:style-name="Index_20_Link" text:visited-style-name="Index_20_Link">Defining functions<text:tab/>23</text:a></text:p>
          <text:p text:style-name="P506"><text:a xlink:type="simple" xlink:href="#__RefHeading___Toc6247_2030604819" text:style-name="Index_20_Link" text:visited-style-name="Index_20_Link">Examples<text:tab/>24</text:a></text:p>
          <text:p text:style-name="P505"><text:a xlink:type="simple" xlink:href="#__RefHeading___Toc700_3277173355" text:style-name="Index_20_Link" text:visited-style-name="Index_20_Link">Related functions<text:tab/>25</text:a></text:p>
          <text:p text:style-name="P506"><text:a xlink:type="simple" xlink:href="#__RefHeading___Toc702_3277173355" text:style-name="Index_20_Link" text:visited-style-name="Index_20_Link">return<text:tab/>25</text:a></text:p>
          <text:p text:style-name="P504"><text:a xlink:type="simple" xlink:href="#__RefHeading___Toc650_3277173355" text:style-name="Index_20_Link" text:visited-style-name="Index_20_Link">Help in Functions<text:tab/>25</text:a></text:p>
          <text:p text:style-name="P504"><text:a xlink:type="simple" xlink:href="#__RefHeading___Toc593_3277173355" text:style-name="Index_20_Link" text:visited-style-name="Index_20_Link">Modules<text:tab/>26</text:a></text:p>
          <text:p text:style-name="P505"><text:a xlink:type="simple" xlink:href="#__RefHeading___Toc623_3277173355" text:style-name="Index_20_Link" text:visited-style-name="Index_20_Link">Local variables and functions vs. modules ones<text:tab/>27</text:a></text:p>
          <text:p text:style-name="P506"><text:a xlink:type="simple" xlink:href="#__RefHeading___Toc631_3277173355" text:style-name="Index_20_Link" text:visited-style-name="Index_20_Link">Related Functions<text:tab/>28</text:a></text:p>
          <text:p text:style-name="P506"><text:a xlink:type="simple" xlink:href="#__RefHeading___Toc704_3277173355" text:style-name="Index_20_Link" text:visited-style-name="Index_20_Link">module_import<text:tab/>28</text:a></text:p>
          <text:p text:style-name="P506"><text:a xlink:type="simple" xlink:href="#__RefHeading___Toc706_3277173355" text:style-name="Index_20_Link" text:visited-style-name="Index_20_Link">load_module<text:tab/>29</text:a></text:p>
          <text:p text:style-name="P504"><text:a xlink:type="simple" xlink:href="#__RefHeading___Toc490_3277173355" text:style-name="Index_20_Link" text:visited-style-name="Index_20_Link">Built-in function reference<text:tab/>31</text:a></text:p>
          <text:p text:style-name="P505"><text:a xlink:type="simple" xlink:href="#__RefHeading___Toc492_3277173355" text:style-name="Index_20_Link" text:visited-style-name="Index_20_Link">String functions<text:tab/>31</text:a></text:p>
          <text:p text:style-name="P506"><text:a xlink:type="simple" xlink:href="#__RefHeading___Toc500_3277173355" text:style-name="Index_20_Link" text:visited-style-name="Index_20_Link">contains<text:tab/>31</text:a></text:p>
          <text:p text:style-name="P506"><text:a xlink:type="simple" xlink:href="#__RefHeading___Toc502_3277173355" text:style-name="Index_20_Link" text:visited-style-name="Index_20_Link">index_of<text:tab/>32</text:a></text:p>
          <text:p text:style-name="P506"><text:a xlink:type="simple" xlink:href="#__RefHeading___Toc657_3277173355" text:style-name="Index_20_Link" text:visited-style-name="Index_20_Link">insert<text:tab/>33</text:a></text:p>
          <text:p text:style-name="P506"><text:a xlink:type="simple" xlink:href="#__RefHeading___Toc515_3277173355" text:style-name="Index_20_Link" text:visited-style-name="Index_20_Link">to_lower, to_upper<text:tab/>34</text:a></text:p>
          <text:p text:style-name="P506"><text:a xlink:type="simple" xlink:href="#__RefHeading___Toc517_3277173355" text:style-name="Index_20_Link" text:visited-style-name="Index_20_Link">replace<text:tab/>34</text:a></text:p>
          <text:p text:style-name="P506"><text:a xlink:type="simple" xlink:href="#__RefHeading___Toc494_32771733551" text:style-name="Index_20_Link" text:visited-style-name="Index_20_Link">substring<text:tab/>35</text:a></text:p>
          <text:p text:style-name="P506"><text:a xlink:type="simple" xlink:href="#__RefHeading___Toc659_3277173355" text:style-name="Index_20_Link" text:visited-style-name="Index_20_Link">tokenize<text:tab/>36</text:a></text:p>
          <text:p text:style-name="P506"><text:soft-page-break/><text:a xlink:type="simple" xlink:href="#__RefHeading___Toc519_3277173355" text:style-name="Index_20_Link" text:visited-style-name="Index_20_Link">trim<text:tab/>37</text:a></text:p>
          <text:p text:style-name="P506"><text:a xlink:type="simple" xlink:href="#__RefHeading___Toc6459_212472510" text:style-name="Index_20_Link" text:visited-style-name="Index_20_Link">vdecode<text:tab/>38</text:a></text:p>
          <text:p text:style-name="P506"><text:a xlink:type="simple" xlink:href="#__RefHeading___Toc6461_212472510" text:style-name="Index_20_Link" text:visited-style-name="Index_20_Link">vencode<text:tab/>39</text:a></text:p>
          <text:p text:style-name="P505"><text:a xlink:type="simple" xlink:href="#__RefHeading___Toc524_3277173355" text:style-name="Index_20_Link" text:visited-style-name="Index_20_Link">Math functions<text:tab/>40</text:a></text:p>
          <text:p text:style-name="P506"><text:a xlink:type="simple" xlink:href="#__RefHeading___Toc526_3277173355" text:style-name="Index_20_Link" text:visited-style-name="Index_20_Link">abs<text:tab/>40</text:a></text:p>
          <text:p text:style-name="P506"><text:a xlink:type="simple" xlink:href="#__RefHeading___Toc661_3277173355" text:style-name="Index_20_Link" text:visited-style-name="Index_20_Link">date_ms, date_iso<text:tab/>40</text:a></text:p>
          <text:p text:style-name="P506"><text:a xlink:type="simple" xlink:href="#__RefHeading___Toc663_3277173355" text:style-name="Index_20_Link" text:visited-style-name="Index_20_Link">decode_b64<text:tab/>41</text:a></text:p>
          <text:p text:style-name="P506"><text:a xlink:type="simple" xlink:href="#__RefHeading___Toc534_3277173355" text:style-name="Index_20_Link" text:visited-style-name="Index_20_Link">encode_b64<text:tab/>41</text:a></text:p>
          <text:p text:style-name="P506"><text:a xlink:type="simple" xlink:href="#__RefHeading___Toc665_3277173355" text:style-name="Index_20_Link" text:visited-style-name="Index_20_Link">from_hex<text:tab/>42</text:a></text:p>
          <text:p text:style-name="P506"><text:a xlink:type="simple" xlink:href="#__RefHeading___Toc667_3277173355" text:style-name="Index_20_Link" text:visited-style-name="Index_20_Link">hash<text:tab/>42</text:a></text:p>
          <text:p text:style-name="P506"><text:a xlink:type="simple" xlink:href="#__RefHeading___Toc558_3277173355" text:style-name="Index_20_Link" text:visited-style-name="Index_20_Link">mod<text:tab/>43</text:a></text:p>
          <text:p text:style-name="P506"><text:a xlink:type="simple" xlink:href="#__RefHeading___Toc6740_2391341561" text:style-name="Index_20_Link" text:visited-style-name="Index_20_Link">numeric_digits<text:tab/>44</text:a></text:p>
          <text:p text:style-name="P506"><text:a xlink:type="simple" xlink:href="#__RefHeading___Toc528_3277173355" text:style-name="Index_20_Link" text:visited-style-name="Index_20_Link">random<text:tab/>45</text:a></text:p>
          <text:p text:style-name="P506"><text:a xlink:type="simple" xlink:href="#__RefHeading___Toc740_3277173355" text:style-name="Index_20_Link" text:visited-style-name="Index_20_Link">random_string<text:tab/>45</text:a></text:p>
          <text:p text:style-name="P506"><text:a xlink:type="simple" xlink:href="#__RefHeading___Toc9968_1246888521" text:style-name="Index_20_Link" text:visited-style-name="Index_20_Link">to_hex<text:tab/>46</text:a></text:p>
          <text:p text:style-name="P505"><text:a xlink:type="simple" xlink:href="#__RefHeading___Toc562_3277173355" text:style-name="Index_20_Link" text:visited-style-name="Index_20_Link">Stem specific functions<text:tab/>47</text:a></text:p>
          <text:p text:style-name="P506"><text:a xlink:type="simple" xlink:href="#__RefHeading___Toc6378_212472510" text:style-name="Index_20_Link" text:visited-style-name="Index_20_Link">box<text:tab/>47</text:a></text:p>
          <text:p text:style-name="P506"><text:a xlink:type="simple" xlink:href="#__RefHeading___Toc669_3277173355" text:style-name="Index_20_Link" text:visited-style-name="Index_20_Link">exclude_keys<text:tab/>48</text:a></text:p>
          <text:p text:style-name="P506"><text:a xlink:type="simple" xlink:href="#__RefHeading___Toc6421_212472510" text:style-name="Index_20_Link" text:visited-style-name="Index_20_Link">from_json<text:tab/>49</text:a></text:p>
          <text:p text:style-name="P506"><text:a xlink:type="simple" xlink:href="#__RefHeading___Toc6463_212472510" text:style-name="Index_20_Link" text:visited-style-name="Index_20_Link">list_keys<text:tab/>52</text:a></text:p>
          <text:p text:style-name="P506"><text:a xlink:type="simple" xlink:href="#__RefHeading___Toc671_3277173355" text:style-name="Index_20_Link" text:visited-style-name="Index_20_Link">has_keys<text:tab/>53</text:a></text:p>
          <text:p text:style-name="P506"><text:a xlink:type="simple" xlink:href="#__RefHeading___Toc673_3277173355" text:style-name="Index_20_Link" text:visited-style-name="Index_20_Link">include_keys<text:tab/>54</text:a></text:p>
          <text:p text:style-name="P506"><text:a xlink:type="simple" xlink:href="#__RefHeading___Toc6427_212472510" text:style-name="Index_20_Link" text:visited-style-name="Index_20_Link">indices<text:tab/>54</text:a></text:p>
          <text:p text:style-name="P506"><text:a xlink:type="simple" xlink:href="#__RefHeading___Toc6394_212472510" text:style-name="Index_20_Link" text:visited-style-name="Index_20_Link">is_list<text:tab/>55</text:a></text:p>
          <text:p text:style-name="P506"><text:a xlink:type="simple" xlink:href="#__RefHeading___Toc6696_66498657" text:style-name="Index_20_Link" text:visited-style-name="Index_20_Link">keys<text:tab/>56</text:a></text:p>
          <text:p text:style-name="P506"><text:a xlink:type="simple" xlink:href="#__RefHeading___Toc6380_212472510" text:style-name="Index_20_Link" text:visited-style-name="Index_20_Link">list_append<text:tab/>57</text:a></text:p>
          <text:p text:style-name="P506"><text:a xlink:type="simple" xlink:href="#__RefHeading___Toc6382_212472510" text:style-name="Index_20_Link" text:visited-style-name="Index_20_Link">list_copy<text:tab/>58</text:a></text:p>
          <text:p text:style-name="P506"><text:a xlink:type="simple" xlink:href="#__RefHeading___Toc6384_212472510" text:style-name="Index_20_Link" text:visited-style-name="Index_20_Link">list_insert_at<text:tab/>59</text:a></text:p>
          <text:p text:style-name="P506"><text:a xlink:type="simple" xlink:href="#__RefHeading___Toc6386_212472510" text:style-name="Index_20_Link" text:visited-style-name="Index_20_Link">list_subset<text:tab/>59</text:a></text:p>
          <text:p text:style-name="P506"><text:a xlink:type="simple" xlink:href="#__RefHeading___Toc675_3277173355" text:style-name="Index_20_Link" text:visited-style-name="Index_20_Link">mask<text:tab/>60</text:a></text:p>
          <text:p text:style-name="P506"><text:a xlink:type="simple" xlink:href="#__RefHeading___Toc679_3277173355" text:style-name="Index_20_Link" text:visited-style-name="Index_20_Link">rename_keys<text:tab/>60</text:a></text:p>
          <text:p text:style-name="P506"><text:a xlink:type="simple" xlink:href="#__RefHeading___Toc681_3277173355" text:style-name="Index_20_Link" text:visited-style-name="Index_20_Link">set_default<text:tab/>61</text:a></text:p>
          <text:p text:style-name="P506"><text:a xlink:type="simple" xlink:href="#__RefHeading___Toc683_3277173355" text:style-name="Index_20_Link" text:visited-style-name="Index_20_Link">size<text:tab/>62</text:a></text:p>
          <text:p text:style-name="P506"><text:a xlink:type="simple" xlink:href="#__RefHeading___Toc6425_212472510" text:style-name="Index_20_Link" text:visited-style-name="Index_20_Link">to_json<text:tab/>63</text:a></text:p>
          <text:p text:style-name="P506"><text:a xlink:type="simple" xlink:href="#__RefHeading___Toc685_3277173355" text:style-name="Index_20_Link" text:visited-style-name="Index_20_Link">to_list<text:tab/>64</text:a></text:p>
          <text:p text:style-name="P506"><text:a xlink:type="simple" xlink:href="#__RefHeading___Toc6388_212472510" text:style-name="Index_20_Link" text:visited-style-name="Index_20_Link">unbox<text:tab/>65</text:a></text:p>
          <text:p text:style-name="P506"><text:a xlink:type="simple" xlink:href="#__RefHeading___Toc6390_212472510" text:style-name="Index_20_Link" text:visited-style-name="Index_20_Link">union<text:tab/>65</text:a></text:p>
          <text:p text:style-name="P505"><text:a xlink:type="simple" xlink:href="#__RefHeading___Toc708_3277173355" text:style-name="Index_20_Link" text:visited-style-name="Index_20_Link">Input and output<text:tab/>66</text:a></text:p>
          <text:p text:style-name="P506"><text:a xlink:type="simple" xlink:href="#__RefHeading___Toc6580_212472510" text:style-name="Index_20_Link" text:visited-style-name="Index_20_Link">Dir<text:tab/>66</text:a></text:p>
          <text:p text:style-name="P506"><text:a xlink:type="simple" xlink:href="#__RefHeading___Toc6582_212472510" text:style-name="Index_20_Link" text:visited-style-name="Index_20_Link">rm<text:tab/>67</text:a></text:p>
          <text:p text:style-name="P506"><text:a xlink:type="simple" xlink:href="#__RefHeading___Toc572_3277173355" text:style-name="Index_20_Link" text:visited-style-name="Index_20_Link">print, say<text:tab/>68</text:a></text:p>
          <text:p text:style-name="P506"><text:a xlink:type="simple" xlink:href="#__RefHeading___Toc710_3277173355" text:style-name="Index_20_Link" text:visited-style-name="Index_20_Link">file_read<text:tab/>69</text:a></text:p>
          <text:p text:style-name="P506"><text:a xlink:type="simple" xlink:href="#__RefHeading___Toc712_3277173355" text:style-name="Index_20_Link" text:visited-style-name="Index_20_Link">scan<text:tab/>70</text:a></text:p>
          <text:p text:style-name="P506"><text:a xlink:type="simple" xlink:href="#__RefHeading___Toc6465_212472510" text:style-name="Index_20_Link" text:visited-style-name="Index_20_Link">vfs_mount<text:tab/>71</text:a></text:p>
          <text:p text:style-name="P506"><text:a xlink:type="simple" xlink:href="#__RefHeading___Toc714_3277173355" text:style-name="Index_20_Link" text:visited-style-name="Index_20_Link">write_file<text:tab/>73</text:a></text:p>
          <text:p text:style-name="P505"><text:a xlink:type="simple" xlink:href="#__RefHeading___Toc716_3277173355" text:style-name="Index_20_Link" text:visited-style-name="Index_20_Link">Scripts<text:tab/>74</text:a></text:p>
          <text:p text:style-name="P506"><text:a xlink:type="simple" xlink:href="#__RefHeading___Toc718_3277173355" text:style-name="Index_20_Link" text:visited-style-name="Index_20_Link">execute<text:tab/>74</text:a></text:p>
          <text:p text:style-name="P506"><text:a xlink:type="simple" xlink:href="#__RefHeading___Toc9970_1246888521" text:style-name="Index_20_Link" text:visited-style-name="Index_20_Link">script_args<text:tab/>75</text:a></text:p>
          <text:p text:style-name="P506"><text:a xlink:type="simple" xlink:href="#__RefHeading___Toc720_3277173355" text:style-name="Index_20_Link" text:visited-style-name="Index_20_Link">script_load<text:tab/>76</text:a></text:p>
          <text:p text:style-name="P506"><text:soft-page-break/><text:a xlink:type="simple" xlink:href="#__RefHeading___Toc722_3277173355" text:style-name="Index_20_Link" text:visited-style-name="Index_20_Link">script_run<text:tab/>76</text:a></text:p>
          <text:p text:style-name="P505"><text:a xlink:type="simple" xlink:href="#__RefHeading___Toc753_3277173355" text:style-name="Index_20_Link" text:visited-style-name="Index_20_Link">General functions<text:tab/>77</text:a></text:p>
          <text:p text:style-name="P506"><text:a xlink:type="simple" xlink:href="#__RefHeading___Toc9972_1246888521" text:style-name="Index_20_Link" text:visited-style-name="Index_20_Link">constants, sys#constants<text:tab/>77</text:a></text:p>
          <text:p text:style-name="P506"><text:a xlink:type="simple" xlink:href="#__RefHeading___Toc9974_1246888521" text:style-name="Index_20_Link" text:visited-style-name="Index_20_Link">Table of current constants<text:tab/>78</text:a></text:p>
          <text:p text:style-name="P506"><text:a xlink:type="simple" xlink:href="#__RefHeading___Toc9976_1246888521" text:style-name="Index_20_Link" text:visited-style-name="Index_20_Link">info, sys#info<text:tab/>78</text:a></text:p>
          <text:p text:style-name="P506"><text:a xlink:type="simple" xlink:href="#__RefHeading___Toc9978_1246888521" text:style-name="Index_20_Link" text:visited-style-name="Index_20_Link">Table of constant names<text:tab/>80</text:a></text:p>
          <text:p text:style-name="P506"><text:a xlink:type="simple" xlink:href="#__RefHeading___Toc755_3277173355" text:style-name="Index_20_Link" text:visited-style-name="Index_20_Link">is_defined<text:tab/>80</text:a></text:p>
          <text:p text:style-name="P506"><text:a xlink:type="simple" xlink:href="#__RefHeading___Toc570_3277173355" text:style-name="Index_20_Link" text:visited-style-name="Index_20_Link">is_function<text:tab/>81</text:a></text:p>
          <text:p text:style-name="P506"><text:a xlink:type="simple" xlink:href="#__RefHeading___Toc9980_1246888521" text:style-name="Index_20_Link" text:visited-style-name="Index_20_Link">os_env, sys#os_env<text:tab/>82</text:a></text:p>
          <text:p text:style-name="P506"><text:a xlink:type="simple" xlink:href="#__RefHeading___Toc757_3277173355" text:style-name="Index_20_Link" text:visited-style-name="Index_20_Link">remove<text:tab/>83</text:a></text:p>
          <text:p text:style-name="P506"><text:a xlink:type="simple" xlink:href="#__RefHeading___Toc9982_1246888521" text:style-name="Index_20_Link" text:visited-style-name="Index_20_Link">script_path, sys#script_path<text:tab/>85</text:a></text:p>
          <text:p text:style-name="P506"><text:a xlink:type="simple" xlink:href="#__RefHeading___Toc9984_1246888521" text:style-name="Index_20_Link" text:visited-style-name="Index_20_Link">to_number<text:tab/>86</text:a></text:p>
          <text:p text:style-name="P506"><text:a xlink:type="simple" xlink:href="#__RefHeading___Toc9986_1246888521" text:style-name="Index_20_Link" text:visited-style-name="Index_20_Link">to_string<text:tab/>87</text:a></text:p>
          <text:p text:style-name="P506"><text:a xlink:type="simple" xlink:href="#__RefHeading___Toc9988_1246888521" text:style-name="Index_20_Link" text:visited-style-name="Index_20_Link">var_type<text:tab/>88</text:a></text:p>
        </text:index-body>
      </text:table-of-content>
      <text:p text:style-name="Title"/>
      <text:p text:style-name="Title"><text:bookmark-start text:name="__RefHeading___Toc474_3277173355"/>QDL <text:span text:style-name="T385">Reference Manual</text:span><text:bookmark-end text:name="__RefHeading___Toc474_3277173355"/></text:p>
      <text:p text:style-name="P503">Version 1.0.2</text:p>
      <text:h text:style-name="Heading_20_1" text:outline-level="1"><text:bookmark-start text:name="__RefHeading___Toc765_3277173355"/>Introduction<text:bookmark-end text:name="__RefHeading___Toc765_3277173355"/></text:h>
      <text:p text:style-name="P39">This document is the <text:span text:style-name="T386">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72">Origin of the name</text:p>
      <text:p text:style-name="P61">“Quiddle” by itself has two meaning. </text:p>
      <text:list xml:id="list1883448732" text:style-name="L1">
        <text:list-item>
          <text:p text:style-name="P569"><text:span text:style-name="T380">(</text:span><text:span text:style-name="T20">noun</text:span><text:span text:style-name="T380">)</text:span><text:span text:style-name="T20"> </text:span>A small or trifling thing</text:p>
        </text:list-item>
        <text:list-item>
          <text:p text:style-name="P569"><text:span text:style-name="T380">(</text:span><text:span text:style-name="T20">verb</text:span><text:span text:style-name="T380">)</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8">As it were, scripting keeps the OAuth flow on course. (The logo has the Morse code for Q-D-L in it, by the way.)</text:span></text:p>
      <text:p text:style-name="P251"><text:span text:style-name="T132">The second meaning of quiddle is the one we are after. This is not a trivial language – far from it – but rather than take the approach of having an exhaustively complete language this is purposefully as </text:span><text:soft-page-break/><text:span text:style-name="T132">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1"><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0"><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38"><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groups, has an affiliation with a third institution, then some subset of information should be returned. In large blocks</text:span></text:p>
      <text:p text:style-name="P44"><text:span text:style-name="T63">huge </text:span><text:span text:style-name="T59">rats nest of conditions </text:span><text:span text:style-name="T160"><text:s/></text:span></text:p>
      <text:p text:style-name="P44"><text:span text:style-name="T160"><text:s text:c="5"/>==&gt; <text:s/></text:span><text:span text:style-name="T59">do something </text:span><text:span text:style-name="T63">conceptually easy but </text:span><text:span text:style-name="T59">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4"><text:span text:style-name="T275">Scalar (aka p</text:span>rimitive, <text:span text:style-name="T275">simple)</text:span> types: null, boolean, <text:span text:style-name="T265">number, </text:span>string</text:p>
      <text:p text:style-name="P74"><text:span text:style-name="T165">V</text:span>ariable <text:span text:style-name="T165">types</text:span>: <text:span text:style-name="T380">scalar</text:span> or compound <text:span text:style-name="T165">(aka stem variables)</text:span></text:p>
      <text:p text:style-name="P74">Control structures: if..then...else, while loop, switch statement, <text:span text:style-name="T315">try...catch</text:span>.</text:p>
      <text:p text:style-name="P144">Encapsulation: module</text:p>
      <text:h text:style-name="Heading_20_1" text:outline-level="1"><text:bookmark-start text:name="__RefHeading___Toc478_3277173355"/>Basic syntactic concepts.<text:bookmark-end text:name="__RefHeading___Toc478_3277173355"/></text:h>
      <text:list xml:id="list548186694" text:style-name="L2">
        <text:list-item>
          <text:p text:style-name="P564">Weakly typed</text:p>
        </text:list-item>
        <text:list-item>
          <text:p text:style-name="P564"><text:span text:style-name="T276">Simple and s</text:span>tem variables</text:p>
        </text:list-item>
        <text:list-item>
          <text:p text:style-name="P565">A <text:span text:style-name="T380">very </text:span>full set of <text:span text:style-name="T276">logic/algebraic </text:span>operations</text:p>
        </text:list-item>
        <text:list-item>
          <text:p text:style-name="P565">A full but minimal set of control structures</text:p>
        </text:list-item>
      </text:list>
      <text:p text:style-name="P1"/>
      <text:h text:style-name="P509" text:outline-level="2"><text:bookmark-start text:name="__RefHeading___Toc724_3277173355"/><text:soft-page-break/>Constants and expressions<text:bookmark-end text:name="__RefHeading___Toc724_3277173355"/></text:h>
      <text:p text:style-name="P154">There are boolean, <text:span text:style-name="T331">number (</text:span>int<text:span text:style-name="T331">egers are </text:span><text:s/>(64 bit), decimal <text:s/><text:span text:style-name="T331">are </text:span>unlimited<text:span text:style-name="T33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4"/>
      <text:p text:style-name="P241">Note that in some cases, the dollar sign may be used for escaping disallowed characters. See <text:span text:style-name="T9">vencode</text:span> and <text:span text:style-name="T9">vdecode</text:span> for the particulars <text:span text:style-name="T381">as relates to working with, </text:span><text:span text:style-name="T21">e.g.</text:span><text:span text:style-name="T93">, JSON</text:span>.</text:p>
      <text:p text:style-name="P154">QDL supports the following standard algebraic operations:</text:p>
      <text:p text:style-name="Preformatted_20_Text">+ - * / % <text:span text:style-name="T296">^ </text:span></text:p>
      <text:p text:style-name="P154"/>
      <text:p text:style-name="P154"><text:span text:style-name="T316">Note that the operator % is integer division. So </text:span><text:span text:style-name="T183">42/9 = 4.666…</text:span><text:span text:style-name="T316"> and </text:span><text:span text:style-name="T183">42%9 = 4</text:span><text:span text:style-name="T316">. </text:span>It also supports the following logical operators</text:p>
      <text:p text:style-name="Preformatted_20_Text">&lt; &lt;= <text:span text:style-name="T375">=&lt; </text:span>&gt; &gt;= <text:span text:style-name="T375">=&gt;</text:span> &amp;&amp; || ! </text:p>
      <text:p text:style-name="P154"><text:line-break/>and the following increment and decrement operators, which may be used before or after variables. </text:p>
      <text:p text:style-name="Preformatted_20_Text">-- <text:span text:style-name="T295">++ </text:span></text:p>
      <text:p text:style-name="Text_20_body"><text:line-break/><text:span text:style-name="T42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5">The limited character set <text:span text:style-name="T357">for </text:span><text:span text:style-name="T14">symbols</text:span><text:span text:style-name="T89"> </text:span><text:span text:style-name="T72">is</text:span> intentional since this sidesteps running it on systems that may have character encoding issues <text:span text:style-name="T331">or more usually, working on a system where the supported terminal types are very limited</text:span>. <text:s/><text:span text:style-name="T357">Generally however, the contents of a string may be UTF-8 with no issues.</text:span></text:p>
      <text:p text:style-name="P476">Note</text:p>
      <text:p text:style-name="P326">You should make it a point of enclosing leading negative numbers in parentheses to cut down on ambiguity. Also be careful i spaces. How should QDL interpret</text:p>
      <text:p text:style-name="Preformatted_20_Text">a---b</text:p>
      <text:p text:style-name="Text_20_body"/>
      <text:p text:style-name="P326"><text:soft-page-break/>Should this mean (a- - ) - b or perhaps a-(- - b)? <text:span text:style-name="T490">Such error can be very hard to track down.</text:span></text:p>
      <text:h text:style-name="Heading_20_2" text:outline-level="2"><text:bookmark-start text:name="__RefHeading___Toc738_3277173355"/>Assigning values<text:bookmark-end text:name="__RefHeading___Toc738_3277173355"/></text:h>
      <text:p text:style-name="P155">There is a specific <text:span text:style-name="T47">assignment operator</text:span><text:span text:style-name="T132">, denotes := which is used when setting a variable. This is a fine example:</text:span></text:p>
      <text:p text:style-name="Preformatted_20_Text">c := 4;</text:p>
      <text:p text:style-name="P156"><text:line-break/>As we will see later, you may also use this to assign a value to a stem variable by including the final period:</text:p>
      <text:p text:style-name="Preformatted_20_Text">a. := indices(3);</text:p>
      <text:p text:style-name="P245"><text:line-break/>You may chain these</text:p>
      <text:p text:style-name="Preformatted_20_Text">a := b := c := 1;</text:p>
      <text:p text:style-name="P245"><text:line-break/>will assign each variable a, b, and c to the value of 1.</text:p>
      <text:p text:style-name="P245">There are also shorthand assignment operators for each basic operation of <text:span text:style-name="T207">+ - * / % ^</text:span>. So i<text:span text:style-name="T72">f</text:span><text:span text:style-name="T9"> op</text:span><text:span text:style-name="T72"> is one of these operators then </text:span></text:p>
      <text:p text:style-name="P245"><text:span text:style-name="T72">A </text:span><text:span text:style-name="T9">op</text:span><text:span text:style-name="T72">= B</text:span></text:p>
      <text:p text:style-name="P68">is identical to <text:s/>issuing</text:p>
      <text:p text:style-name="P245"><text:span text:style-name="T72">A := A </text:span><text:span text:style-name="T9">op B</text:span></text:p>
      <text:p text:style-name="P45">Example:</text:p>
      <text:p text:style-name="Preformatted_20_Text"><text:s text:c="2"/>a := 3;</text:p>
      <text:p text:style-name="Preformatted_20_Text"><text:s text:c="2"/>a ^= 2</text:p>
      <text:p text:style-name="Preformatted_20_Text"><text:s text:c="2"/>a</text:p>
      <text:p text:style-name="Preformatted_20_Text">9</text:p>
      <text:p text:style-name="P252"><text:line-break/>This takes <text:span text:style-name="T9">a</text:span>, which is assigned the value of 3, squares it and assigns the new value of 9 to <text:span text:style-name="T9">a</text:span><text:span text:style-name="T72">.</text:span></text:p>
      <text:p text:style-name="P45">Another example.</text:p>
      <text:p text:style-name="P395"><text:s text:c="2"/>A := 'a'</text:p>
      <text:p text:style-name="P395"><text:s text:c="2"/>B := 'b'</text:p>
      <text:p text:style-name="P395"><text:s text:c="2"/>q := A += B += 'c'</text:p>
      <text:p text:style-name="P395"><text:s text:c="2"/>q</text:p>
      <text:p text:style-name="P395">abc</text:p>
      <text:p text:style-name="P395"><text:s text:c="2"/>A</text:p>
      <text:p text:style-name="P395">abc</text:p>
      <text:p text:style-name="P395"><text:s text:c="2"/>B</text:p>
      <text:p text:style-name="P395">bc</text:p>
      <text:p text:style-name="P395"/>
      <text:p text:style-name="P253">So in summary, here are all the supported assignment operators</text:p>
      <text:p text:style-name="Preformatted_20_Text">:<text:span text:style-name="T384">= += -= *= /= %= ^=</text:span></text:p>
      <text:p text:style-name="P254"><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7"><text:span text:style-name="T297">As we have said, there </text:span>are <text:span text:style-name="T375">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38"><text:span text:style-name="T331"><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46">231420460326946612381192.152285666 </text:p>
      <text:p text:style-name="Preformatted_20_Text"><text:s text:c="4"/>say(1/3);</text:p>
      <text:p text:style-name="Preformatted_20_Text">0.33333333333333333333333333333333333333333333333333</text:p>
      <text:p text:style-name="P140"><text:line-break/>The first result is exact because we specified the number of digits. In the second case, there is no exact decimal representation of 1/3, so it is truncated. </text:p>
      <text:p text:style-name="P138"><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9"><text:span text:style-name="T376">While QDL has very a limited character set for variables, all string are fully UTF-8. <text:s/></text:span>Since there are many time<text:span text:style-name="T376">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96"><text:s text:c="4"/>say('abc'+ '123');</text:p>
      <text:p text:style-name="P362">abc123</text:p>
      <text:p text:style-name="P164"><text:line-break/>Similarly, the “-” works on strings too and removes the right elements from the left:</text:p>
      <text:p text:style-name="Preformatted_20_Text"><text:s text:c="7"/>say('abcdeababghabijab' - 'ab');</text:p>
      <text:p text:style-name="Preformatted_20_Text">cdeghij</text:p>
      <text:p text:style-name="P184"><text:line-break/>Strings may be compared using == and !=, so</text:p>
      <text:p text:style-name="P404"><text:s text:c="4"/>'foo' == 'foo'</text:p>
      <text:p text:style-name="P184"><text:line-break/>would be <text:span text:style-name="T2">true</text:span><text:span text:style-name="T59">.</text:span></text:p>
      <text:p text:style-name="P54"><text:soft-page-break/>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28">size(my_var)</text:span>;</text:p>
      <text:p text:style-name="P54"/>
      <text:p text:style-name="P54">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291">There are 3 reserved key words in QDL:</text:p>
      <text:p text:style-name="P32">true </text:p>
      <text:p text:style-name="P32">false </text:p>
      <text:p text:style-name="P32">null</text:p>
      <text:p text:style-name="P69"><text:line-break/>The first two, <text:span text:style-name="T9">true</text:span> and <text:span text:style-name="T9">false</text:span> are boolean values. The third, <text:span text:style-name="T9">null</text:span> is the null value for variables. It looks like <text:span text:style-name="T445">t</text:span>here are other words such as <text:span text:style-name="T9">module</text:span> and <text:span text:style-name="T9">define</text:span> but in actuality these are <text:s/><text:span text:style-name="T428">coupled with brackets for </text:span>structure, <text:span text:style-name="T9">e.g., </text:span><text:span text:style-name="T207">module[</text:span> (note that there is never a space between the word and the bracket.) So these are fine variables in QDL <text:span text:style-name="T427">one and all</text:span>:</text:p>
      <text:p text:style-name="P422">integer := .5;</text:p>
      <text:p text:style-name="P422">boolean := 3.3^11;</text:p>
      <text:p text:style-name="P422">decimal := <text:span text:style-name="T426">true</text:span>;</text:p>
      <text:p text:style-name="P423">scalar. := random(1000);</text:p>
      <text:p text:style-name="P423"><text:s text:c="5"/><text:span text:style-name="T449">if := -1000000;</text:span></text:p>
      <text:p text:style-name="Standard"><text:line-break/><text:span text:style-name="T425">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0"><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15">my_decimal := 432.3454;</text:p>
      <text:p text:style-name="P415">b := 'Trăm năm trong cõi người ta, Chữ tài chữ mệnh khéo là ghét nhau.';</text:p>
      <text:p text:style-name="P56"><text:line-break/>are all valid simple variables. </text:p>
      <text:p text:style-name="P40"><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oft-page-break/><text:span text:style-name="T321"><text:line-break/>(Geeky stuff, the period is actually called the </text:span><text:span text:style-name="T12">aggregation operator</text:span><text:span text:style-name="T85">.) <text:s/>Remember</text:span><text:span text:style-name="T321">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3">and we usually refer to them as keys. Some definitions:<text:line-break/></text:span></text:p>
      <text:list xml:id="list3017872105" text:style-name="L3">
        <text:list-item>
          <text:p text:style-name="P566">A <text:span text:style-name="T47">list</text:span><text:span text:style-name="T132"> is a stem </text:span><text:span text:style-name="T146">which contains </text:span><text:span text:style-name="T132">indices 0,1,...n</text:span></text:p>
        </text:list-item>
        <text:list-item>
          <text:p text:style-name="P566"><text:span text:style-name="T132">Two stems are </text:span><text:span text:style-name="T47">conformable</text:span><text:span text:style-name="T132"> if they have the same keys</text:span></text:p>
        </text:list-item>
        <text:list-item>
          <text:p text:style-name="P567">Subsetting<text:span text:style-name="T132"> is in effect for most stem operations. This means that if the result is a stem, it contains only the keys common to its arguments. If two stems are conformable, there is no subsetting.</text:span></text:p>
        </text:list-item>
        <text:list-item>
          <text:p text:style-name="P568">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6">Note that this is one of the very few strict pattern enforced in QDL – a stem must end in a period <text:span text:style-name="T39">i.e, </text:span><text:span text:style-name="T118">so the period is an assertion that this refers to an aggregate.</text:span> <text:span text:style-name="T460">I</text:span>ssuing something like this (to make a list of integers)</text:p>
      <text:p text:style-name="P26"/>
      <text:p text:style-name="Preformatted_20_Text">a := indices(5);</text:p>
      <text:p text:style-name="P26"/>
      <text:p text:style-name="P26">fails with a message like <text:span text:style-name="T176">“Error: You cannot set a scalar variable to a stem value”</text:span>. This is because the item on the right is an aggregate, aka a stem and on the one on the left is a simple scalar. </text:p>
      <text:p text:style-name="P26"/>
      <text:p text:style-name="P2"><text:span text:style-name="T273">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3">it a</text:span> list. <text:span text:style-name="T273">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6">(which is just a map whose keys are integers)</text:span>. <text:span text:style-name="T274">The second use case</text:span> comes from having indices <text:span text:style-name="T27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3"/>
      <text:p text:style-name="P29">It is certainly possible to have mixed data, for instance</text:p>
      <text:p text:style-name="P29"/>
      <text:p text:style-name="Preformatted_20_Text"><text:s text:c="3"/>my_stem.help := 'this is my stem'</text:p>
      <text:p text:style-name="Preformatted_20_Text"><text:soft-page-break/><text:s text:c="3"/>list_append(my_stem., indices(5)) <text:s/></text:p>
      <text:p text:style-name="Preformatted_20_Text">{0=0, help=this is my stem, 1=1, 2=2, 3=3, 4=4}</text:p>
      <text:p text:style-name="P3"/>
      <text:p text:style-name="P35"><text:span text:style-name="T484">which shows that this stem includes a list and has another entry called </text:span><text:span text:style-name="T45">help</text:span><text:span text:style-name="T127">.</text:span></text:p>
      <text:p text:style-name="P73"/>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18">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3"/>
      <text:p text:style-name="P36"><text:span text:style-name="T126">b</text:span><text:span text:style-name="T72">ut issuing </text:span><text:span text:style-name="T216">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4"/>
      <text:p text:style-name="Preformatted_20_Text"><text:s text:c="2"/>vencode('f(x,y')</text:p>
      <text:p text:style-name="Preformatted_20_Text">f$28x$2Cy</text:p>
      <text:p text:style-name="Text_20_body"/>
      <text:p text:style-name="P325">Normally you only have to think about such things if you have to deal with exchanging information between external programs.</text:p>
      <text:h text:style-name="Heading_20_3" text:outline-level="3"><text:bookmark-start text:name="__RefHeading___Toc615_3277173355"/><text:span text:style-name="T141">Tail substitutions.</text:span><text:span text:style-name="T274"> </text:span><text:s/><text:bookmark-end text:name="__RefHeading___Toc615_3277173355"/></text:h>
      <text:p text:style-name="P6">If you have <text:span text:style-name="T274">defined <text:s/></text:span>a variable, say </text:p>
      <text:p text:style-name="P5"/>
      <text:p text:style-name="Preformatted_20_Text">k := 3;</text:p>
      <text:p text:style-name="P397">my_var. := indices(5);</text:p>
      <text:p text:style-name="P5"/>
      <text:p text:style-name="P5">and issue the following</text:p>
      <text:p text:style-name="P5"/>
      <text:p text:style-name="Preformatted_20_Text">my_var.k := 'foo';</text:p>
      <text:p text:style-name="P5"/>
      <text:p text:style-name="P5">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5"/>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ext:soft-page-break/>the value = 2</text:p>
      <text:p text:style-name="Preformatted_20_Text">the value = <text:span text:style-name="T368">foo</text:span></text:p>
      <text:p text:style-name="Preformatted_20_Text">the value = 4</text:p>
      <text:p text:style-name="P9"><text:line-break/>Moreover, substitutions happen from <text:span text:style-name="T274">right to left (!! backwards from reading order)</text:span>, so if you set</text:p>
      <text:p text:style-name="P9"/>
      <text:p text:style-name="P334"><text:s text:c="2"/>x := 0;</text:p>
      <text:p text:style-name="P334">y.0 := 1;</text:p>
      <text:p text:style-name="P334">z.1 := 2;</text:p>
      <text:p text:style-name="P334">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3">== 3</text:span></text:p>
      <text:p text:style-name="P9"/>
      <text:p text:style-name="P10">This permits more readable values, <text:span text:style-name="T174">e.g. </text:span><text:span text:style-name="T208">time.manner.place</text:span><text:span text:style-name="T174"> is a perfectly fine reference</text:span>. <text:span text:style-name="T48">HOWEVER</text:span><text:span text:style-name="T138"> the stem is always the leftmost symbol. The rest are just a very compact way to index it. </text:span></text:p>
      <text:p text:style-name="P19"/>
      <text:p text:style-name="P30"><text:span text:style-name="T138">S</text:span><text:span text:style-name="T132">o why do this? Because it allows for something very powerful: implicit looping. You can have stems do a tremendous amount of work without ever really having to access the elements. </text:span></text:p>
      <text:p text:style-name="P21"/>
      <text:p text:style-name="P34"><text:span text:style-name="T55">A Small </text:span><text:span text:style-name="T56">Example.</text:span></text:p>
      <text:p text:style-name="P31"/>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9">and we showed the 42</text:span><text:span text:style-name="T318">nd</text:span><text:span text:style-name="T369">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6">and if you insist, here is a check</text:p>
      <text:p text:style-name="Preformatted_20_Text"><text:s text:c="2"/>769942^2 + 3*769942 - 4</text:p>
      <text:p text:style-name="Preformatted_20_Text">592812993186</text:p>
      <text:p text:style-name="P246"><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1"><text:span text:style-name="T141"><text:s/></text:span><text:span text:style-name="T13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oft-page-break/><text:s text:c="2"/>a := 2; // <text:span text:style-name="T274">so this is a scalar – no period at the end</text:span></text:p>
      <text:p text:style-name="Preformatted_20_Text"><text:s text:c="2"/>say(a.a);</text:p>
      <text:p text:style-name="Preformatted_20_Text">baz</text:p>
      <text:p text:style-name="P12"/>
      <text:p text:style-name="P14">Here the s<text:span text:style-name="T274">c</text:span>alar a has value of 2 which is substituted as the tail of the stem, so the answer printed is the value of a.2. This just points out that a and a. are considered to be wholly unrelated. <text:line-break/><text:line-break/><text:span text:style-name="T457">Note that this is </text:span><text:span text:style-name="T37">exactly </text:span><text:span text:style-name="T115">like most other programming languages (e.g. C, C++. Java). </text:span><text:span text:style-name="T116">For instance this a perfectly fine program in C:<text:line-break/></text:span></text:p>
      <text:p text:style-name="P431">#include &lt;stdio.h&gt;</text:p>
      <text:p text:style-name="P431">int main()</text:p>
      <text:p text:style-name="P431">{</text:p>
      <text:p text:style-name="P431"><text:s text:c="4"/>int <text:s/><text:span text:style-name="T458">a</text:span>[3];</text:p>
      <text:p text:style-name="P431"><text:s text:c="4"/>float <text:s/><text:span text:style-name="T458">a</text:span>;</text:p>
      <text:p text:style-name="P431"/>
      <text:p text:style-name="P431"><text:s text:c="4"/>//<text:span text:style-name="T9"> </text:span><text:span text:style-name="T38">bunch of stuff </text:span></text:p>
      <text:p text:style-name="P431"/>
      <text:p text:style-name="P431"><text:s text:c="4"/>return 0;</text:p>
      <text:p text:style-name="P431">}</text:p>
      <text:p text:style-name="P22"/>
      <text:p text:style-name="P13"><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59">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66">count by 3's, so 0,3,6, … ,12</text:span></text:p>
      <text:p text:style-name="Preformatted_20_Text"><text:s text:c="2"/>b. := 10 * indices(5);// <text:span text:style-name="T266">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32">o</text:span>n the variable c to show it is stem</text:p>
      <text:p text:style-name="P12"/>
      <text:p text:style-name="P12">but you cannot issue <text:span text:style-name="T176">a.b.3</text:span> and expect to get anything back <text:span text:style-name="T332">(</text:span><text:span text:style-name="T199">b.3 == 30</text:span><text:span text:style-name="T332"> which is not an index in </text:span><text:span text:style-name="T199">a.</text:span><text:span text:style-name="T332">) </text:span>unless you have set it explicitly. This is because, <text:span text:style-name="T267">again, it is included in the stem variable </text:span><text:span text:style-name="T200">a.</text:span><text:span text:style-name="T267"> as an entry and you must refer to it by its proper index.</text:span> <text:s/><text:span text:style-name="T291">TL;DR: Tail <text:s/>resolution happens for scalars. </text:span></text:p>
      <text:p text:style-name="P12"/>
      <text:p text:style-name="P473">A <text:span text:style-name="T491">few </text:span>final caveat<text:span text:style-name="T491">s </text:span>for stems</text:p>
      <text:p text:style-name="P292"><text:span text:style-name="T491">1. </text:span>You cannot embed expressions in the indices, so while it would be (at least at first glance) grand to do something like</text:p>
      <text:p text:style-name="P424">a.(z-y/4).(.5+6.<text:span text:style-name="T431">5</text:span>*<text:span text:style-name="T430">y</text:span>)</text:p>
      <text:p text:style-name="Text_20_body"/>
      <text:p text:style-name="P293">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text:soft-page-break/>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25">p := <text:span text:style-name="T429">z-y/4</text:span>;</text:p>
      <text:p text:style-name="P426">q := <text:span text:style-name="T429">.5+6.5*</text:span>y;</text:p>
      <text:p text:style-name="P425">a.p.q // rock on</text:p>
      <text:p text:style-name="P294"><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4"><text:span text:style-name="T106"><text:line-break/></text:span><text:span text:style-name="T72">‘</text:span><text:span text:style-name="T106">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491">say(a.b.2);</text:span></text:p>
      <text:p text:style-name="P437">2</text:p>
      <text:p text:style-name="P37"><text:s/></text:p>
      <text:p text:style-name="P37"><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20">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1">say(</text:span>a.<text:span text:style-name="T491">);</text:span></text:p>
      <text:p text:style-name="Preformatted_20_Text"><text:span text:style-name="T492">E</text:span>rror: recursive overflow at index 'b.'</text:p>
      <text:p text:style-name="P37"/>
      <text:h text:style-name="P510" text:outline-level="2"><text:bookmark-start text:name="__RefHeading___Toc619_3277173355"/><text:span text:style-name="T289">Applying scalars to s</text:span>tems<text:bookmark-end text:name="__RefHeading___Toc619_3277173355"/></text:h>
      <text:p text:style-name="P141">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1"/>
      <text:p text:style-name="P141">(The output is of the form <text:span text:style-name="T176">{key=value, key=value,…}).</text:span><text:span text:style-name="T237"> </text:span><text:span text:style-name="T23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3"><text:line-break/>Let's find every element that contains the word 'One”, respecting case:</text:p>
      <text:p text:style-name="Preformatted_20_Text"><text:soft-page-break/><text:s text:c="4"/>say(contains(ring., 'One'));</text:p>
      <text:p text:style-name="Preformatted_20_Text">{bind=false, find=true, bring=true, rule=true}</text:p>
      <text:p text:style-name="P143"><text:line-break/>Or for that matter, doesn't contain this word:</text:p>
      <text:p text:style-name="Preformatted_20_Text"><text:s text:c="4"/>say(!contains(ring., 'One'));</text:p>
      <text:p text:style-name="Preformatted_20_Text">{bind=true, find=false, bring=false, rule=false}</text:p>
      <text:p text:style-name="P143"><text:span text:style-name="T237"><text:line-break/>The output of these functions is a boolean-valued stem and there is a very useful function called </text:span><text:span text:style-name="T242">mask</text:span><text:span text:style-name="T243"> which simply will return the elements that have corresponding true values. </text:span></text:p>
      <text:p text:style-name="Preformatted_20_Text"><text:s text:c="4"/>say(mask(ring., contains(ring., 'One')));</text:p>
      <text:p text:style-name="P347">{find=One Ring to find them, </text:p>
      <text:p text:style-name="P347"><text:s/>bring=One Ring to bring them all, </text:p>
      <text:p text:style-name="P347"><text:s/>rule=One Ring to rule them all}</text:p>
      <text:p text:style-name="P191"/>
      <text:p text:style-name="P191">And of course you could just find the ones that don't have the word “One” in them:</text:p>
      <text:p text:style-name="Preformatted_20_Text"><text:s text:c="3"/>say(mask(ring., !contains(ring., 'One')));</text:p>
      <text:p text:style-name="Preformatted_20_Text">{bind=and in the darkness bind them}</text:p>
      <text:p text:style-name="P142"/>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16" text:outline-level="3"><text:bookmark-start text:name="__RefHeading___Toc607_3277173355"/>Default values for stems<text:bookmark-end text:name="__RefHeading___Toc607_3277173355"/></text:h>
      <text:p text:style-name="P130">You may set a default value for stems – this is a very nice thing indeed so you don't have to <text:s/>initialize every element in one before using it. The way it works is you issue</text:p>
      <text:p text:style-name="P281">set_default(stem., <text:span text:style-name="T9">scalar</text:span><text:span text:style-name="T72">);</text:span></text:p>
      <text:p text:style-name="P130"><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3">Modules are completely self-contained.</text:span></text:p>
      <text:p text:style-name="P27"/>
      <text:p text:style-name="P28"><text:soft-page-break/>So what if you need to have <text:s/>variable defined and accessible outside a block but need to set the value inside one, like</text:p>
      <text:p text:style-name="P28"/>
      <text:p text:style-name="Preformatted_20_Text">if[ </text:p>
      <text:p text:style-name="Preformatted_20_Text"><text:s text:c="2"/>// nasty conditions</text:p>
      <text:p text:style-name="Preformatted_20_Text"><text:s/>]then[</text:p>
      <text:p text:style-name="Preformatted_20_Text"><text:s text:c="3"/>// lot<text:span text:style-name="T362">s</text:span> of stuff</text:p>
      <text:p text:style-name="Preformatted_20_Text"><text:s text:c="2"/>a := 'foo';</text:p>
      <text:p text:style-name="Preformatted_20_Text"><text:s/>]else[</text:p>
      <text:p text:style-name="Preformatted_20_Text"><text:s text:c="2"/>// lot<text:span text:style-name="T376">s</text:span> of stuff</text:p>
      <text:p text:style-name="Preformatted_20_Text"><text:s text:c="2"/><text:span text:style-name="T334">a := 'bar';</text:span></text:p>
      <text:p text:style-name="Preformatted_20_Text"><text:s/><text:span text:style-name="T334">];</text:span></text:p>
      <text:p text:style-name="Preformatted_20_Text"><text:s/>// <text:span text:style-name="T334">trying to use a will result in errors</text:span></text:p>
      <text:p text:style-name="P28"><text:line-break/>What you can do is set the value to <text:span text:style-name="T176">null </text:span><text:span text:style-name="T237">outside the block. So do this.</text:span></text:p>
      <text:p text:style-name="P33"/>
      <text:p text:style-name="Preformatted_20_Text"><text:span text:style-name="T334">a</text:span> := null;</text:p>
      <text:p text:style-name="Preformatted_20_Text">// same code as above</text:p>
      <text:p text:style-name="P4"/>
      <text:p text:style-name="P28">No<text:span text:style-name="T362">w</text:span> attempts to use the variable will work properly. You may also check if the value has been set by checking if it is null:</text:p>
      <text:p text:style-name="P28"/>
      <text:p text:style-name="P381">if[ </text:p>
      <text:p text:style-name="P381"><text:s text:c="2"/>a != null</text:p>
      <text:p text:style-name="P381">]then[</text:p>
      <text:p text:style-name="P381"><text:s/>// <text:span text:style-name="T334">lots of stuff</text:span></text:p>
      <text:p text:style-name="P382">];</text:p>
      <text:h text:style-name="P511" text:outline-level="2"><text:bookmark-start text:name="__RefHeading___Toc6245_2030604819"/>Visibility during function evaluation<text:bookmark-end text:name="__RefHeading___Toc6245_2030604819"/></text:h>
      <text:p text:style-name="P200">Generally functions inherit the values of their parent state, but they do not inherit imported symbols. <text:s/>Following <text:span text:style-name="T377">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5">There are <text:span text:style-name="T276">4</text:span> basic control structures. All of them are delimited with brackets []. </text:p>
      <text:list xml:id="list3049945576" text:style-name="L4">
        <text:list-item>
          <text:p text:style-name="P570">The basic conditional of <text:line-break/><text:span text:style-name="T207">if[</text:span><text:span text:style-name="T176"> </text:span><text:span text:style-name="T224">condition</text:span><text:span text:style-name="T176"> </text:span><text:span text:style-name="T207">]then[</text:span><text:span text:style-name="T176"> . . . </text:span><text:span text:style-name="T207">]else</text:span><text:span text:style-name="T211">[</text:span><text:span text:style-name="T186"> . . . </text:span><text:span text:style-name="T211">]</text:span><text:span text:style-name="T176">;</text:span> <text:line-break/>Note that the else clause is optional.</text:p>
        </text:list-item>
        <text:list-item>
          <text:p text:style-name="P570">Switch statements (which are lists of conditionals) of <text:line-break/><text:span text:style-name="T212">switch</text:span><text:span text:style-name="T207">[</text:span><text:span text:style-name="T176"> ... </text:span><text:span text:style-name="T207">]</text:span></text:p>
        </text:list-item>
        <text:list-item>
          <text:p text:style-name="P571"><text:span text:style-name="T213">t</text:span><text:span text:style-name="T207">ry</text:span><text:span text:style-name="T213">[</text:span><text:span text:style-name="T187"> . . .</text:span><text:span text:style-name="T213">]</text:span><text:span text:style-name="T207">catch</text:span><text:span text:style-name="T213">[</text:span><text:span text:style-name="T187"> . . .</text:span><text:span text:style-name="T213">]</text:span><text:span text:style-name="T187">;</text:span> for error handling</text:p>
        </text:list-item>
        <text:list-item>
          <text:p text:style-name="P570">Looping construct <text:span text:style-name="T207">while[</text:span><text:span text:style-name="T176"> </text:span><text:span text:style-name="T224">condition </text:span><text:span text:style-name="T207">]do[ </text:span><text:span text:style-name="T221">. . .</text:span><text:span text:style-name="T176"> </text:span><text:span text:style-name="T207">]</text:span><text:span text:style-name="T176">;</text:span></text:p>
        </text:list-item>
      </text:list>
      <text:h text:style-name="P512" text:outline-level="2"><text:bookmark-start text:name="__RefHeading___Toc637_3277173355"/><text:soft-page-break/>The if..then..else statement<text:bookmark-end text:name="__RefHeading___Toc637_3277173355"/></text:h>
      <text:p text:style-name="P150">The basic format is</text:p>
      <text:p text:style-name="P355">if[</text:p>
      <text:p text:style-name="P355"><text:s text:c="3"/>condition</text:p>
      <text:p text:style-name="P355"><text:s/>]then[</text:p>
      <text:p text:style-name="P355"><text:s text:c="3"/>//statememts</text:p>
      <text:p text:style-name="P355">]<text:span text:style-name="T285">else[</text:span></text:p>
      <text:p text:style-name="P355"><text:s text:c="2"/>// <text:span text:style-name="T285">more statements</text:span></text:p>
      <text:p text:style-name="P355"><text:span text:style-name="T285">]</text:span>;</text:p>
      <text:p text:style-name="P150"><text:span text:style-name="T362"><text:line-break/>Note that </text:span><text:span text:style-name="T210">if[</text:span><text:span text:style-name="T362">, <text:s/></text:span><text:span text:style-name="T210">]then[</text:span><text:span text:style-name="T362"> and </text:span><text:span text:style-name="T210">]else[</text:span><text:span text:style-name="T362"> are treated as statements, so cannot be split. </text:span><text:span text:style-name="T210">]then[</text:span><text:span text:style-name="T362"> and </text:span><text:span text:style-name="T210">][</text:span><text:span text:style-name="T362"> are interchangeable, but if there is an else clause, it must use the </text:span><text:span text:style-name="T210">]else[</text:span><text:span text:style-name="T362">.</text:span>The else clause is optional. And of course, a simple example is in order:</text:p>
      <text:p text:style-name="P355"><text:s text:c="4"/><text:span text:style-name="T285">)buffer on</text:span></text:p>
      <text:p text:style-name="P353">Buffer mode on.</text:p>
      <text:p text:style-name="P355">j :=5;</text:p>
      <text:p text:style-name="P355">if[</text:p>
      <text:p text:style-name="P355"><text:s text:c="3"/>j &lt;5 || 5 &lt; j</text:p>
      <text:p text:style-name="P355"><text:s/>][</text:p>
      <text:p text:style-name="P355"><text:s text:c="4"/>say(j + ' is not 5');</text:p>
      <text:p text:style-name="P355"><text:s/>]else[</text:p>
      <text:p text:style-name="P355"><text:s text:c="4"/>say('j is ' + j);</text:p>
      <text:p text:style-name="P355">];</text:p>
      <text:p text:style-name="P355">.</text:p>
      <text:p text:style-name="P355">j is 5</text:p>
      <text:p text:style-name="P355"/>
      <text:p text:style-name="P354">)buffer off</text:p>
      <text:p text:style-name="P354">Buffer mode off.</text:p>
      <text:p text:style-name="P151"/>
      <text:p text:style-name="P150">(Rather than stick this in a script, we used the interpreters )<text:span text:style-name="T176">buffer</text:span> command to keep all of the lines and then execute it when there is a single period as the first character on a line. <text:span text:style-name="T286">Oh and interpreter commands which start with a ')' still work in buffer mode. <text:s/>Consults the work space documentation for more.</text:span>)</text:p>
      <text:h text:style-name="P513" text:outline-level="2"><text:bookmark-start text:name="__RefHeading___Toc591_3277173355"/>The switch stat<text:span text:style-name="T257">e</text:span>ment<text:bookmark-end text:name="__RefHeading___Toc591_3277173355"/></text:h>
      <text:p text:style-name="P127">Branched decision-making is a basic construction for most languages. In the case of QDL, there is the <text:span text:style-name="T176">switch[];</text:span> construct. The basic format is</text:p>
      <text:p text:style-name="P355">switch[</text:p>
      <text:p text:style-name="P355"><text:s text:c="2"/>if[condition1]then[body1];</text:p>
      <text:p text:style-name="P355"><text:s text:c="2"/>if[condition<text:span text:style-name="T257">2</text:span>]then[body<text:span text:style-name="T257">2</text:span>];</text:p>
      <text:p text:style-name="P355"><text:s text:c="2"/>if[condition<text:span text:style-name="T257">3</text:span>]then[body<text:span text:style-name="T257">3</text:span>];</text:p>
      <text:p text:style-name="P355">//… <text:span text:style-name="T257">arbitrarily many</text:span></text:p>
      <text:p text:style-name="P355">];</text:p>
      <text:p text:style-name="P355"/>
      <text:p text:style-name="P127">The execution is each condition is checked and as soon as one returns <text:span text:style-name="T9">true</text:span><text:span text:style-name="T72"> that body is executed and the construct returns.</text:span></text:p>
      <text:p text:style-name="P451"><text:soft-page-break/>Examples</text:p>
      <text:p text:style-name="P76">An example of a switch statement might be</text:p>
      <text:p text:style-name="P355"><text:s text:c="4"/><text:span text:style-name="T277">i := 11;</text:span></text:p>
      <text:p text:style-name="P355"><text:s text:c="4"/>switch[</text:p>
      <text:p text:style-name="P355"><text:s text:c="7"/>if[i&lt;5]then[var.foo := 'bar';];</text:p>
      <text:p text:style-name="P355"><text:s text:c="7"/>if[5=i]then[var.foo := 'fnord';];</text:p>
      <text:p text:style-name="P355"><text:s text:c="7"/>if[5&lt;i]then[var.foo := '<text:span text:style-name="T257">blarf</text:span>';];</text:p>
      <text:p text:style-name="P355"><text:s text:c="4"/>];</text:p>
      <text:p text:style-name="P355"><text:s text:c="4"/>say(var.foo);</text:p>
      <text:p text:style-name="P355">blarf</text:p>
      <text:p text:style-name="P146"/>
      <text:p text:style-name="P78">Note that the elements of the switch statement are if..then blocks (including final semicolon). No else clauses will be accepted. <text:s/>Whitespace aside of strings, of course, is ignored.</text:p>
      <text:h text:style-name="P514" text:outline-level="2"><text:bookmark-start text:name="__RefHeading___Toc639_3277173355"/>Error handling<text:bookmark-end text:name="__RefHeading___Toc639_3277173355"/></text:h>
      <text:p text:style-name="P128">There is a try … catch block construction. <text:span text:style-name="T287">Its format is</text:span></text:p>
      <text:p text:style-name="P355">try[</text:p>
      <text:p text:style-name="P355"><text:s text:c="2"/>// statements;</text:p>
      <text:p text:style-name="P355"><text:s/>]catch[</text:p>
      <text:p text:style-name="P355"><text:s text:c="2"/>// statements;</text:p>
      <text:p text:style-name="P355">];</text:p>
      <text:p text:style-name="P128"/>
      <text:p text:style-name="P128">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0"><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8">Not much else to them.</text:span></text:p>
      <text:p text:style-name="P301">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oft-page-break/><text:span text:style-name="T111">E</text:span><text:span text:style-name="T72">xample. System errors.</text:span></text:p>
      <text:p text:style-name="P70">In this example, we create an error in the course of normal processing and catch it:</text:p>
      <text:p text:style-name="Preformatted_20_Text"><text:s text:c="2"/>try[3/0;]catch[<text:span text:style-name="T439">if[error_code==-1]then[</text:span>say(error_message);];<text:span text:style-name="T439">]</text:span>;</text:p>
      <text:p text:style-name="Preformatted_20_Text">/ by zero</text:p>
      <text:p text:style-name="Text_20_body"/>
      <text:p text:style-name="P302">Note that this will not catch parsing errors, so if you did something like</text:p>
      <text:p text:style-name="P302"/>
      <text:p text:style-name="Preformatted_20_Text"><text:s text:c="2"/>try[2+;]catch[say(error_message);];</text:p>
      <text:p text:style-name="Preformatted_20_Text">syntax error:could not parse input</text:p>
      <text:p text:style-name="P302"><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517" text:outline-level="3"><text:bookmark-start text:name="__RefHeading___Toc692_3277173355"/>raise_error<text:bookmark-end text:name="__RefHeading___Toc692_3277173355"/></text:h>
      <text:p text:style-name="P459">Description</text:p>
      <text:p text:style-name="P129">Raises an error conditions and passes control to the catch block. <text:span text:style-name="T261">Note that raising this outside of a try … catch block will have no effect, since there is nothing to catch it. </text:span></text:p>
      <text:p text:style-name="P459">Usage</text:p>
      <text:p text:style-name="P361">raise_error(<text:span text:style-name="T9">message</text:span><text:span text:style-name="T72">, [</text:span><text:span text:style-name="T76">code</text:span><text:span text:style-name="T72">]);</text:span></text:p>
      <text:p text:style-name="P459">Arguments</text:p>
      <text:p text:style-name="P43">message<text:span text:style-name="T72"> a human readable message that describes this error</text:span></text:p>
      <text:p text:style-name="P43">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17">sys#constants()</text:span><text:span text:style-name="T114"> under </text:span><text:span text:style-name="T217">error_codes.system_error</text:span></text:p>
      <text:p text:style-name="P459">Output</text:p>
      <text:p text:style-name="P129">None directly. The values are set to err<text:span text:style-name="T262">or</text:span>_message and err<text:span text:style-name="T262">or</text:span>_code (if present) and are accessible in the catch block. <text:span text:style-name="T263">Typically, you define the error code and look for it in the catch block.</text:span></text:p>
      <text:p text:style-name="P453">Examples</text:p>
      <text:p text:style-name="P361">try[</text:p>
      <text:p text:style-name="P361"><text:s text:c="4"/>if[ 3 == 4]then[raise_error('oops', 2);];</text:p>
      <text:p text:style-name="P361">]catch[</text:p>
      <text:p text:style-name="P361"><text:s text:c="3"/>say(err<text:span text:style-name="T262">or</text:span>_message);</text:p>
      <text:p text:style-name="P361"><text:s text:c="3"/><text:span text:style-name="T259">switch[</text:span></text:p>
      <text:p text:style-name="P361"><text:soft-page-break/><text:s text:c="6"/><text:span text:style-name="T258">if[error_code == 2]then[...];</text:span></text:p>
      <text:p text:style-name="P361"><text:s text:c="7"/>// <text:span text:style-name="T259">maybe a bunch of other errors</text:span></text:p>
      <text:p text:style-name="P361"><text:s text:c="2"/><text:span text:style-name="T260">]; // end switch</text:span></text:p>
      <text:p text:style-name="P361">]</text:p>
      <text:p text:style-name="P361">oops</text:p>
      <text:p text:style-name="P129"/>
      <text:h text:style-name="P515" text:outline-level="2"><text:bookmark-start text:name="__RefHeading___Toc621_3277173355"/>Looping.<text:bookmark-end text:name="__RefHeading___Toc621_3277173355"/></text:h>
      <text:p text:style-name="P145">The basic structure of a loop is </text:p>
      <text:p text:style-name="Preformatted_20_Text">while[</text:p>
      <text:p text:style-name="Preformatted_20_Text"><text:s text:c="3"/>logical condition</text:p>
      <text:p text:style-name="Preformatted_20_Text"><text:s text:c="2"/>]do[ <text:span text:style-name="T489">or ][</text:span></text:p>
      <text:p text:style-name="Preformatted_20_Text"><text:s text:c="4"/>statements</text:p>
      <text:p text:style-name="Preformatted_20_Text">];</text:p>
      <text:p text:style-name="P145"/>
      <text:p text:style-name="P145"><text:span text:style-name="T489">You may set off the body of the loop with either </text:span><text:span text:style-name="T215">]do[</text:span><text:span text:style-name="T489"> or if you wish to be less verbose, </text:span><text:span text:style-name="T215">][</text:span><text:span text:style-name="T489">. </text:span>For example, <text:s/>to print out the numbers from 0 to 5:</text:p>
      <text:p text:style-name="Preformatted_20_Text">i := 0;</text:p>
      <text:p text:style-name="Preformatted_20_Text">while[ </text:p>
      <text:p text:style-name="Preformatted_20_Text"><text:s text:c="3"/>i&lt; <text:span text:style-name="T277">5</text:span></text:p>
      <text:p text:style-name="Preformatted_20_Text"><text:s text:c="2"/>]do[</text:p>
      <text:p text:style-name="Preformatted_20_Text"><text:s text:c="3"/><text:span text:style-name="T27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text:line-break/>This is known as 'yer basic loop'. </text:p>
      <text:p text:style-name="P124">There are 3 functions that can help loop.</text:p>
      <text:h text:style-name="Heading_20_3" text:outline-level="3"><text:bookmark-start text:name="__RefHeading___Toc629_3277173355"/>Related Functions<text:bookmark-end text:name="__RefHeading___Toc629_3277173355"/></text:h>
      <text:h text:style-name="P518" text:outline-level="3"><text:bookmark-start text:name="__RefHeading___Toc694_3277173355"/>break<text:bookmark-end text:name="__RefHeading___Toc694_3277173355"/></text:h>
      <text:p text:style-name="P457">Description</text:p>
      <text:p text:style-name="P156">Interrupt loop processing by exiting the loop.</text:p>
      <text:p text:style-name="P457">Usage</text:p>
      <text:p text:style-name="Preformatted_20_Text">break();</text:p>
      <text:p text:style-name="P457">Arguments</text:p>
      <text:p text:style-name="P156">None.</text:p>
      <text:p text:style-name="P457"><text:soft-page-break/>Output</text:p>
      <text:p text:style-name="P156">None.</text:p>
      <text:p text:style-name="P457">Examples</text:p>
      <text:p text:style-name="P15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520" text:outline-level="3"><text:bookmark-start text:name="__RefHeading___Toc696_3277173355"/>check_after<text:bookmark-end text:name="__RefHeading___Toc696_3277173355"/></text:h>
      <text:p text:style-name="P457">Description</text:p>
      <text:p text:style-name="P126">Sometimes only a post-positional loop will do – this means that the loop executes at least once. This is not often the case, but is very hard to replicate. Invoking this function will do just that. Your condition will be checked post-loop.</text:p>
      <text:p text:style-name="P457">Usage</text:p>
      <text:p text:style-name="P360">check_after(condition);</text:p>
      <text:p text:style-name="P126"/>
      <text:p text:style-name="P457">Arguments</text:p>
      <text:p text:style-name="P126">The argument is a logically -valued expression.</text:p>
      <text:p text:style-name="P457">Output</text:p>
      <text:p text:style-name="P126">None. This exists only in looping statements</text:p>
      <text:p text:style-name="P344">a := 0;</text:p>
      <text:p text:style-name="P360">while[</text:p>
      <text:p text:style-name="P360"><text:s text:c="2"/><text:span text:style-name="T256">check_after</text:span>(<text:span text:style-name="T256">a != 0</text:span>)</text:p>
      <text:p text:style-name="P360"><text:s/>][</text:p>
      <text:p text:style-name="P360"><text:s text:c="2"/>say(<text:span text:style-name="T256">a</text:span>);</text:p>
      <text:p text:style-name="P360">];</text:p>
      <text:p text:style-name="P344">0</text:p>
      <text:h text:style-name="P518" text:outline-level="3"><text:bookmark-start text:name="__RefHeading___Toc698_3277173355"/><text:soft-page-break/>continue<text:bookmark-end text:name="__RefHeading___Toc698_3277173355"/></text:h>
      <text:p text:style-name="P457">Description</text:p>
      <text:p text:style-name="P157">During loop execution, skip to the next iteration.</text:p>
      <text:p text:style-name="P457">Usage</text:p>
      <text:p text:style-name="Preformatted_20_Text">continue();</text:p>
      <text:p text:style-name="P457">Arguments</text:p>
      <text:p text:style-name="P157">None.</text:p>
      <text:p text:style-name="P457">Output</text:p>
      <text:p text:style-name="P157">None.</text:p>
      <text:p text:style-name="P457">Examples</text:p>
      <text:p text:style-name="P15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21" text:outline-level="3"><text:bookmark-start text:name="__RefHeading___Toc585_3277173355"/><text:span text:style-name="T294">for</text:span>_keys<text:bookmark-end text:name="__RefHeading___Toc585_3277173355"/></text:h>
      <text:p text:style-name="P452">Description</text:p>
      <text:p text:style-name="P124">This is a non-deterministic loop over the keys in a stem variable. All the keys will be visited, but there is no guarantee of the order. <text:span text:style-name="T36">Also</text:span><text:span text:style-name="T114"> the keys are strings unlike </text:span><text:span text:style-name="T217">for_next</text:span><text:span text:style-name="T114"> where they are integers. </text:span></text:p>
      <text:p text:style-name="P452">Usage</text:p>
      <text:p text:style-name="Preformatted_20_Text"><text:span text:style-name="T294">for</text:span>_keys(<text:span text:style-name="T9">var</text:span><text:span text:style-name="T72">, </text:span><text:span text:style-name="T9">stem.</text:span><text:span text:style-name="T72">);</text:span></text:p>
      <text:p text:style-name="P452">Arguments</text:p>
      <text:p text:style-name="P124"><text:bookmark-start text:name="__DdeLink__9858_1246888521"/><text:span text:style-name="T176">var</text:span> is a simple variable and will contain the current key during the loop. If it has already been defined, its values will be over-written.</text:p>
      <text:p text:style-name="P124"><text:soft-page-break/><text:span text:style-name="T197">s</text:span><text:span text:style-name="T176">tem</text:span> is a stem variable. The keys of this stem will be assigned to the <text:span text:style-name="T216">var</text:span><text:span text:style-name="T72"> and may be accessed.</text:span></text:p>
      <text:p text:style-name="P452"><text:bookmark-end text:name="__DdeLink__9858_1246888521"/>Output</text:p>
      <text:p text:style-name="P124">Nothing. This is only used in looping constructions.</text:p>
      <text:p text:style-name="P450">Example</text:p>
      <text:p text:style-name="P357"><text:s text:c="4"/>my.foo := 'bar'; </text:p>
      <text:p text:style-name="P357"><text:s text:c="4"/>my.a <text:s text:c="2"/>:= 32; </text:p>
      <text:p text:style-name="P357"><text:s text:c="4"/>my.b <text:s text:c="2"/>:= 'hi'; </text:p>
      <text:p text:style-name="P357"><text:s text:c="4"/>my.c <text:s text:c="2"/>:= -0.432;</text:p>
      <text:p text:style-name="P357"><text:s text:c="4"/>while[for_keys(j,my.)]do[say('key=' + j + ', value=' + my.j);];</text:p>
      <text:p text:style-name="P357"/>
      <text:p text:style-name="P357">key=a, value=32</text:p>
      <text:p text:style-name="P357">key=b, value=hi</text:p>
      <text:p text:style-name="P357">key=c, value=-0.432</text:p>
      <text:p text:style-name="P357">key=foo, value=bar</text:p>
      <text:p text:style-name="P124"/>
      <text:h text:style-name="P521" text:outline-level="3"><text:bookmark-start text:name="__RefHeading___Toc587_3277173355"/>for_next<text:bookmark-end text:name="__RefHeading___Toc587_3277173355"/></text:h>
      <text:p text:style-name="P452">Description</text:p>
      <text:p text:style-name="P124">This allows for a deterministic loop and will run through a set of integers. </text:p>
      <text:p text:style-name="P452">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52">Arguments</text:p>
      <text:p text:style-name="P124">Only the first two are required.</text:p>
      <text:p text:style-name="P42"><text:bookmark-start text:name="__DdeLink__9856_1246888521"/><text:span text:style-name="T189">v</text:span><text:span text:style-name="T176">ar</text:span><text:span text:style-name="T72"> the variable to be used. As the loop is executed, this value will change.</text:span></text:p>
      <text:p text:style-name="P42"><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2"><text:span text:style-name="T176">start_value</text:span><text:span text:style-name="T72"> (optional, default is 0). The first value assigned to </text:span><text:span text:style-name="T176">var</text:span><text:span text:style-name="T72">.</text:span></text:p>
      <text:p text:style-name="P42"><text:span text:style-name="T176">increment</text:span><text:span text:style-name="T72"> (optional, default is 1). How much the loop variable should be incremented on each iteration.</text:span><text:bookmark-end text:name="__DdeLink__9856_1246888521"/></text:p>
      <text:p text:style-name="P452">Output</text:p>
      <text:p text:style-name="P124">None. This only is used in loops.</text:p>
      <text:p text:style-name="P450">Examples</text:p>
      <text:p text:style-name="P124">A simple loop</text:p>
      <text:p text:style-name="Preformatted_20_Text"><text:soft-page-break/>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4"><text:line-break/><text:span text:style-name="T37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9">0</text:span>, <text:span text:style-name="T37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24"/>
      <text:p text:style-name="P125">And here is an example of looping through the elements of a stem variable.</text:p>
      <text:p text:style-name="P125"/>
      <text:p text:style-name="Preformatted_20_Text">// <text:span text:style-name="T25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42"><text:s text:c="2"/>for_next(j,5)</text:p>
      <text:p text:style-name="P342"><text:s/>]do[</text:p>
      <text:p text:style-name="P342"><text:s text:c="2"/>say(<text:span text:style-name="T256">my_stem.j</text:span>);</text:p>
      <text:p text:style-name="P342">]</text:p>
      <text:p text:style-name="P343">mairzy</text:p>
      <text:p text:style-name="P343">doats</text:p>
      <text:p text:style-name="P343">and</text:p>
      <text:p text:style-name="P343">dozey</text:p>
      <text:p text:style-name="P343">doats</text:p>
      <text:h text:style-name="Heading_20_1" text:outline-level="1"><text:bookmark-start text:name="__RefHeading___Toc488_3277173355"/>Defining functions<text:bookmark-end text:name="__RefHeading___Toc488_3277173355"/></text:h>
      <text:p text:style-name="P77">The syntax for defining a function is very simple:</text:p>
      <text:p text:style-name="P329">define[ </text:p>
      <text:p text:style-name="P371"><text:s text:c="4"/>signature</text:p>
      <text:p text:style-name="Preformatted_20_Text"><text:s text:c="2"/>]body[ <text:span text:style-name="T489">or ][</text:span></text:p>
      <text:p text:style-name="Preformatted_20_Text"><text:s text:c="4"/><text:span text:style-name="T292">&gt;&gt; useful comments</text:span></text:p>
      <text:p text:style-name="Preformatted_20_Text"><text:s text:c="4"/>statements</text:p>
      <text:p text:style-name="P333"><text:s text:c="2"/>];</text:p>
      <text:p text:style-name="Preformatted_20_Text"><text:soft-page-break/></text:p>
      <text:p text:style-name="P7"><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7"/>
      <text:p text:style-name="P16">The <text:span text:style-name="T47">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30">define[</text:p>
      <text:p text:style-name="P330"><text:s text:c="4"/>sum(a, b)</text:p>
      <text:p text:style-name="P330"><text:s text:c="3"/>]body[</text:p>
      <text:p text:style-name="P330"><text:s text:c="4"/><text:span text:style-name="T292">&gt;&gt; add a pair of integers and return the sum.</text:span> <text:s text:c="5"/></text:p>
      <text:p text:style-name="P331"><text:s text:c="4"/><text:span text:style-name="T170">return(a+b); // this terminates execution and returns the value.</text:span></text:p>
      <text:p text:style-name="P331"><text:span text:style-name="T170"><text:s text:c="3"/>]</text:span>;</text:p>
      <text:p text:style-name="P330"/>
      <text:p text:style-name="P332"><text:span text:style-name="T172">say</text:span>('the sum of 3 and 4 is ' + sum(3,4));</text:p>
      <text:p text:style-name="P8"><text:line-break/>This prints </text:p>
      <text:p text:style-name="P8"/>
      <text:p text:style-name="Preformatted_20_Text">the sum of 3 and 4 is 7</text:p>
      <text:p text:style-name="P8"/>
      <text:p text:style-name="Standard">You may <text:span text:style-name="T168">use functions any place in your code once they have been defined, so it is a good practice to put them at the beginning.</text:span></text:p>
      <text:p text:style-name="P18"/>
      <text:h text:style-name="P522" text:outline-level="3"><text:bookmark-start text:name="__RefHeading___Toc6247_2030604819"/>Examples<text:bookmark-end text:name="__RefHeading___Toc6247_2030604819"/></text:h>
      <text:p text:style-name="P190">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17">3 </text:span><text:span text:style-name="T319">+ y</text:span><text:span text:style-name="T317">3</text:span><text:span text:style-name="T319"> + z</text:span><text:span text:style-name="T317">3.</text:span></text:p>
      <text:p text:style-name="Preformatted_20_Text">define[</text:p>
      <text:p text:style-name="Preformatted_20_Text"><text:s text:c="2"/><text:span text:style-name="T279">armstrong(m)</text:span></text:p>
      <text:p text:style-name="Preformatted_20_Text"><text:s text:c="2"/><text:span text:style-name="T279">][</text:span></text:p>
      <text:p text:style-name="Preformatted_20_Text"><text:s text:c="5"/><text:span text:style-name="T279">&gt;&gt; An Armstrong number is a 3 digit number that is equal to the sum o</text:span><text:span text:style-name="T283">f its cubed <text:s text:c="2"/>digits.</text:span></text:p>
      <text:p text:style-name="Preformatted_20_Text"><text:span text:style-name="T280"><text:s text:c="6"/>&gt;&gt; </text:span><text:span text:style-name="T279"><text:s/>This computes them for </text:span><text:span text:style-name="T282">10</text:span><text:span text:style-name="T279">0 &lt; n &lt; 1000.</text:span></text:p>
      <text:p text:style-name="Preformatted_20_Text"><text:s text:c="5"/><text:span text:style-name="T279">&gt;&gt; So for example 407 is an Armstrong number since 407 = 4^3 + 0^3 + 7^3</text:span></text:p>
      <text:p text:style-name="Preformatted_20_Text"><text:s text:c="5"/><text:span text:style-name="T279">if[ m &lt; 100]then[say('sorry, </text:span><text:span text:style-name="T281">m must be </text:span><text:span text:style-name="T279">100 or larger'); return();];</text:span></text:p>
      <text:p text:style-name="Preformatted_20_Text"><text:s text:c="5"/><text:span text:style-name="T279">if[1000 &lt; m]then[say('sorry, m must be less than 1000'); return();];</text:span></text:p>
      <text:p text:style-name="Preformatted_20_Text"><text:s text:c="5"/><text:span text:style-name="T279">sum := 0;</text:span></text:p>
      <text:p text:style-name="Preformatted_20_Text"><text:s text:c="5"/><text:span text:style-name="T279">while[</text:span></text:p>
      <text:p text:style-name="Preformatted_20_Text"><text:s text:c="9"/><text:span text:style-name="T279">for_next(j, m)</text:span></text:p>
      <text:p text:style-name="Preformatted_20_Text"><text:s text:c="7"/><text:span text:style-name="T279">]do[</text:span></text:p>
      <text:p text:style-name="Preformatted_20_Text"><text:s text:c="10"/><text:span text:style-name="T279">n := j;</text:span></text:p>
      <text:p text:style-name="Preformatted_20_Text"><text:s text:c="10"/><text:span text:style-name="T279">while[</text:span></text:p>
      <text:p text:style-name="Preformatted_20_Text"><text:s text:c="14"/><text:span text:style-name="T279">0 &lt; n</text:span></text:p>
      <text:p text:style-name="Preformatted_20_Text"><text:soft-page-break/><text:s text:c="10"/><text:span text:style-name="T279">]do[</text:span></text:p>
      <text:p text:style-name="Preformatted_20_Text"><text:s text:c="14"/><text:span text:style-name="T279">b := mod(n, 10);</text:span></text:p>
      <text:p text:style-name="Preformatted_20_Text"><text:s text:c="14"/><text:span text:style-name="T279">sum := sum + b^3;</text:span></text:p>
      <text:p text:style-name="Preformatted_20_Text"><text:s text:c="14"/><text:span text:style-name="T279">n := n%10; // integer division means n goes to zero</text:span></text:p>
      <text:p text:style-name="Preformatted_20_Text"><text:s text:c="10"/><text:span text:style-name="T279">]; //end inner while</text:span></text:p>
      <text:p text:style-name="Preformatted_20_Text"><text:s text:c="10"/><text:span text:style-name="T279">if[sum == j]then[say(sum);];</text:span></text:p>
      <text:p text:style-name="Preformatted_20_Text"><text:s text:c="10"/><text:span text:style-name="T279">sum := 0;</text:span></text:p>
      <text:p text:style-name="Preformatted_20_Text"><text:s text:c="7"/><text:span text:style-name="T279">]; // end while</text:span></text:p>
      <text:p text:style-name="Preformatted_20_Text"><text:s text:c="2"/><text:span text:style-name="T279">]; // end define</text:span></text:p>
      <text:p text:style-name="P71"/>
      <text:h text:style-name="Heading_20_2" text:outline-level="2"><text:bookmark-start text:name="__RefHeading___Toc700_3277173355"/>Related functions<text:bookmark-end text:name="__RefHeading___Toc700_3277173355"/></text:h>
      <text:h text:style-name="P523" text:outline-level="3"><text:bookmark-start text:name="__RefHeading___Toc702_3277173355"/>return<text:bookmark-end text:name="__RefHeading___Toc702_3277173355"/></text:h>
      <text:p text:style-name="P460">Description</text:p>
      <text:p text:style-name="P158">Return a value or none. <text:span text:style-name="T478">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60">Usage</text:p>
      <text:p text:style-name="Preformatted_20_Text">return([value]);</text:p>
      <text:p text:style-name="P460">Arguments</text:p>
      <text:p text:style-name="P158">One <text:span text:style-name="T378">(optional)</text:span>. The value to be returned. <text:span text:style-name="T378">No value means so simply exit at that point. Note that if a function normally ends and does not return a value, you do not need a </text:span><text:span text:style-name="T18">return();</text:span></text:p>
      <text:p text:style-name="P460">Output</text:p>
      <text:p text:style-name="P158">The value to be returned.</text:p>
      <text:p text:style-name="P460">Examples</text:p>
      <text:p text:style-name="P160">Here is a cheerful little program that ignore<text:span text:style-name="T440">s</text:span> everything and just ret<text:span text:style-name="T35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2">in Functions</text:span> <text:bookmark-end text:name="__RefHeading___Toc650_3277173355"/></text:h>
      <text:p text:style-name="P15"><text:span text:style-name="T64">F</text:span><text:span text:style-name="T59">unctions have a very specific documentation feature. At the very top of the body, you may enter documentation, each line is of the form</text:span></text:p>
      <text:p text:style-name="P25"><text:soft-page-break/></text:p>
      <text:p text:style-name="Preformatted_20_Text">&gt;&gt; text</text:p>
      <text:p text:style-name="P372"/>
      <text:p text:style-name="P152">And these will be taken when the function definition is read and kept available for consultation. You may get a full listing of every user-defined (meaning, not built in) function the workspace knows about. Each is printed as</text:p>
      <text:p text:style-name="P373"><text:s text:c="4"/>)<text:span text:style-name="T441">funcs</text:span> <text:span text:style-name="T441">help</text:span></text:p>
      <text:p text:style-name="P356">fib2(1): This will compute the n-th element of a Fibonacci sequence.</text:p>
      <text:p text:style-name="Preformatted_20_Text">f(1): This is a comment</text:p>
      <text:p text:style-name="P152"/>
      <text:p text:style-name="P152">where there is the <text:span text:style-name="T176">name(number of arguments)</text:span> and the first line of the comment (which should be meaningful and explain to the user what the function does.) The first is a good comment. The secon<text:span text:style-name="T355">d</text:span> is not.</text:p>
      <text:p text:style-name="P153">Note that this is only for functions. A common convention is workspaces is to have a stem variable named help. each of whose keys contains a description of something useful.</text:p>
      <text:p text:style-name="Preformatted_20_Text"><text:s text:c="4"/>)<text:span text:style-name="T441">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45">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5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8">s</text:span> except another module <text:span text:style-name="T366">definition</text:span></text:p>
      <text:p text:style-name="Preformatted_20_Text">];</text:p>
      <text:p text:style-name="P147"><text:soft-page-break/><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7">must </text:span><text:span text:style-name="T50"><text:s/>qualify </text:span><text:span text:style-name="T144"><text:s/>the name </text:span><text:span text:style-name="T54">i.e., </text:span></text:p>
      <text:p text:style-name="Preformatted_20_Text">alias#name</text:p>
      <text:p text:style-name="P147"/>
      <text:p text:style-name="Text_20_body">It is easiest to <text:span text:style-name="T27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47"><text:line-break/>Note that there is nothing in this session so these show nothing. Let's import ou<text:span text:style-name="T294">r</text:span> module <text:span text:style-name="T294">above in a file called </text:span><text:span text:style-name="T177">my-module.qdl</text:span>. We are going to import it with another alias just to show we canonical</text:p>
      <text:p text:style-name="P436"><text:span text:style-name="T407">module_load</text:span>('my-module.qdl');</text:p>
      <text:p text:style-name="P348"><text:span text:style-name="T485">module_</text:span>import('a:a', 'b');</text:p>
      <text:p text:style-name="P350"/>
      <text:p text:style-name="P348"><text:s text:c="4"/>)vars</text:p>
      <text:p text:style-name="P348">b#foo</text:p>
      <text:p text:style-name="P350"/>
      <text:p text:style-name="P348"><text:s text:c="4"/>)funcs</text:p>
      <text:p text:style-name="P348">b#f(1);</text:p>
      <text:p text:style-name="P147"><text:line-break/>Loading the module makes the session aware of it, but you must also import it. <text:span text:style-name="T40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7"/>
      <text:p text:style-name="P148">And we can invoke the function too</text:p>
      <text:p text:style-name="Preformatted_20_Text"><text:s text:c="4"/>say(f(5));</text:p>
      <text:p text:style-name="Preformatted_20_Text">6</text:p>
      <text:p text:style-name="P147"/>
      <text:h text:style-name="Heading_20_2" text:outline-level="2"><text:bookmark-start text:name="__RefHeading___Toc623_3277173355"/>Local variables and functions vs. modules ones<text:bookmark-end text:name="__RefHeading___Toc623_3277173355"/></text:h>
      <text:p text:style-name="P148">If we had something like</text:p>
      <text:p text:style-name="Preformatted_20_Text"><text:s text:c="4"/>foo := 5;</text:p>
      <text:p text:style-name="P351"><text:s text:c="4"/>load('my-module.qdl');</text:p>
      <text:p text:style-name="P349"><text:s text:c="4"/><text:span text:style-name="T487">module_</text:span>import('a:a', 'b');</text:p>
      <text:p text:style-name="P349"><text:s text:c="4"/><text:span text:style-name="T284">)vars</text:span></text:p>
      <text:p text:style-name="P352">b#foo, foo</text:p>
      <text:p text:style-name="P148"><text:line-break/>This shows us that there is a session variable with the same name. If we try to access the unqualified name we get</text:p>
      <text:p text:style-name="Preformatted_20_Text"><text:soft-page-break/>say(foo);</text:p>
      <text:p text:style-name="Preformatted_20_Text">Error: The variable "foo" exists in multiple modules. You must qualify which one you wish to use.</text:p>
      <text:p text:style-name="P149"/>
      <text:p text:style-name="P149">So this means that there is no way for the interpreter to resolve this. The solution is that you have to qualify the session variable with a simple #:</text:p>
      <text:p text:style-name="Preformatted_20_Text">say(#foo);</text:p>
      <text:p text:style-name="Preformatted_20_Text">6</text:p>
      <text:p text:style-name="P149"><text:span text:style-name="T294"><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18" text:outline-level="3"><text:bookmark-start text:name="__RefHeading___Toc704_3277173355"/><text:span text:style-name="T487">module_</text:span>import<text:bookmark-end text:name="__RefHeading___Toc704_3277173355"/></text:h>
      <text:p text:style-name="P457">Description</text:p>
      <text:p text:style-name="P160">Import a module <text:span text:style-name="T407">with a given alias. </text:span></text:p>
      <text:p text:style-name="P457">Usage</text:p>
      <text:p text:style-name="Preformatted_20_Text"><text:span text:style-name="T487">module_</text:span>import(urn<text:span text:style-name="T299">[</text:span>, alias<text:span text:style-name="T299">]</text:span>);</text:p>
      <text:p text:style-name="P457">Arguments</text:p>
      <text:p text:style-name="P160"><text:span text:style-name="T176">urn</text:span> = a <text:span text:style-name="T298">Uniform</text:span> Resource Name <text:span text:style-name="T298">(as per RFC 2141 and 1737, if you track such things). </text:span></text:p>
      <text:p text:style-name="P161"><text:span text:style-name="T192">a</text:span><text:span text:style-name="T176">lias</text:span> = a string that conforms to the requirements of a QDL variable name.</text:p>
      <text:p text:style-name="P162">Note that both of these are passed in as strings and the URN is checked for form. Also, when a module is defined, it has an alias given. This is the default, so you may import the module with only the URN. If you specify another alias, that is used. </text:p>
      <text:p text:style-name="P457">Output</text:p>
      <text:p text:style-name="P266">A logical <text:span text:style-name="T9">true </text:span>if the import succeeded and <text:span text:style-name="T9">false</text:span><text:span text:style-name="T72"> otherwise.</text:span></text:p>
      <text:p text:style-name="P458">Examples</text:p>
      <text:p text:style-name="Preformatted_20_Text"><text:span text:style-name="T487">module_</text:span>import('my:/thingie', 'ahab');</text:p>
      <text:p text:style-name="P162"/>
      <text:p text:style-name="P162">Would locate the module with URN <text:span text:style-name="T224">my:/thingie</text:span> and let you use <text:span text:style-name="T224">ahab</text:span><text:span text:style-name="T72"> as the local alias. <text:s/>Remember that the module must be loaded first or you will get an error. </text:span></text:p>
      <text:p text:style-name="Heading"><text:soft-page-break/>Another example <text:span text:style-name="T409">of multiple imports</text:span></text:p>
      <text:p text:style-name="P267"><text:span text:style-name="T407">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0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08">template </text:span>from which <text:span text:style-name="T408">instances </text:span>are created. <text:span text:style-name="T408">The instances are accessed using their alias. <text:s/>So if you do python or java, </text:span><text:span text:style-name="T193">import(a,b)</text:span><text:span text:style-name="T408"> is the same as creating a new instance of a class.)</text:span></text:p>
      <text:p text:style-name="Preformatted_20_Text"><text:s text:c="2"/>module['a:/a','a']body[q:=1;];</text:p>
      <text:p text:style-name="Preformatted_20_Text"><text:s text:c="2"/><text:span text:style-name="T487">module_</text:span>import('a:/a')</text:p>
      <text:p text:style-name="Preformatted_20_Text">true</text:p>
      <text:p text:style-name="Preformatted_20_Text"><text:s text:c="2"/><text:span text:style-name="T487">module_</text:span>import('a:/a','b')</text:p>
      <text:p text:style-name="Preformatted_20_Text">true</text:p>
      <text:p text:style-name="Preformatted_20_Text"><text:s text:c="2"/>)modules <text:span text:style-name="T410">imports</text:span></text:p>
      <text:p text:style-name="Preformatted_20_Text">a:/a = <text:span text:style-name="T407">[</text:span>a,<text:span text:style-name="T40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18" text:outline-level="3"><text:bookmark-start text:name="__RefHeading___Toc706_3277173355"/>load_module<text:bookmark-end text:name="__RefHeading___Toc706_3277173355"/></text:h>
      <text:p text:style-name="P457">Description</text:p>
      <text:p text:style-name="P162">Load a module <text:span text:style-name="T407">from an external source</text:span>.</text:p>
      <text:p text:style-name="P457">Usage</text:p>
      <text:p text:style-name="Preformatted_20_Text">module_<text:span text:style-name="T485">load</text:span>(<text:span text:style-name="T415">arg[,type]</text:span>);</text:p>
      <text:p text:style-name="P457">Arguments</text:p>
      <text:p text:style-name="P162"><text:span text:style-name="T194">arg</text:span> – <text:span text:style-name="T415">Either </text:span>the full path to the file that contains the module, <text:span text:style-name="T415">when there is no second module </text:span><text:span text:style-name="T31">or</text:span><text:span text:style-name="T100"> the fully qualified Java class name of a class that extends the QDLLoader</text:span> <text:s/><text:span text:style-name="T415">class. </text:span>This is loaded then run in its own environment which is then added to your session. <text:span text:style-name="T32">Be sure the class is included in your class path</text:span><text:span text:style-name="T101">.</text:span></text:p>
      <text:p text:style-name="P274">type - <text:span text:style-name="T245">If absent this implies <text:s/>file. The only other supported value at this point is </text:span>‘java’ <text:span text:style-name="T240">which means that the first argument is a class na</text:span><text:span text:style-name="T241">m</text:span><text:span text:style-name="T240">e.</text:span></text:p>
      <text:p text:style-name="P275"><text:span text:style-name="T240">N</text:span><text:span text:style-name="T237">ote that you can also load modules at start up via the configuration file. You should look in the documentation there for more information.</text:span></text:p>
      <text:p text:style-name="P457">Output</text:p>
      <text:p text:style-name="P268">A true if it succeeds and false otherwise (or an error message).</text:p>
      <text:p text:style-name="P458"><text:soft-page-break/>Examples</text:p>
      <text:p text:style-name="Preformatted_20_Text"><text:s text:c="3"/>module_<text:span text:style-name="T486">load</text:span>('/home/bob/qdl/modules/mega_module.qdl');</text:p>
      <text:p text:style-name="Text_20_body"><text:line-break/>Would l<text:span text:style-name="T299">oad the given module. </text:span></text:p>
      <text:p text:style-name="Heading">Loading a Java module</text:p>
      <text:p text:style-name="P286">The example loader ships with QDL, so you may always import that. To do so issue the following:</text:p>
      <text:p text:style-name="Preformatted_20_Text"><text:s/>module_<text:span text:style-name="T486">load</text:span>('edu.uiuc.ncsa.qdl.extensions.example.QDLLoaderImpl', 'java')</text:p>
      <text:p text:style-name="Preformatted_20_Text">true</text:p>
      <text:p text:style-name="Text_20_body"/>
      <text:p text:style-name="P28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7">module_</text:span>import('qdl:/examples/java')</text:p>
      <text:p text:style-name="Preformatted_20_Text">true</text:p>
      <text:p text:style-name="Text_20_body"/>
      <text:p text:style-name="P286">If it imported correctly, it should hav a brought in a single command.</text:p>
      <text:p text:style-name="Preformatted_20_Text"><text:s text:c="2"/>)funcs</text:p>
      <text:p text:style-name="Preformatted_20_Text">java#concat(2)</text:p>
      <text:h text:style-name="P507" text:outline-level="1"/>
      <text:h text:style-name="P508" text:outline-level="1"><text:bookmark-start text:name="__RefHeading___Toc490_3277173355"/>Built-in function <text:span text:style-name="T290">reference</text:span><text:bookmark-end text:name="__RefHeading___Toc490_3277173355"/></text:h>
      <text:p text:style-name="P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24" text:outline-level="3"><text:bookmark-start text:name="__RefHeading___Toc500_3277173355"/><text:span text:style-name="T228">c</text:span>ontains<text:bookmark-end text:name="__RefHeading___Toc500_3277173355"/></text:h>
      <text:p text:style-name="P439">Description</text:p>
      <text:p text:style-name="P80">To find if a string contains another string</text:p>
      <text:p text:style-name="P439">Usage</text:p>
      <text:p text:style-name="Preformatted_20_Text">contains(source, snippets <text:span text:style-name="T271">[, case_sensitive]</text:span>)</text:p>
      <text:p text:style-name="P439">Arguments</text:p>
      <text:p text:style-name="P80"><text:span text:style-name="T176">source</text:span> – a string or stem of strings that is the target of the search.</text:p>
      <text:p text:style-name="P80"><text:span text:style-name="T179">s</text:span><text:span text:style-name="T176">nippets</text:span> – a string or stem of strings that are what are being search for</text:p>
      <text:p text:style-name="P132"><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39">Output</text:p>
      <text:p text:style-name="P81">A scalar or stem (if the arguments were stems) if the snippet(s) was (were) found. <text:span text:style-name="T230">Note that</text:span></text:p>
      <text:list xml:id="list1376387679" text:style-name="L5">
        <text:list-item>
          <text:p text:style-name="P572">source a scalar, snippet a scalar → result is a simple boolean</text:p>
        </text:list-item>
        <text:list-item>
          <text:p text:style-name="P572">source a scalar, snippet a stem → result is a stem with identical keys to the snippet and with boolean entries</text:p>
        </text:list-item>
        <text:list-item>
          <text:p text:style-name="P572">source a stem, snippet a stem, → result is a stem with identical keys to the source and boolean entries. </text:p>
        </text:list-item>
        <text:list-item>
          <text:p text:style-name="P572">Both stems, the result is conformable to the left argument and the right. In other words, to be in the result, only entries with matching keys are tested. </text:p>
        </text:list-item>
      </text:list>
      <text:p text:style-name="P462">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1"><text:soft-page-break/><text:span text:style-name="T72">returns </text:span><text:span text:style-name="T216">false</text:span><text:span text:style-name="T72">, since there is no string '</text:span><text:span text:style-name="T216">Juliette'</text:span><text:span text:style-name="T72"> in the first string.</text:span></text:p>
      <text:p text:style-name="P64">Example 2.</text:p>
      <text:p text:style-name="Preformatted_20_Text"><text:s text:c="4"/>source := '<text:span text:style-name="T229">the rain in Spain';</text:span></text:p>
      <text:p text:style-name="P335"><text:s text:c="4"/>snippet.<text:span text:style-name="T230">article</text:span> := 'the';</text:p>
      <text:p text:style-name="P335"><text:s text:c="4"/>snippet.1 := 'in';</text:p>
      <text:p text:style-name="P335"><text:s text:c="4"/>snippet.2 := 'Portugal';</text:p>
      <text:p text:style-name="P335"><text:s text:c="4"/>output. := contains(source, snippet.);</text:p>
      <text:p text:style-name="P335"/>
      <text:p text:style-name="P335"><text:s text:c="4"/>output.<text:span text:style-name="T230">article</text:span> == true;</text:p>
      <text:p text:style-name="P335"><text:s text:c="4"/>output.1 == true;</text:p>
      <text:p text:style-name="P335"><text:s text:c="4"/>output.2 == false;</text:p>
      <text:p text:style-name="P335"/>
      <text:p text:style-name="P82">Example 3.</text:p>
      <text:p text:style-name="Preformatted_20_Text"><text:s text:c="4"/>source.foo := 'bar';</text:p>
      <text:p text:style-name="Preformatted_20_Text"><text:s text:c="4"/>source.fnord := 'baz';</text:p>
      <text:p text:style-name="P336"><text:s text:c="4"/>source.woof := 'arf';</text:p>
      <text:p text:style-name="P33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2">In this case, only the corresponding keys are checked if <text:span text:style-name="T47">both</text:span><text:span text:style-name="T132"> arguments are stem variables. </text:span></text:p>
      <text:h text:style-name="P525" text:outline-level="3"><text:bookmark-start text:name="__RefHeading___Toc502_3277173355"/>index_of<text:bookmark-end text:name="__RefHeading___Toc502_3277173355"/></text:h>
      <text:p text:style-name="P439">Description</text:p>
      <text:p text:style-name="P84">This finds the position of the target in the source. If the target is not in the source, then the result is -1. </text:p>
      <text:p text:style-name="P439">Usage</text:p>
      <text:p text:style-name="Preformatted_20_Text">index_of(source, snippet <text:span text:style-name="T272">[,caseSensitive]</text:span>)</text:p>
      <text:p text:style-name="P439">Arguments</text:p>
      <text:p text:style-name="P85"><text:span text:style-name="T176">source</text:span> – a scalar or stem variable.</text:p>
      <text:p text:style-name="P85"><text:span text:style-name="T179">s</text:span><text:span text:style-name="T176">nippet</text:span> – a scalar or stem variable.</text:p>
      <text:p text:style-name="P133"><text:span text:style-name="T176">case_sensitive</text:span> – (Optional) a boolean that if <text:span text:style-name="T2">true</text:span><text:span text:style-name="T59"> will check for case and if false will check against the arguments as all lower case.</text:span></text:p>
      <text:p text:style-name="P439">Output</text:p>
      <text:p text:style-name="P85">if both are strings, the result is the first index of where the snippet starts in the source. <text:span text:style-name="T233">If one is a stem and the other a scalar, the result is conformable to the stem and the operation is applied to each element of the stem. If both are stems, then only corresponding keys are checked. </text:span></text:p>
      <text:p text:style-name="P46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6"/>
      <text:p text:style-name="P269"><text:span text:style-name="T29">i.e.,</text:span><text:span text:style-name="T98"> it </text:span><text:span text:style-name="T411">returns a stem variable, which has one entry, the common key and the index, so </text:span><text:span text:style-name="T29">darkness</text:span><text:span text:style-name="T98"> is found starting at index 11 in </text:span><text:span text:style-name="T29">sourceStem.</text:span></text:p>
      <text:h text:style-name="P526" text:outline-level="3"><text:bookmark-start text:name="__RefHeading___Toc657_3277173355"/>insert<text:bookmark-end text:name="__RefHeading___Toc657_3277173355"/></text:h>
      <text:p text:style-name="P455">Description</text:p>
      <text:p text:style-name="P92">Insert a given string at a given position of another string</text:p>
      <text:p text:style-name="P455">Usage</text:p>
      <text:p text:style-name="Preformatted_20_Text">insert(source, snippet, index)</text:p>
      <text:p text:style-name="P455">Arguments</text:p>
      <text:p text:style-name="P92"><text:span text:style-name="T176">source</text:span> – the string to be updated</text:p>
      <text:p text:style-name="P92"><text:span text:style-name="T176">snippet</text:span> – the string to insert</text:p>
      <text:p text:style-name="P92"><text:span text:style-name="T176">index</text:span> – the position in the source string to insert the snippet</text:p>
      <text:p text:style-name="P455">Output</text:p>
      <text:p text:style-name="P92">The updated string.</text:p>
      <text:p text:style-name="P455">Examples</text:p>
      <text:p text:style-name="P358"><text:s text:c="4"/>insert('abcd', 'foo', 2)</text:p>
      <text:p text:style-name="P358">abfoocd</text:p>
      <text:p text:style-name="P92"/>
      <text:p text:style-name="P92">This also works for stem variables</text:p>
      <text:h text:style-name="P528" text:outline-level="3"><text:bookmark-start text:name="__RefHeading___Toc515_3277173355"/><text:soft-page-break/>to_lower, to_upper<text:bookmark-end text:name="__RefHeading___Toc515_3277173355"/></text:h>
      <text:p text:style-name="P442">Description</text:p>
      <text:p text:style-name="P87">This will convert the case of a string to all upper or lower case respectively.</text:p>
      <text:p text:style-name="P443">Usage</text:p>
      <text:p text:style-name="Preformatted_20_Text">to_lower(arg), <text:span text:style-name="T305">to_upper(arg)</text:span></text:p>
      <text:p text:style-name="P443">Arguments</text:p>
      <text:p text:style-name="P88"><text:span text:style-name="T176">arg</text:span> – either a string or a stem variable of strings. Non-strings are ignored.</text:p>
      <text:p text:style-name="P442">Output</text:p>
      <text:p text:style-name="P88">A conformable argument of strings. </text:p>
      <text:p text:style-name="P44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1"/>
      <text:h text:style-name="P529" text:outline-level="3"><text:bookmark-start text:name="__RefHeading___Toc517_3277173355"/>replace<text:bookmark-end text:name="__RefHeading___Toc517_3277173355"/></text:h>
      <text:p text:style-name="P440">Description</text:p>
      <text:p text:style-name="P89">Replace every occur<text:span text:style-name="T302">re</text:span>nce of a string by another</text:p>
      <text:p text:style-name="P440">Usage</text:p>
      <text:p text:style-name="Preformatted_20_Text">replace(source, old, new)</text:p>
      <text:p text:style-name="P440">Arguments</text:p>
      <text:p text:style-name="P89"><text:span text:style-name="T176">source</text:span> – the original string or stem of strings</text:p>
      <text:p text:style-name="P89"><text:span text:style-name="T176">old</text:span> – the current string</text:p>
      <text:p text:style-name="P89"><text:span text:style-name="T176">new</text:span> – the new string.</text:p>
      <text:p text:style-name="P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40"><text:soft-page-break/>Output</text:p>
      <text:p text:style-name="P221">The updated string</text:p>
      <text:p text:style-name="P440">Examples</text:p>
      <text:p text:style-name="P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65"/>
      <text:p text:style-name="P165">The resulting output is a stem (becau<text:span text:style-name="T234">s</text:span>e an input is) <text:span text:style-name="T412">with the common index of </text:span><text:span text:style-name="T30">bind</text:span><text:span text:style-name="T99"> </text:span><text:span text:style-name="T412"><text:s/></text:span><text:s/></text:p>
      <text:p text:style-name="Text_20_body">W<text:span text:style-name="T234">hy is this? Because the only key that the two stems have in common is 'bind' and that is applied to replace 'darkness' with the new value of 'two'.</text:span></text:p>
      <text:h text:style-name="P530" text:outline-level="3"><text:bookmark-start text:name="__RefHeading___Toc494_32771733551"/>substring<text:bookmark-end text:name="__RefHeading___Toc494_32771733551"/></text:h>
      <text:p text:style-name="P454">Description</text:p>
      <text:p text:style-name="P166">Return the substring of an argument beginning at the <text:span text:style-name="T9">n</text:span><text:span text:style-name="T72">th position.</text:span></text:p>
      <text:p text:style-name="P454">Usage</text:p>
      <text:p text:style-name="P363">substring(arg, n [,length] [,pad<text:span text:style-name="T303">ding</text:span>])</text:p>
      <text:p text:style-name="P454">Arguments</text:p>
      <text:p text:style-name="Preformatted_20_Text">arg – the string or stem of strings to be acted up</text:p>
      <text:p text:style-name="Text_20_body"><text:span text:style-name="T176">n</text:span> - the start position in each string</text:p>
      <text:p text:style-name="P166"><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66"><text:span text:style-name="T216">padding</text:span><text:span text:style-name="T72"> – a string that is used cyclically as the source for padding. </text:span></text:p>
      <text:p text:style-name="P454">Output</text:p>
      <text:p text:style-name="P166">The substring. <text:s/>Notice that this behaves somewhat differently than in some other languages in that it may be used to make results longer than the original argument.</text:p>
      <text:p text:style-name="P454"><text:soft-page-break/>Examples</text:p>
      <text:p text:style-name="P167">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4">say(substring(a,2));</text:span></text:p>
      <text:p text:style-name="P364">cd</text:p>
      <text:p text:style-name="Text_20_body"><text:line-break/>To <text:span text:style-name="T304">use the padding feature</text:span></text:p>
      <text:p text:style-name="P364"/>
      <text:p text:style-name="Preformatted_20_Text"><text:s text:c="4"/>say(substring(a,3,10,'.')); <text:s text:c="3"/></text:p>
      <text:p text:style-name="Preformatted_20_Text">d.........</text:p>
      <text:p text:style-name="P167"><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6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8">Or you could get fancy do do something like make a table of contents:</text:p>
      <text:p text:style-name="P430"><text:s text:c="4"/><text:span text:style-name="T450">d</text:span>. := d. + ' p. ' + indices(3)</text:p>
      <text:p text:style-name="P429"><text:s text:c="3"/>while[for_next(j,3)]do[say(d.j);];</text:p>
      <text:p text:style-name="P429">once upon....... p. 0</text:p>
      <text:p text:style-name="P429">a midnight...... p. 1</text:p>
      <text:p text:style-name="P429">dreary.......... p. 2</text:p>
      <text:h text:style-name="P531" text:outline-level="3"><text:bookmark-start text:name="__RefHeading___Toc659_3277173355"/>tokenize<text:bookmark-end text:name="__RefHeading___Toc659_3277173355"/></text:h>
      <text:p text:style-name="P455">Description</text:p>
      <text:p text:style-name="P118">This will take a string and and delimiter then split the string using the delimiter. </text:p>
      <text:p text:style-name="P455">Usage</text:p>
      <text:p text:style-name="Preformatted_20_Text">tokenize(arg, delimiter)</text:p>
      <text:p text:style-name="P455">Arguments</text:p>
      <text:p text:style-name="P118"><text:span text:style-name="T176">arg</text:span> – either a string or stem of strings</text:p>
      <text:p text:style-name="P455"><text:soft-page-break/>Output</text:p>
      <text:p text:style-name="P118">If <text:span text:style-name="T9">arg</text:span> is a string, then a list of tokens. If <text:span text:style-name="T9">arg</text:span> is a stem, then a stem of stems. Remember that the keys are preserved if the argument is a stem and a simple list (keys are 0, 1,…) if a string. </text:p>
      <text:p text:style-name="P446">Examples</text:p>
      <text:p text:style-name="P118">A simple example</text:p>
      <text:p text:style-name="P358"><text:s text:c="4"/>say(tokenize('ab,de,ef,',','));</text:p>
      <text:p text:style-name="P358">{0=ab, 1=de, 2=ef}</text:p>
      <text:p text:style-name="P118"/>
      <text:p text:style-name="P118">An example tokenizing a stem variable.</text:p>
      <text:p text:style-name="P358"><text:s text:c="4"/>q.foo := 'asd fgh';</text:p>
      <text:p text:style-name="P358"><text:s text:c="4"/>q.bar := 'qwe rty';</text:p>
      <text:p text:style-name="P358"><text:s text:c="4"/>say(tokenize(q., ' '));</text:p>
      <text:p text:style-name="P358">{bar={0=qwe, 1=rty}, foo={0=asd, 1=fgh}}</text:p>
      <text:p text:style-name="P118"/>
      <text:p text:style-name="P118">Tokenizer only works on strings. Here is the result of attempting to tokenize an integer.</text:p>
      <text:p text:style-name="P358"><text:s text:c="4"/>say(tokenize(12345, '1'));</text:p>
      <text:p text:style-name="P358">12345</text:p>
      <text:p text:style-name="P118"><text:line-break/>In this case, the argument is returned unchanged. </text:p>
      <text:h text:style-name="P527" text:outline-level="3"><text:bookmark-start text:name="__RefHeading___Toc519_3277173355"/>t<text:span text:style-name="T231">rim</text:span><text:bookmark-end text:name="__RefHeading___Toc519_3277173355"/></text:h>
      <text:p text:style-name="P441">Description</text:p>
      <text:p text:style-name="P83">Trim trailing space from both ends of a string. <text:span text:style-name="T232">One point to note is that since stem variables can contain stem variable, this only operates at the top-level and if you wish to trim included stems you must do so directly. This prevents “predictable but unwanted behavior.”</text:span></text:p>
      <text:p text:style-name="P441">Usage</text:p>
      <text:p text:style-name="Preformatted_20_Text">trim(arg)</text:p>
      <text:p text:style-name="P441">Arguments</text:p>
      <text:p text:style-name="P83"><text:span text:style-name="T176">arg</text:span> is either a string or a stem of strings. This function has no effect on non-strings.</text:p>
      <text:p text:style-name="P441">Output</text:p>
      <text:p text:style-name="P83">A result conformable to its argument.</text:p>
      <text:p text:style-name="P441">Examples</text:p>
      <text:p text:style-name="P83"><text:span text:style-name="T232">An e</text:span>xample </text:p>
      <text:p text:style-name="Preformatted_20_Text"><text:soft-page-break/><text:s text:c="4"/>a := ' <text:s text:c="2"/>blanks <text:s text:c="2"/>';</text:p>
      <text:p text:style-name="Preformatted_20_Text">'<text:span text:style-name="T231">blanks' == </text:span>trim(a);</text:p>
      <text:p text:style-name="Text_20_body"><text:line-break/>Another example, using a mixed stem variable.</text:p>
      <text:p text:style-name="P33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32" text:outline-level="3"><text:bookmark-start text:name="__RefHeading___Toc6459_212472510"/>vdecode<text:bookmark-end text:name="__RefHeading___Toc6459_212472510"/></text:h>
      <text:p text:style-name="Heading">Description</text:p>
      <text:p text:style-name="P236">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vdecode(<text:span text:style-name="T383">arg</text:span>)</text:p>
      <text:p text:style-name="Heading">Arguments </text:p>
      <text:p text:style-name="P237"><text:span text:style-name="T188">arg</text:span> – the String to be decoded. Note that <text:span text:style-name="T360">not every string can be decoded! Since escaped characters are of the form $xy where x and y are hexadecimal numbers, it is possible to make illegal escapes, </text:span><text:span text:style-name="T22">e.g., </text:span><text:span text:style-name="T94">$$$ will most certainly fail</text:span><text:span text:style-name="T360"> </text:span></text:p>
      <text:p text:style-name="Heading">Output</text:p>
      <text:p text:style-name="P236">The decoded string. </text:p>
      <text:p text:style-name="Heading">Examples <text:s/></text:p>
      <text:p text:style-name="P390"><text:s text:c="2"/>vdecode('$26$2A$28$26$25$23')</text:p>
      <text:p text:style-name="P390">&amp;*(&amp;%#</text:p>
      <text:p text:style-name="P238"><text:line-break/>An example of a name that cannot be decoded. This is, of course, because escaped values are of the form $xy where x and y are hexadecimal numbers:</text:p>
      <text:p text:style-name="P38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2"><text:line-break/>(This example was chosen because these two characters can get swapped if the encodings are not carefully handled, so this shows that a well-known edge case is handled correctly. And no, I have no idea what these characters represent.)</text:p>
      <text:p text:style-name="P273">Finally, a little Vietnamese <text:span text:style-name="T417">(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32" text:outline-level="3"><text:bookmark-start text:name="__RefHeading___Toc6461_212472510"/>vencode<text:bookmark-end text:name="__RefHeading___Toc6461_212472510"/></text:h>
      <text:p text:style-name="Heading">Description</text:p>
      <text:p text:style-name="P236">Encode a string, escaping all characters that are not legal for a variable name. This is done by using the standard URL escape specification (where every escaped character is replaced with a % and s 2 digit hexadecimal code), but using a $ in place of the %. <text:span text:style-name="T364">We have to do this in variable names since % represents integer division in QDL. </text:span>So for instance, the blank ' ' escapes to %20 which in turn we would represent as $20. </text:p>
      <text:p text:style-name="P236">The reason for this is interoperability, mostly with JSON. If we are going to export variables (such as stems) the stem names are, in point of fact, legal variable names <text:span text:style-name="T364">and will be resolved against the symbol table</text:span>. In the case of JSON, these correspond to the property names, which are simple strings and may contain illegal characters. So if we have a JSON object</text:p>
      <text:p text:style-name="P389">{“p:/*/q#”:”woof”}</text:p>
      <text:p text:style-name="P236"><text:s/></text:p>
      <text:p text:style-name="P239"><text:span text:style-name="T360">This cannot be turned in to a stem without some change to the property name of </text:span><text:span text:style-name="T185">p:/*/q#</text:span><text:span text:style-name="T360">. This function will escape everything and return </text:span><text:span text:style-name="T185">p$3A$2F$2A$2Fq$23</text:span><text:span text:style-name="T360"> which can be turned back in to the original using the vdecode function.</text:span></text:p>
      <text:p text:style-name="Heading">Usage </text:p>
      <text:p text:style-name="Preformatted_20_Text">vencode(arg)</text:p>
      <text:p text:style-name="Heading">Arguments </text:p>
      <text:p text:style-name="P238"><text:span text:style-name="T176">arg</text:span> – <text:s/>the string for which all illegal variable characters will be escaped.</text:p>
      <text:p text:style-name="Heading">Output</text:p>
      <text:p text:style-name="P238">A that is a legal variable name in QDL. Note that every string input can be encoded this way.</text:p>
      <text:p text:style-name="Heading">Examples </text:p>
      <text:p text:style-name="P390"><text:s text:c="2"/>vencode('&amp;*(&amp;%#')</text:p>
      <text:p text:style-name="P390">$26$2A$28$26$25$23</text:p>
      <text:h text:style-name="Heading_20_2" text:outline-level="2"><text:bookmark-start text:name="__RefHeading___Toc524_3277173355"/><text:soft-page-break/>Math functions<text:bookmark-end text:name="__RefHeading___Toc524_3277173355"/></text:h>
      <text:h text:style-name="P533" text:outline-level="3"><text:bookmark-start text:name="__RefHeading___Toc526_3277173355"/>abs<text:bookmark-end text:name="__RefHeading___Toc526_3277173355"/></text:h>
      <text:p text:style-name="P444">Description</text:p>
      <text:p text:style-name="P93">Find the absolute value of a number</text:p>
      <text:p text:style-name="P444">Usage</text:p>
      <text:p text:style-name="Preformatted_20_Text">abs(<text:span text:style-name="T236">arg</text:span>)</text:p>
      <text:p text:style-name="P444">Arguments</text:p>
      <text:p text:style-name="P99"><text:span text:style-name="T176">arg</text:span> – a number or a stem filled with numbers.</text:p>
      <text:p text:style-name="P444">Output</text:p>
      <text:p text:style-name="P98">If a single number, the absolute value of that number. If a stem of numbers, the absolute value of all of them.</text:p>
      <text:p text:style-name="P444">Examples</text:p>
      <text:p text:style-name="P340"><text:s text:c="4"/>say(abs(-123));</text:p>
      <text:p text:style-name="P340">123</text:p>
      <text:h text:style-name="P534" text:outline-level="3"><text:bookmark-start text:name="__RefHeading___Toc661_3277173355"/><text:bookmark-start text:name="__DdeLink__9836_1246888521"/>date_ms<text:bookmark-end text:name="__DdeLink__9836_1246888521"/>, date_iso<text:bookmark-end text:name="__RefHeading___Toc661_3277173355"/></text:h>
      <text:p text:style-name="P456">Description</text:p>
      <text:p text:style-name="P121">Compute and convert dates between milliseconds and the ISO 8601 standard format.</text:p>
      <text:p text:style-name="P456">Usage</text:p>
      <text:p text:style-name="Preformatted_20_Text">date_ms(<text:span text:style-name="T306">[arg]</text:span>)</text:p>
      <text:p text:style-name="Preformatted_20_Text">date_iso(<text:span text:style-name="T306">[arg]</text:span>)</text:p>
      <text:p text:style-name="P456">Arguments</text:p>
      <text:p text:style-name="P121">either none, an argument or stem of arguments.</text:p>
      <text:p text:style-name="P168">None:</text:p>
      <text:p text:style-name="P168"><text:span text:style-name="T176">date_ms()</text:span> – <text:span text:style-name="T254">returns the current time in milliseconds</text:span></text:p>
      <text:p text:style-name="P121"><text:span text:style-name="T176">date_iso() </text:span>– returns the current time in ISO 8601 format.</text:p>
      <text:p text:style-name="P168">A single argument</text:p>
      <text:p text:style-name="P121"><text:span text:style-name="T176">date_ms(arg)</text:span> -- if <text:span text:style-name="T9">arg</text:span> is in ms, return it, otherwise convert it to ISO format</text:p>
      <text:p text:style-name="P121"><text:span text:style-name="T176">date_iso(arg) </text:span>– <text:s/>if <text:span text:style-name="T9">arg </text:span>is ISO format, convert it to ms. Otherwise return it.</text:p>
      <text:p text:style-name="P456"><text:soft-page-break/>Output</text:p>
      <text:p text:style-name="P121">The date in the appropriate format.</text:p>
      <text:p text:style-name="P449">Examples</text:p>
      <text:p text:style-name="P359"><text:s text:c="4"/>say(date_iso());</text:p>
      <text:p text:style-name="P359">2020-01-18T22:10:38.250Z</text:p>
      <text:p text:style-name="P359"/>
      <text:p text:style-name="P359"><text:s text:c="4"/>say(date_ms('2020-01-18T22:10:38.250Z'));</text:p>
      <text:p text:style-name="P359">1579385438250</text:p>
      <text:p text:style-name="P359"/>
      <text:p text:style-name="P341"><text:s text:c="4"/>say(date_ms(1579385438250));</text:p>
      <text:p text:style-name="P341">1579385438250</text:p>
      <text:h text:style-name="P535" text:outline-level="3"><text:bookmark-start text:name="__RefHeading___Toc663_3277173355"/><text:bookmark-start text:name="__DdeLink__9838_1246888521"/>decode_b64<text:bookmark-end text:name="__RefHeading___Toc663_3277173355"/><text:bookmark-end text:name="__DdeLink__9838_1246888521"/></text:h>
      <text:p text:style-name="P456">Description</text:p>
      <text:p text:style-name="P105">Decode an encoded string. The result will be a simple string, <text:span text:style-name="T247">so if the original is binary, you will see gibberish.</text:span></text:p>
      <text:p text:style-name="P456">Usage</text:p>
      <text:p text:style-name="Preformatted_20_Text">decode_b64(arg)</text:p>
      <text:p text:style-name="P456">Arguments</text:p>
      <text:p text:style-name="P106"><text:span text:style-name="T176">arg</text:span> – may be a string or a stem of strings. Each string will be decoded.</text:p>
      <text:p text:style-name="P456">Output</text:p>
      <text:p text:style-name="P106">The decoded string</text:p>
      <text:p text:style-name="P456">Examples</text:p>
      <text:p text:style-name="Preformatted_20_Text"><text:s text:c="4"/>say(<text:span text:style-name="T248">d</text:span>ecode_b64('VGhlIHF1aWNrIGJyb3duIGZveCBqdW1wcyBvdmVyIHRoZSBsYXp5IGRvZw');</text:p>
      <text:p text:style-name="Preformatted_20_Text">The quick brown fox jumps over the lazy dog</text:p>
      <text:h text:style-name="P536" text:outline-level="3"><text:bookmark-start text:name="__RefHeading___Toc534_3277173355"/>encode_b64<text:bookmark-end text:name="__RefHeading___Toc534_3277173355"/></text:h>
      <text:p text:style-name="P456">Description</text:p>
      <text:p text:style-name="P103">Encode a string in base 64. The returned string is URL safe.</text:p>
      <text:p text:style-name="P456">Usage</text:p>
      <text:p text:style-name="Preformatted_20_Text">encode_b64(arg)</text:p>
      <text:p text:style-name="P456">Arguments</text:p>
      <text:p text:style-name="P104"><text:span text:style-name="T176">arg</text:span> – <text:s/>a string or it may be a stem of strings.</text:p>
      <text:p text:style-name="P456"><text:soft-page-break/>Output</text:p>
      <text:p text:style-name="P104">If a single argument, it will be base 64 encoded. If a stem, each element will be. Non-strings are not changed.</text:p>
      <text:p text:style-name="P456">Examples</text:p>
      <text:p text:style-name="P359"><text:s text:c="4"/>say(encode_b64('The quick brown fox jumps over the lazy dog');</text:p>
      <text:p text:style-name="P341">VGhlIHF1aWNrIGJyb3duIGZveCBqdW1wcyBvdmVyIHRoZSBsYXp5IGRvZw</text:p>
      <text:h text:style-name="P537" text:outline-level="3"><text:bookmark-start text:name="__RefHeading___Toc665_3277173355"/>from_hex<text:bookmark-end text:name="__RefHeading___Toc665_3277173355"/></text:h>
      <text:p text:style-name="P456">Description</text:p>
      <text:p text:style-name="P108">Take a hexadecimal representation of a string and convert it back</text:p>
      <text:p text:style-name="P456">Usage</text:p>
      <text:p text:style-name="Preformatted_20_Text">from_hex(arg)</text:p>
      <text:p text:style-name="P456">Arguments</text:p>
      <text:p text:style-name="P108"><text:span text:style-name="T176">arg</text:span> -- a hexadecimal string or a stem of them.</text:p>
      <text:p text:style-name="P456">Output</text:p>
      <text:p text:style-name="P109">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56">Examples</text:p>
      <text:p text:style-name="P359">say(<text:span text:style-name="T249">from</text:span>_hex('54686520717569636b2062726f776e20666f78206a756d7073206f76657220746865206c617a7920646f67'));</text:p>
      <text:p text:style-name="P341">The quick brown fox jumps over the lazy dog</text:p>
      <text:h text:style-name="P538" text:outline-level="3"><text:bookmark-start text:name="__RefHeading___Toc667_3277173355"/>hash<text:bookmark-end text:name="__RefHeading___Toc667_3277173355"/></text:h>
      <text:p text:style-name="P456">Description</text:p>
      <text:p text:style-name="P101"><text:bookmark-start text:name="__DdeLink__9840_1246888521"/>Calculates the SHA-1 digest <text:bookmark-end text:name="__DdeLink__9840_1246888521"/>of the arguments and returns the value as a hex string. <text:span text:style-name="T306">This means that the result is a fixed 20 byte result (and the resulting output is a hexadecimal string exactly 40 characters long, regardless of the size of the input string). This is used in various cryptographic applications.</text:span></text:p>
      <text:p text:style-name="P456">Usage</text:p>
      <text:p text:style-name="Preformatted_20_Text">hash(arg)</text:p>
      <text:p text:style-name="P456"><text:soft-page-break/>Arguments</text:p>
      <text:p text:style-name="P101"><text:span text:style-name="T176">arg</text:span> – either a single string or a stem of strings.</text:p>
      <text:p text:style-name="P456">Output</text:p>
      <text:p text:style-name="P102">A hex string <text:span text:style-name="T306">that is the hash</text:span>. <text:span text:style-name="T306">Note that while this is a hex string, it is most emphatically not the same as the output from the </text:span><text:span text:style-name="T180">to_hex</text:span><text:span text:style-name="T306"> function.</text:span> </text:p>
      <text:p text:style-name="P456">Examples</text:p>
      <text:p text:style-name="Preformatted_20_Text"><text:s text:c="4"/>say(hash('the quick brown fox jumps over the lazy dog'));</text:p>
      <text:p text:style-name="P359">2fd<text:span text:style-name="T246">4e1c67a2d28fced849ee1bb76e7391b93eb12</text:span></text:p>
      <text:p text:style-name="P341"/>
      <text:p text:style-name="P341"><text:s text:c="4"/>say(hash('the quick brown fox jumps over the lazy do');</text:p>
      <text:p text:style-name="P341">6186ce3119913cfabfe4b7952ba765b132948dd2</text:p>
      <text:p text:style-name="P168"><text:line-break/>A point to make about SHA-1 hashes is that even a tiny change in the input completely changes the output in very hard to guess ways. This is what makes them so useful <text:span text:style-name="T364">in </text:span><text:span text:style-name="T15">e.g.</text:span><text:span text:style-name="T90">, security</text:span>.</text:p>
      <text:h text:style-name="P539" text:outline-level="3"><text:bookmark-start text:name="__RefHeading___Toc558_3277173355"/>mod<text:bookmark-end text:name="__RefHeading___Toc558_3277173355"/></text:h>
      <text:p text:style-name="P448">Description</text:p>
      <text:p text:style-name="P119"><text:bookmark-start text:name="__DdeLink__9842_1246888521"/>Compute the modulus, <text:span text:style-name="T9">i.e.</text:span><text:span text:style-name="T72">, the remainder after long division, of two integer.</text:span><text:bookmark-end text:name="__DdeLink__9842_1246888521"/><text:span text:style-name="T72"> <text:s/></text:span><text:span text:style-name="T74">Since there are currently only integers as allowed numbers, this is needed in cases where the remainder is required.</text:span></text:p>
      <text:p text:style-name="P448">Usage</text:p>
      <text:p text:style-name="Preformatted_20_Text">mod(a,b)</text:p>
      <text:p text:style-name="P448">Arguments</text:p>
      <text:p text:style-name="P120">a and b may be either scalars or stems. </text:p>
      <text:p text:style-name="P448">Output</text:p>
      <text:p text:style-name="P447">Examples</text:p>
      <text:p text:style-name="P119">To compute the simple remainder</text:p>
      <text:p text:style-name="Preformatted_20_Text"><text:s text:c="4"/>say(mod(27,4));</text:p>
      <text:p text:style-name="Preformatted_20_Text">3</text:p>
      <text:p text:style-name="P119">And sure enough 27/4 = 6 with a remainder of <text:span text:style-name="T2">3</text:span><text:span text:style-name="T59">.</text:span></text:p>
      <text:p text:style-name="P19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4"><text:soft-page-break/></text:p>
      <text:p text:style-name="P119">In this case, since 20 is even<text:span text:style-name="T253">l</text:span>y divisible by 4, the <text:span text:style-name="T252">modulus (aka </text:span>remainder<text:span text:style-name="T252">) </text:span>is 0.</text:p>
      <text:p text:style-name="Heading">Another example</text:p>
      <text:p text:style-name="P270">Here is how to make 5 random integers in the range of <text:s/>-18 to 20:</text:p>
      <text:p text:style-name="P414"><text:s text:c="2"/>1 + mod(random(5),20)</text:p>
      <text:p text:style-name="P414">{0=16, 1=-13, 2=-7, 3=-12, 4=12}</text:p>
      <text:p text:style-name="Text_20_body"/>
      <text:p text:style-name="Text_20_body"><text:s/><text:span text:style-name="T413">(The random numbers are signed so the smallest using the mod function could be -19, adding 1 gives us -18.)</text:span></text:p>
      <text:p text:style-name="P271">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9"><text:span text:style-name="T176">new_value</text:span> (optional) if supplied, the new value for all non-exact decimal operations.</text:p>
      <text:p text:style-name="Heading">Output</text:p>
      <text:p text:style-name="P249">The current value.</text:p>
      <text:p text:style-name="Heading">Examples</text:p>
      <text:p text:style-name="P24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4">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40" text:outline-level="3"><text:bookmark-start text:name="__RefHeading___Toc528_3277173355"/><text:bookmark-start text:name="__DdeLink__9844_1246888521"/>random<text:bookmark-end text:name="__RefHeading___Toc528_3277173355"/><text:bookmark-end text:name="__DdeLink__9844_1246888521"/></text:h>
      <text:p text:style-name="P444">Description</text:p>
      <text:p text:style-name="P97">Generate either a single signed 64 bit random number (no argument) or a list of them.</text:p>
      <text:p text:style-name="P444">Usage</text:p>
      <text:p text:style-name="Preformatted_20_Text">random(<text:span text:style-name="T301">[n]</text:span>)</text:p>
      <text:p text:style-name="P444">Arguments</text:p>
      <text:p text:style-name="P96"><text:span text:style-name="T181">number</text:span><text:span text:style-name="T235"> (optional) -- the number of random values you want to generate.</text:span></text:p>
      <text:p text:style-name="P444">Output</text:p>
      <text:p text:style-name="P95">If there is no argument, a single random 64 bit number. If there is a number, <text:span text:style-name="T9">n</text:span>, <text:s/>supplied. Then a stem variable with indices 0,1,… n-1 containing 64 bit integers.</text:p>
      <text:p text:style-name="P444">Examples</text:p>
      <text:p text:style-name="P339"><text:s text:c="4"/>say(random());</text:p>
      <text:p text:style-name="P339">8781275837297675785</text:p>
      <text:p text:style-name="P339"/>
      <text:p text:style-name="P365"><text:s text:c="4"/>random(5)</text:p>
      <text:p text:style-name="P366">{0=992008599211413363, </text:p>
      <text:p text:style-name="P366"><text:s/>1=-923325524698236965, </text:p>
      <text:p text:style-name="P366"><text:s/>2=-538113564003975731, </text:p>
      <text:p text:style-name="P366"><text:s/>3=4402717987856179625, </text:p>
      <text:p text:style-name="P366"><text:s/>4=-7602891879941326663}</text:p>
      <text:p text:style-name="Text_20_body"><text:line-break/>Here is an example of generating a list of 10 random numbers between <text:span text:style-name="T320">1</text:span> and 10:</text:p>
      <text:p text:style-name="P377"/>
      <text:p text:style-name="P378"><text:s text:c="2"/>x. := 1+ abs(mod(random(10),11));</text:p>
      <text:p text:style-name="P378"><text:s text:c="2"/>say(x.);</text:p>
      <text:p text:style-name="P378">{0=4, 1=2, 2=5, 3=2, 4=5, 5=10, 6=9, 7=5, 8=9, 9=1}</text:p>
      <text:h text:style-name="P541" text:outline-level="3"><text:bookmark-start text:name="__RefHeading___Toc740_3277173355"/>random_string<text:bookmark-end text:name="__RefHeading___Toc740_3277173355"/></text:h>
      <text:p text:style-name="P444">Description</text:p>
      <text:p text:style-name="P100">Generate a random <text:s/>string. <text:span text:style-name="T389">There are random strings and there are random strings. I mean is that this will be pseudo-random (really best a computer can do) and it will be the correct number of bytes. The result will be base 64 encoded.</text:span> <text:s/><text:span text:style-name="T390">See note in </text:span><text:span text:style-name="T23">encode_b64</text:span><text:span text:style-name="T390"> about length of strings. Note especially that the first argument is the number of </text:span><text:span text:style-name="T24">bytes</text:span><text:span text:style-name="T95"> you want back, not the length of the string. </text:span></text:p>
      <text:p text:style-name="P444"><text:soft-page-break/>Usage</text:p>
      <text:p text:style-name="Preformatted_20_Text">random_string(<text:span text:style-name="T387">[</text:span>n<text:span text:style-name="T387">[,count]]</text:span>)</text:p>
      <text:p text:style-name="P444">Arguments</text:p>
      <text:p text:style-name="P100"><text:span text:style-name="T176">n</text:span> (optional) – gives the size in bytes. The default is 16 bytes = 128 bits. </text:p>
      <text:p text:style-name="P255"><text:span text:style-name="T176">count</text:span> (optional) – the number of strings to return. If this is larger than 1, then you will get a stem back.</text:p>
      <text:p text:style-name="P255">No arguments returns a single random string that is the default size.</text:p>
      <text:p text:style-name="P444">Output</text:p>
      <text:p text:style-name="P100">A <text:span text:style-name="T390">base 64 </text:span>string <text:span text:style-name="T391">that faithfully (url safe) encodes the bytes</text:span>. <text:s/><text:span text:style-name="T154"><text:s/></text:span><text:span text:style-name="T153"><text:s/></text:span></text:p>
      <text:p text:style-name="P44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8">16 bytes = 32</text:span> characters long (the default). <text:s/><text:span text:style-name="T391">Note that this is 22 characters long as 16*4/3 = 21.33333 rounds up to 22.</text:span></text:p>
      <text:p text:style-name="P405"/>
      <text:p text:style-name="Preformatted_20_Text"><text:s text:c="2"/>random_string(32)</text:p>
      <text:p text:style-name="Preformatted_20_Text">uf04ljhu90899QPHOMWsywxLafjsieU2nRtdeffhSvY</text:p>
      <text:p text:style-name="Text_20_body"><text:line-break/>Returns a single string that is 32 <text:span text:style-name="T388">bytes = 43 </text:span>characters long.</text:p>
      <text:p text:style-name="Preformatted_20_Text"/>
      <text:p text:style-name="Preformatted_20_Text"><text:s text:c="3"/>random_string(12,4)</text:p>
      <text:p text:style-name="P406">{0=2viCMZn17CCBcnX4, </text:p>
      <text:p text:style-name="P406"><text:s/>1=ktA6eYqUeoSbthQA, </text:p>
      <text:p text:style-name="P406"><text:s/>2=w9dWMTFGVfGsWnSj, </text:p>
      <text:p text:style-name="P406"><text:s/>3=6fdP8wdYNXzcQFT9} </text:p>
      <text:p text:style-name="P256"><text:line-break/>Returns 4 strings that are 1<text:span text:style-name="T391">2</text:span> <text:span text:style-name="T388">bytes = 16 </text:span>characters long.</text:p>
      <text:p text:style-name="Heading">An example where the result needs to be <text:span text:style-name="T391">a hex string</text:span>.</text:p>
      <text:p text:style-name="P257">In this example, we need a random, <text:span text:style-name="T399">hex </text:span>string that is <text:span text:style-name="T391">16</text:span> bytes long. Here's how to do it.</text:p>
      <text:p text:style-name="Preformatted_20_Text"><text:s text:c="2"/>to_hex(decode_b64(random_string(<text:span text:style-name="T391">16</text:span>)))</text:p>
      <text:p text:style-name="Preformatted_20_Text">efbfbdefbfbd3e7374efbfbd22efbfbdefbfbd06efbfbd10c69d2178</text:p>
      <text:h text:style-name="P542" text:outline-level="3"><text:bookmark-start text:name="__RefHeading___Toc9968_1246888521"/>to_hex<text:bookmark-end text:name="__RefHeading___Toc9968_1246888521"/></text:h>
      <text:p text:style-name="P444">Description</text:p>
      <text:p text:style-name="P107">Convert a string to its hexadecimal representation. <text:span text:style-name="T392">Note that this useful but cannot generally be used in, say, web traffic because the you have to preserve the exact character set used. (Practically, most </text:span><text:soft-page-break/><text:span text:style-name="T392">applications that use this send <text:s/>along the character set, here UTF-8, just make sure you do too if you need to.) <text:s/>If you really need to send something faithfully, you should consider using base 64 encoding instead.</text:span></text:p>
      <text:p text:style-name="P444">Usage</text:p>
      <text:p text:style-name="Preformatted_20_Text">to_hex(arg)</text:p>
      <text:p text:style-name="P444">Arguments</text:p>
      <text:p text:style-name="P107"><text:span text:style-name="T176">arg</text:span> – a string or a stem of strings. </text:p>
      <text:p text:style-name="P444">Output</text:p>
      <text:p text:style-name="P107">A string that is the hexadecimal representation of the underlying bytes for the string.</text:p>
      <text:p text:style-name="P444">Examples</text:p>
      <text:p text:style-name="P338"><text:s text:c="4"/>say(to_hex('The quick brown fox jumps over the lazy dog'));</text:p>
      <text:p text:style-name="P338">54686520717569636b2062726f776e20666f78206a756d7073206f76657220746865206c617a7920646f67</text:p>
      <text:h text:style-name="P543" text:outline-level="3"/>
      <text:h text:style-name="Heading_20_2" text:outline-level="2"><text:bookmark-start text:name="__RefHeading___Toc562_3277173355"/><text:span text:style-name="T293">Stem specific </text:span>functions<text:bookmark-end text:name="__RefHeading___Toc562_3277173355"/></text:h>
      <text:h text:style-name="P544" text:outline-level="3"><text:bookmark-start text:name="__RefHeading___Toc6378_212472510"/>box<text:bookmark-end text:name="__RefHeading___Toc6378_212472510"/></text:h>
      <text:p text:style-name="Heading">Description</text:p>
      <text:p text:style-name="P204">Take any set of variables and turn them in to a stem, their names becoming the keys. This removes them from the symbol table so the only access afterwards is as part of the stem. <text:span text:style-name="T325">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05">There must be at least on argument. The arguments are variables that have been defined. These will be put in to a stem and removed from the symbol table. <text:span text:style-name="T393">Arguments may be scalars or stems.</text:span></text:p>
      <text:p text:style-name="Heading">Ouput</text:p>
      <text:p text:style-name="P205">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4">)vars</text:span></text:p>
      <text:p text:style-name="Preformatted_20_Text">c.</text:p>
      <text:p text:style-name="P242"><text:line-break/>So a. and b. no longer are in the symbol table, but are in the stem:</text:p>
      <text:p text:style-name="Preformatted_20_Text"><text:s text:c="2"/>c.</text:p>
      <text:p text:style-name="P393">{</text:p>
      <text:p text:style-name="P393"><text:s/>b.={0=5, 1=6, 2=7, 3=8, 4=9}, </text:p>
      <text:p text:style-name="P393"><text:s/>a.={0=-5, 1=-4, 2=-3, 3=-2, 4=-1}</text:p>
      <text:p text:style-name="P393">}</text:p>
      <text:h text:style-name="P561" text:outline-level="3">common_keys</text:h>
      <text:p text:style-name="Heading">Description</text:p>
      <text:p text:style-name="P580">Find the keys common to two stems</text:p>
      <text:p text:style-name="Heading">Usage</text:p>
      <text:p text:style-name="Preformatted_20_Text">common_keys(stem1., stem2.)</text:p>
      <text:p text:style-name="Text_20_body"/>
      <text:p text:style-name="Heading">Arguments</text:p>
      <text:p text:style-name="P580">stem1. and stem2. are any stems. </text:p>
      <text:p text:style-name="Heading">Output</text:p>
      <text:p text:style-name="P580">A list of keys common to <text:span text:style-name="T9">both</text:span><text:span text:style-name="T72"> stems. The order of the stems does not matter</text:span></text:p>
      <text:p text:style-name="Heading">Examples</text:p>
      <text:p text:style-name="Preformatted_20_Text"><text:s text:c="2"/>common_keys(indices(10), 6+indices(5))</text:p>
      <text:p text:style-name="Preformatted_20_Text">{</text:p>
      <text:p text:style-name="Preformatted_20_Text"><text:s/>0=0,</text:p>
      <text:p text:style-name="Preformatted_20_Text"><text:s/>1=1,</text:p>
      <text:p text:style-name="Preformatted_20_Text"><text:s/>2=2,</text:p>
      <text:p text:style-name="Preformatted_20_Text"><text:s/>3=3,</text:p>
      <text:p text:style-name="Preformatted_20_Text"><text:s/>4=4</text:p>
      <text:p text:style-name="Preformatted_20_Text">}</text:p>
      <text:h text:style-name="P518" text:outline-level="3"><text:bookmark-start text:name="__RefHeading___Toc669_3277173355"/>exclude_keys<text:bookmark-end text:name="__RefHeading___Toc669_3277173355"/></text:h>
      <text:p text:style-name="P457">Description</text:p>
      <text:p text:style-name="P162">Remove a set of keys from a stem.</text:p>
      <text:p text:style-name="P457"><text:soft-page-break/>Usage</text:p>
      <text:p text:style-name="Preformatted_20_Text">exclude_keys(stem1,, stem2.)</text:p>
      <text:p text:style-name="P457">Arguments</text:p>
      <text:p text:style-name="P162"><text:span text:style-name="T176">stem1.</text:span> = the target of this operation.</text:p>
      <text:p text:style-name="P162"><text:span text:style-name="T178">s</text:span><text:span text:style-name="T176">tem2. </text:span>= a list of keys to be removed. <text:span text:style-name="T300">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57">Output</text:p>
      <text:p text:style-name="P163">A new stem that contains none of the keys in stem2.</text:p>
      <text:p text:style-name="P45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7"><text:s text:c="4"/>a.bind := 'and in the darkness bind them';</text:p>
      <text:p text:style-name="P367"/>
      <text:p text:style-name="Preformatted_20_Text"><text:s text:c="4"/>list.0 := 'rule';</text:p>
      <text:p text:style-name="Preformatted_20_Text"><text:s text:c="4"/>list.1 := 'bring';</text:p>
      <text:p text:style-name="Preformatted_20_Text"/>
      <text:p text:style-name="Preformatted_20_Text"><text:s text:c="4"/>exclude_keys(a., list.)</text:p>
      <text:p text:style-name="P367">{bind=and in the darkness bind them, </text:p>
      <text:p text:style-name="P367"><text:s/>find=One Ring to find them}</text:p>
      <text:h text:style-name="P545" text:outline-level="3"><text:bookmark-start text:name="__RefHeading___Toc6421_212472510"/>from_json<text:bookmark-end text:name="__RefHeading___Toc6421_212472510"/></text:h>
      <text:p text:style-name="Heading">Description</text:p>
      <text:p text:style-name="P224">Take a string that represents an object in JSON (JavaScript Object Notation) and return a stem representation. <text:span text:style-name="T347">JSON is quite popular, (as in, it is inescapable anymore) but do remember it is a notation for objects that live in Javascript. To be blunt, it was designed to send information in REST-ful applelements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6">Note that there are some incompatibilities. First off, there is no actual standard way for JSON to <text:span text:style-name="T348">represent all data, so you have to know what the structure of a JSON object is before you get it. (The simple example of something common that is impossible to represent a set in JSON without structuring it somehow.) Also, how to</text:span> represent <text:span text:style-name="T348">certain common things like </text:span>date<text:span text:style-name="T348">s</text:span> varies by library. If you get <text:soft-page-break/>something very odd where you expect a date <text:span text:style-name="T347">(normally some large object with a ton of entries in it) </text:span>, then the suggestion is to, if at all possible, replace any dates with ISO 8601 format dates, which are the standard or perhaps integers that represent the time in mi<text:span text:style-name="T344">l</text:span>liseconds. Also, since stems end in a period, if an entry in a JSON object is another JSON object, that key will get a required period. If you use the to_json command, this will always return valid JSON with stem markers. <text:s/><text:span text:style-name="T365">The names of properties will be escaped. </text:span><text:line-break/><text:line-break/>Stems are more general data structures than JSON, <text:span text:style-name="T349">and</text:span> if you really need to serialize an object to JSON (as it is properly termed) then you might want to serialize your stem in sub-units rather than send over a single massive object. <text:span text:style-name="T347">Keep it simple. </text:span></text:p>
      <text:p text:style-name="P258">Finally, <text:span text:style-name="T482">can</text:span> <text:span text:style-name="T9">vencode</text:span> will be used on each key of the JSON object <text:span text:style-name="T482">if you specify it</text:span>. In QDL, stem indices <text:span text:style-name="T482">may be quite general, but since their values may be accessed via variables – which have much more limitted naming – you may have to set a variable to access a stem value. I</text:span>n JSON they are arbitrary string that are keys. </text:p>
      <text:p text:style-name="P52"><text:span text:style-name="T8">Note:</text:span><text:span text:style-name="T147"> I</text:span><text:span text:style-name="T345">t should always work turning a JSON object in to a stem. Turning it back might not but the former is all we can guarantee. Now, if the stem follows a few guidelines of </text:span></text:p>
      <text:list xml:id="list2762434794" text:style-name="L6">
        <text:list-item>
          <text:p text:style-name="P573"><text:span text:style-name="T346">do not</text:span><text:span text:style-name="T345"> replicat</text:span><text:span text:style-name="T346">e </text:span><text:span text:style-name="T345">integer indices as lists (it's fine to have stem.0. be an entry and the stem entry will be deserialized) but not both stem.0. and stem.0 and as long as this is observed</text:span></text:p>
        </text:list-item>
        <text:list-item>
          <text:p text:style-name="P574">No odd characters in the names of JSON properties</text:p>
        </text:list-item>
      </text:list>
      <text:p text:style-name="P233"><text:span text:style-name="T346">then </text:span><text:span text:style-name="T345">there should be no problems mapping stems to JSON and back </text:span><text:span text:style-name="T346">and forth</text:span><text:span text:style-name="T345">.</text:span></text:p>
      <text:p text:style-name="Heading"><text:bookmark-start text:name="__RefHeading___Toc6423_212472510"/>Usage<text:bookmark-end text:name="__RefHeading___Toc6423_212472510"/></text:p>
      <text:p text:style-name="Preformatted_20_Text">from_json(<text:span text:style-name="T340">var[, convertAll]</text:span>)</text:p>
      <text:p text:style-name="Heading">Arguments</text:p>
      <text:p text:style-name="P224"><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25">A stem that contains the information in the original. </text:p>
      <text:p text:style-name="P225"><text:span text:style-name="T342">Generally a stem list corresponds to a JSON array, do if you need to convert back and forth, it is best not to overload the stem with non-list values. Just keep everything as simple as possible.</text:span> </text:p>
      <text:p text:style-name="P234">Note that JSON properties will be turned in to valid QDL variable names by escaping them <text:span text:style-name="T361">as needed</text:span>. <text:span text:style-name="T361">This permits good interoperability.</text:span></text:p>
      <text:p text:style-name="Heading">Examples</text:p>
      <text:p text:style-name="P50">A simple example.</text:p>
      <text:p text:style-name="Preformatted_20_Text"><text:soft-page-break/><text:s text:c="2"/>from_json('{"woof":"arf","0":0,"1":1,"2":2}')</text:p>
      <text:p text:style-name="Preformatted_20_Text">{0=0, 1=1, 2=2, woof=arf}</text:p>
      <text:p text:style-name="P48"><text:line-break/>Reading a file</text:p>
      <text:p text:style-name="P387"/>
      <text:p text:style-name="Preformatted_20_Text">// <text:span text:style-name="T341">here is a large, messy example</text:span></text:p>
      <text:p text:style-name="P383"><text:s text:c="2"/><text:span text:style-name="T341">b := read_file('/tmp/my_json.json');</text:span></text:p>
      <text:p text:style-name="P383"/>
      <text:p text:style-name="P398">// (some indenting was done manually to keep this vaguely readable)</text:p>
      <text:p text:style-name="P383"><text:s text:c="2"/><text:span text:style-name="T342">b </text:span></text:p>
      <text:p text:style-name="P383">{"a":"b","s":"n","d":"m",</text:p>
      <text:p text:style-name="P383"><text:s/>"foo":{"tyu":"ftfgh","rty":"456","ghjjh":"456456",</text:p>
      <text:p text:style-name="P383"><text:s text:c="2"/>"woof":{"a3tyu":"ftf222gh","a3rty":"456222","a3ghjjh":"422256456"},</text:p>
      <text:p text:style-name="P383"><text:s/>"0":"qwe","1":"eee","2":"rrr"},</text:p>
      <text:p text:style-name="P383">"0":"foo","1":"bar"}</text:p>
      <text:p text:style-name="Preformatted_20_Text"><text:s text:c="3"/>// <text:span text:style-name="T414">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2">And just to check it really is a stem</text:span></text:p>
      <text:p text:style-name="Preformatted_20_Text"><text:s text:c="2"/>b.foo.woof.</text:p>
      <text:p text:style-name="Preformatted_20_Text">{a3tyu=ftf222gh, a3rty=456222, a3ghjjh=422256456}</text:p>
      <text:p text:style-name="P49">A simple example of a stem them cannot be represented in JSON</text:p>
      <text:p text:style-name="P58">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0"><text:line-break/>Escaping of <text:span text:style-name="T371">JSON</text:span> keys.</text:p>
      <text:p text:style-name="P59"><text:soft-page-break/>In this example, a simple JSON list is given and the key for this list is not even remotely a valid variable in QDL. In this case, the name is escaped.</text:p>
      <text:p text:style-name="Preformatted_20_Text"><text:s text:c="2"/>a. := from_json('{"#$rt":[0,1,2]}', <text:span text:style-name="T483">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83">true</text:span>)</text:p>
      <text:p text:style-name="Preformatted_20_Text">{"#$rt":[0,1,5]}</text:p>
      <text:p text:style-name="P51"><text:line-break/>A less contrived example.</text:p>
      <text:p text:style-name="Preformatted_20_Text"><text:bookmark-start text:name="__RefHeading___Toc542_3277173355"/><text:s text:c="2"/>a. := from_json('{"Jäger-Groß":"enrolled"}', <text:span text:style-name="T483">true</text:span>)<text:bookmark-end text:name="__RefHeading___Toc542_3277173355"/></text:p>
      <text:p text:style-name="Preformatted_20_Text"><text:s text:c="2"/>a.</text:p>
      <text:p text:style-name="Preformatted_20_Text">{J$C3$A4ger$2DGro$C3$9F=enrolled}</text:p>
      <text:p text:style-name="P240"/>
      <text:p text:style-name="P240">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92">while[</text:p>
      <text:p text:style-name="P392"><text:s text:c="3"/><text:span text:style-name="T293">for_keys</text:span>(<text:span text:style-name="T363">key, a</text:span>.)</text:p>
      <text:p text:style-name="P392">][</text:p>
      <text:p text:style-name="P392"><text:s text:c="2"/><text:span text:style-name="T363">if[</text:span></text:p>
      <text:p text:style-name="P392"><text:span text:style-name="T363"><text:s text:c="7"/>key == vencode('</text:span><text:bookmark-start text:name="__DdeLink__6451_212472510"/><text:span text:style-name="T363">Jäger-Groß</text:span><text:bookmark-end text:name="__DdeLink__6451_212472510"/><text:span text:style-name="T363">')</text:span></text:p>
      <text:p text:style-name="P391"><text:s text:c="5"/>]<text:span text:style-name="T488">[</text:span></text:p>
      <text:p text:style-name="P392"><text:s text:c="7"/>// … do stuff with this</text:p>
      <text:p text:style-name="P391"><text:s text:c="3"/>];</text:p>
      <text:p text:style-name="P391">];</text:p>
      <text:p text:style-name="P392"/>
      <text:p text:style-name="P392">// <text:span text:style-name="T363">or just grab a values directly</text:span></text:p>
      <text:p text:style-name="P392"/>
      <text:p text:style-name="P391">x := vencode('Jäger-Groß');</text:p>
      <text:p text:style-name="P391"/>
      <text:p text:style-name="P391">attributes. := a.x; // grabs this by key and the values are now accessible.</text:p>
      <text:h text:style-name="P546" text:outline-level="3"><text:bookmark-start text:name="__RefHeading___Toc6463_212472510"/><text:span text:style-name="T370">list</text:span>_keys<text:bookmark-end text:name="__RefHeading___Toc6463_212472510"/></text:h>
      <text:p text:style-name="P444">Description</text:p>
      <text:p text:style-name="P110">Return a list of the keys for a given stem variable.</text:p>
      <text:p text:style-name="P444">Usage</text:p>
      <text:p text:style-name="Preformatted_20_Text"><text:span text:style-name="T370">list_</text:span>keys(arg. <text:span text:style-name="T493">[,scalars_only]</text:span>)</text:p>
      <text:p text:style-name="P444">Arguments</text:p>
      <text:p text:style-name="P110"><text:span text:style-name="T206">arg. </text:span><text:span text:style-name="T493">= </text:span>A stem variable. Remember that the entire stem is referenced by just the head + “.” </text:p>
      <text:p text:style-name="P327"><text:span text:style-name="T176">scalars_only</text:span> = if true lists only the keys that are for scalars. If false, only the keys for stems are listed. If this is omitted, all keys are returned.</text:p>
      <text:p text:style-name="P444"><text:soft-page-break/>Output</text:p>
      <text:p text:style-name="P110">A list of keys where the new keys are cardinals and the values are the keys in the original stem. <text:span text:style-name="T371">See also the </text:span><text:span text:style-name="T16">keys()</text:span><text:span text:style-name="T91"> function.</text:span></text:p>
      <text:p text:style-name="P444">Examples</text:p>
      <text:p text:style-name="P112">Example. Let's say you have the following stem variable”</text:p>
      <text:p text:style-name="P438"><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2"/>
      <text:p text:style-name="P112">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4"><text:line-break/>Note<text:span text:style-name="T59"> that there is no canonical order to keys, </text:span><text:span text:style-name="T61">so the keys to </text:span><text:span text:style-name="T222">sourceStem.</text:span><text:span text:style-name="T61"> Can appear in any order in the result.</text:span></text:p>
      <text:p text:style-name="P116"><text:span text:style-name="T61">A</text:span><text:span text:style-name="T59">nother example. </text:span></text:p>
      <text:p text:style-name="P195">Let us say that you got the above key set. How might you use it? In a loop:</text:p>
      <text:p text:style-name="Preformatted_20_Text">while[</text:p>
      <text:p text:style-name="Preformatted_20_Text"><text:s text:c="3"/><text:span text:style-name="T293">for_keys</text:span>(<text:span text:style-name="T293">j, </text:span>var.)</text:p>
      <text:p text:style-name="Preformatted_20_Text">]do[</text:p>
      <text:p text:style-name="Preformatted_20_Text"><text:s text:c="3"/>sourceStem.var.j // … do stuff with this</text:p>
      <text:p text:style-name="Preformatted_20_Text">];</text:p>
      <text:p text:style-name="P195">which loops through all the values in source stem. </text:p>
      <text:h text:style-name="P518" text:outline-level="3"><text:bookmark-start text:name="__RefHeading___Toc671_3277173355"/><text:soft-page-break/>has_keys<text:bookmark-end text:name="__RefHeading___Toc671_3277173355"/></text:h>
      <text:p text:style-name="P457">Description</text:p>
      <text:p text:style-name="P169">Check is a list of keys is in a target stem.</text:p>
      <text:p text:style-name="P457">Usage</text:p>
      <text:p text:style-name="Preformatted_20_Text">has_keys(target., list.)</text:p>
      <text:p text:style-name="P457">Arguments</text:p>
      <text:p text:style-name="P169"><text:span text:style-name="T176">target. </text:span>– the target of this operation</text:p>
      <text:p text:style-name="P169"><text:span text:style-name="T176">list.</text:span> – a list of keys.</text:p>
      <text:p text:style-name="P457">Output</text:p>
      <text:p text:style-name="P169">A boolean list with <text:span text:style-name="T9">true</text:span><text:span text:style-name="T72"> as the value if the target contains the key and </text:span><text:span text:style-name="T9">false</text:span><text:span text:style-name="T72"> if it does not.</text:span></text:p>
      <text:p text:style-name="P464">Examples</text:p>
      <text:p text:style-name="P117"><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18" text:outline-level="3"><text:bookmark-start text:name="__RefHeading___Toc673_3277173355"/>include_keys<text:bookmark-end text:name="__RefHeading___Toc673_3277173355"/></text:h>
      <text:p text:style-name="P457">Description</text:p>
      <text:p text:style-name="P170">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57">Usage</text:p>
      <text:p text:style-name="Preformatted_20_Text">include_keys(var., list.)</text:p>
      <text:p text:style-name="P457">Arguments</text:p>
      <text:p text:style-name="P170">var. – a stem</text:p>
      <text:p text:style-name="P170">list. - a list of keys. These will be the keys of the result, <text:span text:style-name="T9">var.</text:span><text:span text:style-name="T72"> will supply the values.</text:span></text:p>
      <text:p text:style-name="P457">Output</text:p>
      <text:p text:style-name="P171">A stem with the keys from the <text:span text:style-name="T9">list.</text:span><text:span text:style-name="T72"> </text:span><text:span text:style-name="T82">a</text:span><text:span text:style-name="T72">nd the corresponding values from the </text:span><text:span text:style-name="T9">var.</text:span></text:p>
      <text:p text:style-name="P464"><text:soft-page-break/>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7"><text:s text:c="4"/>a.bind := 'and in the darkness bind them';</text:p>
      <text:p text:style-name="P367"/>
      <text:p text:style-name="Preformatted_20_Text"><text:s text:c="4"/>list.0 := 'rule';</text:p>
      <text:p text:style-name="Preformatted_20_Text"><text:s text:c="4"/>list.1 := 'bring';</text:p>
      <text:p text:style-name="Preformatted_20_Text"/>
      <text:p text:style-name="Preformatted_20_Text"><text:s text:c="4"/>say(include_keys(a., list.));</text:p>
      <text:p text:style-name="P367">{bring=One Ring to bring them all, </text:p>
      <text:p text:style-name="P367"><text:s/>rule=One Ring to rule them all}</text:p>
      <text:p text:style-name="P367"/>
      <text:h text:style-name="P548" text:outline-level="3"><text:bookmark-start text:name="__RefHeading___Toc6427_212472510"/>indices<text:bookmark-end text:name="__RefHeading___Toc6427_212472510"/></text:h>
      <text:p text:style-name="P468">Description</text:p>
      <text:p text:style-name="P228">Make a li<text:span text:style-name="T255">s</text:span>t of in<text:span text:style-name="T255">d</text:span>i<text:span text:style-name="T264">c</text:span>es. This is very useful in conjunction with looping.</text:p>
      <text:p text:style-name="P468">Usage</text:p>
      <text:p text:style-name="P384"><text:span text:style-name="T255">indices</text:span>(arg);</text:p>
      <text:p text:style-name="P468">Arguments</text:p>
      <text:p text:style-name="P228"><text:span text:style-name="T176">arg</text:span> is a number. This will be the size of the resulting index set.</text:p>
      <text:p text:style-name="P468">Output</text:p>
      <text:p text:style-name="P228">A stem variable whose keys are the integers and whose entries are the same. </text:p>
      <text:p text:style-name="P468">Examples</text:p>
      <text:p text:style-name="P384">x. := <text:span text:style-name="T255">indices</text:span>(3);</text:p>
      <text:p text:style-name="P384"/>
      <text:p text:style-name="P228">results in </text:p>
      <text:p text:style-name="P384">x.0 == 0</text:p>
      <text:p text:style-name="P384">x.1 == 1</text:p>
      <text:p text:style-name="P384">x.2 == 2</text:p>
      <text:p text:style-name="P228"/>
      <text:p text:style-name="P228">So a common pattern is</text:p>
      <text:p text:style-name="P384">while[ </text:p>
      <text:p text:style-name="P384"><text:s text:c="4"/><text:span text:style-name="T293">for_keys</text:span>(<text:span text:style-name="T250">j, x.</text:span>)</text:p>
      <text:p text:style-name="P384"><text:s text:c="2"/>]do[</text:p>
      <text:p text:style-name="P384"><text:s text:c="4"/>myStem.j := // other stuff</text:p>
      <text:p text:style-name="P384"><text:s text:c="4"/>// <text:span text:style-name="T251">myStem.x.j is an equivalent reference.</text:span></text:p>
      <text:p text:style-name="P384">];</text:p>
      <text:p text:style-name="Heading"><text:soft-page-break/>Example: <text:span text:style-name="T418">Looping over scalars and stems</text:span></text:p>
      <text:p text:style-name="P287">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5">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49" text:outline-level="3"><text:bookmark-start text:name="__RefHeading___Toc6394_212472510"/>is_list<text:bookmark-end text:name="__RefHeading___Toc6394_212472510"/></text:h>
      <text:p text:style-name="Heading">Description</text:p>
      <text:p text:style-name="P220">Determine if the argument is precisely a list. That means, that it is a stem with only integer indices. </text:p>
      <text:p text:style-name="Heading">Usage</text:p>
      <text:p text:style-name="P220">is_list(stem.)</text:p>
      <text:p text:style-name="Heading">Arguments</text:p>
      <text:p text:style-name="P220"><text:span text:style-name="T176">stem.</text:span> The stem to check</text:p>
      <text:p text:style-name="Heading">Output</text:p>
      <text:p text:style-name="P2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0">Why is this false? Because it has a non-integer index. The function tells you if the object is a list and only <text:s/>a list. <text:s/><text:span text:style-name="T337">Compare with </text:span></text:p>
      <text:p text:style-name="Preformatted_20_Text"><text:s text:c="2"/>is_list(indices(10))</text:p>
      <text:p text:style-name="Preformatted_20_Text">true</text:p>
      <text:p text:style-name="Preformatted_20_Text"/>
      <text:h text:style-name="P547" text:outline-level="3"><text:bookmark-start text:name="__RefHeading___Toc6696_66498657"/>keys<text:bookmark-end text:name="__RefHeading___Toc6696_66498657"/></text:h>
      <text:p text:style-name="P471">Description</text:p>
      <text:p text:style-name="P111">Return a <text:span text:style-name="T370">stem </text:span>of the keys for a given stem variable.</text:p>
      <text:p text:style-name="P471"><text:soft-page-break/>Usage</text:p>
      <text:p text:style-name="P399">keys(arg.)</text:p>
      <text:p text:style-name="P471">Arguments</text:p>
      <text:p text:style-name="P111">A stem variable. Remember that the entire stem is referenced by just the head + “.” </text:p>
      <text:p text:style-name="P471">Output</text:p>
      <text:p text:style-name="P111">A <text:span text:style-name="T370">stem </text:span>of keys where <text:span text:style-name="T370">every key has itself as the value</text:span>. </text:p>
      <text:p text:style-name="P471">Examples</text:p>
      <text:p text:style-name="P113">Example. Let's say you have the following stem variable”</text:p>
      <text:p text:style-name="P399"><text:bookmark-start text:name="__DdeLink__6579_2900298203"/><text:s text:c="2"/>sourceStem.rule :='One Ring to rule them all';</text:p>
      <text:p text:style-name="P399"><text:s text:c="2"/>sourceStem.find := 'One Ring to find them';</text:p>
      <text:p text:style-name="P399"><text:s text:c="2"/>sourceStem.bring := 'One Ring to bring them all';</text:p>
      <text:p text:style-name="P399"><text:s text:c="2"/>sourceStem.bind := 'and in the darkness bind them';</text:p>
      <text:p text:style-name="P113"><text:bookmark-end text:name="__DdeLink__6579_2900298203"/></text:p>
      <text:p text:style-name="P113">and you issue </text:p>
      <text:p text:style-name="P400"><text:s text:c="2"/>keys(sourceStem.)</text:p>
      <text:p text:style-name="P401">{bind=bind, </text:p>
      <text:p text:style-name="P401"><text:s/>find=find, </text:p>
      <text:p text:style-name="P401"><text:s/>bring=bring, </text:p>
      <text:p text:style-name="P401"><text:s/>rule=rule}<text:line-break/></text:p>
      <text:p text:style-name="P115">Note<text:span text:style-name="T59"> that there is no canonical order to keys, </text:span><text:span text:style-name="T61">so the keys to </text:span><text:span text:style-name="T222">sourceStem.</text:span><text:span text:style-name="T61"> Can appear in any order in the result.</text:span></text:p>
      <text:p text:style-name="P199">This is extremely useful with <text:span text:style-name="T9">e.g</text:span>. the rename function. S<text:span text:style-name="T372">o</text:span> you can get all the keys, change their values and rename them.</text:p>
      <text:p text:style-name="P53">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2">{OA2_arf=c, </text:p>
      <text:p text:style-name="P402"><text:s/>OA2_foo=a, </text:p>
      <text:p text:style-name="P402"><text:s/>OA2_woof=b, </text:p>
      <text:p text:style-name="P402"><text:s/>fnord=d}</text:p>
      <text:p text:style-name="P247"><text:line-break/>The keys() command gives the following</text:p>
      <text:p text:style-name="Preformatted_20_Text"><text:s text:c="2"/>keys(b.)</text:p>
      <text:p text:style-name="P402">{OA2_arf=OA2_arf, </text:p>
      <text:p text:style-name="P403"><text:s/>fnord=fnord, </text:p>
      <text:p text:style-name="P402"><text:soft-page-break/><text:s/>OA2_foo=OA2_foo, </text:p>
      <text:p text:style-name="P402"><text:s/>OA2_woof=OA2_woof}</text:p>
      <text:p text:style-name="P247"/>
      <text:p text:style-name="P247">To rename all the keys so that any with the OA2_ prefix are changed, issue</text:p>
      <text:p text:style-name="P402"><text:s text:c="3"/>rename_keys(b., keys(b.)-'OA2_')</text:p>
      <text:p text:style-name="P402">{arf=c, </text:p>
      <text:p text:style-name="P402"><text:s/>foo=a, </text:p>
      <text:p text:style-name="P402"><text:s/>fnord=d, </text:p>
      <text:p text:style-name="P402"><text:s/>woof=b}</text:p>
      <text:p text:style-name="P248"/>
      <text:h text:style-name="P550"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76">stem1.</text:span> = the stem to which the values will be appended</text:p>
      <text:p text:style-name="P212"><text:span text:style-name="T176">stem2.</text:span> = the stem from which values will be taken <text:span text:style-name="T9">or</text:span><text:span text:style-name="T72"> increasing</text:span></text:p>
      <text:p text:style-name="P212"><text:span text:style-name="T216">value</text:span><text:span text:style-name="T72">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9"/>
      <text:h text:style-name="Heading_20_3" text:outline-level="3"><text:bookmark-start text:name="__RefHeading___Toc6382_212472510"/><text:soft-page-break/>list_copy <text:s text:c="4"/><text:bookmark-end text:name="__RefHeading___Toc6382_212472510"/></text:h>
      <text:p text:style-name="Heading">Description</text:p>
      <text:p text:style-name="P2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14"><text:bookmark-start text:name="__DdeLink__9849_1246888521"/><text:span text:style-name="T176">source.</text:span> = the stem that is the source of the copy.</text:p>
      <text:p text:style-name="P214"><text:span text:style-name="T176">start_index</text:span> = the index in the source where the copy starts</text:p>
      <text:p text:style-name="P214"><text:span text:style-name="T176">length</text:span> = how many elements to copy</text:p>
      <text:p text:style-name="P214"><text:span text:style-name="T176">target. </text:span>= the target stem of the copy</text:p>
      <text:p text:style-name="P214"><text:span text:style-name="T176">target_index</text:span> = the index in the target that will receive the copy. Note that any elements already in these locations will be replaced. <text:span text:style-name="T335">If you need to insert elements, consider using the </text:span><text:span text:style-name="T26">list_insert_</text:span><text:span text:style-name="T27">at</text:span><text:span text:style-name="T335"> command.</text:span><text:bookmark-end text:name="__DdeLink__9849_1246888521"/></text:p>
      <text:p text:style-name="P467">Output</text:p>
      <text:p text:style-name="P215">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text:bookmark-start text:name="__DdeLink__9851_1246888521"/>list_insert_at(source., <text:span text:style-name="T336">start_index, length, target., target_index);</text:span> <text:bookmark-end text:name="__DdeLink__9851_1246888521"/></text:p>
      <text:p text:style-name="P215">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7">So this inserted 3 elements from the source starting at index 2 in the source and placed them at index 4 in the target, moving everything else.</text:p>
      <text:h text:style-name="P551" text:outline-level="3"><text:bookmark-start text:name="__RefHeading___Toc6386_212472510"/>list_subset<text:bookmark-end text:name="__RefHeading___Toc6386_212472510"/></text:h>
      <text:p text:style-name="P470">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76">source. </text:span>= the stem list to take a subset of</text:p>
      <text:p text:style-name="P218"><text:span text:style-name="T176">start_index</text:span> = where to start in the source stem</text:p>
      <text:p text:style-name="P218"><text:span text:style-name="T176">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70">Examples</text:p>
      <text:p text:style-name="Preformatted_20_Text"><text:s text:c="2"/>stem. := indices(5) + 20;</text:p>
      <text:p text:style-name="Preformatted_20_Text"><text:s text:c="2"/>// <text:span text:style-name="T336">Just grab the tail of this list</text:span></text:p>
      <text:p text:style-name="Preformatted_20_Text"><text:s text:c="2"/>list_subset(stem., 2)</text:p>
      <text:p text:style-name="Preformatted_20_Text">{0=22, 1=23, 2=24}</text:p>
      <text:p text:style-name="Preformatted_20_Text"><text:s text:c="2"/>// <text:span text:style-name="T336">grab some stuff in the middle.</text:span></text:p>
      <text:p text:style-name="Preformatted_20_Text"><text:s text:c="2"/>list_subset(stem., 1, 3)</text:p>
      <text:p text:style-name="Preformatted_20_Text">{0=21, 1=22, 2=23} <text:s text:c="4"/></text:p>
      <text:h text:style-name="P550" text:outline-level="3"><text:bookmark-start text:name="__RefHeading___Toc675_3277173355"/>mask<text:bookmark-end text:name="__RefHeading___Toc675_3277173355"/></text:h>
      <text:p text:style-name="P457">Description</text:p>
      <text:p text:style-name="P131">Take a boolean mask of a stem.</text:p>
      <text:p text:style-name="P457">Usage</text:p>
      <text:p text:style-name="P360">mask(target. bit_stem.)</text:p>
      <text:p text:style-name="P457"><text:soft-page-break/>Arguments</text:p>
      <text:p text:style-name="P131"><text:span text:style-name="T176">target</text:span> – the stem variable to acted upon.</text:p>
      <text:p text:style-name="P131"><text:span text:style-name="T227">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57">Output</text:p>
      <text:p text:style-name="P131">A subset of the target.</text:p>
      <text:p text:style-name="P457">Examples</text:p>
      <text:p text:style-name="P360"><text:s text:c="4"/>header.transport := 'ssl';</text:p>
      <text:p text:style-name="P360"><text:s text:c="4"/>header.<text:span text:style-name="T268">iss := 'OA4MP_agent'</text:span><text:span text:style-name="T269">;</text:span></text:p>
      <text:p text:style-name="P360"><text:s text:c="4"/>header.<text:span text:style-name="T268">idp := 'http://oa4mp.org/idp/secure'</text:span><text:span text:style-name="T269">;</text:span></text:p>
      <text:p text:style-name="P360"><text:s text:c="4"/>header.<text:span text:style-name="T268">login_allowed := 'true'</text:span><text:span text:style-name="T269">;</text:span></text:p>
      <text:p text:style-name="P374"><text:s text:c="4"/>// case insensitive match </text:p>
      <text:p text:style-name="P360"><text:s text:c="4"/>header. := mask(header., !contains(header., 'oa4mp', <text:span text:style-name="T270">false</text:span>)); </text:p>
      <text:p text:style-name="P360"><text:s text:c="4"/>// This removes every entry containing 'oa4mp'</text:p>
      <text:p text:style-name="P345"><text:s text:c="4"/>say(size(header.);</text:p>
      <text:p text:style-name="P376">2</text:p>
      <text:h text:style-name="P518" text:outline-level="3"><text:bookmark-start text:name="__RefHeading___Toc679_3277173355"/>rename_keys<text:bookmark-end text:name="__RefHeading___Toc679_3277173355"/></text:h>
      <text:p text:style-name="P457">Description</text:p>
      <text:p text:style-name="P201">Rename the keys in a stem. <text:span text:style-name="T372">See also the </text:span><text:span text:style-name="T17">keys</text:span><text:span text:style-name="T372"> command.</text:span></text:p>
      <text:p text:style-name="P457">Usage</text:p>
      <text:p text:style-name="Preformatted_20_Text">rename_keys(target., <text:span text:style-name="T322">new_keys</text:span>.);</text:p>
      <text:p text:style-name="P457">Arguments</text:p>
      <text:p text:style-name="P201"><text:span text:style-name="T176">target.</text:span> - the stem to be altered</text:p>
      <text:p text:style-name="P201"><text:span text:style-name="T176">new_keys.</text:span> - a stem of keys. The keys in it are the ones in target. To be alter<text:span text:style-name="T356">e</text:span>d to their values.</text:p>
      <text:p text:style-name="P457">Output</text:p>
      <text:p text:style-name="P202">A new stem whose keys have been altered as per the second list.</text:p>
      <text:p text:style-name="P46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75"><text:s text:c="2"/>rename_keys(a., key_list.)</text:p>
      <text:p text:style-name="P375"><text:soft-page-break/><text:s text:c="2"/>say(a.);</text:p>
      <text:p text:style-name="P375">{a=42, b=43, woof=44}</text:p>
      <text:p text:style-name="P197"/>
      <text:p text:style-name="P197">Note that since this changes the keys in the target., the key_list. <text:span text:style-name="T373">Unrecognized keys are skipped. </text:span><text:s text:c="2"/><text:span text:style-name="T32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18" text:outline-level="3"><text:bookmark-start text:name="__RefHeading___Toc681_3277173355"/>set_default<text:bookmark-end text:name="__RefHeading___Toc681_3277173355"/></text:h>
      <text:p text:style-name="P457">Description</text:p>
      <text:p text:style-name="P203">Set the default value for a stem. If a k<text:span text:style-name="T394">e</text:span>y is requested but has not been set, the default value is returned. This allows you initialize a stem without having to explicitly fill in every value. Note especially that the default value is not figured in to other calculations, <text:span text:style-name="T394">such as listing keys</text:span>.</text:p>
      <text:p text:style-name="P457">Usage</text:p>
      <text:p text:style-name="Preformatted_20_Text">set_default(target., scalar);</text:p>
      <text:p text:style-name="P457">Arguments</text:p>
      <text:p text:style-name="P203"><text:span text:style-name="T176">target.</text:span> – the stem </text:p>
      <text:p text:style-name="P203"><text:span text:style-name="T176">scalar</text:span> – the default value</text:p>
      <text:p text:style-name="P457">Output</text:p>
      <text:p text:style-name="P203">This returns the default value set.</text:p>
      <text:p text:style-name="P465">Examples</text:p>
      <text:p text:style-name="Preformatted_20_Text"><text:s text:c="2"/>set_default(x., 1);</text:p>
      <text:p text:style-name="Preformatted_20_Text"><text:s text:c="2"/>say(x.);</text:p>
      <text:p text:style-name="Preformatted_20_Text">{}</text:p>
      <text:p text:style-name="Text_20_body"/>
      <text:p text:style-name="P20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3">And if we needed to access a value of x. that has not been set</text:p>
      <text:p text:style-name="Preformatted_20_Text"><text:s text:c="2"/>say(x.1);</text:p>
      <text:p text:style-name="Preformatted_20_Text"><text:soft-page-break/>1</text:p>
      <text:p text:style-name="P203"><text:line-break/>Just to emphasize, default values are not used in most stem operations.</text:p>
      <text:p text:style-name="Preformatted_20_Text"><text:s text:c="2"/>say(get_keys(x.));</text:p>
      <text:p text:style-name="Preformatted_20_Text">{0=0}</text:p>
      <text:p text:style-name="P198"/>
      <text:h text:style-name="P518" text:outline-level="3"><text:bookmark-start text:name="__RefHeading___Toc683_3277173355"/>size<text:bookmark-end text:name="__RefHeading___Toc683_3277173355"/></text:h>
      <text:p text:style-name="P457">Description</text:p>
      <text:p text:style-name="P176">Return the size of the argument</text:p>
      <text:p text:style-name="P457">Usage</text:p>
      <text:p text:style-name="Preformatted_20_Text">size(var)</text:p>
      <text:p text:style-name="P457">Arguments</text:p>
      <text:p text:style-name="P177"><text:span text:style-name="T176">var</text:span> – any variable or argument</text:p>
      <text:p text:style-name="P457">Output</text:p>
      <text:p text:style-name="P177">This varies. </text:p>
      <text:list xml:id="list1158754112" text:style-name="L7">
        <text:list-item>
          <text:p text:style-name="P575"><text:span text:style-name="T308">st</text:span>em – the number of keys (this does not <text:s/>check if there are stems as values)</text:p>
        </text:list-item>
        <text:list-item>
          <text:p text:style-name="P575">string – the length of the string</text:p>
        </text:list-item>
        <text:list-item>
          <text:p text:style-name="P575">boolean, integer, decimal – zero, since these are scalars.</text:p>
        </text:list-item>
      </text:list>
      <text:p text:style-name="P46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95">size(indices(10))</text:span></text:p>
      <text:p text:style-name="P407">10</text:p>
      <text:h text:style-name="P552" text:outline-level="3"/>
      <text:h text:style-name="Heading_20_3" text:outline-level="3"><text:bookmark-start text:name="__RefHeading___Toc6425_212472510"/>to_json<text:bookmark-end text:name="__RefHeading___Toc6425_212472510"/></text:h>
      <text:p text:style-name="Heading">Description</text:p>
      <text:p text:style-name="P259"><text:span text:style-name="T338">Convert a stem to a JSON string. Note that JSON = JavaScript Object Notation is a common way to represent objects and is treated as a notation, not a data structure. See the extended note in the </text:span><text:span text:style-name="T9">from_json</text:span><text:span text:style-name="T209"> </text:span><text:span text:style-name="T244">section.</text:span></text:p>
      <text:p text:style-name="Heading"><text:soft-page-break/>Usage</text:p>
      <text:p text:style-name="Preformatted_20_Text">to_json(stem. [,<text:span text:style-name="T359">convert? | </text:span>indent, <text:span text:style-name="T359">indent</text:span>])</text:p>
      <text:p text:style-name="Heading"><text:span text:style-name="T338">A</text:span>rguments</text:p>
      <text:p text:style-name="P222"><text:span text:style-name="T176">stem. </text:span>= the stem to represent in JSON notation</text:p>
      <text:p text:style-name="P222"><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35">So these are valid calls</text:p>
      <text:p text:style-name="P235">to_json(stem., false) – do not convert the names</text:p>
      <text:p text:style-name="P235">to_json(stem. 2) – indent the output with a spacing of 2</text:p>
      <text:p text:style-name="P235">to_json(stem., false, 2) – do not convert the stem variable names and indent with a spacing of 2.</text:p>
      <text:p text:style-name="Heading">Output</text:p>
      <text:p text:style-name="P222">A string in JSON <text:span text:style-name="T35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2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3"><text:line-break/><text:span text:style-name="T396">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16"><text:s text:c="2"/>to_json(a., false)</text:p>
      <text:p text:style-name="P416">{"$a":2,"$b":3}</text:p>
      <text:p text:style-name="Text_20_body"><text:line-break/>So the <text:span text:style-name="T396">names of the variables are turned in to JSON unaltered.</text:span></text:p>
      <text:p text:style-name="P229"><text:soft-page-break/>Again, JSON is a notation for an object and you must know what the structure of the object is and all the particulars about it to do anything useful with it. </text:p>
      <text:h text:style-name="P518" text:outline-level="3"><text:bookmark-start text:name="__RefHeading___Toc685_3277173355"/>to_list<text:bookmark-end text:name="__RefHeading___Toc685_3277173355"/></text:h>
      <text:p text:style-name="P457">Description</text:p>
      <text:p text:style-name="P178">Take an arbitrary list of things and put them all in to a stem list.</text:p>
      <text:p text:style-name="P457">Usage</text:p>
      <text:p text:style-name="Preformatted_20_Text">to_list(arg0,arg1,arg2,…)</text:p>
      <text:p text:style-name="P457">Arguments</text:p>
      <text:p text:style-name="P178">Any number of arguments of any type are allowed, including stems.</text:p>
      <text:p text:style-name="P457">Output</text:p>
      <text:p text:style-name="P178">A stem list</text:p>
      <text:p text:style-name="P457">Examples</text:p>
      <text:p text:style-name="P178">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205">Takes a stem variable <text:span text:style-name="T326">and splits it up, turning each key in to a variable. </text:span></text:p>
      <text:p text:style-name="Heading">Usage</text:p>
      <text:p text:style-name="Preformatted_20_Text">unbox(stem.);</text:p>
      <text:p text:style-name="Heading">Arguments</text:p>
      <text:p text:style-name="P206">stem. - the stem to unbox</text:p>
      <text:p text:style-name="Heading">Ouput</text:p>
      <text:p text:style-name="P206">A <text:span text:style-name="T9">true</text:span><text:span text:style-name="T72"> if the result worked.</text:span></text:p>
      <text:p text:style-name="Heading">Examples</text:p>
      <text:p text:style-name="P379"><text:s text:c="2"/>a. := -5 + indices(5);</text:p>
      <text:p text:style-name="P379"><text:soft-page-break/><text:s text:c="2"/>b. := 5 + indices(5); <text:s/></text:p>
      <text:p text:style-name="P379"><text:s text:c="2"/>c. := box(a., b.);</text:p>
      <text:p text:style-name="P379"><text:s text:c="4"/><text:span text:style-name="T324">)vars</text:span></text:p>
      <text:p text:style-name="P379">c.</text:p>
      <text:p text:style-name="P379"><text:s text:c="2"/>unbox(c.); <text:s text:c="12"/></text:p>
      <text:p text:style-name="P379"><text:s text:c="2"/>)vars</text:p>
      <text:p text:style-name="P379">a., b.</text:p>
      <text:h text:style-name="P553" text:outline-level="3"><text:bookmark-start text:name="__RefHeading___Toc6390_212472510"/><text:span text:style-name="T343">u</text:span>nion<text:bookmark-end text:name="__RefHeading___Toc6390_212472510"/></text:h>
      <text:p text:style-name="Heading">Description</text:p>
      <text:p text:style-name="P207">Take a set of stems and put them all together in to a single stem</text:p>
      <text:p text:style-name="Heading">Usage</text:p>
      <text:p text:style-name="Preformatted_20_Text">union(stem1., stem2., ,,,);</text:p>
      <text:p text:style-name="Heading">Arguments</text:p>
      <text:p text:style-name="P207">The arguments are either stems or variables that point to stems.</text:p>
      <text:p text:style-name="Heading">Output</text:p>
      <text:p text:style-name="P207">The ou<text:span text:style-name="T366">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8"><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3">List a directory content</text:p>
      <text:p text:style-name="Heading">Usage</text:p>
      <text:p text:style-name="Preformatted_20_Text">dir(arg)</text:p>
      <text:p text:style-name="Heading"><text:soft-page-break/>Arguments</text:p>
      <text:p text:style-name="P243"><text:span text:style-name="T176">arg</text:span> - <text:s/>the path to a directory. It may also be in a virtual file system</text:p>
      <text:p text:style-name="Heading">Output</text:p>
      <text:p text:style-name="P24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3">This lists the given directory in the mounted VFS. Note that in this case it so happens to be a zip archive of a file, mounted at <text:span text:style-name="T176">qdl-vfs#/zip/.</text:span></text:p>
      <text:p text:style-name="Heading">mkdir</text:p>
      <text:p text:style-name="P469">Description</text:p>
      <text:p text:style-name="P243">Make a set of directories in a file system </text:p>
      <text:p text:style-name="P469">Usage</text:p>
      <text:p text:style-name="P243">mkdir(arg)</text:p>
      <text:p text:style-name="P469">Arguments</text:p>
      <text:p text:style-name="P243"><text:span text:style-name="T176">arg</text:span> -- a path. All of the intermediate paths will be created as needed.</text:p>
      <text:p text:style-name="P469">Output</text:p>
      <text:p text:style-name="P243">A boole<text:span text:style-name="T397">an</text:span>, true if the operation succeeded and false otherwise.</text:p>
      <text:p text:style-name="P469">Examples</text:p>
      <text:p text:style-name="P244">An example of trying to make a directory in a read-only VFS will fail:</text:p>
      <text:p text:style-name="Preformatted_20_Text"><text:s text:c="2"/>mkdir('qdl-vfs#/zip/<text:span text:style-name="T367">foo</text:span>')</text:p>
      <text:p text:style-name="Preformatted_20_Text">Error: You do not have <text:span text:style-name="T367">permissions </text:span>make directories in the virtual file system</text:p>
      <text:p text:style-name="Preformatted_20_Text"/>
      <text:p text:style-name="P244">Making a directory in a system that is writeable works fine:</text:p>
      <text:p text:style-name="Preformatted_20_Text"><text:s text:c="2"/>mkdir('qdl-vfs#/pt/woof-123')</text:p>
      <text:p text:style-name="Preformatted_20_Text">true</text:p>
      <text:p text:style-name="Heading"><text:soft-page-break/>rmdir</text:p>
      <text:p text:style-name="P469">Description</text:p>
      <text:p text:style-name="P244">Remove an empty directory from a file system.</text:p>
      <text:p text:style-name="P469">Usage</text:p>
      <text:p text:style-name="Preformatted_20_Text">rmdir(arg)</text:p>
      <text:p text:style-name="P469">Arguments</text:p>
      <text:p text:style-name="P244"><text:span text:style-name="T176">arg</text:span> – a path in a file system to an empty directory. You must remove all files and sub-directories for this to work. Also, unlike <text:span text:style-name="T9">mkdir</text:span>, this will only remove the last component. </text:p>
      <text:p text:style-name="P469">Output</text:p>
      <text:p text:style-name="P244">A true if this succeeded and a false otherwise.</text:p>
      <text:p text:style-name="P469">Examples</text:p>
      <text:h text:style-name="Heading_20_3" text:outline-level="3"><text:bookmark-start text:name="__RefHeading___Toc6582_212472510"/>rm<text:bookmark-end text:name="__RefHeading___Toc6582_212472510"/></text:h>
      <text:p text:style-name="P469">Description</text:p>
      <text:p text:style-name="P244">Remove a single file from a directory.</text:p>
      <text:p text:style-name="P469">Usage</text:p>
      <text:p text:style-name="Preformatted_20_Text">rm(arg)</text:p>
      <text:p text:style-name="P469">Arguments</text:p>
      <text:p text:style-name="P244"><text:span text:style-name="T176">arg</text:span> -- the full path to the file</text:p>
      <text:p text:style-name="P469">Output</text:p>
      <text:p text:style-name="P244">A true if this succeeded, false otherwise</text:p>
      <text:h text:style-name="P523" text:outline-level="3"><text:bookmark-start text:name="__RefHeading___Toc572_3277173355"/><text:span text:style-name="T327">p</text:span>rint, say<text:bookmark-end text:name="__RefHeading___Toc572_3277173355"/></text:h>
      <text:p text:style-name="P445">Description</text:p>
      <text:p text:style-name="P179">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45"><text:soft-page-break/>Usage</text:p>
      <text:p text:style-name="Preformatted_20_Text">say(arg <text:span text:style-name="T328">[,prettyPrintForStems]</text:span>) </text:p>
      <text:p text:style-name="P380">print(arg <text:span text:style-name="T328">[,prettyPrintForStems]</text:span>)</text:p>
      <text:p text:style-name="P445">Arguments</text:p>
      <text:p text:style-name="Text_20_body"><text:span text:style-name="T176">arg </text:span>– anything.</text:p>
      <text:p text:style-name="Text_20_body"><text:span text:style-name="T184">p</text:span><text:span text:style-name="T176">rettyPrintForStem</text:span><text:span text:style-name="T184">s</text:span> <text:span text:style-name="T329">(optional) </text:span>-<text:span text:style-name="T47">IF</text:span><text:span text:style-name="T132"> arg is a stem, try to print a pretty version of it, defined as being more vertical. </text:span></text:p>
      <text:p text:style-name="P445">Output</text:p>
      <text:p text:style-name="P179">The printed representation of the argument <text:span text:style-name="T330">will be put </text:span><text:span text:style-name="T495">t</text:span><text:span text:style-name="T330">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45">Examples</text:p>
      <text:p text:style-name="P179">The momentous entire “Hello World” program in QDL:</text:p>
      <text:p text:style-name="Preformatted_20_Text"><text:s text:c="3"/>say('Hello World');</text:p>
      <text:p text:style-name="Preformatted_20_Text">Hello World</text:p>
      <text:p text:style-name="Preformatted_20_Text"/>
      <text:p text:style-name="P18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9"/>
      <text:p text:style-name="P18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30">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56">=</text:span>0,</text:p>
      <text:p text:style-name="Preformatted_20_Text"><text:s/>1<text:span text:style-name="T356">=</text:span>1,</text:p>
      <text:p text:style-name="Preformatted_20_Text"><text:s/>2<text:span text:style-name="T356">=</text:span>2,</text:p>
      <text:p text:style-name="Preformatted_20_Text"><text:s/>3<text:span text:style-name="T356">=</text:span>3,</text:p>
      <text:p text:style-name="Preformatted_20_Text"><text:s/>4<text:span text:style-name="T356">=</text:span>4,</text:p>
      <text:p text:style-name="Preformatted_20_Text"><text:s/>5<text:span text:style-name="T356">=</text:span>5</text:p>
      <text:p text:style-name="Preformatted_20_Text">}</text:p>
      <text:p text:style-name="P209"><text:s text:c="2"/></text:p>
      <text:p text:style-name="P210">Compare this with just plain printing it:</text:p>
      <text:p text:style-name="Preformatted_20_Text"><text:s text:c="4"/><text:span text:style-name="T351">say(</text:span>f.<text:span text:style-name="T351">);</text:span></text:p>
      <text:p text:style-name="Preformatted_20_Text">{0=0, 1=1, 2=2, 3=3, 4=4, 5=5}</text:p>
      <text:h text:style-name="P523" text:outline-level="3"><text:bookmark-start text:name="__RefHeading___Toc710_3277173355"/><text:soft-page-break/>file_<text:span text:style-name="T496">read</text:span><text:bookmark-end text:name="__RefHeading___Toc710_3277173355"/></text:h>
      <text:p text:style-name="P460">Description</text:p>
      <text:p text:style-name="P179">Read a file. The result is always a string</text:p>
      <text:p text:style-name="P460">Usage</text:p>
      <text:p text:style-name="P562">file _read(file_name [, <text:span text:style-name="T443">as_string || </text:span>to_list || is_binary])</text:p>
      <text:p text:style-name="P460">Arguments</text:p>
      <text:p text:style-name="P179"><text:span text:style-name="T176">file_name</text:span> – the full path to the file. <text:span text:style-name="T366">This may be in a virtual file system too.</text:span></text:p>
      <text:p text:style-name="P179">The next argument is optional and is an integer</text:p>
      <text:p text:style-name="P303"><text:span text:style-name="T176">as_string</text:span> = -1 – return the contents of the file as one long string (default).</text:p>
      <text:p text:style-name="P180"><text:span text:style-name="T176">is_binary</text:span> =<text:span text:style-name="T309">= 0</text:span> – return the result as a base 64 encoded string of bytes.</text:p>
      <text:p text:style-name="P179"><text:span text:style-name="T176">to_list</text:span> <text:span text:style-name="T397">== 1</text:span> – <text:span text:style-name="T397"><text:s/></text:span>return the result as a stem list each line separate </text:p>
      <text:p text:style-name="P304"><text:span text:style-name="T444">If no second argument is given, the result is simply a string of the entire contents of the file. Note that these constants are available via </text:span><text:span text:style-name="T214">sys#constants() </text:span>as <text:span text:style-name="T223">file_types.</text:span></text:p>
      <text:p text:style-name="P460">Output</text:p>
      <text:p text:style-name="P227">Either a simple string (only file name is given), a stem if it is flagged as a list or a base64 string if it <text:span text:style-name="T461">i</text:span>s flagged as binary.</text:p>
      <text:p text:style-name="P460">Examples</text:p>
      <text:p text:style-name="Preformatted_20_Text">cfg. := file_<text:span text:style-name="T496">read</text:span>('/var/lib/tomcat/conf/server.xml', <text:span text:style-name="T442">1</text:span>);</text:p>
      <text:p text:style-name="P181"><text:line-break/>Would read in the file /var/lib/tomcat/conf/server.xml and return a stem. Each line in the file is in order in <text:span text:style-name="T9">cfg.0</text:span>, <text:span text:style-name="T9">cfg.1</text:span>, … <text:span text:style-name="T310">Compare this with</text:span></text:p>
      <text:p text:style-name="P369"><text:span text:style-name="T310">big_string</text:span> := file_<text:span text:style-name="T496">read</text:span>('/var/lib/tomcat/conf/server.xml');</text:p>
      <text:p text:style-name="P182"><text:line-break/>Which reads the same file and puts the entire thing in a single string.</text:p>
      <text:p text:style-name="Preformatted_20_Text">my_b64 := file_<text:span text:style-name="T496">read</text:span>(<text:span text:style-name="T309">'/var/lib/crypto/keystore.jks'</text:span> , <text:span text:style-name="T442">0</text:span>);</text:p>
      <text:p text:style-name="P182">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65">A couple of more examples:</text:p>
      <text:p text:style-name="Preformatted_20_Text"><text:s text:c="6"/>// <text:span text:style-name="T313">read a file as a stem</text:span></text:p>
      <text:p text:style-name="Preformatted_20_Text"><text:s text:c="6"/>say(<text:span text:style-name="T496">file_</text:span>read('/home/ncsa/dev/ncsa-git/security-lib/ncsa-qdl/src/test/resources/hello_world.qdl',<text:span text:style-name="T442">1</text:span>));</text:p>
      <text:p text:style-name="Preformatted_20_Text"><text:soft-page-break/>{0=/*, 1= <text:s/>The expected Hello World program. <text:s/>, 2= <text:s/>Jeff Gaynor, 3= <text:s/>1/26/2020, 4=*/, 5=say('Hello world!');}</text:p>
      <text:p text:style-name="Preformatted_20_Text"/>
      <text:p text:style-name="Preformatted_20_Text"><text:s text:c="4"/>// <text:span text:style-name="T313">read the exact same file and turn the bytes into a base 64 string.</text:span></text:p>
      <text:p text:style-name="Preformatted_20_Text"><text:s text:c="4"/>say(<text:span text:style-name="T496">file_</text:span>read('/home/ncsa/dev/ncsa-git/security-lib/ncsa-qdl/src/test/resources/hello_world.qdl',<text:span text:style-name="T44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6"><text:line-break/>(This is the sample hello world program for qdl). </text:p>
      <text:h text:style-name="P523" text:outline-level="3"><text:bookmark-start text:name="__RefHeading___Toc712_3277173355"/>scan<text:bookmark-end text:name="__RefHeading___Toc712_3277173355"/></text:h>
      <text:p text:style-name="P460">Description</text:p>
      <text:p text:style-name="P183">Prompt a user for input</text:p>
      <text:p text:style-name="P460">Usage</text:p>
      <text:p text:style-name="Preformatted_20_Text">scan([prompt])</text:p>
      <text:p text:style-name="P460">Arguments</text:p>
      <text:p text:style-name="P183"><text:span text:style-name="T176">prompt</text:span> (optional) – something to print out, probably cuing the user.</text:p>
      <text:p text:style-name="P460">Output</text:p>
      <text:p text:style-name="P183">Whatever the user types in as a string. There is no end of line marker returned.</text:p>
      <text:p text:style-name="P46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4"><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397">edit</text:span></text:p>
      <text:p text:style-name="P408">edit&gt; i</text:p>
      <text:p text:style-name="Preformatted_20_Text"><text:soft-page-break/>stop_looping := 'n';</text:p>
      <text:p text:style-name="Preformatted_20_Text">while[</text:p>
      <text:p text:style-name="Preformatted_20_Text"><text:s text:c="6"/><text:span text:style-name="T279">stop_looping != 'y'</text:span></text:p>
      <text:p text:style-name="Preformatted_20_Text"><text:s text:c="3"/><text:span text:style-name="T279">]do[</text:span></text:p>
      <text:p text:style-name="Preformatted_20_Text"><text:s text:c="6"/><text:span text:style-name="T279">stop_looping := scan('stop looping? (y/n):');</text:span></text:p>
      <text:p text:style-name="Preformatted_20_Text"><text:s/><text:span text:style-name="T279">]; //end do</text:span></text:p>
      <text:p text:style-name="Preformatted_20_Text">.</text:p>
      <text:p text:style-name="P408">edit&gt;q</text:p>
      <text:p text:style-name="Preformatted_20_Text">stop looping? (y/n):foo</text:p>
      <text:p text:style-name="Preformatted_20_Text">stop looping? (y/n):bar</text:p>
      <text:p text:style-name="Preformatted_20_Text">stop looping? (y/n):y</text:p>
      <text:p text:style-name="P185"><text:line-break/>Only when we enter the expected response of “y” does it stop.</text:p>
      <text:h text:style-name="Heading_20_3" text:outline-level="3"><text:bookmark-start text:name="__RefHeading___Toc6465_212472510"/>vf<text:span text:style-name="T352">s</text:span>_mount<text:bookmark-end text:name="__RefHeading___Toc6465_212472510"/></text:h>
      <text:p text:style-name="Heading">Description</text:p>
      <text:p text:style-name="P231">Mount a virtual file system</text:p>
      <text:p text:style-name="Heading">Usage</text:p>
      <text:p text:style-name="Preformatted_20_Text">vfs_mount(<text:span text:style-name="T400">cfg.</text:span>)</text:p>
      <text:p text:style-name="Heading">Arguments</text:p>
      <text:p text:style-name="P260"><text:span text:style-name="T176">cfg.</text:span> = a stem that contains the configuration for this type. </text:p>
      <text:p text:style-name="P261"><text:span text:style-name="T190">p</text:span><text:span text:style-name="T176">ermissions</text:span> (optional) <text:span text:style-name="T354">= </text:span><text:s/>the permissions the VFS has. These are 'r' for read and 'w' for write. <text:span text:style-name="T354">If omitted, the VFS is mounted in read-only mode.</text:span></text:p>
      <text:p text:style-name="P262">Required entries <text:span text:style-name="T404">for the following types</text:span></text:p>
      <text:p text:style-name="P264"><text:span text:style-name="T175">type</text:span> <text:span text:style-name="T24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2"/>
      <text:p text:style-name="P232"><text:span text:style-name="T176">scheme</text:span> <text:span text:style-name="T354">=</text:span> the scheme (label) for this system</text:p>
      <text:p text:style-name="P232"><text:span text:style-name="T176">mount_point</text:span> <text:span text:style-name="T354">=</text:span> the internal path (starts with a /) for programs to refer to.</text:p>
      <text:p text:style-name="P263"><text:span text:style-name="T191">access</text:span><text:span text:style-name="T176"> = </text:span><text:span text:style-name="T239">(optional) the permissions, ‘r' for readable, ‘w' for writeable or ‘rw' for both. Omitting this mounts the VFS in read-only mode.</text:span></text:p>
      <text:p text:style-name="P193">Here are the supported other parameters by type.</text:p>
      <text:p text:style-name="Heading">memory</text:p>
      <text:p text:style-name="P265">No other parameters are required.</text:p>
      <text:p text:style-name="P46"><text:soft-page-break/>Example</text:p>
      <text:p text:style-name="Preformatted_20_Text">cfg.<text:span text:style-name="T405">type :='memory';</text:span></text:p>
      <text:p text:style-name="P413">cfg.scheme := ‘ram-disk';</text:p>
      <text:p text:style-name="P413">cfg.mount_point := ‘/vfs/cache';</text:p>
      <text:p text:style-name="P413">cfg.<text:span text:style-name="T406">access </text:span>:= ‘rw';</text:p>
      <text:p text:style-name="P413">vfs_mount(cfg.);</text:p>
      <text:p text:style-name="Text_20_body"><text:line-break/>This would create a memory store mounte<text:span text:style-name="T405">d</text:span> at /<text:span text:style-name="T72">vfs/cache </text:span><text:span text:style-name="T97">and accessible with the prefix ram-disk, e.g.</text:span></text:p>
      <text:p text:style-name="Preformatted_20_Text">read_file(‘ram-disk#/vfs/cache/bigfile.txt);</text:p>
      <text:p text:style-name="Heading">pass_through</text:p>
      <text:p text:style-name="P265"><text:span text:style-name="T176">root_dir</text:span> = The directory that servers as the root for this VFS. All files and directories will be created under this</text:p>
      <text:p text:style-name="Heading">zip</text:p>
      <text:p text:style-name="P265"><text:span text:style-name="T176">zip_file</text:span> = the absolute path to the zip file that will be mounted. All zip-based VFS are read only.</text:p>
      <text:p text:style-name="Heading">mysql</text:p>
      <text:p text:style-name="P265">This has a lot <text:span text:style-name="T416">of parameters </text:span>for connecting to a database</text:p>
      <text:p text:style-name="Heading">Output</text:p>
      <text:p text:style-name="P231">A 0 if there was no problem.</text:p>
      <text:p text:style-name="Heading">Examples</text:p>
      <text:p text:style-name="P231">In this example, we will mount a local file <text:span text:style-name="T353">system</text:span> and read a file. <text:span text:style-name="T353">We mount the VFS for both reads and writes.</text:span> You refer to a file in the vfs seamlessly using the scheme to prefix it. </text:p>
      <text:p text:style-name="P409"><text:s text:c="2"/><text:span text:style-name="T401">cfg.type :='pass_through';</text:span></text:p>
      <text:p text:style-name="P409"><text:s text:c="2"/><text:span text:style-name="T401">cfg.root := '/home/ncsa/dev/qdl/scripting'</text:span>;</text:p>
      <text:p text:style-name="P410"><text:s text:c="2"/><text:span text:style-name="T402">cfg.mount_point := ‘/';</text:span></text:p>
      <text:p text:style-name="P411"><text:s text:c="2"/>cfg.scheme := 'qdl-vfs';</text:p>
      <text:p text:style-name="P411"><text:s text:c="2"/>cfg.<text:span text:style-name="T406">access</text:span>:= ‘rw';</text:p>
      <text:p text:style-name="P409"><text:s text:c="2"/>vfs_mount(<text:span text:style-name="T401">cfg.</text:span>);</text:p>
      <text:p text:style-name="Preformatted_20_Text">0</text:p>
      <text:p text:style-name="Preformatted_20_Text"><text:s text:c="3"/>read_file('qdl-vfs<text:span text:style-name="T35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2">lots more</text:span></text:p>
      <text:p text:style-name="Text_20_body"/>
      <text:p text:style-name="Heading"><text:soft-page-break/>Another way of doing the previous example.</text:p>
      <text:p text:style-name="P262">You can also just set all the parameters and box them up. This will, or course, remove these from the symbol table. </text:p>
      <text:p text:style-name="Preformatted_20_Text"><text:s text:c="2"/>type :='pass_through';</text:p>
      <text:p text:style-name="Preformatted_20_Text"><text:s text:c="2"/><text:span text:style-name="T401">root := '/home/ncsa/dev/qdl/scripting'</text:span>;</text:p>
      <text:p text:style-name="Preformatted_20_Text"><text:s text:c="2"/><text:span text:style-name="T402">mount_point := ‘/';</text:span></text:p>
      <text:p text:style-name="Preformatted_20_Text"><text:s text:c="2"/>scheme := 'qdl-vfs';</text:p>
      <text:p text:style-name="Preformatted_20_Text"><text:s text:c="2"/>permissions := ‘rw';</text:p>
      <text:p text:style-name="P412"><text:s text:c="2"/>cfg. := box(type,root,mount_point,scheme, permissions);</text:p>
      <text:p text:style-name="Preformatted_20_Text"><text:s text:c="2"/>vfs_mount(<text:span text:style-name="T403">cfg.</text:span>);</text:p>
      <text:p text:style-name="P2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1">(The reason for this on a server is security: Often servers run with enhanced privileges which may be inherited by applications. QDL always seeks to be a good citizen and only allows what is specifically granted to it.)</text:p>
      <text:h text:style-name="P523" text:outline-level="3"><text:bookmark-start text:name="__RefHeading___Toc714_3277173355"/>write_file<text:bookmark-end text:name="__RefHeading___Toc714_3277173355"/></text:h>
      <text:p text:style-name="P460">Description</text:p>
      <text:p text:style-name="P187">write contents to a file</text:p>
      <text:p text:style-name="P460">Usage</text:p>
      <text:p text:style-name="Preformatted_20_Text">file_<text:span text:style-name="T497">write</text:span>(file_name, contents <text:span text:style-name="T314">[,is_base64]</text:span>)</text:p>
      <text:p text:style-name="P460">Arguments</text:p>
      <text:p text:style-name="P188"><text:span text:style-name="T176">file_name</text:span> – the name of the file. </text:p>
      <text:p text:style-name="P188"><text:span text:style-name="T176">contents</text:span> = A string or a stem list. If the stem is not a list (so indices 0, 1, …) then this will fail.</text:p>
      <text:p text:style-name="P188"><text:span text:style-name="T176">is_base64</text:span> (optional) – if <text:span text:style-name="T2">true</text:span><text:span text:style-name="T59"> then try to decode this into binary and write it as a binary object.</text:span></text:p>
      <text:p text:style-name="P460">Output</text:p>
      <text:p text:style-name="P188">Returns <text:span text:style-name="T2">true</text:span> if this succeeded.</text:p>
      <text:p text:style-name="P460">Examples</text:p>
      <text:p text:style-name="Preformatted_20_Text"><text:s text:c="11"/>hello_world := 'LyoKICBUaGUgZXhwZWN0ZWQgSGVsbG8gV29ybGQgcHJvZ3JhbS4gIAogIEplZmYgR2F5bm9yCiAgMS8yNi8yMDIwCiovCnNheSgnSGVsbG8gd29ybGQhJyk7Cg';</text:p>
      <text:p text:style-name="P563"><text:s text:c="4"/>file _write('/tmp/test.qdl', hello_world, true);</text:p>
      <text:p text:style-name="P159"><text:soft-page-break/></text:p>
      <text:p text:style-name="P18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3">A script is simply a sequence of QDL commands in a file. You may run scripts in a variety of ways and these commands let you do it from in the workspace.</text:p>
      <text:h text:style-name="P523" text:outline-level="3"><text:bookmark-start text:name="__RefHeading___Toc718_3277173355"/>execute<text:bookmark-end text:name="__RefHeading___Toc718_3277173355"/></text:h>
      <text:p text:style-name="P460">Description</text:p>
      <text:p text:style-name="P174">Send a string to the interpreter and evaluate it.</text:p>
      <text:p text:style-name="P460">Usage</text:p>
      <text:p text:style-name="Preformatted_20_Text">execute(string)</text:p>
      <text:p text:style-name="P460">Arguments</text:p>
      <text:p text:style-name="P174"><text:span text:style-name="T176">string</text:span> – the string to be executed. This must be a valid QDL statement or it will fail</text:p>
      <text:p text:style-name="P460">Output</text:p>
      <text:p text:style-name="P175">Whatever the executes statement outputs.</text:p>
      <text:p text:style-name="P46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54" text:outline-level="3"/>
      <text:h text:style-name="P555" text:outline-level="3"><text:bookmark-start text:name="__RefHeading___Toc9970_1246888521"/>script_args<text:bookmark-end text:name="__RefHeading___Toc9970_1246888521"/></text:h>
      <text:p text:style-name="Heading">Description</text:p>
      <text:p text:style-name="P321">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83">script_args([index])</text:p>
      <text:p text:style-name="Heading"><text:soft-page-break/>Arguments</text:p>
      <text:p text:style-name="P321"/>
      <text:p text:style-name="P321">index - (o<text:span text:style-name="T479">p</text:span>tional) an integer in the proper range.</text:p>
      <text:p text:style-name="Heading">Output</text:p>
      <text:p text:style-name="P321">no arguments - the number of arguments is returned.</text:p>
      <text:p text:style-name="P321">integer - the argument for that integer.</text:p>
      <text:p text:style-name="Heading">Examples.</text:p>
      <text:p text:style-name="P321">In the case of invoking a script from the command line,</text:p>
      <text:p text:style-name="Preformatted_20_Text">qdl -run <text:span text:style-name="T494">my_</text:span>script.qdl arg0 arg1 arg2</text:p>
      <text:p text:style-name="P321"><text:line-break/>The arguments <text:s/><text:span text:style-name="T494">(</text:span><text:span text:style-name="T46">e.g. </text:span><text:span text:style-name="T131">about the first call inside </text:span><text:span text:style-name="T219">my_script.qdl</text:span><text:span text:style-name="T131">) </text:span>would be <text:span text:style-name="T494">accessed as </text:span></text:p>
      <text:p text:style-name="Preformatted_20_Text"><text:s text:c="4"/><text:span text:style-name="T494">say(</text:span>script_args()<text:span text:style-name="T494">); // how many passed in?</text:span></text:p>
      <text:p text:style-name="Preformatted_20_Text">3</text:p>
      <text:p text:style-name="Preformatted_20_Text"><text:s text:c="4"/><text:span text:style-name="T494">say(</text:span>script_args(1)<text:span text:style-name="T494">); // print out the second one (indices start at zero.)</text:span></text:p>
      <text:p text:style-name="Preformatted_20_Text">arg1</text:p>
      <text:p text:style-name="P321"/>
      <text:p text:style-name="P321"><text:span text:style-name="T479">Note that if the script is invoked from the command line, then only strings will result and may have to be converted to other types, </text:span><text:span text:style-name="T43">e.g</text:span><text:span text:style-name="T479">. with the </text:span><text:span text:style-name="T205">to_number()</text:span><text:span text:style-name="T479"> call.</text:span><text:line-break/></text:p>
      <text:p text:style-name="P32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23" text:outline-level="3"><text:bookmark-start text:name="__RefHeading___Toc720_3277173355"/>script_<text:span text:style-name="T470">load</text:span><text:bookmark-end text:name="__RefHeading___Toc720_3277173355"/></text:h>
      <text:p text:style-name="P460">Description</text:p>
      <text:p text:style-name="P185">Read a script from a file and execute it in the current environment. This means that any variables it sets of functions it defines are now part of the active workspace. Caution that this will overwrite whatever you have if there is a name clash.</text:p>
      <text:p text:style-name="P320">See also <text:span text:style-name="T176">script_run(), script_args(), script_path()</text:span></text:p>
      <text:p text:style-name="P460">Usage</text:p>
      <text:p text:style-name="Preformatted_20_Text">script_load(file_name<text:span text:style-name="T471">[,arg_list]</text:span>)</text:p>
      <text:p text:style-name="P460">Arguments</text:p>
      <text:p text:style-name="Text_20_body"><text:span text:style-name="T176">file_name</text:span><text:span text:style-name="T175"> </text:span>– the fully qualified path to the file</text:p>
      <text:p text:style-name="Text_20_body"><text:soft-page-break/><text:span text:style-name="T203">arg_</text:span><text:span text:style-name="T202">list</text:span><text:span text:style-name="T468"> - (optional) a list of <text:s/>arguments. Note that these will be converted to strings.</text:span></text:p>
      <text:p text:style-name="P475">Output</text:p>
      <text:p text:style-name="P185">None</text:p>
      <text:p text:style-name="P460">Examples</text:p>
      <text:p text:style-name="Preformatted_20_Text">script_load('/<text:span text:style-name="T311">home/bob/qdl/math_util.qdl');</text:span></text:p>
      <text:p text:style-name="P285"/>
      <text:h text:style-name="P523" text:outline-level="3"><text:bookmark-start text:name="__RefHeading___Toc722_3277173355"/>script_<text:span text:style-name="T470">run</text:span><text:bookmark-end text:name="__RefHeading___Toc722_3277173355"/></text:h>
      <text:p text:style-name="P460">Description</text:p>
      <text:p text:style-name="P185">Read a script from a file and execute it in a completely new environment. The output of the file is piped to the current console. </text:p>
      <text:p text:style-name="P460">Usage</text:p>
      <text:p text:style-name="Preformatted_20_Text">script_run(file_name<text:span text:style-name="T468">[,arg_list]</text:span>)</text:p>
      <text:p text:style-name="P460">Arguments</text:p>
      <text:p text:style-name="Text_20_body"><text:span text:style-name="T176">file_name</text:span> – the fully qualified path to the file</text:p>
      <text:p text:style-name="P319"><text:span text:style-name="T176">arg_</text:span><text:span text:style-name="T202">list</text:span> - (optional) <text:span text:style-name="T471">a list of scalar </text:span>arguments. </text:p>
      <text:p text:style-name="P460">Output</text:p>
      <text:p text:style-name="P185">none</text:p>
      <text:p text:style-name="P460">Examples</text:p>
      <text:p text:style-name="Preformatted_20_Text">script_run('/home/bob/qdl/<text:span text:style-name="T312">format_reports.qdl');</text:span></text:p>
      <text:p text:style-name="Text_20_body"><text:line-break/><text:span text:style-name="T468">If the script requires command line arguments, you may simply send them along:</text:span></text:p>
      <text:p text:style-name="P434">script_run('/home/bob/qdl/<text:span text:style-name="T312">format_reports.qdl', to_list(‘-w’, 120,);</text:span></text:p>
      <text:p text:style-name="Text_20_body"><text:line-break/><text:span text:style-name="T469">In this case, it is the same as invoking this script from the command line like so:</text:span></text:p>
      <text:p text:style-name="Preformatted_20_Text">qdl -run /home/bob/qdl/<text:span text:style-name="T312">format_reports.qdl -</text:span>2 120</text:p>
      <text:h text:style-name="Heading_20_2" text:outline-level="2"><text:bookmark-start text:name="__RefHeading___Toc753_3277173355"/>General functions<text:bookmark-end text:name="__RefHeading___Toc753_3277173355"/></text:h>
      <text:p text:style-name="P295">These are functions that are generally appli<text:span text:style-name="T312">c</text:span>able and do not fall in to the other categories.</text:p>
      <text:h text:style-name="Heading_20_3" text:outline-level="3"><text:bookmark-start text:name="__RefHeading___Toc9972_1246888521"/><text:soft-page-break/>constants, sys#constants<text:bookmark-end text:name="__RefHeading___Toc9972_1246888521"/></text:h>
      <text:p text:style-name="Heading">Description</text:p>
      <text:p text:style-name="P297">Get constants that QDL defines</text:p>
      <text:p text:style-name="Heading">Usage</text:p>
      <text:p text:style-name="P278">sys#constants(<text:span text:style-name="T456">[name]</text:span>)</text:p>
      <text:p text:style-name="Heading">Arguments</text:p>
      <text:p text:style-name="P297">None – <text:span text:style-name="T456">a complete stem consisting all system constants</text:span></text:p>
      <text:p text:style-name="P312"><text:span text:style-name="T176">name</text:span> – The value associated with this property name.</text:p>
      <text:p text:style-name="Heading">Output</text:p>
      <text:p text:style-name="P297">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 text:c="2"/>string=-1,</text:p>
      <text:p text:style-name="Preformatted_20_Text"><text:s text:c="2"/>binary=0,</text:p>
      <text:p text:style-name="Preformatted_20_Text"><text:s text:c="2"/>stem=1</text:p>
      <text:p text:style-name="Preformatted_20_Text"><text:s/>}</text:p>
      <text:p text:style-name="Preformatted_20_Text">}</text:p>
      <text:p text:style-name="P297"/>
      <text:p text:style-name="P298">This consists of the types of variables that are output from the <text:span text:style-name="T9">var_type</text:span><text:span text:style-name="T7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82">Name</text:p>
          </table:table-cell>
          <table:table-cell table:style-name="sys_23_constants.A1" office:value-type="string">
            <text:p text:style-name="P482">Value</text:p>
          </table:table-cell>
          <table:table-cell table:style-name="sys_23_constants.C1" office:value-type="string">
            <text:p text:style-name="P482">Description</text:p>
          </table:table-cell>
        </table:table-row>
        <table:table-row>
          <table:table-cell table:style-name="sys_23_constants.A2" office:value-type="string">
            <text:p text:style-name="P488">var_type.boolean</text:p>
          </table:table-cell>
          <table:table-cell table:style-name="sys_23_constants.A2" office:value-type="string">
            <text:p text:style-name="P501">1</text:p>
          </table:table-cell>
          <table:table-cell table:style-name="sys_23_constants.C2" office:value-type="string">
            <text:p text:style-name="P484"/>
          </table:table-cell>
        </table:table-row>
        <table:table-row>
          <table:table-cell table:style-name="sys_23_constants.A2" office:value-type="string">
            <text:p text:style-name="P488">var_type.decimal</text:p>
          </table:table-cell>
          <table:table-cell table:style-name="sys_23_constants.A2" office:value-type="string">
            <text:p text:style-name="P501">5</text:p>
          </table:table-cell>
          <table:table-cell table:style-name="sys_23_constants.C2" office:value-type="string">
            <text:p text:style-name="Table_20_Contents"/>
          </table:table-cell>
        </table:table-row>
        <text:soft-page-break/>
        <table:table-row>
          <table:table-cell table:style-name="sys_23_constants.A2" office:value-type="string">
            <text:p text:style-name="P488">var_type.integer</text:p>
          </table:table-cell>
          <table:table-cell table:style-name="sys_23_constants.A2" office:value-type="string">
            <text:p text:style-name="P501">2</text:p>
          </table:table-cell>
          <table:table-cell table:style-name="sys_23_constants.C2" office:value-type="string">
            <text:p text:style-name="Table_20_Contents"/>
          </table:table-cell>
        </table:table-row>
        <table:table-row>
          <table:table-cell table:style-name="sys_23_constants.A2" office:value-type="string">
            <text:p text:style-name="P488">var_type.null</text:p>
          </table:table-cell>
          <table:table-cell table:style-name="sys_23_constants.A2" office:value-type="string">
            <text:p text:style-name="P501">0</text:p>
          </table:table-cell>
          <table:table-cell table:style-name="sys_23_constants.C2" office:value-type="string">
            <text:p text:style-name="Table_20_Contents"/>
          </table:table-cell>
        </table:table-row>
        <table:table-row>
          <table:table-cell table:style-name="sys_23_constants.A2" office:value-type="string">
            <text:p text:style-name="P488">var_type.stem</text:p>
          </table:table-cell>
          <table:table-cell table:style-name="sys_23_constants.A2" office:value-type="string">
            <text:p text:style-name="P501">4</text:p>
          </table:table-cell>
          <table:table-cell table:style-name="sys_23_constants.C2" office:value-type="string">
            <text:p text:style-name="Table_20_Contents"/>
          </table:table-cell>
        </table:table-row>
        <table:table-row>
          <table:table-cell table:style-name="sys_23_constants.A2" office:value-type="string">
            <text:p text:style-name="P488">var_type.string</text:p>
          </table:table-cell>
          <table:table-cell table:style-name="sys_23_constants.A2" office:value-type="string">
            <text:p text:style-name="P501">3</text:p>
          </table:table-cell>
          <table:table-cell table:style-name="sys_23_constants.C2" office:value-type="string">
            <text:p text:style-name="Table_20_Contents"/>
          </table:table-cell>
        </table:table-row>
        <table:table-row>
          <table:table-cell table:style-name="sys_23_constants.A2" office:value-type="string">
            <text:p text:style-name="P488">var_type.undefined</text:p>
          </table:table-cell>
          <table:table-cell table:style-name="sys_23_constants.A2" office:value-type="string">
            <text:p text:style-name="P479">-<text:span text:style-name="T454">1</text:span></text:p>
          </table:table-cell>
          <table:table-cell table:style-name="sys_23_constants.C2" office:value-type="string">
            <text:p text:style-name="Table_20_Contents"/>
          </table:table-cell>
        </table:table-row>
        <table:table-row>
          <table:table-cell table:style-name="sys_23_constants.A2" office:value-type="string">
            <text:p text:style-name="P489">error_codes.system_error</text:p>
          </table:table-cell>
          <table:table-cell table:style-name="sys_23_constants.A2" office:value-type="string">
            <text:p text:style-name="P479">-<text:span text:style-name="T451">1</text:span></text:p>
          </table:table-cell>
          <table:table-cell table:style-name="sys_23_constants.C2" office:value-type="string">
            <text:p text:style-name="P485">Used in try – catch blocks. If there is some internal error processing then this is raised and a message set.</text:p>
          </table:table-cell>
        </table:table-row>
        <table:table-row>
          <table:table-cell table:style-name="sys_23_constants.A2" office:value-type="string">
            <text:p text:style-name="P490">file_type.binary</text:p>
          </table:table-cell>
          <table:table-cell table:style-name="sys_23_constants.A2" office:value-type="string">
            <text:p text:style-name="P487">0</text:p>
          </table:table-cell>
          <table:table-cell table:style-name="sys_23_constants.C2" office:value-type="string">
            <text:p text:style-name="P486">Return file contents as base 64 encoded byte stream</text:p>
          </table:table-cell>
        </table:table-row>
        <table:table-row>
          <table:table-cell table:style-name="sys_23_constants.A2" office:value-type="string">
            <text:p text:style-name="P490">file_type.stem</text:p>
          </table:table-cell>
          <table:table-cell table:style-name="sys_23_constants.A2" office:value-type="string">
            <text:p text:style-name="P487">1</text:p>
          </table:table-cell>
          <table:table-cell table:style-name="sys_23_constants.C2" office:value-type="string">
            <text:p text:style-name="P486">Return file contents in a stem list, one entry per line </text:p>
          </table:table-cell>
        </table:table-row>
        <table:table-row>
          <table:table-cell table:style-name="sys_23_constants.A2" office:value-type="string">
            <text:p text:style-name="P490">file_type.string</text:p>
          </table:table-cell>
          <table:table-cell table:style-name="sys_23_constants.A2" office:value-type="string">
            <text:p text:style-name="P479">-<text:span text:style-name="T452">1</text:span></text:p>
          </table:table-cell>
          <table:table-cell table:style-name="sys_23_constants.C2" office:value-type="string">
            <text:p text:style-name="P486">Return file contents as single string</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32">D</text:span>escription</text:p>
      <text:p text:style-name="P296">Get various bits of system information in a stem.</text:p>
      <text:p text:style-name="Heading">Usage</text:p>
      <text:p text:style-name="P277">sys#info(<text:span text:style-name="T455">[name]</text:span>)</text:p>
      <text:p text:style-name="Heading">Arguments </text:p>
      <text:p text:style-name="P296">None – <text:span text:style-name="T455">a stem consisting of all properties</text:span></text:p>
      <text:p text:style-name="P311"><text:span text:style-name="T176">name</text:span> – If a single property name is specified, that is returned or an empty string if the property is undefined.</text:p>
      <text:p text:style-name="Heading">Output</text:p>
      <text:p text:style-name="P296">A stem with various bits of system information. <text:span text:style-name="T480">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oft-page-break/><text:s text:c="2"/>working_dir=/tmp,</text:p>
      <text:p text:style-name="Preformatted_20_Text"><text:s text:c="2"/>home_dir=/home/ncsa</text:p>
      <text:p text:style-name="Preformatted_20_Text"><text:span text:style-name="T438">try[</text:span> },</text:p>
      <text:p text:style-name="Preformatted_20_Text"><text:s/>boot.= {</text:p>
      <text:p text:style-name="Preformatted_20_Text"><text:s text:c="2"/>logging_name=<text:span text:style-name="T434">qdl</text:span>,</text:p>
      <text:p text:style-name="Preformatted_20_Text"><text:s text:c="2"/>cfg_name=default,</text:p>
      <text:p text:style-name="P427"><text:s text:c="2"/>log_file=/tmp/qdl-test/qdl005/<text:span text:style-name="T434">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7">11.0.6</text:span></text:p>
      <text:p text:style-name="Preformatted_20_Text"><text:s/>}</text:p>
      <text:p text:style-name="Preformatted_20_Text">}</text:p>
      <text:p text:style-name="Text_20_body"><text:line-break/><text:span text:style-name="T433">The major bits of this are</text:span></text:p>
      <text:list xml:id="list816263783" text:style-name="L8">
        <text:list-item>
          <text:p text:style-name="P576">qdl_version<text:span text:style-name="T72"> = information about the currently running version of QDL </text:span><text:span text:style-name="T110">and how it was built.</text:span></text:p>
        </text:list-item>
        <text:list-item>
          <text:p text:style-name="P576">user<text:span text:style-name="T72"> = information about the user, such ash their home directory</text:span></text:p>
        </text:list-item>
        <text:list-item>
          <text:p text:style-name="P576">boot<text:span text:style-name="T72"> = information the system used to boot itself. </text:span></text:p>
        </text:list-item>
        <text:list-item>
          <text:p text:style-name="P576">os<text:span text:style-name="T72"> = information about the current operating system QDL is running under and</text:span></text:p>
        </text:list-item>
        <text:list-item>
          <text:p text:style-name="P576">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constants</text:p>
      <text:h text:style-name="Heading_20_3" text:outline-level="3"><text:bookmark-start text:name="__RefHeading___Toc9978_1246888521"/>Table of constant names<text:bookmark-end text:name="__RefHeading___Toc9978_1246888521"/></text:h>
      <text:p text:style-name="P310">Not all of these may be available, depending on various combinations of hardware and systems.</text:p>
      <text:p text:style-name="P309"/>
      <table:table table:name="Table2" table:style-name="Table2">
        <table:table-column table:style-name="Table2.A"/>
        <table:table-column table:style-name="Table2.B"/>
        <table:table-row>
          <table:table-cell table:style-name="Table2.A1" office:value-type="string">
            <text:p text:style-name="P481">Name</text:p>
          </table:table-cell>
          <table:table-cell table:style-name="Table2.B1" office:value-type="string">
            <text:p text:style-name="P483">Description</text:p>
          </table:table-cell>
        </table:table-row>
        <table:table-row>
          <table:table-cell table:style-name="Table2.A2" office:value-type="string">
            <text:p text:style-name="P491">user.home_dir</text:p>
          </table:table-cell>
          <table:table-cell table:style-name="Table2.B2" office:value-type="string">
            <text:p text:style-name="P496">The home directory for the user in the ambient operation system</text:p>
          </table:table-cell>
        </table:table-row>
        <table:table-row>
          <table:table-cell table:style-name="Table2.A2" office:value-type="string">
            <text:p text:style-name="P491">user.<text:span text:style-name="T453">invocation</text:span>_dir</text:p>
          </table:table-cell>
          <table:table-cell table:style-name="Table2.B2" office:value-type="string">
            <text:p text:style-name="P496">The directory from which QDL was started. </text:p>
          </table:table-cell>
        </table:table-row>
        <table:table-row>
          <table:table-cell table:style-name="Table2.A2" office:value-type="string">
            <text:p text:style-name="P492">system.initial_memory</text:p>
          </table:table-cell>
          <table:table-cell table:style-name="Table2.B2" office:value-type="string">
            <text:p text:style-name="P497">Amount of RAM allocated to QDL at system startup. Depending on the system, more may be allocated as needed</text:p>
          </table:table-cell>
        </table:table-row>
        <table:table-row>
          <table:table-cell table:style-name="Table2.A2" office:value-type="string">
            <text:p text:style-name="P492">system.jvm_version</text:p>
          </table:table-cell>
          <table:table-cell table:style-name="Table2.B2" office:value-type="string">
            <text:p text:style-name="P497">The version of the Java virtual machine that is running QDL</text:p>
          </table:table-cell>
        </table:table-row>
        <table:table-row>
          <table:table-cell table:style-name="Table2.A2" office:value-type="string">
            <text:p text:style-name="P492">system.processors</text:p>
          </table:table-cell>
          <table:table-cell table:style-name="Table2.B2" office:value-type="string">
            <text:p text:style-name="P497">The number of CPUs that are capable of being used by QDL.</text:p>
          </table:table-cell>
        </table:table-row>
        <text:soft-page-break/>
        <table:table-row>
          <table:table-cell table:style-name="Table2.A2" office:value-type="string">
            <text:p text:style-name="P493">os.architecture</text:p>
          </table:table-cell>
          <table:table-cell table:style-name="Table2.B2" office:value-type="string">
            <text:p text:style-name="P498">The architecture (underlying hardware info) for the current operating system</text:p>
          </table:table-cell>
        </table:table-row>
        <table:table-row>
          <table:table-cell table:style-name="Table2.A2" office:value-type="string">
            <text:p text:style-name="P493">os.name</text:p>
          </table:table-cell>
          <table:table-cell table:style-name="Table2.B2" office:value-type="string">
            <text:p text:style-name="P498">The name of the operating system</text:p>
          </table:table-cell>
        </table:table-row>
        <table:table-row>
          <table:table-cell table:style-name="Table2.A2" office:value-type="string">
            <text:p text:style-name="P493">os.version</text:p>
          </table:table-cell>
          <table:table-cell table:style-name="Table2.B2" office:value-type="string">
            <text:p text:style-name="P498">The current version of the operating system</text:p>
          </table:table-cell>
        </table:table-row>
        <table:table-row>
          <table:table-cell table:style-name="Table2.A2" office:value-type="string">
            <text:p text:style-name="P494">qdl_version.version</text:p>
          </table:table-cell>
          <table:table-cell table:style-name="Table2.B2" office:value-type="string">
            <text:p text:style-name="P499">The actual version of QDL you are running.</text:p>
          </table:table-cell>
        </table:table-row>
        <table:table-row>
          <table:table-cell table:style-name="Table2.A2" office:value-type="string">
            <text:p text:style-name="P494">qdl_version.created_by</text:p>
          </table:table-cell>
          <table:table-cell table:style-name="Table2.B2" office:value-type="string">
            <text:p text:style-name="P499">The user that compiled this version of QDL</text:p>
          </table:table-cell>
        </table:table-row>
        <table:table-row>
          <table:table-cell table:style-name="Table2.A2" office:value-type="string">
            <text:p text:style-name="P494">qdl_version.build_jdk</text:p>
          </table:table-cell>
          <table:table-cell table:style-name="Table2.B2" office:value-type="string">
            <text:p text:style-name="P499">The version of the JDK under which this version of QDL was compiled.</text:p>
          </table:table-cell>
        </table:table-row>
        <table:table-row>
          <table:table-cell table:style-name="Table2.A2" office:value-type="string">
            <text:p text:style-name="P494">qdl_version.build_nr</text:p>
          </table:table-cell>
          <table:table-cell table:style-name="Table2.B2" office:value-type="string">
            <text:p text:style-name="P499">The build number for this version of QDL</text:p>
          </table:table-cell>
        </table:table-row>
        <table:table-row>
          <table:table-cell table:style-name="Table2.A2" office:value-type="string">
            <text:p text:style-name="P494">qdl_version.build_time</text:p>
          </table:table-cell>
          <table:table-cell table:style-name="Table2.B2" office:value-type="string">
            <text:p text:style-name="P499">The time stamp when this version of QDL was built</text:p>
          </table:table-cell>
        </table:table-row>
        <table:table-row>
          <table:table-cell table:style-name="Table2.A2" office:value-type="string">
            <text:p text:style-name="P495">boot.qdl_home</text:p>
          </table:table-cell>
          <table:table-cell table:style-name="Table2.B2" office:value-type="string">
            <text:p text:style-name="P500">The home directory set for QDL. Any relative file operations are resolved against this</text:p>
          </table:table-cell>
        </table:table-row>
        <table:table-row>
          <table:table-cell table:style-name="Table2.A2" office:value-type="string">
            <text:p text:style-name="P495">boot.boot_script</text:p>
          </table:table-cell>
          <table:table-cell table:style-name="Table2.B2" office:value-type="string">
            <text:p text:style-name="P500">Path to any boot script that was be run on start</text:p>
          </table:table-cell>
        </table:table-row>
        <table:table-row>
          <table:table-cell table:style-name="Table2.A2" office:value-type="string">
            <text:p text:style-name="P495">boot.cfg_file</text:p>
          </table:table-cell>
          <table:table-cell table:style-name="Table2.B2" office:value-type="string">
            <text:p text:style-name="P500">The configuration file that was used</text:p>
          </table:table-cell>
        </table:table-row>
        <table:table-row>
          <table:table-cell table:style-name="Table2.A2" office:value-type="string">
            <text:p text:style-name="P495">boot_cfg.name</text:p>
          </table:table-cell>
          <table:table-cell table:style-name="Table2.B2" office:value-type="string">
            <text:p text:style-name="P500">The name of the configuration in the configuration file</text:p>
          </table:table-cell>
        </table:table-row>
        <table:table-row>
          <table:table-cell table:style-name="Table2.A2" office:value-type="string">
            <text:p text:style-name="P495">boot.log_file</text:p>
          </table:table-cell>
          <table:table-cell table:style-name="Table2.B2" office:value-type="string">
            <text:p text:style-name="P500">The file used for logging</text:p>
          </table:table-cell>
        </table:table-row>
        <table:table-row>
          <table:table-cell table:style-name="Table2.A2" office:value-type="string">
            <text:p text:style-name="P495">boot.log_name</text:p>
          </table:table-cell>
          <table:table-cell table:style-name="Table2.B2" office:value-type="string">
            <text:p text:style-name="P500">Entries within the boot file are prefixed with this so they can be searched for.</text:p>
          </table:table-cell>
        </table:table-row>
        <table:table-row>
          <table:table-cell table:style-name="Table2.A2" office:value-type="string">
            <text:p text:style-name="P495"><text:span text:style-name="T481">boot.</text:span>server_mode_on</text:p>
          </table:table-cell>
          <table:table-cell table:style-name="Table2.B2" office:value-type="string">
            <text:p text:style-name="P502">Is this running in server mode?</text:p>
          </table:table-cell>
        </table:table-row>
      </table:table>
      <text:p text:style-name="P122"/>
      <text:h text:style-name="P556" text:outline-level="3"><text:bookmark-start text:name="__RefHeading___Toc755_3277173355"/>is_defined<text:bookmark-end text:name="__RefHeading___Toc755_3277173355"/></text:h>
      <text:p text:style-name="P461">Description</text:p>
      <text:p text:style-name="P123">A scalar-only function that will return if a given variais_definedble is defined, <text:span text:style-name="T9">i.e</text:span>., has been assigned a value.</text:p>
      <text:p text:style-name="P461">Usage</text:p>
      <text:p text:style-name="P368">is_defined(<text:span text:style-name="T9">var</text:span><text:span text:style-name="T72">)</text:span></text:p>
      <text:p text:style-name="P461">Arguments</text:p>
      <text:p text:style-name="P123"><text:span text:style-name="T176">var</text:span> is the variable. Remember that stem variables end with a period if you are addressing the entire thing.</text:p>
      <text:p text:style-name="P461">Output</text:p>
      <text:p text:style-name="P123">A boolean.</text:p>
      <text:p text:style-name="P461"><text:soft-page-break/>Examples</text:p>
      <text:p text:style-name="P368"><text:s text:c="4"/>a := 'foo';</text:p>
      <text:p text:style-name="P368"><text:s text:c="4"/>say(is_defined(a));</text:p>
      <text:p text:style-name="P368">true</text:p>
      <text:p text:style-name="P368"/>
      <text:p text:style-name="P368"><text:s text:c="4"/>say(is_defined(b));</text:p>
      <text:p text:style-name="P368">false</text:p>
      <text:p text:style-name="P368"/>
      <text:p text:style-name="P370"><text:s text:c="4"/>b. := make_index(4);</text:p>
      <text:p text:style-name="P370"><text:s text:c="4"/>say(is_defined(b.));</text:p>
      <text:p text:style-name="P368">true</text:p>
      <text:p text:style-name="P368"/>
      <text:p text:style-name="P368"><text:s text:c="4"/>say(is_defined(b.1));</text:p>
      <text:p text:style-name="P368">true</text:p>
      <text:p text:style-name="P368"/>
      <text:p text:style-name="P368"><text:s text:c="4"/>say(is_defined(b.woof));</text:p>
      <text:p text:style-name="P368">false</text:p>
      <text:p text:style-name="P123"><text:line-break/>This last example shows that if a stem is defined, then you can use this to check the elements as well.</text:p>
      <text:h text:style-name="P557" text:outline-level="3"><text:bookmark-start text:name="__RefHeading___Toc570_3277173355"/>is_function<text:bookmark-end text:name="__RefHeading___Toc570_3277173355"/></text:h>
      <text:p text:style-name="P461">Description</text:p>
      <text:p text:style-name="P134">Checks if a symbol is a function.</text:p>
      <text:p text:style-name="P461">Usage</text:p>
      <text:p text:style-name="P135">is_function(<text:span text:style-name="T9">var </text:span><text:span text:style-name="T10">[, argCount]</text:span>)</text:p>
      <text:p text:style-name="P461">Arguments</text:p>
      <text:p text:style-name="P135"><text:span text:style-name="T176">var</text:span> is a string that contains the name of the function.</text:p>
      <text:p text:style-name="P136"><text:span text:style-name="T182">a</text:span><text:span text:style-name="T176">rgCount</text:span> <text:span text:style-name="T312">(</text:span>optional<text:span text:style-name="T312">)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61">Output</text:p>
      <text:p text:style-name="P135">A boolean which is <text:span text:style-name="T2">true</text:span><text:span text:style-name="T59"> if the function is defined in the current scope.</text:span></text:p>
      <text:p text:style-name="P461">Examples</text:p>
      <text:p text:style-name="P135">In this case, a function, <text:span text:style-name="T9">f</text:span><text:span text:style-name="T72"> is defined in a module called </text:span><text:span text:style-name="T9">mytest:functions</text:span><text:span text:style-name="T72"> </text:span></text:p>
      <text:p text:style-name="P368"><text:s text:c="4"/>say(is_defined('f'));</text:p>
      <text:p text:style-name="P368">false</text:p>
      <text:p text:style-name="P368"><text:s text:c="4"/>import('mytest:functions');</text:p>
      <text:p text:style-name="P368"><text:s text:c="4"/>say(is_defined('f'));</text:p>
      <text:p text:style-name="P368">true</text:p>
      <text:p text:style-name="P66"/>
      <text:p text:style-name="P67"><text:soft-page-break/>This also works with stem elements, so</text:p>
      <text:p text:style-name="P67">is_defined(t.x)</text:p>
      <text:p text:style-name="P6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05"><text:span text:style-name="T462">G</text:span>et or list the environment variscript_pathables for the system. <text:span text:style-name="T46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74">Usage</text:p>
      <text:p text:style-name="P279">os_env([arg0, arg1,… ])</text:p>
      <text:p text:style-name="Heading">Arguments</text:p>
      <text:p text:style-name="P305">No argument means to list all of the environment variables.</text:p>
      <text:p text:style-name="P3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14"><text:span text:style-name="T120">A </text:span><text:span text:style-name="T72">final note is that in server mode, all requests to get information about the system will only return an empty string. script_path</text:span></text:p>
      <text:p text:style-name="Heading">Examples</text:p>
      <text:p text:style-name="Preformatted_20_Text"><text:s text:c="4"/>os_env(‘<text:span text:style-name="T446">HOME</text:span>’)</text:p>
      <text:p text:style-name="P394">/<text:span text:style-name="T446">home/userName</text:span></text:p>
      <text:p text:style-name="P305"/>
      <text:p text:style-name="P305">In this case, the request is for the user’s home directory and that is returned.</text:p>
      <text:p text:style-name="Heading">Another example</text:p>
      <text:p text:style-name="P313">This parses the path on unix systems:</text:p>
      <text:p text:style-name="Preformatted_20_Text"><text:soft-page-break/><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2">So each element of the list is a path component.</text:span></text:p>
      <text:h text:style-name="P519" text:outline-level="3"><text:bookmark-start text:name="__RefHeading___Toc757_3277173355"/>remove<text:bookmark-end text:name="__RefHeading___Toc757_3277173355"/></text:h>
      <text:p text:style-name="P461">Description</text:p>
      <text:p text:style-name="P172">Remove a <text:span text:style-name="T463">variable</text:span> and its values from the symbol table. </text:p>
      <text:p text:style-name="P461">Usage</text:p>
      <text:p text:style-name="P368">remove(<text:span text:style-name="T307">var</text:span>)</text:p>
      <text:p text:style-name="P461">Arguments</text:p>
      <text:p text:style-name="P172">var – a <text:span text:style-name="T463">variable </text:span>or <text:span text:style-name="T463">string (name of object) to </text:span>to be removed. <text:span text:style-name="T463">If you supply the variable, then that is removed </text:span><text:span text:style-name="T40">not </text:span><text:span text:style-name="T121"><text:s/>its value</text:span><text:span text:style-name="T463">. If you supply a string (as a constant) then that is removed.</text:span></text:p>
      <text:p text:style-name="P461">Output</text:p>
      <text:p text:style-name="P315">True if it was removed, false otherwise.</text:p>
      <text:p text:style-name="P466">Examples</text:p>
      <text:p text:style-name="P196">Here we define a stem and check is defined, then remove it.</text:p>
      <text:p text:style-name="P368"><text:s text:c="4"/>t. := indices(5);</text:p>
      <text:p text:style-name="P368"><text:s text:c="4"/>say(is_defined(t.));</text:p>
      <text:p text:style-name="P368">true</text:p>
      <text:p text:style-name="P368"/>
      <text:p text:style-name="P368"><text:s text:c="4"/>remove(t.);</text:p>
      <text:p text:style-name="P368"><text:s text:c="4"/>say(is_defined(t.));</text:p>
      <text:p text:style-name="P368">false</text:p>
      <text:p text:style-name="P368"/>
      <text:p text:style-name="P172">Here we set a variable then remove it.</text:p>
      <text:p text:style-name="P368"><text:s text:c="4"/></text:p>
      <text:p text:style-name="P368"><text:s text:c="4"/>p := 'abc';</text:p>
      <text:p text:style-name="P368"><text:s text:c="4"/>say(is_defined(p));</text:p>
      <text:p text:style-name="P368">true</text:p>
      <text:p text:style-name="P368"><text:s text:c="4"/>remove(p);</text:p>
      <text:p text:style-name="P368"><text:s text:c="4"/>say(is_defined(p));</text:p>
      <text:p text:style-name="P368"><text:soft-page-break/>false</text:p>
      <text:p text:style-name="Text_20_body">script_path</text:p>
      <text:p text:style-name="P230">Also, this will remove entries to stems, so</text:p>
      <text:p text:style-name="Preformatted_20_Text">remove(t.b)</text:p>
      <text:p text:style-name="P230">will remove the entry with index b from the stem t. Similarly</text:p>
      <text:p text:style-name="Preformatted_20_Text">remove(t.x.)</text:p>
      <text:p text:style-name="P230">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86">true</text:p>
      <text:p text:style-name="P385"><text:s text:c="2"/>is_defined(stem.0)</text:p>
      <text:p text:style-name="P385">false</text:p>
      <text:p text:style-name="P385"/>
      <text:p text:style-name="P385"/>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3">Another example of passing in variables vs. a string.</text:span></text:p>
      <text:p text:style-name="P3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58" text:outline-level="3"><text:bookmark-start text:name="__RefHeading___Toc9982_1246888521"/><text:soft-page-break/>script_path, sys#script_path<text:bookmark-end text:name="__RefHeading___Toc9982_1246888521"/></text:h>
      <text:p text:style-name="Heading">Description</text:p>
      <text:p text:style-name="P317">Get or set the current script path. <text:span text:style-name="T466">This only affects </text:span><text:span text:style-name="T202">script_</text:span><text:span text:style-name="T201">run()</text:span><text:span text:style-name="T466"> and </text:span><text:span text:style-name="T201">script_</text:span><text:span text:style-name="T202">load</text:span><text:span text:style-name="T201">()</text:span><text:span text:style-name="T466"> </text:span>This is the set of all paths (including vfs paths) that will be checked when running scripts. <text:s/>If you run a script with an absolute path, e.g.</text:p>
      <text:p text:style-name="P47">/ <text:span text:style-name="T72">home/bob/scripts/init.qdl</text:span></text:p>
      <text:p text:style-name="P47"><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2">So if</text:p>
      <text:p text:style-name="Preformatted_20_Text"><text:s text:c="3"/><text:span text:style-name="T464">script_path()</text:span></text:p>
      <text:p text:style-name="P433">{</text:p>
      <text:p text:style-name="P433"><text:s text:c="3"/>0=vfs#/pt/temp/,</text:p>
      <text:p text:style-name="P433"><text:s text:c="3"/><text:span text:style-name="T465">1=/usr/share/qdl</text:span></text:p>
      <text:p text:style-name="P433">}</text:p>
      <text:p text:style-name="P318"/>
      <text:p text:style-name="P318">Then here are the resolutions for paths</text:p>
      <text:list xml:id="list43786763" text:style-name="L9">
        <text:list-item>
          <text:p text:style-name="P577">vfs#init.qdl ==&gt; vfs#/pt/temp/init.qdl</text:p>
        </text:list-item>
        <text:list-item>
          <text:p text:style-name="P577">vfs#ncsa/reset.qdl ==&gt; vfs#/pt/temp/ncsa/reset.qdl</text:p>
        </text:list-item>
        <text:list-item>
          <text:p text:style-name="P577">init.qdl ==&gt; vfs#/pt/temp/init.qdl, /<text:span text:style-name="T122">usr</text:span><text:span text:style-name="T41">/</text:span><text:span text:style-name="T122">share/qdl/init.qdl</text:span></text:p>
        </text:list-item>
        <text:list-item>
          <text:p text:style-name="P578"><text:span text:style-name="T176">abc#boot.qdl ==&gt;</text:span> <text:span text:style-name="T9">none</text:span>, because abc is not a scheme here.</text:p>
        </text:list-item>
        <text:list-item>
          <text:p text:style-name="P579"><text:span text:style-name="T176">#boot.qdl ==&gt; /usr/share/qdl/boot.qdl</text:span> No scheme means to force resolution in the local file system, <text:span text:style-name="T467">which is the default. Note that if QDL is in server mode, this will fail.</text:span></text:p>
        </text:list-item>
      </text:list>
      <text:p text:style-name="P322">Finally, this can <text:span text:style-name="T472">(and should) </text:span>be set in the configuration so please consult the documentation there.</text:p>
      <text:p text:style-name="Heading">Usage</text:p>
      <text:p text:style-name="P282">script_path([string | stem.])</text:p>
      <text:p text:style-name="Heading">Arguments</text:p>
      <text:p text:style-name="P317">none - Return the current list of paths</text:p>
      <text:p text:style-name="P317"><text:span text:style-name="T176">string</text:span> - a string of paths in the form path0:path1:path2… i.e., each path is separated by a colon </text:p>
      <text:p text:style-name="P317"><text:span text:style-name="T176">stem. </text:span>- a list of paths, one per entry</text:p>
      <text:p text:style-name="Heading">Output</text:p>
      <text:p text:style-name="P317">If no argument, a stem of the current paths. Otherwise true if the path was set from the argument.</text:p>
      <text:p text:style-name="Heading"><text:soft-page-break/>Example</text:p>
      <text:p text:style-name="P432"><text:s text:c="4"/>script_path()</text:p>
      <text:p text:style-name="P432">{</text:p>
      <text:p text:style-name="P432"><text:s/>0=vfs#/mysql/,</text:p>
      <text:p text:style-name="P432"><text:s/>1=vfs#/pt/temp/</text:p>
      <text:p text:style-name="P432">}</text:p>
      <text:p text:style-name="Text_20_body"><text:line-break/><text:span text:style-name="T464">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23">Convert a scalar or simple stem to numbers.</text:p>
      <text:p text:style-name="Heading">Usage</text:p>
      <text:p text:style-name="P284">to_number(scalar | stem.)</text:p>
      <text:p text:style-name="Heading">Arguments</text:p>
      <text:p text:style-name="P323"><text:span text:style-name="T176">scalar</text:span> – any type is accepted. </text:p>
      <text:p text:style-name="P323"><text:span text:style-name="T176">stem.</text:span> – a stem o<text:span text:style-name="T477">f</text:span> scalars. At this point nested stems are not processed.</text:p>
      <text:p text:style-name="Heading">Output</text:p>
      <text:p text:style-name="P323">A number or stem of numbers. The types may be mixed (so integers and decimals). Note that boolean values <text:span text:style-name="T9">true</text:span> and <text:span text:style-name="T9">false</text:span> are converted to resp. 1 and 0. <text:span text:style-name="T475">Numbers are simply returned, unchanged. The value </text:span><text:span text:style-name="T204">null</text:span><text:span text:style-name="T475"> cannot be converted and if found will raise an error.</text:span></text:p>
      <text:p text:style-name="Heading">Examples</text:p>
      <text:p text:style-name="P32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473">3</text:span> := 365</text:p>
      <text:p text:style-name="Text_20_body"><text:line-break/><text:span text:style-name="T474">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3">3</text:span>=365</text:p>
      <text:p text:style-name="Preformatted_20_Text">}</text:p>
      <text:p text:style-name="Text_20_body"><text:line-break/><text:span text:style-name="T474">Here is a check that indeed these are numbers:</text:span></text:p>
      <text:p text:style-name="Preformatted_20_Text"><text:soft-page-break/><text:s text:c="2"/>5 + to_number(s.)</text:p>
      <text:p text:style-name="Preformatted_20_Text">{</text:p>
      <text:p text:style-name="Preformatted_20_Text"><text:s/>0=128,</text:p>
      <text:p text:style-name="Preformatted_20_Text"><text:s/>1=1.85841,</text:p>
      <text:p text:style-name="Preformatted_20_Text"><text:s/>2=<text:span text:style-name="T476">6</text:span>,</text:p>
      <text:p text:style-name="Preformatted_20_Text"><text:s/><text:span text:style-name="T474">3</text:span>=370</text:p>
      <text:p text:style-name="Preformatted_20_Text">}</text:p>
      <text:p text:style-name="Text_20_body"><text:line-break/><text:span text:style-name="T474">Just as a check, adding 5 to each element will either concatenate if a string or (in the case of s.3) add it:</text:span></text:p>
      <text:p text:style-name="Preformatted_20_Text"><text:s text:c="2"/>5 + s.</text:p>
      <text:p text:style-name="P435">{</text:p>
      <text:p text:style-name="Preformatted_20_Text"><text:s/>0=5123,</text:p>
      <text:p text:style-name="Preformatted_20_Text"><text:s/>1=5-3.14159,</text:p>
      <text:p text:style-name="Preformatted_20_Text"><text:s/>2=5true,</text:p>
      <text:p text:style-name="Preformatted_20_Text"><text:s/><text:span text:style-name="T474">3</text:span>=370</text:p>
      <text:p text:style-name="Preformatted_20_Text">}</text:p>
      <text:h text:style-name="P559" text:outline-level="3"><text:bookmark-start text:name="__RefHeading___Toc9986_1246888521"/>to_string<text:bookmark-end text:name="__RefHeading___Toc9986_1246888521"/></text:h>
      <text:p text:style-name="Heading">Description</text:p>
      <text:p text:style-name="P306">Convert a variable to its string representation. <text:span text:style-name="T447">This creates the representation used by the </text:span><text:span text:style-name="T198">print</text:span><text:span text:style-name="T447"> command but does not output it to the console. It merely returns it.</text:span></text:p>
      <text:p text:style-name="Heading">Usage</text:p>
      <text:p text:style-name="P280">to_string(arg [,pretty_print])</text:p>
      <text:p text:style-name="Heading">Arguments</text:p>
      <text:p text:style-name="P306"><text:span text:style-name="T176">arg</text:span> - any variable, stem or scalar-only</text:p>
      <text:p text:style-name="P306"><text:span text:style-name="T176">pretty_print</text:span> - boolean (applies only to stems) prints in vertical format if <text:span text:style-name="T9">true</text:span>.</text:p>
      <text:p text:style-name="Heading">Output</text:p>
      <text:p text:style-name="P306">A string that represents the argument. </text:p>
      <text:p text:style-name="Heading">Examples</text:p>
      <text:p text:style-name="P306">This is quite useful when printing stems. Remember that if you write </text:p>
      <text:p text:style-name="Preformatted_20_Text">‘foo’ + stem.</text:p>
      <text:p text:style-name="P306"><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text:soft-page-break/>Example <text:span text:style-name="T448">print vs. to_string</text:span></text:p>
      <text:p text:style-name="P307">This will contrast the output of <text:span text:style-name="T176">print </text:span><text:span text:style-name="T9">vs.</text:span><text:span text:style-name="T72"> that of </text:span><text:span text:style-name="T226">to_string</text:span><text:span text:style-name="T72">. In the former case, the value of the argument is returned, in the latter, it is converted to a string.</text:span></text:p>
      <text:p text:style-name="Preformatted_20_Text"><text:s text:c="2"/><text:span text:style-name="T448">print(</text:span>4 + print(3 + 4)<text:span text:style-name="T448">);</text:span></text:p>
      <text:p text:style-name="Preformatted_20_Text">7</text:p>
      <text:p text:style-name="Preformatted_20_Text">11</text:p>
      <text:p text:style-name="Preformatted_20_Text"><text:s text:c="2"/><text:span text:style-name="T448">print(</text:span>4 + to_string(3 + 4)<text:span text:style-name="T448">);</text:span></text:p>
      <text:p text:style-name="Preformatted_20_Text">47</text:p>
      <text:p text:style-name="Text_20_body"/>
      <text:p text:style-name="P307">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6">4</text:span><text:span text:style-name="T72">, yielding the string </text:span><text:span text:style-name="T9">47. </text:span></text:p>
      <text:h text:style-name="P560" text:outline-level="3"><text:bookmark-start text:name="__RefHeading___Toc9988_1246888521"/>var_type<text:bookmark-end text:name="__RefHeading___Toc9988_1246888521"/></text:h>
      <text:p text:style-name="P288">Description</text:p>
      <text:p text:style-name="P289">For a given variable, return an integer that tells what the stored type is. This is very useful in, for instance, writing switch statements to process the contents of a stem whose elements are unknown.</text:p>
      <text:p text:style-name="P288">Usage</text:p>
      <text:p text:style-name="P276">var_type(arg0, arg1, arg2, ...)</text:p>
      <text:p text:style-name="P288">Arguments</text:p>
      <text:p text:style-name="P289">arg0,… Each is an expression (which also means a variable or constant). Note that a list of arguments returns a stem list whose elements are the types of the arguments.</text:p>
      <text:p text:style-name="Heading">Output</text:p>
      <text:p text:style-name="P288">The possible results are all integers and are</text:p>
      <table:table table:name="Table1" table:style-name="Table1">
        <table:table-column table:style-name="Table1.A"/>
        <table:table-column table:style-name="Table1.B"/>
        <table:table-row>
          <table:table-cell table:style-name="Table1.A1" office:value-type="string">
            <text:p text:style-name="P480">Value</text:p>
          </table:table-cell>
          <table:table-cell table:style-name="Table1.B1" office:value-type="string">
            <text:p text:style-name="P480">Variable type</text:p>
          </table:table-cell>
        </table:table-row>
        <table:table-row>
          <table:table-cell table:style-name="Table1.A2" office:value-type="string">
            <text:p text:style-name="P479">-<text:span text:style-name="T419">1</text:span></text:p>
          </table:table-cell>
          <table:table-cell table:style-name="Table1.B2" office:value-type="string">
            <text:p text:style-name="P477"><text:span text:style-name="T420">u</text:span>ndefined <text:span text:style-name="T420">variable</text:span></text:p>
          </table:table-cell>
        </table:table-row>
        <table:table-row>
          <table:table-cell table:style-name="Table1.A2" office:value-type="string">
            <text:p text:style-name="P478">0</text:p>
          </table:table-cell>
          <table:table-cell table:style-name="Table1.B2" office:value-type="string">
            <text:p text:style-name="P477">null</text:p>
          </table:table-cell>
        </table:table-row>
        <table:table-row>
          <table:table-cell table:style-name="Table1.A2" office:value-type="string">
            <text:p text:style-name="P478">1</text:p>
          </table:table-cell>
          <table:table-cell table:style-name="Table1.B2" office:value-type="string">
            <text:p text:style-name="P477">boolean</text:p>
          </table:table-cell>
        </table:table-row>
        <table:table-row>
          <table:table-cell table:style-name="Table1.A2" office:value-type="string">
            <text:p text:style-name="P478">2</text:p>
          </table:table-cell>
          <table:table-cell table:style-name="Table1.B2" office:value-type="string">
            <text:p text:style-name="P477">long</text:p>
          </table:table-cell>
        </table:table-row>
        <table:table-row>
          <table:table-cell table:style-name="Table1.A2" office:value-type="string">
            <text:p text:style-name="P478">3</text:p>
          </table:table-cell>
          <table:table-cell table:style-name="Table1.B2" office:value-type="string">
            <text:p text:style-name="P477">string</text:p>
          </table:table-cell>
        </table:table-row>
        <table:table-row>
          <table:table-cell table:style-name="Table1.A2" office:value-type="string">
            <text:p text:style-name="P478">4</text:p>
          </table:table-cell>
          <table:table-cell table:style-name="Table1.B2" office:value-type="string">
            <text:p text:style-name="P477">stem </text:p>
          </table:table-cell>
        </table:table-row>
        <table:table-row>
          <table:table-cell table:style-name="Table1.A2" office:value-type="string">
            <text:p text:style-name="P478">5</text:p>
          </table:table-cell>
          <table:table-cell table:style-name="Table1.B2" office:value-type="string">
            <text:p text:style-name="P477">decimal</text:p>
          </table:table-cell>
        </table:table-row>
      </table:table>
      <text:p text:style-name="Text_20_body"><text:line-break/><text:span text:style-name="T435">Also, these are output from the </text:span><text:span text:style-name="T196">sys#constants()</text:span><text:span text:style-name="T435"> command and may be accessed there</text:span></text:p>
      <text:p text:style-name="Heading"><text:soft-page-break/>Examples</text:p>
      <text:p text:style-name="P289">We will define a stem with several elements. </text:p>
      <text:p text:style-name="P417"><text:bookmark-start text:name="__DdeLink__9815_189047918"/><text:s text:c="4"/>a.0 := 42</text:p>
      <text:p text:style-name="P417"><text:s text:c="4"/>a.1. := random(3)</text:p>
      <text:p text:style-name="P417"><text:s text:c="4"/>a.2 := ‘foo’</text:p>
      <text:p text:style-name="P417"><text:s text:c="4"/>a.4 := true</text:p>
      <text:p text:style-name="P417"><text:s text:c="4"/>a.5 := -34555.554345</text:p>
      <text:p text:style-name="P417"><text:s text:c="4"/>a.6 := null</text:p>
      <text:p text:style-name="Text_20_body"/>
      <text:p text:style-name="Text_20_body"><text:span text:style-name="T421">N</text:span>ote that there is no <text:span text:style-name="T176">a.3</text:span> element – it is undefined. <text:span text:style-name="T421">The entire stem can have its type checked</text:span></text:p>
      <text:p text:style-name="P418"><text:s text:c="2"/>var_type(a.)</text:p>
      <text:p text:style-name="P418">4<text:bookmark-end text:name="__DdeLink__9815_189047918"/></text:p>
      <text:p text:style-name="Text_20_body"><text:line-break/><text:span text:style-name="T422">This means it is a stem. Next, we loop through the elements and say what the type of each is. Note that the key set does not touch </text:span><text:span text:style-name="T195">a.3</text:span><text:span text:style-name="T42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19">0</text:p>
      <text:p text:style-name="Preformatted_20_Text"/>
      <text:p text:style-name="Preformatted_20_Text"><text:s text:c="2"/>var_type(a.0, a.2, a.3)</text:p>
      <text:p text:style-name="Preformatted_20_Text">{0=2, 1=3, 2=-<text:span text:style-name="T422">1</text:span>}</text:p>
      <text:p text:style-name="Text_20_body"><text:line-break/><text:span text:style-name="T422">Note that the last one returns a -1, meaning that a.3 is undefined. </text:span></text:p>
      <text:p text:style-name="P290">For example, <text:span text:style-name="T423">how to use it with a switch statement:</text:span></text:p>
      <text:p text:style-name="P421"><text:s text:c="4"/>)buffer local on</text:p>
      <text:p text:style-name="P42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3">q </text:span></text:p>
      <text:p text:style-name="P421">done</text:p>
      <text:p text:style-name="P421"><text:s text:c="4"/>)</text:p>
      <text:p text:style-name="P420">integer:42</text:p>
      <text:p text:style-name="P420">{0=-6087687479374980224, 1=-6728256611667942117, 2=5319763765663058324}</text:p>
      <text:p text:style-name="P420">string:foo</text:p>
      <text:p text:style-name="P420"><text:soft-page-break/>boolean:true</text:p>
      <text:p text:style-name="P420">decimal:-34555.554345</text:p>
      <text:p text:style-name="P420">null <text:s text:c="2"/><text:span text:style-name="T59"><text:s/></text:span></text:p>
      <text:p text:style-name="Text_20_body"/>
      <text:p text:style-name="P299">Another example</text:p>
      <text:p text:style-name="P299">Let us say we wanted to check if the variable <text:span text:style-name="T9">foo</text:span><text:span text:style-name="T72"> is undefined. If we enter</text:span></text:p>
      <text:p text:style-name="Preformatted_20_Text"><text:s text:c="3"/>var_type(‘foo’)</text:p>
      <text:p text:style-name="P428">3</text:p>
      <text:p text:style-name="Text_20_body"><text:line-break/><text:span text:style-name="T436">We expect -1 but get 3 back. <text:s/>The reason is that ‘foo’ is a string. Make sure you don’t quote things. This is right:<text:line-break/></text:span></text:p>
      <text:p text:style-name="Preformatted_20_Text"><text:s text:c="3"/><text:span text:style-name="T436">var_type(foo)</text:span></text:p>
      <text:p text:style-name="Preformatted_20_Text">-<text:span text:style-name="T436">1</text:span></text:p>
      <text:p text:style-name="P2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09-23T15:34:40.504634098</dc:date>
    <meta:editing-duration>P62DT14H6M45S</meta:editing-duration>
    <meta:editing-cycles>422</meta:editing-cycles>
    <meta:generator>LibreOffice/6.4.5.2$Linux_X86_64 LibreOffice_project/40$Build-2</meta:generator>
    <meta:print-date>2020-01-29T17:06:18.687854046</meta:print-date>
    <meta:document-statistic meta:table-count="3" meta:image-count="0" meta:object-count="0" meta:page-count="91" meta:paragraph-count="2676" meta:word-count="17730" meta:character-count="107556" meta:non-whitespace-character-count="89726"/>
  </office:meta>
</office:document-meta>
</file>